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Ubuntu" svg:font-family="Ubuntu"/>
    <style:font-face style:font-family-generic="swiss" style:name="arial" svg:font-family="arial"/>
    <style:font-face style:font-family-generic="modern" style:font-pitch="fixed" style:name="Liberation Mono" svg:font-family="'Liberation Mono'"/>
    <style:font-face style:font-family-generic="modern" style:font-pitch="fixed" style:name="Nimbus Mono L" svg:font-family="'Nimbus Mono L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adornments="Gras" style:font-family-generic="swiss" style:font-pitch="variable" style:name="Calibri1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3">
      <style:table-properties fo:margin-left="-0.146cm" style:width="19.835cm" table:align="left"/>
    </style:style>
    <style:style style:family="table-column" style:name="Tableau13.A">
      <style:table-column-properties style:column-width="9.917cm"/>
    </style:style>
    <style:style style:family="table-column" style:name="Tableau13.B">
      <style:table-column-properties style:column-width="0.568cm"/>
    </style:style>
    <style:style style:family="table-column" style:name="Tableau13.C">
      <style:table-column-properties style:column-width="9.35cm"/>
    </style:style>
    <style:style style:family="table-row" style:name="Tableau13.1">
      <style:table-row-properties style:min-row-height="0.603cm"/>
    </style:style>
    <style:style style:family="table-cell" style:name="Tableau13.A1">
      <style:table-cell-properties fo:border-bottom="none" fo:border-left="2pt solid #000000" fo:border-right="2pt solid #000000" fo:border-top="2pt solid #000000" fo:padding="0.097cm"/>
    </style:style>
    <style:style style:family="table-cell" style:name="Tableau13.A2">
      <style:table-cell-properties fo:border-bottom="none" fo:border-left="2pt solid #000000" fo:border-right="none" fo:border-top="none" fo:padding="0.097cm"/>
    </style:style>
    <style:style style:family="table-cell" style:name="Tableau13.C2">
      <style:table-cell-properties fo:border-bottom="none" fo:border-left="none" fo:border-right="2pt solid #000000" fo:border-top="none" fo:padding="0.097cm"/>
    </style:style>
    <style:style style:family="table-cell" style:name="Tableau13.A3">
      <style:table-cell-properties fo:border-bottom="2pt solid #000000" fo:border-left="2pt solid #000000" fo:border-right="none" fo:border-top="none" fo:padding="0.097cm"/>
    </style:style>
    <style:style style:family="table-cell" style:name="Tableau13.B3">
      <style:table-cell-properties fo:border-bottom="2pt solid #000000" fo:border-left="none" fo:border-right="2pt solid #000000" fo:border-top="none" fo:padding="0.097cm"/>
    </style:style>
    <style:style style:family="table" style:name="Tableau10">
      <style:table-properties fo:margin-left="-0.125cm" style:width="19.807cm" style:writing-mode="lr-tb" table:align="left"/>
    </style:style>
    <style:style style:family="table-column" style:name="Tableau10.A">
      <style:table-column-properties style:column-width="7.863cm"/>
    </style:style>
    <style:style style:family="table-column" style:name="Tableau10.B">
      <style:table-column-properties style:column-width="11.943cm"/>
    </style:style>
    <style:style style:family="table-row" style:name="Tableau10.1">
      <style:table-row-properties fo:keep-together="auto" style:min-row-height="1.316cm"/>
    </style:style>
    <style:style style:family="table-cell" style:name="Tableau10.A1">
      <style:table-cell-properties fo:border-bottom="2pt solid #00000a" fo:border-left="2pt solid #00000a" fo:border-right="none" fo:border-top="2pt solid #00000a" fo:padding-bottom="0cm" fo:padding-left="0.125cm" fo:padding-right="0.125cm" fo:padding-top="0cm"/>
    </style:style>
    <style:style style:family="table-cell" style:name="Tableau10.B1">
      <style:table-cell-properties fo:border-bottom="2pt solid #00000a" fo:border-left="none" fo:border-right="2pt solid #00000a" fo:border-top="2pt solid #00000a" fo:padding-bottom="0cm" fo:padding-left="0.125cm" fo:padding-right="0.125cm" fo:padding-top="0cm"/>
    </style:style>
    <style:style style:family="table" style:name="Tableau11">
      <style:table-properties fo:margin-left="-0.125cm" style:width="19.796cm" style:writing-mode="lr-tb" table:align="left"/>
    </style:style>
    <style:style style:family="table-column" style:name="Tableau11.A">
      <style:table-column-properties style:column-width="5.373cm"/>
    </style:style>
    <style:style style:family="table-column" style:name="Tableau11.B">
      <style:table-column-properties style:column-width="2.589cm"/>
    </style:style>
    <style:style style:family="table-column" style:name="Tableau11.C">
      <style:table-column-properties style:column-width="0.263cm"/>
    </style:style>
    <style:style style:family="table-column" style:name="Tableau11.D">
      <style:table-column-properties style:column-width="1.192cm"/>
    </style:style>
    <style:style style:family="table-column" style:name="Tableau11.E">
      <style:table-column-properties style:column-width="3.401cm"/>
    </style:style>
    <style:style style:family="table-column" style:name="Tableau11.F">
      <style:table-column-properties style:column-width="0.452cm"/>
    </style:style>
    <style:style style:family="table-column" style:name="Tableau11.G">
      <style:table-column-properties style:column-width="6.526cm"/>
    </style:style>
    <style:style style:family="table-row" style:name="Tableau11.1">
      <style:table-row-properties fo:keep-together="auto"/>
    </style:style>
    <style:style style:family="table-cell" style:name="Tableau11.A1">
      <style:table-cell-properties fo:border-bottom="0.75pt solid #00000a" fo:border-left="2.25pt solid #00000a" fo:border-right="0.75pt solid #00000a" fo:border-top="2.25pt solid #00000a" fo:padding-bottom="0cm" fo:padding-left="0.125cm" fo:padding-right="0.125cm" fo:padding-top="0cm"/>
    </style:style>
    <style:style style:family="table-cell" style:name="Tableau11.B1">
      <style:table-cell-properties fo:border-bottom="0.75pt solid #00000a" fo:border-left="0.75pt solid #00000a" fo:border-right="2.25pt solid #00000a" fo:border-top="2.25pt solid #00000a" fo:padding-bottom="0cm" fo:padding-left="0.125cm" fo:padding-right="0.125cm" fo:padding-top="0cm"/>
    </style:style>
    <style:style style:family="table-cell" style:name="Tableau11.A2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/>
    </style:style>
    <style:style style:family="table-cell" style:name="Tableau11.B2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/>
    </style:style>
    <style:style style:family="table-cell" style:name="Tableau11.A5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5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middle"/>
    </style:style>
    <style:style style:family="table-cell" style:name="Tableau11.F5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"/>
    </style:style>
    <style:style style:family="table-cell" style:name="Tableau11.D6">
      <style:table-cell-properties fo:border-bottom="0.7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-row" style:name="Tableau11.7">
      <style:table-row-properties fo:keep-together="auto" style:min-row-height="0.494cm"/>
    </style:style>
    <style:style style:family="table-cell" style:name="Tableau11.B7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11">
      <style:table-row-properties fo:keep-together="auto" style:min-row-height="0.448cm"/>
    </style:style>
    <style:style style:family="table-cell" style:name="Tableau11.B11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"/>
    </style:style>
    <style:style style:family="table-row" style:name="Tableau11.13">
      <style:table-row-properties fo:keep-together="auto" style:min-row-height="3.833cm"/>
    </style:style>
    <style:style style:family="table-row" style:name="Tableau11.15">
      <style:table-row-properties fo:keep-together="auto" style:min-row-height="0.713cm"/>
    </style:style>
    <style:style style:family="table-cell" style:name="Tableau11.B16">
      <style:table-cell-properties fo:border-bottom="0.75pt solid #00000a" fo:border-left="0.75pt solid #00000a" fo:border-right="none" fo:border-top="none" fo:padding-bottom="0cm" fo:padding-left="0.125cm" fo:padding-right="0.125cm" fo:padding-top="0cm" style:vertical-align=""/>
    </style:style>
    <style:style style:family="table-cell" style:name="Tableau11.A19">
      <style:table-cell-properties fo:border-bottom="none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19">
      <style:table-cell-properties fo:border-bottom="none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20">
      <style:table-row-properties fo:keep-together="auto" style:min-row-height="0.102cm"/>
    </style:style>
    <style:style style:family="table-cell" style:name="Tableau11.A20">
      <style:table-cell-properties fo:border-bottom="0.75pt solid #00000a" fo:border-left="2.25pt solid #00000a" fo:border-right="0.75pt solid #00000a" fo:border-top="none" fo:padding-bottom="0cm" fo:padding-left="0.125cm" fo:padding-right="0.125cm" fo:padding-top="0cm"/>
    </style:style>
    <style:style style:family="table-cell" style:name="Tableau11.B20">
      <style:table-cell-properties fo:border-bottom="0.75pt solid #00000a" fo:border-left="0.75pt solid #00000a" fo:border-right="2.25pt solid #00000a" fo:border-top="none" fo:padding-bottom="0cm" fo:padding-left="0.125cm" fo:padding-right="0.125cm" fo:padding-top="0cm"/>
    </style:style>
    <style:style style:family="table-cell" style:name="Tableau11.A21">
      <style:table-cell-properties fo:border-bottom="2.25pt solid #00000a" fo:border-left="2.25pt solid #00000a" fo:border-right="0.75pt solid #00000a" fo:border-top="none" fo:padding-bottom="0cm" fo:padding-left="0.125cm" fo:padding-right="0.125cm" fo:padding-top="0cm" style:vertical-align="middle"/>
    </style:style>
    <style:style style:family="table-cell" style:name="Tableau11.B21">
      <style:table-cell-properties fo:border-bottom="2.2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" style:name="Tableau16">
      <style:table-properties fo:margin-left="-0.141cm" style:width="14.314cm" table:align="left"/>
    </style:style>
    <style:style style:family="table-column" style:name="Tableau16.A">
      <style:table-column-properties style:column-width="2.263cm"/>
    </style:style>
    <style:style style:family="table-column" style:name="Tableau16.B">
      <style:table-column-properties style:column-width="12.051cm"/>
    </style:style>
    <style:style style:family="table-cell" style:name="Tableau16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6.B1">
      <style:table-cell-properties fo:border="0.05pt solid #000000" fo:padding="0.097cm"/>
    </style:style>
    <style:style style:family="table" style:name="Tableau14">
      <style:table-properties style:width="14.173cm" table:align="margins"/>
    </style:style>
    <style:style style:family="table-column" style:name="Tableau14.A">
      <style:table-column-properties style:column-width="9.592cm" style:rel-column-width="44353*"/>
    </style:style>
    <style:style style:family="table-column" style:name="Tableau14.B">
      <style:table-column-properties style:column-width="2.14cm" style:rel-column-width="9893*"/>
    </style:style>
    <style:style style:family="table-column" style:name="Tableau14.C">
      <style:table-column-properties style:column-width="2.441cm" style:rel-column-width="11289*"/>
    </style:style>
    <style:style style:family="table-cell" style:name="Tableau14.A1">
      <style:table-cell-properties fo:border="none" fo:padding="0.097cm"/>
    </style:style>
    <style:style style:family="table" style:name="Tableau15">
      <style:table-properties style:width="14.173cm" table:align="margins"/>
    </style:style>
    <style:style style:family="table-column" style:name="Tableau15.A">
      <style:table-column-properties style:column-width="3.203cm" style:rel-column-width="14811*"/>
    </style:style>
    <style:style style:family="table-column" style:name="Tableau15.B">
      <style:table-column-properties style:column-width="3.882cm" style:rel-column-width="17951*"/>
    </style:style>
    <style:style style:family="table-column" style:name="Tableau15.C">
      <style:table-column-properties style:column-width="3.544cm" style:rel-column-width="16385*"/>
    </style:style>
    <style:style style:family="table-column" style:name="Tableau15.D">
      <style:table-column-properties style:column-width="3.544cm" style:rel-column-width="16388*"/>
    </style:style>
    <style:style style:family="table-cell" style:name="Tableau15.A1">
      <style:table-cell-properties fo:border="none" fo:padding="0.097cm"/>
    </style:style>
    <style:style style:family="table" style:name="Tableau1">
      <style:table-properties fo:margin-left="0.118cm" style:width="19.798cm" table:align="left"/>
    </style:style>
    <style:style style:family="table-column" style:name="Tableau1.A">
      <style:table-column-properties style:column-width="10.215cm"/>
    </style:style>
    <style:style style:family="table-column" style:name="Tableau1.B">
      <style:table-column-properties style:column-width="9.583cm"/>
    </style:style>
    <style:style style:family="table-cell" style:name="Tableau1.A1">
      <style:table-cell-properties fo:border-bottom="none" fo:border-left="0.8pt solid #000000" fo:border-right="0.8pt solid #000000" fo:border-top="0.8pt solid #000000" fo:padding="0.097cm"/>
    </style:style>
    <style:style style:family="table-cell" style:name="Tableau1.A2">
      <style:table-cell-properties fo:border-bottom="0.05pt solid #000000" fo:border-left="0.8pt solid #000000" fo:border-right="none" fo:border-top="none" fo:padding="0.097cm"/>
    </style:style>
    <style:style style:family="table-cell" style:name="Tableau1.B2">
      <style:table-cell-properties fo:border-bottom="0.05pt solid #000000" fo:border-left="none" fo:border-right="0.8pt solid #000000" fo:border-top="none" fo:padding="0.097cm"/>
    </style:style>
    <style:style style:family="table-cell" style:name="Tableau1.A3">
      <style:table-cell-properties fo:border-bottom="0.8pt solid #000000" fo:border-left="0.8pt solid #000000" fo:border-right="0.8pt solid #000000" fo:border-top="none" fo:padding="0.097cm"/>
    </style:style>
    <style:style style:family="table" style:name="Tableau2">
      <style:table-properties fo:margin-left="0.118cm" style:width="19.789cm" table:align="left"/>
    </style:style>
    <style:style style:family="table-column" style:name="Tableau2.A">
      <style:table-column-properties style:column-width="7.461cm"/>
    </style:style>
    <style:style style:family="table-column" style:name="Tableau2.B">
      <style:table-column-properties style:column-width="12.328cm"/>
    </style:style>
    <style:style style:family="table-cell" style:name="Tableau2.A1">
      <style:table-cell-properties fo:border-bottom="0.8pt solid #000000" fo:border-left="0.8pt solid #000000" fo:border-right="none" fo:border-top="0.8pt solid #000000" fo:padding="0.097cm"/>
    </style:style>
    <style:style style:family="table-cell" style:name="Tableau2.B1">
      <style:table-cell-properties fo:border-bottom="0.8pt solid #000000" fo:border-left="none" fo:border-right="0.8pt solid #000000" fo:border-top="0.8pt solid #000000" fo:padding="0.097cm"/>
    </style:style>
    <style:style style:family="table" style:name="Tableau3">
      <style:table-properties fo:margin-left="0.116cm" style:width="19.764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4.895cm"/>
    </style:style>
    <style:style style:family="table-column" style:name="Tableau3.C">
      <style:table-column-properties style:column-width="4.657cm"/>
    </style:style>
    <style:style style:family="table-column" style:name="Tableau3.D">
      <style:table-column-properties style:column-width="4.815cm"/>
    </style:style>
    <style:style style:family="table-row" style:name="Tableau3.1">
      <style:table-row-properties style:min-row-height="1.429cm"/>
    </style:style>
    <style:style style:family="table-cell" style:name="Tableau3.A1">
      <style:table-cell-properties fo:border-bottom="0.05pt solid #000000" fo:border-left="0.8pt solid #000000" fo:border-right="none" fo:border-top="0.8pt solid #000000" fo:padding-bottom="0.049cm" fo:padding-left="0.101cm" fo:padding-right="0.101cm" fo:padding-top="0.049cm"/>
    </style:style>
    <style:style style:family="table-cell" style:name="Tableau3.B1">
      <style:table-cell-properties fo:border-bottom="0.05pt solid #000000" fo:border-left="0.8pt solid #000000" fo:border-right="0.8pt solid #000000" fo:border-top="0.8pt solid #000000" fo:padding-bottom="0.049cm" fo:padding-left="0.101cm" fo:padding-right="0.101cm" fo:padding-top="0.049cm"/>
    </style:style>
    <style:style style:family="table-cell" style:name="Tableau3.A2">
      <style:table-cell-properties fo:border-bottom="0.05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2">
      <style:table-cell-properties fo:border-bottom="0.05pt solid #000000" fo:border-left="0.8pt solid #000000" fo:border-right="0.8pt solid #000000" fo:border-top="none" fo:padding-bottom="0.049cm" fo:padding-left="0.101cm" fo:padding-right="0.101cm" fo:padding-top="0.049cm"/>
    </style:style>
    <style:style style:family="table-row" style:name="Tableau3.4">
      <style:table-row-properties style:min-row-height="0.556cm"/>
    </style:style>
    <style:style style:family="table-cell" style:name="Tableau3.C5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 style:vertical-align="middle"/>
    </style:style>
    <style:style style:family="table-cell" style:name="Tableau3.D5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 style:vertical-align="middle"/>
    </style:style>
    <style:style style:family="table-cell" style:name="Tableau3.B6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B7">
      <style:table-cell-properties fo:border-bottom="0.05pt solid #000000" fo:border-left="0.8pt solid #000000" fo:border-right="0.8pt solid #000000" fo:border-top="none" fo:padding-bottom="0.049cm" fo:padding-left="0.101cm" fo:padding-right="0.101cm" fo:padding-top="0.049cm" style:vertical-align="middle"/>
    </style:style>
    <style:style style:family="table-cell" style:name="Tableau3.B8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1">
      <style:table-row-properties style:min-row-height="2cm"/>
    </style:style>
    <style:style style:family="table-row" style:name="Tableau3.12">
      <style:table-row-properties style:min-row-height="0.773cm"/>
    </style:style>
    <style:style style:family="table-row" style:name="Tableau3.13">
      <style:table-row-properties style:min-row-height="0.092cm"/>
    </style:style>
    <style:style style:family="table-row" style:name="Tableau3.14">
      <style:table-row-properties style:min-row-height="3.103cm"/>
    </style:style>
    <style:style style:family="table-row" style:name="Tableau3.15">
      <style:table-row-properties style:min-row-height="0.661cm"/>
    </style:style>
    <style:style style:family="table-row" style:name="Tableau3.16">
      <style:table-row-properties style:min-row-height="1.349cm"/>
    </style:style>
    <style:style style:family="table-cell" style:name="Tableau3.A16">
      <style:table-cell-properties fo:border-bottom="none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6">
      <style:table-cell-properties fo:border-bottom="none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7">
      <style:table-row-properties style:min-row-height="0.356cm"/>
    </style:style>
    <style:style style:family="table-cell" style:name="Tableau3.A17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7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A18">
      <style:table-cell-properties fo:border-bottom="0.8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18">
      <style:table-cell-properties fo:border-bottom="0.8pt solid #000000" fo:border-left="0.8pt solid #000000" fo:border-right="0.8pt solid #000000" fo:border-top="none" fo:padding-bottom="0.049cm" fo:padding-left="0.101cm" fo:padding-right="0.101cm" fo:padding-top="0.049cm"/>
    </style:style>
    <style:style style:family="table" style:name="Tableau6">
      <style:table-properties style:width="14.166cm" table:align="margins"/>
    </style:style>
    <style:style style:family="table-column" style:name="Tableau6.A">
      <style:table-column-properties style:column-width="3.54cm" style:rel-column-width="16377*"/>
    </style:style>
    <style:style style:family="table-column" style:name="Tableau6.B">
      <style:table-column-properties style:column-width="3.087cm" style:rel-column-width="14283*"/>
    </style:style>
    <style:style style:family="table-column" style:name="Tableau6.C">
      <style:table-column-properties style:column-width="4.436cm" style:rel-column-width="20524*"/>
    </style:style>
    <style:style style:family="table-column" style:name="Tableau6.D">
      <style:table-column-properties style:column-width="3.103cm" style:rel-column-width="14351*"/>
    </style:style>
    <style:style style:family="table-cell" style:name="Tableau6.A1">
      <style:table-cell-properties fo:border="none" fo:padding="0cm"/>
    </style:style>
    <style:style style:family="table" style:name="Tableau5">
      <style:table-properties style:width="14.166cm" table:align="margins"/>
    </style:style>
    <style:style style:family="table-column" style:name="Tableau5.A">
      <style:table-column-properties style:column-width="3.517cm" style:rel-column-width="16269*"/>
    </style:style>
    <style:style style:family="table-column" style:name="Tableau5.B">
      <style:table-column-properties style:column-width="1.947cm" style:rel-column-width="9010*"/>
    </style:style>
    <style:style style:family="table-column" style:name="Tableau5.C">
      <style:table-column-properties style:column-width="3.036cm" style:rel-column-width="14041*"/>
    </style:style>
    <style:style style:family="table-column" style:name="Tableau5.D">
      <style:table-column-properties style:column-width="1.887cm" style:rel-column-width="8735*"/>
    </style:style>
    <style:style style:family="table-column" style:name="Tableau5.E">
      <style:table-column-properties style:column-width="3.778cm" style:rel-column-width="17480*"/>
    </style:style>
    <style:style style:family="table-cell" style:name="Tableau5.A1">
      <style:table-cell-properties fo:border="none" fo:padding="0cm"/>
    </style:style>
    <style:style style:family="table" style:name="Tableau7">
      <style:table-properties style:width="14.166cm" table:align="margins"/>
    </style:style>
    <style:style style:family="table-column" style:name="Tableau7.A">
      <style:table-column-properties style:column-width="14.166cm" style:rel-column-width="65535*"/>
    </style:style>
    <style:style style:family="table-cell" style:name="Tableau7.A1">
      <style:table-cell-properties fo:border="none" fo:padding="0cm"/>
    </style:style>
    <style:style style:family="table" style:name="Tableau8">
      <style:table-properties style:width="14.166cm" table:align="margins"/>
    </style:style>
    <style:style style:family="table-column" style:name="Tableau8.A">
      <style:table-column-properties style:column-width="9.13cm" style:rel-column-width="42235*"/>
    </style:style>
    <style:style style:family="table-column" style:name="Tableau8.B">
      <style:table-column-properties style:column-width="2.055cm" style:rel-column-width="9509*"/>
    </style:style>
    <style:style style:family="table-column" style:name="Tableau8.C">
      <style:table-column-properties style:column-width="2.981cm" style:rel-column-width="13791*"/>
    </style:style>
    <style:style style:family="table-cell" style:name="Tableau8.A1">
      <style:table-cell-properties fo:border="none" fo:padding="0cm"/>
    </style:style>
    <style:style style:family="table" style:name="Tableau9">
      <style:table-properties style:width="14.166cm" table:align="margins"/>
    </style:style>
    <style:style style:family="table-column" style:name="Tableau9.A">
      <style:table-column-properties style:column-width="14.166cm" style:rel-column-width="65535*"/>
    </style:style>
    <style:style style:family="table-cell" style:name="Tableau9.A1">
      <style:table-cell-properties fo:border="none" fo:padding="0cm"/>
    </style:style>
    <style:style style:family="table" style:name="Tableau12">
      <style:table-properties style:width="14.136cm" table:align="left"/>
    </style:style>
    <style:style style:family="table-column" style:name="Tableau12.A">
      <style:table-column-properties style:column-width="0.609cm"/>
    </style:style>
    <style:style style:family="table-column" style:name="Tableau12.B">
      <style:table-column-properties style:column-width="13.527cm"/>
    </style:style>
    <style:style style:family="table-cell" style:name="Tableau12.A1">
      <style:table-cell-properties fo:border="none" fo:padding="0.097cm"/>
    </style:style>
    <style:style style:family="table" style:name="Tableau4">
      <style:table-properties fo:margin-left="0cm" style:width="14.169cm" table:align="left"/>
    </style:style>
    <style:style style:family="table-column" style:name="Tableau4.A">
      <style:table-column-properties style:column-width="3.353cm"/>
    </style:style>
    <style:style style:family="table-column" style:name="Tableau4.B">
      <style:table-column-properties style:column-width="3.327cm"/>
    </style:style>
    <style:style style:family="table-column" style:name="Tableau4.C">
      <style:table-column-properties style:column-width="3.463cm"/>
    </style:style>
    <style:style style:family="table-column" style:name="Tableau4.D">
      <style:table-column-properties style:column-width="4.027cm"/>
    </style:style>
    <style:style style:family="table-cell" style:name="Tableau4.A1">
      <style:table-cell-properties fo:border="none" fo:padding="0cm"/>
    </style:style>
    <style:style style:family="paragraph" style:name="P1" style:parent-style-name="Standard">
      <style:paragraph-properties fo:text-align="center" style:justify-single-word="false"/>
      <style:text-properties style:font-name="Calibri"/>
    </style:style>
    <style:style style:family="paragraph" style:name="P2" style:parent-style-name="Standard">
      <style:paragraph-properties fo:text-align="center" style:justify-single-word="false"/>
      <style:text-properties fo:font-size="14pt" fo:font-weight="bold" fo:text-transform="uppercase" style:font-name="arial" style:font-size-asian="14pt" style:font-size-complex="14pt" style:font-weight-asian="bold"/>
    </style:style>
    <style:style style:family="paragraph" style:name="P3" style:parent-style-name="Standard">
      <style:paragraph-properties fo:text-align="start" style:justify-single-word="false"/>
      <style:text-properties fo:font-size="10pt" fo:font-style="normal" fo:font-weight="normal" style:font-name="arial" style:font-size-asian="10pt" style:font-size-complex="12pt" style:font-style-asian="normal" style:font-style-complex="norm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0pt" fo:font-weight="normal" style:font-name="arial" style:font-size-asian="10pt" style:font-size-complex="12pt" style:font-weight-asian="normal" style:font-weight-complex="normal"/>
    </style:style>
    <style:style style:family="paragraph" style:name="P5" style:parent-style-name="Standard">
      <style:text-properties fo:font-size="10pt" style:font-name="arial" style:font-size-asian="10pt" style:font-size-complex="10pt"/>
    </style:style>
    <style:style style:family="paragraph" style:name="P6" style:parent-style-name="Standard">
      <style:paragraph-properties>
        <style:tab-stops>
          <style:tab-stop style:leader-style="dotted" style:leader-text="." style:position="9.001cm"/>
        </style:tab-stops>
      </style:paragraph-properties>
      <style:text-properties fo:font-size="2pt" style:font-name="arial" style:font-size-asian="1.75pt" style:font-size-complex="2pt"/>
    </style:style>
    <style:style style:family="paragraph" style:name="P7" style:parent-style-name="Standard">
      <style:text-properties fo:font-size="9pt" style:font-name="arial" style:font-size-asian="9pt" style:font-size-complex="9pt"/>
    </style:style>
    <style:style style:family="paragraph" style:name="P8" style:parent-style-name="Standard">
      <style:paragraph-properties fo:line-height="115%"/>
      <style:text-properties fo:font-size="9pt" style:font-name="arial" style:font-size-asian="9pt" style:font-size-complex="9pt"/>
    </style:style>
    <style:style style:family="paragraph" style:name="P9" style:parent-style-name="Standard">
      <style:paragraph-properties fo:line-height="150%"/>
      <style:text-properties fo:font-size="9pt" style:font-name="arial" style:font-size-asian="9pt" style:font-size-complex="9pt"/>
    </style:style>
    <style:style style:family="paragraph" style:name="P10" style:parent-style-name="Standard">
      <style:paragraph-properties fo:text-align="center" style:justify-single-word="false"/>
      <style:text-properties fo:font-size="9pt" style:font-name="arial" style:font-size-asian="9pt" style:font-size-complex="9pt"/>
    </style:style>
    <style:style style:family="paragraph" style:name="P11" style:parent-style-name="Standard">
      <style:paragraph-properties fo:text-align="end" style:justify-single-word="false"/>
      <style:text-properties fo:font-size="9pt" style:font-name="arial" style:font-size-asian="9pt" style:font-size-complex="9pt"/>
    </style:style>
    <style:style style:family="paragraph" style:name="P12" style:parent-style-name="Standard">
      <style:paragraph-properties fo:text-align="start" style:justify-single-word="false"/>
      <style:text-properties fo:font-size="9pt" style:font-name="arial" style:font-size-asian="9pt" style:font-size-complex="9pt"/>
    </style:style>
    <style:style style:family="paragraph" style:name="P13" style:parent-style-name="Standard">
      <style:paragraph-properties>
        <style:tab-stops>
          <style:tab-stop style:leader-style="dotted" style:leader-text="." style:position="10.001cm"/>
        </style:tab-stops>
      </style:paragraph-properties>
      <style:text-properties fo:font-size="9pt" style:font-name="arial" style:font-size-asian="9pt" style:font-size-complex="9pt"/>
    </style:style>
    <style:style style:family="paragraph" style:name="P14" style:parent-style-name="Standard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arial" style:font-size-asian="9pt" style:font-size-complex="9pt"/>
    </style:style>
    <style:style style:family="paragraph" style:name="P15" style:parent-style-name="Standard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6" style:parent-style-name="Standard">
      <style:paragraph-properties fo:text-align="start" style:justify-single-word="false"/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/>
    </style:style>
    <style:style style:family="paragraph" style:name="P18" style:parent-style-name="Standard">
      <style:paragraph-properties fo:text-align="start" style:justify-single-word="false"/>
      <style:text-properties fo:font-size="9pt" fo:font-style="normal" fo:font-weight="normal" style:font-name="arial" style:font-size-asian="9pt" style:font-size-complex="9pt" style:font-style-asian="normal" style:font-style-complex="normal" style:font-weight-asian="normal" style:font-weight-complex="normal"/>
    </style:style>
    <style:style style:family="paragraph" style:name="P19" style:parent-style-name="Standard">
      <style:text-properties fo:font-size="9pt" fo:font-weight="bold" style:font-name="arial" style:font-size-asian="9pt" style:font-size-complex="9pt" style:font-weight-asian="bold"/>
    </style:style>
    <style:style style:family="paragraph" style:name="P20" style:parent-style-name="Standard">
      <style:text-properties fo:font-size="9pt" fo:font-weight="bold" style:font-name="arial" style:font-size-asian="9pt" style:font-size-complex="9pt" style:font-weight-asian="bold" style:font-weight-complex="bold"/>
    </style:style>
    <style:style style:family="paragraph" style:name="P21" style:parent-style-name="Standard">
      <style:paragraph-properties fo:text-align="start" style:justify-single-word="false"/>
      <style:text-properties fo:font-size="9pt" fo:font-weight="bold" style:font-name="arial" style:font-size-asian="9pt" style:font-size-complex="9pt" style:font-weight-asian="bold" style:font-weight-complex="bold"/>
    </style:style>
    <style:style style:family="paragraph" style:name="P22" style:parent-style-name="Standard">
      <style:paragraph-properties fo:line-height="150%"/>
      <style:text-properties fo:font-size="9pt" fo:font-weight="bold" style:font-name="arial" style:font-size-asian="9pt" style:font-size-complex="9pt" style:font-weight-asian="bold"/>
    </style:style>
    <style:style style:family="paragraph" style:name="P23" style:parent-style-name="Standard">
      <style:paragraph-properties fo:text-align="center" style:justify-single-word="false"/>
      <style:text-properties fo:font-size="8pt" style:font-name="arial" style:font-size-asian="8pt"/>
    </style:style>
    <style:style style:family="paragraph" style:name="P24" style:parent-style-name="Standard">
      <style:paragraph-properties fo:text-align="start" style:justify-single-word="false"/>
      <style:text-properties fo:font-size="12pt" fo:font-style="normal" fo:font-weight="normal" style:font-name="arial" style:font-size-asian="12pt" style:font-size-complex="12pt" style:font-style-asian="normal" style:font-style-complex="normal" style:font-weight-asian="normal" style:font-weight-complex="normal"/>
    </style:style>
    <style:style style:family="paragraph" style:name="P25" style:parent-style-name="Standard">
      <style:text-properties fo:color="#0070c0" fo:font-size="9pt" style:font-name="arial" style:font-size-asian="9pt" style:font-size-complex="9pt"/>
    </style:style>
    <style:style style:family="paragraph" style:name="P26" style:parent-style-name="Standard">
      <style:paragraph-properties fo:text-align="start" style:justify-single-word="false"/>
      <style:text-properties fo:color="#00b050" fo:font-size="9pt" fo:font-style="normal" fo:font-weight="bold" style:font-name="arial" style:font-size-asian="9pt" style:font-size-complex="9pt" style:font-style-asian="normal" style:font-style-complex="normal" style:font-weight-asian="bold" style:font-weight-complex="normal"/>
    </style:style>
    <style:style style:family="paragraph" style:name="P27" style:parent-style-name="UrbanTitle">
      <style:text-properties fo:font-size="12pt" fo:font-weight="normal" style:font-name="Calibri" style:font-size-asian="12pt" style:font-size-complex="12pt" style:font-weight-asian="normal" style:font-weight-complex="normal" style:text-underline-style="none"/>
    </style:style>
    <style:style style:family="paragraph" style:name="P28" style:parent-style-name="UrbanTitle">
      <style:text-properties fo:font-size="12pt" style:font-name="arial" style:font-size-asian="12pt" style:font-size-complex="12pt" style:text-underline-style="none"/>
    </style:style>
    <style:style style:family="paragraph" style:name="P29" style:parent-style-name="UrbanTitle">
      <style:text-properties fo:font-size="12pt" fo:font-weight="normal" style:font-name="arial" style:font-size-asian="12pt" style:font-size-complex="12pt" style:font-weight-asian="normal" style:font-weight-complex="normal" style:text-underline-style="none"/>
    </style:style>
    <style:style style:family="paragraph" style:name="P30" style:parent-style-name="UrbanTitle">
      <style:paragraph-properties fo:text-align="start" style:justify-single-word="false"/>
      <style:text-properties fo:font-size="8pt" fo:font-weight="normal" style:font-name="arial" style:font-size-asian="7pt" style:font-size-complex="8pt" style:font-weight-asian="normal" style:font-weight-complex="normal" style:text-underline-style="none"/>
    </style:style>
    <style:style style:family="paragraph" style:name="P31" style:parent-style-name="UrbanBody_20_">
      <style:paragraph-properties fo:text-align="center" style:justify-single-word="false"/>
      <style:text-properties fo:font-size="10pt" fo:font-style="normal" fo:font-weight="normal" style:font-name="Calibri" style:font-size-asian="10pt" style:font-size-complex="10pt" style:font-style-asian="normal" style:font-style-complex="normal" style:font-weight-asian="normal" style:font-weight-complex="normal"/>
    </style:style>
    <style:style style:family="paragraph" style:name="P32" style:parent-style-name="UrbanBody_20_"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33" style:parent-style-name="UrbanBody_20_">
      <style:paragraph-properties fo:text-align="center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34" style:parent-style-name="UrbanBody_20_">
      <style:text-properties fo:font-size="10pt" style:font-name="arial" style:font-size-asian="10pt" style:font-size-complex="10pt"/>
    </style:style>
    <style:style style:family="paragraph" style:name="P35" style:parent-style-name="UrbanBody_20_">
      <style:paragraph-properties fo:text-align="start" style:justify-single-word="false"/>
      <style:text-properties fo:font-size="10pt" style:font-name="arial" style:font-size-asian="10pt" style:font-size-complex="10pt"/>
    </style:style>
    <style:style style:family="paragraph" style:name="P36" style:parent-style-name="UrbanBody_20_">
      <style:paragraph-properties fo:text-align="end" style:justify-single-word="false"/>
      <style:text-properties fo:font-size="10pt" style:font-name="arial" style:font-size-asian="10pt" style:font-size-complex="10pt"/>
    </style:style>
    <style:style style:family="paragraph" style:name="P37" style:parent-style-name="UrbanBody_20_">
      <style:text-properties fo:font-size="10pt" officeooo:paragraph-rsid="00100e3c" style:font-name="arial" style:font-size-asian="10pt" style:font-size-complex="10pt"/>
    </style:style>
    <style:style style:family="paragraph" style:name="P38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fo:font-size="10pt" fo:font-style="normal" fo:font-weight="normal" style:font-name="arial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paragraph" style:name="P39" style:parent-style-name="UrbanBody_20_">
      <style:paragraph-properties fo:text-align="start" style:justify-single-word="false"/>
      <style:text-properties fo:font-size="10pt" fo:font-style="normal" fo:font-weight="normal" style:font-name="arial" style:font-size-asian="10pt" style:font-size-complex="10pt" style:font-style-asian="normal" style:font-style-complex="normal" style:font-weight-asian="normal" style:font-weight-complex="normal"/>
    </style:style>
    <style:style style:family="paragraph" style:name="P40" style:parent-style-name="UrbanBody_20_">
      <style:text-properties fo:font-size="10pt" fo:font-weight="normal" style:font-name="arial" style:font-size-asian="10pt" style:font-size-complex="10pt" style:font-weight-asian="normal" style:font-weight-complex="normal"/>
    </style:style>
    <style:style style:family="paragraph" style:name="P41" style:parent-style-name="UrbanBody_20_">
      <style:paragraph-properties fo:text-align="center" style:justify-single-word="false"/>
      <style:text-properties fo:font-size="10pt" fo:font-weight="normal" style:font-name="arial" style:font-size-asian="10pt" style:font-size-complex="10pt" style:font-weight-asian="normal" style:font-weight-complex="normal"/>
    </style:style>
    <style:style style:family="paragraph" style:name="P42" style:parent-style-name="UrbanBody_20_">
      <style:text-properties fo:font-size="10pt" fo:font-weight="bold" style:font-name="arial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43" style:parent-style-name="UrbanBody_20_">
      <style:text-properties fo:font-size="10pt" fo:font-weight="bold" style:font-name="arial" style:font-size-asian="10pt" style:font-size-complex="10pt" style:font-weight-asian="bold" style:font-weight-complex="bold" style:text-underline-style="none"/>
    </style:style>
    <style:style style:family="paragraph" style:name="P44" style:parent-style-name="UrbanBody_20_">
      <style:text-properties fo:font-size="9pt" style:font-name="arial" style:font-size-asian="9pt" style:font-size-complex="9pt"/>
    </style:style>
    <style:style style:family="paragraph" style:name="P45" style:parent-style-name="UrbanBody_20_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arial" style:font-size-asian="9pt" style:font-size-complex="9pt"/>
    </style:style>
    <style:style style:family="paragraph" style:name="P46" style:parent-style-name="UrbanBody_20_">
      <style:paragraph-properties fo:text-align="start" style:justify-single-word="false"/>
      <style:text-properties fo:font-size="9pt" style:font-name="arial" style:font-size-asian="9pt" style:font-size-complex="9pt"/>
    </style:style>
    <style:style style:family="paragraph" style:name="P47" style:parent-style-name="UrbanBody_20_">
      <style:paragraph-properties fo:text-align="start" style:justify-single-word="false"/>
      <style:text-properties fo:font-size="9pt" fo:font-weight="normal" style:font-name="arial" style:font-size-asian="9pt" style:font-size-complex="9pt" style:font-weight-asian="normal" style:font-weight-complex="normal" style:text-underline-style="none"/>
    </style:style>
    <style:style style:family="paragraph" style:name="P48" style:parent-style-name="UrbanBody_20_">
      <style:text-properties fo:font-size="4pt" style:font-name="arial" style:font-size-asian="3.5pt" style:font-size-complex="4pt"/>
    </style:style>
    <style:style style:family="paragraph" style:name="P49" style:parent-style-name="UrbanBody_20_">
      <style:paragraph-properties fo:text-align="center" style:justify-single-word="false"/>
      <style:text-properties fo:font-size="4pt" fo:font-style="normal" fo:font-weight="normal" style:font-name="arial" style:font-size-asian="3.5pt" style:font-size-complex="4pt" style:font-style-asian="normal" style:font-style-complex="normal" style:font-weight-asian="normal" style:font-weight-complex="normal"/>
    </style:style>
    <style:style style:family="paragraph" style:name="P50" style:parent-style-name="UrbanBody_20_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51" style:parent-style-name="UrbanBody_20_">
      <style:text-properties fo:font-size="9.5pt" style:font-name="arial" style:font-size-asian="9.5pt" style:font-size-complex="9.5pt"/>
    </style:style>
    <style:style style:family="paragraph" style:name="P52" style:parent-style-name="UrbanBody_20_">
      <style:text-properties fo:font-size="10pt" fo:font-style="normal" fo:font-weight="bold" fo:letter-spacing="normal" fo:text-shadow="none" style:font-name="arial" style:font-name-asian="DejaVu Sans1" style:font-name-complex="DejaVu Sans1" style:font-size-asian="10pt" style:font-size-complex="10pt" style:font-style-asian="normal" style:font-style-complex="normal" style:font-weight-asian="bold" style:font-weight-complex="bold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53" style:parent-style-name="Table_20_Contents">
      <style:paragraph-properties fo:text-align="start" style:justify-single-word="false"/>
      <style:text-properties fo:font-size="9pt" style:font-name="arial" style:font-size-asian="9pt" style:font-size-complex="9pt"/>
    </style:style>
    <style:style style:family="paragraph" style:name="P54" style:parent-style-name="Table_20_Contents">
      <style:paragraph-properties fo:text-align="start" style:justify-single-word="false"/>
      <style:text-properties fo:font-size="10pt" style:font-name="arial" style:font-size-asian="10pt" style:font-size-complex="10pt"/>
    </style:style>
    <style:style style:family="paragraph" style:name="P55" style:parent-style-name="UrbanTitle">
      <style:paragraph-properties fo:margin-left="0cm" fo:margin-right="-0.199cm" fo:text-indent="0cm" style:auto-text-indent="false"/>
      <style:text-properties fo:font-size="2pt" style:font-name="arial" style:font-size-asian="1.75pt" style:font-size-complex="2pt" style:text-underline-style="none"/>
    </style:style>
    <style:style style:family="paragraph" style:name="P56" style:parent-style-name="UrbanTitle">
      <style:paragraph-properties fo:break-before="page"/>
      <style:text-properties fo:font-size="12pt" style:font-name="arial" style:font-size-asian="12pt" style:font-size-complex="12pt" style:text-underline-style="none"/>
    </style:style>
    <style:style style:family="paragraph" style:name="P57" style:parent-style-name="Standard">
      <style:paragraph-properties fo:margin-bottom="0cm" fo:margin-top="0.212cm" fo:text-align="center" loext:contextual-spacing="false" style:justify-single-word="false"/>
      <style:text-properties fo:font-size="12pt" style:font-name="arial" style:font-size-asian="12pt" style:font-size-complex="12pt"/>
    </style:style>
    <style:style style:family="paragraph" style:name="P58" style:parent-style-name="Standard">
      <style:paragraph-properties fo:line-height="150%" fo:margin-left="-0.125cm" fo:margin-right="0cm" fo:text-indent="0cm" style:auto-text-indent="false">
        <style:tab-stops>
          <style:tab-stop style:position="0.123cm"/>
        </style:tab-stops>
      </style:paragraph-properties>
      <style:text-properties fo:font-size="9pt" style:font-name="arial" style:font-size-asian="9pt" style:font-size-complex="9pt"/>
    </style:style>
    <style:style style:family="paragraph" style:name="P59" style:parent-style-name="Standard">
      <style:paragraph-properties fo:margin-bottom="0cm" fo:margin-left="0.501cm" fo:margin-right="0cm" fo:margin-top="0.212cm" fo:text-align="center" fo:text-indent="0cm" loext:contextual-spacing="false" style:auto-text-indent="false" style:justify-single-word="false"/>
      <style:text-properties fo:font-size="2pt" style:font-name="arial" style:font-size-asian="1.75pt" style:font-size-complex="2pt"/>
    </style:style>
    <style:style style:family="paragraph" style:name="P60" style:parent-style-name="Standard">
      <style:paragraph-properties fo:margin-left="-0.012cm" fo:margin-right="0.002cm" fo:text-indent="0cm" style:auto-text-indent="false"/>
      <style:text-properties fo:font-size="9pt" style:font-name="arial" style:font-size-asian="9pt" style:font-size-complex="9pt"/>
    </style:style>
    <style:style style:family="paragraph" style:name="P61" style:parent-style-name="Standard">
      <style:paragraph-properties fo:margin-left="-0.011cm" fo:margin-right="0.007cm" fo:text-indent="0cm" style:auto-text-indent="false"/>
      <style:text-properties fo:font-size="9pt" style:font-name="arial" style:font-size-asian="9pt" style:font-size-complex="9pt"/>
    </style:style>
    <style:style style:family="paragraph" style:name="P62" style:parent-style-name="Standard">
      <style:paragraph-properties fo:margin-bottom="0cm" fo:margin-top="0.423cm" fo:text-align="center" loext:contextual-spacing="false" style:justify-single-word="false"/>
      <style:text-properties style:font-name="arial"/>
    </style:style>
    <style:style style:family="paragraph" style:name="P63" style:parent-style-name="UrbanBody_20_">
      <style:paragraph-properties fo:margin-left="0.002cm" fo:margin-right="-0.335cm" fo:text-indent="0cm" style:auto-text-indent="false"/>
      <style:text-properties fo:font-size="9pt" officeooo:paragraph-rsid="00100e3c" style:font-name="arial" style:font-size-asian="9pt" style:font-size-complex="9pt"/>
    </style:style>
    <style:style style:family="paragraph" style:name="P6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65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background-color="transparent" fo:font-weight="normal" loext:char-shading-value="0" style:font-weight-asian="normal" style:font-weight-complex="normal" style:text-underline-style="none"/>
    </style:style>
    <style:style style:family="text" style:name="T5">
      <style:text-properties fo:font-weight="bold" style:font-weight-asian="bold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size-complex="10pt" style:font-weight-asian="bold" style:font-weight-complex="bold"/>
    </style:style>
    <style:style style:family="text" style:name="T8">
      <style:text-properties fo:background-color="transparent" fo:font-weight="bold" loext:char-shading-value="0" style:font-weight-asian="bold"/>
    </style:style>
    <style:style style:family="text" style:name="T9">
      <style:text-properties fo:background-color="transparent" fo:font-weight="bold" loext:char-shading-value="0" style:font-weight-asian="bold" style:font-weight-complex="bold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fo:background-color="transparent" fo:font-weight="normal" loext:char-shading-value="0" style:font-weight-asian="normal" style:font-weight-complex="normal"/>
    </style:style>
    <style:style style:family="text" style:name="T12">
      <style:text-properties style:text-underline-color="font-color" style:text-underline-style="solid" style:text-underline-width="auto"/>
    </style:style>
    <style:style style:family="text" style:name="T13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14">
      <style:text-properties fo:font-weight="bold" style:font-weight-asian="bold" style:text-underline-color="font-color" style:text-underline-style="solid" style:text-underline-width="auto"/>
    </style:style>
    <style:style style:family="text" style:name="T15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6">
      <style:text-properties fo:background-color="transparent" fo:font-weight="bold" loext:char-shading-value="0" style:font-weight-asian="bold" style:text-underline-color="font-color" style:text-underline-style="solid" style:text-underline-width="auto"/>
    </style:style>
    <style:style style:family="text" style:name="T17">
      <style:text-properties fo:background-color="transparent" fo:font-weight="bold" loext:char-shading-value="0" style:font-weight-asian="bold" style:font-weight-complex="bold" style:text-underline-color="font-color" style:text-underline-style="solid" style:text-underline-width="auto"/>
    </style:style>
    <style:style style:family="text" style:name="T18">
      <style:text-properties fo:background-color="transparent" fo:font-weight="bold" loext:char-shading-value="0" style:font-weight-asian="bold" style:font-weight-complex="normal" style:text-underline-color="font-color" style:text-underline-style="solid" style:text-underline-width="auto"/>
    </style:style>
    <style:style style:family="text" style:name="T19">
      <style:text-properties fo:background-color="transparent" loext:char-shading-value="0" style:text-underline-color="font-color" style:text-underline-style="solid" style:text-underline-width="auto"/>
    </style:style>
    <style:style style:family="text" style:name="T20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1">
      <style:text-properties fo:font-style="normal" fo:font-weight="normal" fo:letter-spacing="normal" fo:text-shadow="none" style:font-name-asian="DejaVu Sans1" style:font-name-complex="DejaVu Sans1" style:font-style-asian="normal" style:font-style-complex="normal" style:font-weight-asian="normal" style:font-weight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2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23">
      <style:text-properties fo:font-weight="bold" style:font-weight-asian="bold" style:use-window-font-color="true"/>
    </style:style>
    <style:style style:family="text" style:name="T24">
      <style:text-properties fo:font-weight="bold" style:font-weight-asian="bold" style:text-underline-color="font-color" style:text-underline-style="solid" style:text-underline-width="auto" style:use-window-font-color="true"/>
    </style:style>
    <style:style style:family="text" style:name="T25">
      <style:text-properties fo:font-style="normal" fo:font-weight="bold" style:font-style-asian="normal" style:font-style-complex="normal" style:font-weight-asian="bold" style:use-window-font-color="true"/>
    </style:style>
    <style:style style:family="text" style:name="T26">
      <style:text-properties fo:font-style="normal" fo:font-weight="bold" style:font-style-asian="normal" style:font-style-complex="normal" style:font-weight-asian="bold" style:text-underline-color="font-color" style:text-underline-style="solid" style:text-underline-width="auto" style:use-window-font-color="true"/>
    </style:style>
    <style:style style:family="text" style:name="T27">
      <style:text-properties fo:country="BE" fo:font-size="12pt" fo:font-style="normal" fo:font-weight="bold" fo:language="fr" fo:letter-spacing="normal" style:font-name="arial" style:font-name-complex="Calibri" style:font-size-asian="12pt" style:font-size-complex="12pt" style:font-style-asian="normal" style:font-style-complex="normal" style:font-weight-asian="bold" style:font-weight-complex="bold" style:text-underline-color="font-color" style:text-underline-style="solid" style:text-underline-width="auto" style:use-window-font-color="true"/>
    </style:style>
    <style:style style:family="text" style:name="T28">
      <style:text-properties fo:country="BE" fo:font-size="11pt" fo:font-style="normal" fo:font-weight="normal" fo:language="fr" fo:letter-spacing="normal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 style:use-window-font-color="true"/>
    </style:style>
    <style:style style:family="text" style:name="T29">
      <style:text-properties fo:country="BE" fo:font-style="normal" fo:font-weight="bold" fo:language="fr" fo:letter-spacing="normal" style:font-name="arial" style:font-name-complex="Calibri" style:font-style-asian="normal" style:font-style-complex="normal" style:font-weight-asian="bold" style:font-weight-complex="bold" style:text-underline-color="font-color" style:text-underline-style="solid" style:text-underline-width="auto" style:use-window-font-color="true"/>
    </style:style>
    <style:style style:family="text" style:name="T30">
      <style:text-properties fo:country="BE" fo:font-size="9.5pt" fo:language="fr" fo:letter-spacing="normal" style:font-name="arial" style:font-name-complex="Calibri" style:font-size-asian="9.5pt" style:font-size-complex="9.5pt" style:text-underline-style="none" style:use-window-font-color="true"/>
    </style:style>
    <style:style style:family="text" style:name="T31">
      <style:text-properties fo:font-style="italic" style:font-style-asian="italic" style:text-underline-color="font-color" style:text-underline-style="solid" style:text-underline-width="auto"/>
    </style:style>
    <style:style style:family="text" style:name="T32">
      <style:text-properties fo:font-style="italic" style:font-style-asian="italic" style:font-style-complex="italic" style:text-underline-color="font-color" style:text-underline-style="solid" style:text-underline-width="auto"/>
    </style:style>
    <style:style style:family="text" style:name="T33">
      <style:text-properties fo:font-style="italic" fo:font-weight="normal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34">
      <style:text-properties fo:background-color="transparent" fo:font-style="italic" fo:font-weight="bold" loext:char-shading-value="0" style:font-style-asian="italic" style:font-weight-asian="bold"/>
    </style:style>
    <style:style style:family="text" style:name="T35">
      <style:text-properties fo:font-style="italic" style:font-style-asian="italic"/>
    </style:style>
    <style:style style:family="text" style:name="T36">
      <style:text-properties fo:font-size="9pt" style:font-size-asian="9pt" style:font-size-complex="9pt"/>
    </style:style>
    <style:style style:family="text" style:name="T37">
      <style:text-properties fo:country="none" fo:font-size="9pt" fo:font-weight="normal" fo:language="zxx" style:country-asian="none" style:font-name-complex="Arial" style:font-size-asian="9pt" style:font-size-complex="9pt" style:font-weight-asian="normal" style:font-weight-complex="normal" style:language-asian="zxx"/>
    </style:style>
    <style:style style:family="text" style:name="T38">
      <style:text-properties fo:font-style="normal" style:font-style-asian="normal" style:font-style-complex="normal" style:text-underline-color="font-color" style:text-underline-style="solid" style:text-underline-width="auto"/>
    </style:style>
    <style:style style:family="text" style:name="T39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0">
      <style:text-properties fo:text-transform="uppercase"/>
    </style:style>
    <style:style style:family="text" style:name="T41">
      <style:text-properties fo:font-weight="bold" fo:text-transform="uppercase" style:font-weight-asian="bold"/>
    </style:style>
    <style:style style:family="text" style:name="T42">
      <style:text-properties fo:font-variant="small-caps" style:font-name="arial"/>
    </style:style>
    <style:style style:family="text" style:name="T43">
      <style:text-properties fo:font-size="10pt" fo:font-weight="normal" style:font-size-asian="10pt" style:font-size-complex="10pt" style:font-weight-asian="normal" style:font-weight-complex="normal"/>
    </style:style>
    <style:style style:family="text" style:name="T44">
      <style:text-properties fo:background-color="#ffff00" fo:font-size="10pt" fo:font-style="italic" loext:char-shading-value="0" style:font-size-asian="10pt" style:font-style-asian="italic" style:font-style-complex="italic"/>
    </style:style>
    <style:style style:family="text" style:name="T45">
      <style:text-properties fo:color="#00b050"/>
    </style:style>
    <style:style style:family="text" style:name="T46">
      <style:text-properties fo:color="#00b050" fo:font-weight="bold" style:font-weight-asian="bold"/>
    </style:style>
    <style:style style:family="text" style:name="T47">
      <style:text-properties fo:color="#00b050" style:text-underline-color="font-color" style:text-underline-style="solid" style:text-underline-width="auto"/>
    </style:style>
    <style:style style:family="text" style:name="T48">
      <style:text-properties fo:color="#00b050" fo:font-weight="bold" style:font-weight-asian="bold" style:text-underline-color="font-color" style:text-underline-style="solid" style:text-underline-width="auto"/>
    </style:style>
    <style:style style:family="text" style:name="T49">
      <style:text-properties fo:color="#00b050" fo:font-style="normal" fo:font-weight="bold" style:font-style-asian="normal" style:font-style-complex="normal" style:font-weight-asian="bold"/>
    </style:style>
    <style:style style:family="text" style:name="T50">
      <style:text-properties fo:color="#00b050" style:text-underline-style="none"/>
    </style:style>
    <style:style style:family="text" style:name="T51">
      <style:text-properties fo:color="#00b050" fo:font-weight="bold" style:font-weight-asian="bold" style:text-underline-style="none"/>
    </style:style>
    <style:style style:family="text" style:name="T52">
      <style:text-properties fo:color="#00b050" fo:font-style="italic" style:font-style-asian="italic"/>
    </style:style>
    <style:style style:family="text" style:name="T53">
      <style:text-properties fo:color="#0070c0"/>
    </style:style>
    <style:style style:family="text" style:name="T54">
      <style:text-properties fo:color="#0070c0" style:text-underline-color="font-color" style:text-underline-style="solid" style:text-underline-width="auto"/>
    </style:style>
    <style:style style:family="text" style:name="T55">
      <style:text-properties fo:color="#0070c0" fo:font-weight="bold" style:font-weight-asian="bold" style:text-underline-color="font-color" style:text-underline-style="solid" style:text-underline-width="auto"/>
    </style:style>
    <style:style style:family="text" style:name="T56">
      <style:text-properties fo:color="#0070c0" fo:font-weight="bold" style:font-weight-asian="bold"/>
    </style:style>
    <style:style style:family="text" style:name="T57">
      <style:text-properties fo:color="#0070c0" fo:font-style="italic" style:font-style-asian="italic"/>
    </style:style>
    <style:style style:family="text" style:name="T58">
      <style:text-properties fo:color="#0070c0" fo:font-weight="normal" style:font-weight-asian="normal" style:font-weight-complex="normal"/>
    </style:style>
    <style:style style:family="text" style:name="T59">
      <style:text-properties fo:color="#e36c0a"/>
    </style:style>
    <style:style style:family="text" style:name="T60">
      <style:text-properties fo:color="#e36c0a" fo:font-weight="bold" style:font-weight-asian="bold"/>
    </style:style>
    <style:style style:family="text" style:name="T61">
      <style:text-properties fo:color="#e36c0a" fo:font-weight="bold" style:font-weight-asian="bold" style:text-underline-color="font-color" style:text-underline-style="solid" style:text-underline-width="auto"/>
    </style:style>
    <style:style style:family="text" style:name="T62">
      <style:text-properties fo:background-color="transparent" loext:char-shading-value="0"/>
    </style:style>
    <style:style style:family="text" style:name="T63">
      <style:text-properties style:font-name="arial"/>
    </style:style>
    <style:style style:family="text" style:name="T64">
      <style:text-properties fo:font-weight="bold" style:font-name="arial" style:font-weight-asian="bold"/>
    </style:style>
    <style:style style:family="text" style:name="T65">
      <style:text-properties fo:font-weight="bold" style:font-name="arial" style:font-weight-asian="bold" style:font-weight-complex="bold"/>
    </style:style>
    <style:style style:family="text" style:name="T66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9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0">
      <style:text-properties fo:country="none" fo:font-size="10pt" fo:font-style="normal" fo:font-weight="normal" fo:language="zxx" fo:letter-spacing="normal" fo:text-shadow="none" style:country-asian="CN" style:country-complex="IN" style:font-name="Liberation Serif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71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middle" style:vertical-rel="line" style:wrap="run-through"/>
    </style:style>
    <style:style style:family="graphic" style:name="gr2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current-state="checked" form:id="control1" form:image-position="center" form:input-required="false" form:name="Case à cocher 3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name="Case à cocher 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name="Case à cocher 2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name="Case à cocher 2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input-required="false" form:name="Case à cocher 2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" form:image-position="center" form:input-required="false" form:name="Case à cocher 2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input-required="false" form:name="Case à cocher 2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2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" form:image-position="center" form:input-required="false" form:name="Case à cocher 2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input-required="false" form:name="Case à cocher 2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input-required="false" form:name="Case à cocher 2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input-required="false" form:name="Case à cocher 1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input-required="false" form:name="Case à cocher 2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input-required="false" form:name="Case à cocher 21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input-required="false" form:name="Case à cocher 23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7" form:image-position="center" form:input-required="false" form:name="Case à cocher 2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2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2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0" form:image-position="center" form:input-required="false" form:name="Case à cocher 2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2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2" form:image-position="center" form:input-required="false" form:name="Case à cocher 2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2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input-required="false" form:name="Case à cocher 2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input-required="false" form:name="Case à cocher 2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input-required="false" form:name="Case à cocher 2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7" form:image-position="center" form:input-required="false" form:name="Case à cocher 2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input-required="false" form:name="Case à cocher 2" xml:id="control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9" form:image-position="center" form:input-required="false" form:name="Case à cocher 2" xml:id="control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input-required="false" form:name="Case à cocher 1" xml:id="control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1" form:image-position="center" form:input-required="false" form:name="Case à cocher 2" xml:id="control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2" form:image-position="center" form:input-required="false" form:name="Case à cocher 9" xml:id="control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3" form:image-position="center" form:input-required="false" form:name="Case à cocher 9" xml:id="control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4" form:image-position="center" form:input-required="false" form:name="Case à cocher 9" xml:id="control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input-required="false" form:name="Case à cocher 9" xml:id="control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6" form:image-position="center" form:input-required="false" form:name="Case à cocher 10" xml:id="control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7" form:image-position="center" form:input-required="false" form:name="Case à cocher 8" xml:id="control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8" form:image-position="center" form:input-required="false" form:name="Case à cocher 7" xml:id="control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9" form:image-position="center" form:input-required="false" form:name="Case à cocher 9" xml:id="control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0" form:image-position="center" form:input-required="false" form:name="Case à cocher 9" xml:id="control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1" form:image-position="center" form:input-required="false" form:name="Case à cocher 9" xml:id="control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2" form:image-position="center" form:input-required="false" form:name="Case à cocher 9" xml:id="control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3" form:image-position="center" form:input-required="false" form:name="Case à cocher 7" xml:id="control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4" form:image-position="center" form:input-required="false" form:name="Case à cocher 8" xml:id="control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5" form:image-position="center" form:input-required="false" form:name="Case à cocher 10" xml:id="control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6" form:image-position="center" form:input-required="false" form:name="Case à cocher 11" xml:id="control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7" form:image-position="center" form:input-required="false" form:name="Case à cocher 11" xml:id="control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8" form:image-position="center" form:input-required="false" form:name="Case à cocher 22" xml:id="control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9" form:image-position="center" form:input-required="false" form:name="Case à cocher 2" xml:id="control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0" form:image-position="center" form:input-required="false" form:name="Case à cocher 2" xml:id="control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1" form:image-position="center" form:input-required="false" form:name="Case à cocher 2" xml:id="control5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2" form:image-position="center" form:input-required="false" form:name="Case à cocher 24" xml:id="control5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3" form:image-position="center" form:input-required="false" form:label="Case à cocher" form:name="Case à cocher 17" xml:id="control5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4" form:image-position="center" form:input-required="false" form:label="Case à cocher" form:name="Case à cocher 17" xml:id="control5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5" form:image-position="center" form:input-required="false" form:label="Case à cocher" form:name="Case à cocher 17" xml:id="control5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6" form:image-position="center" form:input-required="false" form:label="Case à cocher" form:name="Case à cocher 17" xml:id="control5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7" form:image-position="center" form:input-required="false" form:label="Case à cocher" form:name="Case à cocher 17" xml:id="control5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8" form:image-position="center" form:input-required="false" form:label="Case à cocher" form:name="Case à cocher 17" xml:id="control5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9" form:image-position="center" form:input-required="false" form:label="Case à cocher" form:name="Case à cocher 17" xml:id="control5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0" form:image-position="center" form:input-required="false" form:label="Case à cocher" form:name="Case à cocher 17" xml:id="control6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1" form:image-position="center" form:input-required="false" form:label="Case à cocher" form:name="Case à cocher 17" xml:id="control6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2" form:image-position="center" form:input-required="false" form:label="Case à cocher" form:name="Case à cocher 17" xml:id="control6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3" form:image-position="center" form:input-required="false" form:label="Case à cocher" form:name="Case à cocher 17" xml:id="control6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4" form:image-position="center" form:input-required="false" form:label="Case à cocher" form:name="Case à cocher 17" xml:id="control6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5" form:image-position="center" form:input-required="false" form:label="Case à cocher" form:name="Case à cocher 17" xml:id="control6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6" form:image-position="center" form:input-required="false" form:label="Case à cocher" form:name="Case à cocher 17" xml:id="control6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7" form:image-position="center" form:input-required="false" form:label="Case à cocher" form:name="Case à cocher 17" xml:id="control6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8" form:image-position="center" form:input-required="false" form:label="Case à cocher" form:name="Case à cocher 17" xml:id="control6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9" form:image-position="center" form:input-required="false" form:label="Case à cocher" form:name="Case à cocher 17" xml:id="control6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0" form:image-position="center" form:input-required="false" form:label="Case à cocher" form:name="Case à cocher 17" xml:id="control7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1" form:image-position="center" form:input-required="false" form:label="Case à cocher" form:name="Case à cocher 17" xml:id="control7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2" form:image-position="center" form:input-required="false" form:label="Case à cocher" form:name="Case à cocher 17" xml:id="control7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3" form:image-position="center" form:input-required="false" form:label="Case à cocher" form:name="Case à cocher 17" xml:id="control7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4" form:image-position="center" form:input-required="false" form:name="Case à cocher 6" xml:id="control7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5" form:image-position="center" form:input-required="false" form:name="Case à cocher 25" xml:id="control7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6" form:image-position="center" form:input-required="false" form:name="Case à cocher 25" xml:id="control7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7" form:image-position="center" form:input-required="false" form:name="Case à cocher 25" xml:id="control7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8" form:image-position="center" form:input-required="false" form:name="Case à cocher 25" xml:id="control7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9" form:image-position="center" form:input-required="false" form:name="Case à cocher 25" xml:id="control7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0" form:image-position="center" form:input-required="false" form:name="Case à cocher 25" xml:id="control8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1" form:image-position="center" form:input-required="false" form:label="Case à cocher" form:name="Case à cocher 17" xml:id="control8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2" form:image-position="center" form:input-required="false" form:label="Case à cocher" form:name="Case à cocher 17" xml:id="control8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3" form:image-position="center" form:input-required="false" form:label="Case à cocher" form:name="Case à cocher 17" xml:id="control8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4" form:image-position="center" form:input-required="false" form:label="Case à cocher" form:name="Case à cocher 17" xml:id="control8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5" form:image-position="center" form:input-required="false" form:label="Case à cocher" form:name="Case à cocher 17" xml:id="control8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6" form:image-position="center" form:input-required="false" form:label="Case à cocher" form:name="Case à cocher 17" xml:id="control8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7" form:image-position="center" form:input-required="false" form:name="Case à cocher 16" xml:id="control8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8" form:image-position="center" form:input-required="false" form:name="Case à cocher 16" xml:id="control8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9" form:image-position="center" form:input-required="false" form:name="Case à cocher 16" xml:id="control8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0" form:image-position="center" form:input-required="false" form:label="Case à cocher" form:name="Case à cocher 17" xml:id="control9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1" form:image-position="center" form:input-required="false" form:label="Case à cocher" form:name="Case à cocher 17" xml:id="control9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2" form:image-position="center" form:input-required="false" form:label="Case à cocher" form:name="Case à cocher 17" xml:id="control9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3" form:image-position="center" form:input-required="false" form:label="Case à cocher" form:name="Case à cocher 17" xml:id="control9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4" form:image-position="center" form:input-required="false" form:label="Case à cocher" form:name="Case à cocher 17" xml:id="control9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5" form:image-position="center" form:input-required="false" form:name="Case à cocher 16" xml:id="control9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6" form:image-position="center" form:input-required="false" form:name="Case à cocher 16" xml:id="control9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7" form:image-position="center" form:input-required="false" form:name="Case à cocher 16" xml:id="control9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8" form:image-position="center" form:input-required="false" form:label="Case à cocher" form:name="Case à cocher 17" xml:id="control9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9" form:image-position="center" form:input-required="false" form:name="Case à cocher 16" xml:id="control9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0" form:image-position="center" form:input-required="false" form:name="Case à cocher 16" xml:id="control10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1" form:image-position="center" form:input-required="false" form:name="Case à cocher 16" xml:id="control10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2" form:image-position="center" form:input-required="false" form:name="Case à cocher 16" xml:id="control10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3" form:image-position="center" form:input-required="false" form:name="Case à cocher 16" xml:id="control10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4" form:image-position="center" form:input-required="false" form:name="Case à cocher 16" xml:id="control10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5" form:image-position="center" form:input-required="false" form:name="Case à cocher 16" xml:id="control10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6" form:image-position="center" form:input-required="false" form:name="Case à cocher 31" xml:id="control10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7" form:image-position="center" form:input-required="false" form:name="Case à cocher 22" xml:id="control10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8" form:image-position="center" form:input-required="false" form:name="Case à cocher 21" xml:id="control10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9" form:image-position="center" form:input-required="false" form:name="Case à cocher 39" xml:id="control10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0" form:image-position="center" form:input-required="false" form:name="Case à cocher 38" xml:id="control1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1" form:image-position="center" form:input-required="false" form:name="Case à cocher 36" xml:id="control1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2" form:image-position="center" form:input-required="false" form:name="Case à cocher 37" xml:id="control1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3" form:image-position="center" form:input-required="false" form:name="Case à cocher 34" xml:id="control1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4" form:image-position="center" form:input-required="false" form:name="Case à cocher 35" xml:id="control1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5" form:image-position="center" form:input-required="false" form:name="Case à cocher 33" xml:id="control1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6" form:image-position="center" form:input-required="false" form:name="Case à cocher 32" xml:id="control1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7" form:image-position="center" form:input-required="false" form:name="Case à cocher 26" xml:id="control1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8" form:image-position="center" form:input-required="false" form:name="Case à cocher 30" xml:id="control1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9" form:image-position="center" form:input-required="false" form:name="Case à cocher 20" xml:id="control1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0" form:image-position="center" form:input-required="false" form:name="Case à cocher 19" xml:id="control1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1" form:image-position="center" form:input-required="false" form:name="Case à cocher 29" xml:id="control1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2" form:image-position="center" form:input-required="false" form:name="Case à cocher 28" xml:id="control1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3" form:image-position="center" form:input-required="false" form:name="Case à cocher 18" xml:id="control1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4" form:image-position="center" form:input-required="false" form:name="Case à cocher 27" xml:id="control1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5" form:image-position="center" form:input-required="false" form:name="Case à cocher 14" xml:id="control1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6" form:image-position="center" form:input-required="false" form:name="Case à cocher 15" xml:id="control1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7" form:image-position="center" form:input-required="false" form:name="Case à cocher 6" xml:id="control1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8" form:image-position="center" form:input-required="false" form:name="Case à cocher 6" xml:id="control1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9" form:image-position="center" form:input-required="false" form:name="Case à cocher 6" xml:id="control1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0" form:image-position="center" form:input-required="false" form:name="Case à cocher 6" xml:id="control1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1" form:image-position="center" form:input-required="false" form:name="Case à cocher 9" xml:id="control1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2" form:image-position="center" form:input-required="false" form:name="Case à cocher 9" xml:id="control1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3" form:image-position="center" form:input-required="false" form:name="Case à cocher 3" xml:id="control1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4" form:image-position="center" form:input-required="false" form:name="Case à cocher 9" xml:id="control1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5" form:image-position="center" form:input-required="false" form:name="Case à cocher 9" xml:id="control1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6" form:image-position="center" form:input-required="false" form:name="Case à cocher 9" xml:id="control1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2">Code du developpement territorial</text:p>
      <text:p text:style-name="P1"><text:span text:style-name="T64">Formulaire d’envoi d’un dossier au fonctionnaire délégué</text:span><text:span text:style-name="T42"> </text:span><text:span text:style-name="T63">par le collège de </text:span><text:span text:style-name="Police_20_par_20_défaut"><text:span text:style-name="T27"><text:text-input text:description="">tool.getCityName()</text:text-input></text:span></text:span><text:span text:style-name="Police_20_par_20_défaut"><text:span text:style-name="T28"><text:s/></text:span></text:span></text:p>
      <text:p text:style-name="P57"><text:span text:style-name="T5"><text:s/></text:span>Réf. communale :  <text:s/><text:span text:style-name="T3"><text:text-input text:description="">licence_helper.reference</text:text-input></text:span><text:span text:style-name="T3"><text:s/>/ </text:span><text:span text:style-name="T3"><text:text-input text:description="">tool.getCurrentFolderManagerInitials()</text:text-input></text:span><text:s text:c="2"/>Réf. DGO4  : <text:text-input text:description="">licence_helper.referenceDGATLP</text:text-input>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office:value-type="string" table:number-columns-spanned="3" table:style-name="Tableau13.A1">
            <text:p text:style-name="P32"><draw:control draw:control="control72" draw:style-name="gr2" draw:text-style-name="P65" draw:z-index="71" svg:height="0.32cm" svg:width="0.331cm" svg:y="-0.302cm" text:anchor-type="as-char"/>e<text:span text:style-name="T20">nvoi du </text:span><text:span text:style-name="T22">PRIMO DOSSIER</text:span><text:span text:style-name="T20"> (</text:span><text:span text:style-name="T21">sans demande, à ce stade, au fonctionnaire délégué et sans décision de collège</text:span><text:span text:style-name="T20">)</text:span></text:p>
          </table:table-cell>
          <table:covered-table-cell/>
          <table:covered-table-cell/>
        </table:table-row>
        <table:table-row>
          <table:table-cell office:value-type="string" table:number-columns-spanned="2" table:style-name="Tableau13.A2">
            <text:p text:style-name="P32"><draw:control draw:control="control71" draw:style-name="gr2" draw:text-style-name="P65" draw:z-index="70" svg:height="0.32cm" svg:width="0.331cm" svg:y="-0.302cm" text:anchor-type="as-char"/>envoi avec le <text:span text:style-name="T12">RAPPORT</text:span><text:span text:style-name="T1"> du</text:span> collège</text:p>
          </table:table-cell>
          <table:covered-table-cell/>
          <table:table-cell office:value-type="string" table:style-name="Tableau13.C2">
            <text:p text:style-name="P32"><draw:control draw:control="control73" draw:style-name="gr2" draw:text-style-name="P65" draw:z-index="72" svg:height="0.32cm" svg:width="0.331cm" svg:y="-0.302cm" text:anchor-type="as-char"/>Envoi avec la <text:span text:style-name="T1">DÉCISION du</text:span> collège</text:p>
          </table:table-cell>
        </table:table-row>
        <table:table-row>
          <table:table-cell office:value-type="string" table:style-name="Tableau13.A3">
            <text:p text:style-name="P3"><text:span text:style-name="T46"><office:annotation><dc:creator>Auteur inconnu</dc:creator><dc:date>2017-05-16T10:02:36</dc:date><text:p text:style-name="P64"><text:span text:style-name="T66">do text if not licence_helper.prorogation</text:span></text:p></office:annotation></text:span><text:span text:style-name="T46"><draw:control draw:control="control93" draw:style-name="gr2" draw:text-style-name="P65" draw:z-index="92" svg:height="0.32cm" svg:width="0.331cm" svg:y="-0.302cm" text:anchor-type="as-char"/></text:span><text:span text:style-name="T23"><text:s/></text:span><text:span text:style-name="T24">prolongation du délai de 30 jours ?</text:span></text:p>
            <text:p text:style-name="P4"><text:span text:style-name="T49"><office:annotation><dc:creator>Auteur inconnu</dc:creator><dc:date>2017-05-16T10:02:36</dc:date><text:p text:style-name="P64"><text:span text:style-name="T66">do text if licence_helper.prorogation</text:span></text:p></office:annotation></text:span><text:span text:style-name="T49"><draw:control draw:control="control92" draw:style-name="gr2" draw:text-style-name="P65" draw:z-index="91" svg:height="0.32cm" svg:width="0.331cm" svg:y="-0.302cm" text:anchor-type="as-char"/></text:span><text:span text:style-name="T25"><text:s/></text:span><text:span text:style-name="T26">PROROGATION DE DELAI : +30 JOURS</text:span><text:span text:style-name="T7"> <text:s text:c="63"/></text:span></text:p>
          </table:table-cell>
          <table:table-cell office:value-type="string" table:number-columns-spanned="2" table:style-name="Tableau13.B3">
            <text:p text:style-name="P33">N.B. : un « primo dossier » avait déjà été envoyé : <draw:control draw:control="control90" draw:style-name="gr2" draw:text-style-name="P65" draw:z-index="89" svg:height="0.32cm" svg:width="0.331cm" svg:y="-0.302cm" text:anchor-type="as-char"/><text:span text:style-name="T10">oui <text:s text:c="3"/></text:span><text:span text:style-name="T10"><draw:control draw:control="control91" draw:style-name="gr2" draw:text-style-name="P65" draw:z-index="90" svg:height="0.32cm" svg:width="0.331cm" svg:y="-0.302cm" text:anchor-type="as-char"/></text:span><text:span text:style-name="T10"><text:s/>non</text:span></text:p>
          </table:table-cell>
          <table:covered-table-cell/>
        </table:table-row>
      </table:table>
      <text:p text:style-name="P6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office:value-type="string" table:style-name="Tableau10.A1">
            <text:p text:style-name="P7"><text:span text:style-name="T46"><office:annotation><dc:creator>Auteur inconnu</dc:creator><dc:date>2017-05-16T10:02:36</dc:date><text:p text:style-name="P64"><text:span text:style-name="T66">do text if not licence_helper.folderCategory.count('UCP')</text:span></text:p></office:annotation></text:span><text:span text:style-name="T46"><draw:control draw:control="control54" draw:style-name="gr2" draw:text-style-name="P65" draw:z-index="53" svg:height="0.32cm" svg:width="0.331cm" svg:y="-0.302cm" text:anchor-type="as-char"/></text:span><text:span text:style-name="T46"><text:s/>UFD</text:span><text:span text:style-name="T45">: permis d'urbanisme </text:span><text:span text:style-name="T47">délivré par le FD</text:span></text:p>
            <text:p text:style-name="P7"><text:span text:style-name="T48"><office:annotation><dc:creator>Auteur inconnu</dc:creator><dc:date>2017-05-16T10:02:36</dc:date><text:p text:style-name="P64"><text:span text:style-name="T66">do text if licence_helper.folderCategory.count('UCP')</text:span></text:p></office:annotation></text:span><text:span text:style-name="T48"><draw:control draw:control="control86" draw:style-name="gr2" draw:text-style-name="P65" draw:z-index="85" svg:height="0.32cm" svg:width="0.331cm" svg:y="-0.302cm" text:anchor-type="as-char"/></text:span><text:span text:style-name="T51"><text:s/>UFD</text:span><text:span text:style-name="T50">: permis d'urbanisme </text:span><text:span text:style-name="T47">délivré par le FD</text:span></text:p>
            <text:p text:style-name="P7"><text:span text:style-name="T46"><draw:control draw:control="control53" draw:style-name="gr2" draw:text-style-name="P65" draw:z-index="52" svg:height="0.32cm" svg:width="0.331cm" svg:y="-0.302cm" text:anchor-type="as-char"/></text:span><text:span text:style-name="T46"><text:s/>LFD</text:span><text:span text:style-name="T45">: permis </text:span><text:span text:style-name="T52">d'urbanisation</text:span><text:span text:style-name="T45"> </text:span><text:span text:style-name="T47">délivré par le FD</text:span></text:p>
            <text:p text:style-name="P7"><text:span text:style-name="T46"><draw:control draw:control="control55" draw:style-name="gr2" draw:text-style-name="P65" draw:z-index="54" svg:height="0.32cm" svg:width="0.331cm" svg:y="-0.302cm" text:anchor-type="as-char"/></text:span><text:span text:style-name="T46"><text:s/>CFD</text:span><text:span text:style-name="T45">: certificat d’urbanisme </text:span><text:span text:style-name="T47">délivré par le FD</text:span></text:p>
            <text:p text:style-name="P7"><text:bookmark text:name="Unknown4"/><text:span text:style-name="T5"><draw:control draw:control="control56" draw:style-name="gr2" draw:text-style-name="P65" draw:z-index="55" svg:height="0.32cm" svg:width="0.331cm" svg:y="-0.302cm" text:anchor-type="as-char"/></text:span><text:span text:style-name="T5"><text:s/>DUP</text:span>: développements urbanistiques prioritaires (pour l’élaboration de <text:span text:style-name="T5">SDC/SOL/GCU/PRU/SAR)</text:span></text:p>
            <text:p text:style-name="P7"><text:bookmark text:name="Unknown5"/><text:span text:style-name="T5"><draw:control draw:control="control57" draw:style-name="gr2" draw:text-style-name="P65" draw:z-index="56" svg:height="0.32cm" svg:width="0.331cm" svg:y="-0.302cm" text:anchor-type="as-char"/></text:span><text:span text:style-name="T5"><text:s/>DIV</text:span> : autre demande <text:s text:c="19"/></text:p>
            <text:p text:style-name="P7"><text:bookmark text:name="Unknown6"/><text:span text:style-name="T5"><draw:control draw:control="control58" draw:style-name="gr2" draw:text-style-name="P65" draw:z-index="57" svg:height="0.32cm" svg:width="0.331cm" svg:y="-0.302cm" text:anchor-type="as-char"/></text:span><text:span text:style-name="T5"><text:s/>BCX :</text:span> dossiers contentieux</text:p>
            <text:p text:style-name="P8"><text:span text:style-name="T5"><draw:control draw:control="control59" draw:style-name="gr2" draw:text-style-name="P65" draw:z-index="58" svg:height="0.32cm" svg:width="0.331cm" svg:y="-0.302cm" text:anchor-type="as-char"/></text:span><text:span text:style-name="T5"><text:s/>PU</text:span> : permis <text:s/><text:span text:style-name="T12">UNIQUE</text:span> (= Urba.+ Envir.)</text:p>
            <text:p text:style-name="P8"><text:span text:style-name="T60">Permis Intégré </text:span><text:span text:style-name="T61">Commercial</text:span><text:span text:style-name="T60">:</text:span></text:p>
            <text:p text:style-name="P8"><text:span text:style-name="T60"><draw:control draw:control="control60" draw:style-name="gr2" draw:text-style-name="P65" draw:z-index="59" svg:height="0.32cm" svg:width="0.331cm" svg:y="-0.302cm" text:anchor-type="as-char"/></text:span><text:span text:style-name="T60"><text:s/>PIC/PIUR</text:span><text:span text:style-name="T59"> : avec Urbanisme se</text:span></text:p>
            <text:p text:style-name="P8"><text:span text:style-name="T60"><draw:control draw:control="control61" draw:style-name="gr2" draw:text-style-name="P65" draw:z-index="60" svg:height="0.32cm" svg:width="0.331cm" svg:y="-0.302cm" text:anchor-type="as-char"/></text:span><text:span text:style-name="T60"><text:s/>PIC/PIEN</text:span><text:span text:style-name="T59"> : avec Environnement seul </text:span></text:p>
            <text:p text:style-name="P8"><text:span text:style-name="T59"><draw:control draw:control="control62" draw:style-name="gr2" draw:text-style-name="P65" draw:z-index="61" svg:height="0.32cm" svg:width="0.331cm" svg:y="-0.302cm" text:anchor-type="as-char"/></text:span><text:span text:style-name="T59"><text:s/></text:span><text:span text:style-name="T60">PIC/PIUN </text:span><text:span text:style-name="T59">: Unique (= Urba.+ Envir.)</text:span></text:p>
          </table:table-cell>
          <table:table-cell office:value-type="string" table:style-name="Tableau10.B1">
            <text:p text:style-name="P7"><text:span text:style-name="T55">Si Hors</text:span><text:span text:style-name="T5"> SDC/SOL/GCU :</text:span></text:p>
            <text:p text:style-name="P7"/>
            <text:p text:style-name="P7"><office:annotation><dc:creator>Auteur inconnu</dc:creator><dc:date>2017-05-16T09:30:02</dc:date><text:p text:style-name="P64"><text:span text:style-name="T66">do text if not licence_helper.folderCategory.count('UCO:')</text:span></text:p></office:annotation><draw:control draw:control="control63" draw:style-name="gr2" draw:text-style-name="P65" draw:z-index="62" svg:height="0.32cm" svg:width="0.331cm" svg:y="-0.302cm" text:anchor-type="as-char"/><text:s/><text:span text:style-name="T56">UCO</text:span><text:span text:style-name="T53">: permis d’urbanisme du Collège </text:span><text:span text:style-name="T56">avec</text:span><text:span text:style-name="T55"> AVIS</text:span><text:span text:style-name="T56"> du FD</text:span><text:span text:style-name="T53"> (sans «écart»)</text:span></text:p>
            <text:p text:style-name="P7"><text:span text:style-name="T53"><office:annotation><dc:creator>Auteur inconnu</dc:creator><dc:date>2017-05-16T09:30:02</dc:date><text:p text:style-name="P64"><text:span text:style-name="T66">do text if licence_helper.folderCategory.count('UCO:')</text:span></text:p></office:annotation></text:span><text:span text:style-name="T53"><draw:control draw:control="control81" draw:style-name="gr2" draw:text-style-name="P65" draw:z-index="80" svg:height="0.32cm" svg:width="0.331cm" svg:y="-0.302cm" text:anchor-type="as-char"/></text:span><text:span text:style-name="T53"><text:s/></text:span><text:span text:style-name="T56">UCO</text:span><text:span text:style-name="T53">: permis d’urbanisme du Collège </text:span><text:span text:style-name="T56">avec</text:span><text:span text:style-name="T55"> AVIS</text:span><text:span text:style-name="T56"> du FD</text:span><text:span text:style-name="T53"> (sans «écart»)</text:span></text:p>
            <text:p text:style-name="P7"><office:annotation><dc:creator>Auteur inconnu</dc:creator><dc:date>2017-05-16T09:33:35</dc:date><text:p text:style-name="P64"><text:span text:style-name="T66">do text if not licence_helper.folderCategory.count('UCO/D')</text:span></text:p></office:annotation><draw:control draw:control="control64" draw:style-name="gr2" draw:text-style-name="P65" draw:z-index="63" svg:height="0.32cm" svg:width="0.331cm" svg:y="-0.302cm" text:anchor-type="as-char"/><text:s/><text:span text:style-name="T56">UCO/D</text:span><text:span text:style-name="T53">: permis avec </text:span><text:span text:style-name="T54">dérogation</text:span><text:span text:style-name="T57"> </text:span><text:span text:style-name="T53">du FD pour Plan Secteur / norme GRU</text:span></text:p>
            <text:p text:style-name="P7"><text:span text:style-name="T53"><office:annotation><dc:creator>Auteur inconnu</dc:creator><dc:date>2017-05-16T09:33:35</dc:date><text:p text:style-name="P64"><text:span text:style-name="T66">do text if licence_helper.folderCategory.count('UCO/D')</text:span></text:p></office:annotation></text:span><text:span text:style-name="T53"><draw:control draw:control="control82" draw:style-name="gr2" draw:text-style-name="P65" draw:z-index="81" svg:height="0.32cm" svg:width="0.331cm" svg:y="-0.302cm" text:anchor-type="as-char"/></text:span><text:span text:style-name="T53"><text:s/></text:span><text:span text:style-name="T56">UCO/D</text:span><text:span text:style-name="T53">: permis avec </text:span><text:span text:style-name="T54">dérogation</text:span><text:span text:style-name="T57"> </text:span><text:span text:style-name="T53">du FD pour Plan Secteur / norme GRU</text:span></text:p>
            <text:p text:style-name="P7"><draw:control draw:control="control65" draw:style-name="gr2" draw:text-style-name="P65" draw:z-index="64" svg:height="0.32cm" svg:width="0.331cm" svg:y="-0.302cm" text:anchor-type="as-char"/><text:s/><text:span text:style-name="T56">LCO</text:span><text:span text:style-name="T53">: permis </text:span><text:span text:style-name="T57">d'urbanisation</text:span><text:span text:style-name="T53"> avec avis du FD</text:span></text:p>
            <text:p text:style-name="P25"/>
            <text:p text:style-name="P58"><text:span text:style-name="T58"><text:s text:c="2"/></text:span><text:span text:style-name="T16">Si Dans</text:span><text:span text:style-name="T8"> SDC/SOL/GCU/permis d’urbanisation/ </text:span><text:span text:style-name="T62">+</text:span><text:span text:style-name="T8"> « d’impact limité »:</text:span></text:p>
            <text:p text:style-name="P8"><text:span text:style-name="T8"><office:annotation><dc:creator>Auteur inconnu</dc:creator><dc:date>2017-05-16T09:51:55</dc:date><text:p text:style-name="P64"><text:span text:style-name="T66">do text if not licence_helper.folderCategory.count('UCO/A')</text:span></text:p></office:annotation></text:span><text:span text:style-name="T8"><draw:control draw:control="control66" draw:style-name="gr2" draw:text-style-name="P65" draw:z-index="65" svg:height="0.32cm" svg:width="0.331cm" svg:y="-0.302cm" text:anchor-type="as-char"/></text:span><text:span text:style-name="T8"><text:s/>UCO/A</text:span><text:span text:style-name="T62">: permis d’urbanisme du Collège </text:span><text:span text:style-name="T8">avec</text:span><text:span text:style-name="T16"> avis FACULTATIF</text:span><text:span text:style-name="T8"> du FD</text:span></text:p>
            <text:p text:style-name="P8"><text:span text:style-name="T8"><office:annotation><dc:creator>Auteur inconnu</dc:creator><dc:date>2017-05-16T09:51:55</dc:date><text:p text:style-name="P64"><text:span text:style-name="T66">do text if licence_helper.folderCategory.count('UCO/A')</text:span></text:p></office:annotation></text:span><text:span text:style-name="T8"><draw:control draw:control="control83" draw:style-name="gr2" draw:text-style-name="P65" draw:z-index="82" svg:height="0.32cm" svg:width="0.331cm" svg:y="-0.302cm" text:anchor-type="as-char"/></text:span><text:span text:style-name="T8"><text:s/>UCO/A: </text:span><text:span text:style-name="T11">permis d’urbanisme du Collège </text:span><text:span text:style-name="T9">avec</text:span><text:span text:style-name="T17"> avis FACULTATIF</text:span><text:span text:style-name="T9"> du FD</text:span></text:p>
            <text:p text:style-name="P8"><text:span text:style-name="T8"><office:annotation><dc:creator>Auteur inconnu</dc:creator><dc:date>2017-05-16T09:53:14</dc:date><text:p text:style-name="P64"><text:span text:style-name="T66">do text if not licence_helper.folderCategory.count('UCO/PD')</text:span></text:p></office:annotation></text:span><text:span text:style-name="T8"><draw:control draw:control="control67" draw:style-name="gr2" draw:text-style-name="P65" draw:z-index="66" svg:height="0.32cm" svg:width="0.331cm" svg:y="-0.302cm" text:anchor-type="as-char"/></text:span><text:span text:style-name="T8"><text:s/>UCO/PD</text:span><text:span text:style-name="T62"> : permis d’urbanisme </text:span><text:span text:style-name="T19">direct</text:span><text:span text:style-name="T62"> du Collège</text:span></text:p>
            <text:p text:style-name="P8"><text:span text:style-name="T8"><office:annotation><dc:creator>Auteur inconnu</dc:creator><dc:date>2017-05-16T09:53:14</dc:date><text:p text:style-name="P64"><text:span text:style-name="T66">do </text:span><text:span text:style-name="T71">text</text:span><text:span text:style-name="T66"> if licence_helper.folderCategory.count('UCO/PD')</text:span></text:p></office:annotation></text:span><text:span text:style-name="T8"><draw:control draw:control="control84" draw:style-name="gr2" draw:text-style-name="P65" draw:z-index="83" svg:height="0.32cm" svg:width="0.331cm" svg:y="-0.302cm" text:anchor-type="as-char"/></text:span><text:span text:style-name="T8"><text:s/>UCO/PD</text:span><text:span text:style-name="T62"> : permis d’urbanisme </text:span><text:span text:style-name="T19">direct</text:span><text:span text:style-name="T62"> du Collège</text:span></text:p>
            <text:p text:style-name="P8"><text:span text:style-name="T8"><office:annotation><dc:creator>Auteur inconnu</dc:creator><dc:date>2017-05-16T09:55:02</dc:date><text:p text:style-name="P64"><text:span text:style-name="T66">do </text:span><text:span text:style-name="T71">text</text:span><text:span text:style-name="T66"> if not licence_helper.folderCategory.count('UCO/ED')</text:span></text:p></office:annotation></text:span><text:span text:style-name="T8"><draw:control draw:control="control68" draw:style-name="gr2" draw:text-style-name="P65" draw:z-index="67" svg:height="0.32cm" svg:width="0.331cm" svg:y="-0.302cm" text:anchor-type="as-char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8"><text:span text:style-name="T8"><office:annotation><dc:creator>Auteur inconnu</dc:creator><dc:date>2017-05-16T09:55:02</dc:date><text:p text:style-name="P64"><text:span text:style-name="T66">do </text:span><text:span text:style-name="T71">text</text:span><text:span text:style-name="T66"> if licence_helper.folderCategory.count('UCO/ED')</text:span></text:p></office:annotation></text:span><text:span text:style-name="T8"><draw:control draw:control="control85" draw:style-name="gr2" draw:text-style-name="P65" draw:z-index="84" svg:height="0.32cm" svg:width="0.331cm" svg:y="-0.302cm" text:anchor-type="as-char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9"><text:span text:style-name="T8"><draw:control draw:control="control69" draw:style-name="gr2" draw:text-style-name="P65" draw:z-index="68" svg:height="0.32cm" svg:width="0.331cm" svg:y="-0.302cm" text:anchor-type="as-char"/></text:span><text:span text:style-name="T8"><text:s/>LCO/PD: permis </text:span><text:span text:style-name="T34">d'urbanisation </text:span><text:span text:style-name="T16">direct</text:span></text:p>
            <text:p text:style-name="P9"><text:span text:style-name="T18"><draw:control draw:control="control70" draw:style-name="gr2" draw:text-style-name="P65" draw:z-index="69" svg:height="0.32cm" svg:width="0.331cm" svg:y="-0.302cm" text:anchor-type="as-char"/></text:span><text:span text:style-name="T4"><text:s/></text:span><text:span text:style-name="T16">CCO : certificat d’urbanisme par le Collège</text:span></text:p>
          </table:table-cell>
        </table:table-row>
      </table:table>
      <text:p text:style-name="P59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office:value-type="string" table:style-name="Tableau11.A1">
            <text:p text:style-name="P9"><text:span text:style-name="T41">Demandeur </text:span>: nom, prénom</text:p>
          </table:table-cell>
          <table:table-cell office:value-type="string" table:number-columns-spanned="6" table:style-name="Tableau11.B1">
            <text:p text:style-name="P44"><text:text-input text:description="Situation des travaux">self.getApplicantsSignaletic()</text:text-input></text:p>
            <text:p text:style-name="P44"><text:text-input text:description="">self.getApplicants()[0].getAddress()</text:text-input></text:p>
            <text:p text:style-name="P63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7"><text:span text:style-name="T41">Bien</text:span> concerné : <text:s text:c="16"/></text:p>
            <text:p text:style-name="P7">Adresse - Référence cadastrale</text:p>
          </table:table-cell>
          <table:table-cell office:value-type="string" table:number-columns-spanned="6" table:style-name="Tableau11.B2">
            <text:p text:style-name="P44"><text:text-input text:description="Situation des travaux">self.getWorkLocationSignaletic()</text:text-input></text:p>
            <text:p text:style-name="P44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9"><text:span text:style-name="T41">OBJET</text:span> de la demande : </text:p>
          </table:table-cell>
          <table:table-cell office:value-type="string" table:number-columns-spanned="6" table:style-name="Tableau11.B2">
            <text:p text:style-name="P45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9"><text:span text:style-name="T40">Auteur de projet</text:span> : nom</text:p>
          </table:table-cell>
          <table:table-cell office:value-type="string" table:number-columns-spanned="6" table:style-name="Tableau11.B2">
            <text:p text:style-name="P45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number-rows-spanned="2" table:style-name="Tableau11.A5">
            <text:p text:style-name="P7">Date de <text:span text:style-name="T12">l’accusé</text:span> de réception</text:p>
            <text:p text:style-name="P7"/>
            <text:p text:style-name="P10">.......................................</text:p>
            <text:p text:style-name="P10"/>
            <text:p text:style-name="P10">(Cachet DATEUR = date d'expédition de l'accusé de réception = date de début du délai)</text:p>
          </table:table-cell>
          <table:table-cell office:value-type="string" table:number-columns-spanned="2" table:number-rows-spanned="2" table:style-name="Tableau11.B5">
            <text:p text:style-name="P15"/>
            <text:p text:style-name="P15"/>
            <text:p text:style-name="P7"/>
          </table:table-cell>
          <table:covered-table-cell/>
          <table:table-cell office:value-type="string" table:number-columns-spanned="2" table:style-name="Tableau11.B5">
            <text:p text:style-name="P7"><text:span text:style-name="T5">Délai annoncé</text:span> :</text:p>
            <text:p text:style-name="P7">SUIVANT TYPE DE DOSSIER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30 jours' in licence_helper.annoncedDelay</text:span></text:p></office:annotation><text:span text:style-name="T6"><draw:control draw:control="control87" draw:style-name="gr1" draw:text-style-name="P65" draw:z-index="86" svg:height="0.399cm" svg:width="0.447cm" text:anchor-type="as-char"/></text:span><text:s/>30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75 jours' in licence_helper.annoncedDelay</text:span></text:p></office:annotation><text:span text:style-name="T6"><draw:control draw:control="control88" draw:style-name="gr1" draw:text-style-name="P65" draw:z-index="87" svg:height="0.399cm" svg:width="0.447cm" text:anchor-type="as-char"/></text:span><text:s/>75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115 jours' in licence_helper.annoncedDelay</text:span></text:p></office:annotation><text:span text:style-name="T6"><draw:control draw:control="control89" draw:style-name="gr1" draw:text-style-name="P65" draw:z-index="88" svg:height="0.399cm" svg:width="0.447cm" text:anchor-type="as-char"/></text:span><text:s/>115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60 jours' in licence_helper.annoncedDelay</text:span></text:p></office:annotation><text:span text:style-name="T6"><draw:control draw:control="control100" draw:style-name="gr1" draw:text-style-name="P65" draw:z-index="99" svg:height="0.399cm" svg:width="0.447cm" text:anchor-type="as-char"/></text:span><text:s/>30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105 jours' in licence_helper.annoncedDelay</text:span></text:p></office:annotation><text:span text:style-name="T6"><draw:control draw:control="control101" draw:style-name="gr1" draw:text-style-name="P65" draw:z-index="100" svg:height="0.399cm" svg:width="0.447cm" text:anchor-type="as-char"/></text:span><text:s/>75 jours</text:p>
            <text:p text:style-name="P17"><text:span text:style-name="T10"><office:annotation><dc:creator>Auteur inconnu</dc:creator><dc:date>2017-05-16T10:11:54</dc:date><text:p text:style-name="P64"><text:span text:style-name="T66">do </text:span><text:span text:style-name="T71">text</text:span><text:span text:style-name="T66"> if '145 jours' in licence_helper.annoncedDelay</text:span></text:p></office:annotation></text:span><text:span text:style-name="T10"><draw:control draw:control="control99" draw:style-name="gr1" draw:text-style-name="P65" draw:z-index="98" svg:height="0.399cm" svg:width="0.447cm" text:anchor-type="as-char"/></text:span><text:span text:style-name="T10"><text:s/>115 jours</text:span></text:p>
          </table:table-cell>
          <table:covered-table-cell/>
          <table:table-cell office:value-type="string" table:number-columns-spanned="2" table:style-name="Tableau11.F5">
            <text:p text:style-name="P26"/>
            <text:p text:style-name="P18"><text:span text:style-name="T46"><office:annotation><dc:creator>Auteur inconnu</dc:creator><dc:date>2017-05-16T10:02:36</dc:date><text:p text:style-name="P64"><text:span text:style-name="T66">do text if not licence_helper.prorogation</text:span></text:p></office:annotation></text:span><text:span text:style-name="T46"><draw:control draw:control="control98" draw:style-name="gr2" draw:text-style-name="P65" draw:z-index="97" svg:height="0.32cm" svg:width="0.331cm" svg:y="-0.302cm" text:anchor-type="as-char"/></text:span><text:span text:style-name="T23"><text:s/></text:span><text:span text:style-name="T24">prolongation du délai de 30 jours ?</text:span></text:p>
            <text:p text:style-name="P16"><text:span text:style-name="T49"><office:annotation><dc:creator>Auteur inconnu</dc:creator><dc:date>2017-05-16T10:02:36</dc:date><text:p text:style-name="P64"><text:span text:style-name="T66">do text if licence_helper.prorogation</text:span></text:p></office:annotation></text:span><text:span text:style-name="T49"><draw:control draw:control="control94" draw:style-name="gr2" draw:text-style-name="P65" draw:z-index="93" svg:height="0.32cm" svg:width="0.331cm" svg:y="-0.302cm" text:anchor-type="as-char"/></text:span><text:span text:style-name="T25"><text:s/></text:span><text:span text:style-name="T26">PROROGATION DE DELAI : +30 JOURS</text:span><text:span text:style-name="T6"> <text:s/></text:span></text:p>
            <text:p text:style-name="P20">Délai final :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60 jours' in licence_helper.annoncedDelay</text:span></text:p></office:annotation><text:span text:style-name="T6"><draw:control draw:control="control96" draw:style-name="gr1" draw:text-style-name="P65" draw:z-index="95" svg:height="0.399cm" svg:width="0.447cm" text:anchor-type="as-char"/></text:span><text:s/>60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105 jours' in licence_helper.annoncedDelay</text:span></text:p></office:annotation><text:span text:style-name="T6"><draw:control draw:control="control97" draw:style-name="gr1" draw:text-style-name="P65" draw:z-index="96" svg:height="0.399cm" svg:width="0.447cm" text:anchor-type="as-char"/></text:span><text:s/>105 jours</text:p>
            <text:p text:style-name="P17"><text:span text:style-name="T10"><office:annotation><dc:creator>Auteur inconnu</dc:creator><dc:date>2017-05-16T10:11:54</dc:date><text:p text:style-name="P64"><text:span text:style-name="T66">do </text:span><text:span text:style-name="T71">text</text:span><text:span text:style-name="T66"> if '145 jours' in licence_helper.annoncedDelay</text:span></text:p></office:annotation></text:span><text:span text:style-name="T10"><draw:control draw:control="control95" draw:style-name="gr1" draw:text-style-name="P65" draw:z-index="94" svg:height="0.399cm" svg:width="0.447cm" text:anchor-type="as-char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office:value-type="string" table:number-columns-spanned="4" table:style-name="Tableau11.D6">
            <text:p text:style-name="P21">SUSPENSION POUR ENQUETE :</text:p>
            <text:p text:style-name="P21"/>
            <text:p text:style-name="P7"/>
          </table:table-cell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5">
            <text:p text:style-name="P9">Autres dossiers connus sur le bien</text:p>
          </table:table-cell>
          <table:table-cell office:value-type="string" table:number-columns-spanned="6" table:style-name="Tableau11.B7">
            <text:p text:style-name="P7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22">Zonage au plan de secteur</text:p>
          </table:table-cell>
          <table:table-cell office:value-type="string" table:number-columns-spanned="6" table:style-name="Tableau11.B2">
            <text:p text:style-name="P44"><office:annotation><dc:creator>sde </dc:creator><dc:date>2011-08-04T13:57:24</dc:date><text:p text:style-name="P64"><text:span text:style-name="T69">do row for folderZoneValue in self.getValuesForTemplate('folderZone')</text:span></text:p></office:annotation><draw:control draw:control="control106" draw:style-name="gr1" draw:text-style-name="P65" draw:z-index="105" svg:height="0.399cm" svg:width="0.447cm" text:anchor-type="as-char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7">L’objet de la demande est dans  : </text:p>
          </table:table-cell>
          <table:table-cell office:value-type="string" table:number-columns-spanned="6" table:style-name="Tableau11.B2">
            <text:p text:style-name="P7">le SDC <text:s text:c="2"/><text:bookmark text:name="Unknown21"/><text:s/>en zone ............................................................................................................</text:p>
            <text:p text:style-name="P7">le GRU <text:s/><text:bookmark text:name="Unknown22"/><text:s/>Centre Ancien protégé <text:s text:c="2"/><text:bookmark text:name="Unknown23"/><text:s text:c="8"/>Bâtisses en Site rural <text:s/></text:p>
            <text:p text:style-name="P7">le GCU <text:s/><text:bookmark text:name="Unknown24"/><text:s/>aire ....................................</text:p>
            <text:p text:style-name="P7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7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1">Avec <text:span text:style-name="T40">?</text:span></text:p>
          </table:table-cell>
          <table:table-cell office:value-type="string" table:number-columns-spanned="6" table:style-name="Tableau11.B2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office:value-type="string" table:style-name="Tableau16.A1">
                  <text:p text:style-name="P60"><office:annotation><dc:creator>Auteur inconnu</dc:creator><dc:date>2017-05-16T15:03:23</dc:date><text:p text:style-name="P64"><text:span text:style-name="T66">do text if not licence_helper.divergence</text:span></text:p></office:annotation><draw:control draw:control="control127" draw:style-name="gr1" draw:text-style-name="P65" draw:z-index="126" svg:height="0.399cm" svg:width="0.447cm" text:anchor-type="as-char"/><text:bookmark text:name="__Fieldmark__7369_209460382212"/><text:bookmark text:name="Unknown1012"/>EC<text:bookmark text:name="Unknown141112"/>ART <text:s/></text:p>
                  <text:p text:style-name="P61"><office:annotation><dc:creator>Auteur inconnu</dc:creator><dc:date>2017-05-16T15:02:40</dc:date><text:p text:style-name="P64"><text:span text:style-name="T66">do text if licence_helper.divergence</text:span></text:p></office:annotation><draw:control draw:control="control128" draw:style-name="gr1" draw:text-style-name="P65" draw:z-index="127" svg:height="0.399cm" svg:width="0.447cm" text:anchor-type="as-char"/><text:bookmark text:name="__Fieldmark__7369_2094603822111"/><text:bookmark text:name="Unknown10111"/>EC<text:bookmark text:name="Unknown1411111"/>ART <text:s/></text:p>
                </table:table-cell>
                <table:table-cell office:value-type="string" table:style-name="Tableau16.B1">
                  <text:p text:style-name="P60"><office:annotation><dc:creator>Auteur inconnu</dc:creator><dc:date>2017-05-16T15:03:23</dc:date><text:p text:style-name="P64"><text:span text:style-name="T66">do text if not licence_helper.derogation</text:span></text:p></office:annotation><draw:control draw:control="control129" draw:style-name="gr1" draw:text-style-name="P65" draw:z-index="128" svg:height="0.399cm" svg:width="0.447cm" text:anchor-type="as-char"/>DEROGATION</text:p>
                  <text:p text:style-name="P60"><office:annotation><dc:creator>Auteur inconnu</dc:creator><dc:date>2017-05-16T15:03:23</dc:date><text:p text:style-name="P64"><text:span text:style-name="T66">do text if <text:s/>licence_helper.derogation</text:span></text:p></office:annotation><draw:control draw:control="control130" draw:style-name="gr1" draw:text-style-name="P65" draw:z-index="129" svg:height="0.399cm" svg:width="0.447cm" text:anchor-type="as-char"/>DEROGATION</text:p>
                </table:table-cell>
              </table:table-row>
            </table:table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office:value-type="string" table:style-name="Tableau11.A5">
            <text:p text:style-name="P9">Publicité ?</text:p>
          </table:table-cell>
          <table:table-cell office:value-type="string" table:number-columns-spanned="3" table:style-name="Tableau11.B11">
            <text:p text:style-name="P17"><text:span text:style-name="T10"><office:annotation><dc:creator>Auteur inconnu</dc:creator><dc:date>2017-05-16T10:11:54</dc:date><text:p text:style-name="P64"><text:span text:style-name="T66">do </text:span><text:span text:style-name="T71">text</text:span><text:span text:style-name="T66"> if not 'Ann' in licence_helper.inquiry_type</text:span></text:p></office:annotation></text:span><text:span text:style-name="T10"><draw:control draw:control="control105" draw:style-name="gr1" draw:text-style-name="P65" draw:z-index="104" svg:height="0.399cm" svg:width="0.447cm" text:anchor-type="as-char"/></text:span><text:span text:style-name="T10"><text:s/>ANNONCE DE PROJET</text:span></text:p>
            <text:p text:style-name="P12"><text:span text:style-name="T39"><office:annotation><dc:creator>Auteur inconnu</dc:creator><dc:date>2017-05-16T10:11:54</dc:date><text:p text:style-name="P64"><text:span text:style-name="T66">do </text:span><text:span text:style-name="T71">text</text:span><text:span text:style-name="T66"> if 'Ann' in licence_helper.inquiry_type</text:span></text:p></office:annotation></text:span><text:span text:style-name="T39"><draw:control draw:control="control104" draw:style-name="gr1" draw:text-style-name="P65" draw:z-index="103" svg:height="0.399cm" svg:width="0.447cm" text:anchor-type="as-char"/></text:span><text:span text:style-name="T39"><text:s/>ANNONCE DE PROJET</text:span></text:p>
          </table:table-cell>
          <table:covered-table-cell/>
          <table:covered-table-cell/>
          <table:table-cell office:value-type="string" table:number-columns-spanned="2" table:style-name="Tableau11.B11">
            <text:p text:style-name="P17"><text:span text:style-name="T10"><office:annotation><dc:creator>Auteur inconnu</dc:creator><dc:date>2017-05-16T10:11:54</dc:date><text:p text:style-name="P64"><text:span text:style-name="T66">do </text:span><text:span text:style-name="T71">text</text:span><text:span text:style-name="T66"> if not 'Enq' in licence_helper.inquiry_type</text:span></text:p></office:annotation></text:span><text:span text:style-name="T10"><draw:control draw:control="control103" draw:style-name="gr1" draw:text-style-name="P65" draw:z-index="102" svg:height="0.399cm" svg:width="0.447cm" text:anchor-type="as-char"/></text:span><text:span text:style-name="T10"><text:s/>ENQUETE PUBLIQUE</text:span></text:p>
            <text:p text:style-name="P12"><text:span text:style-name="T39"><office:annotation><dc:creator>Auteur inconnu</dc:creator><dc:date>2017-05-16T10:11:54</dc:date><text:p text:style-name="P64"><text:span text:style-name="T66">do </text:span><text:span text:style-name="T71">text</text:span><text:span text:style-name="T66"> if 'Enq' in licence_helper.inquiry_type</text:span></text:p></office:annotation></text:span><text:span text:style-name="T39"><draw:control draw:control="control102" draw:style-name="gr1" draw:text-style-name="P65" draw:z-index="101" svg:height="0.399cm" svg:width="0.447cm" text:anchor-type="as-char"/></text:span><text:span text:style-name="T39"><text:s/>ENQUETE PUBLIQUE</text:span></text:p>
          </table:table-cell>
          <table:covered-table-cell/>
          <table:table-cell office:value-type="string" table:style-name="Tableau11.B7">
            <text:p text:style-name="P7">du ..................... au .................... Réclamation? </text:p>
          </table:table-cell>
        </table:table-row>
        <table:table-row table:style-name="Tableau11.7">
          <table:table-cell office:value-type="string" table:style-name="Tableau11.A2">
            <text:p text:style-name="P7">Réunion de projet préalable ?</text:p>
          </table:table-cell>
          <table:table-cell office:value-type="string" table:number-columns-spanned="6" table:style-name="Tableau11.B2">
            <text:p text:style-name="P7"><draw:control draw:control="control74" draw:style-name="gr1" draw:text-style-name="P65" draw:z-index="73" svg:height="0.399cm" svg:width="0.447cm" text:anchor-type="as-char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3">
          <table:table-cell office:value-type="string" table:style-name="Tableau11.A2">
            <text:p text:style-name="P22">Equipement de la voirie</text:p>
            <text:p text:style-name="P22">Type de voirie : <text:span text:style-name="T43"><text:text-input text:description="">self.roadType</text:text-input></text:span></text:p>
          </table:table-cell>
          <table:table-cell office:value-type="string" table:number-columns-spanned="6" table:style-name="Tableau11.B2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office:value-type="string" table:style-name="Tableau14.A1">
                  <text:p text:style-name="P46"><office:annotation><dc:creator>Ngaha </dc:creator><dc:date>2015-06-16T14:05:28</dc:date><text:p text:style-name="P64"><text:span text:style-name="T66">do text if not licence_helper.roadCoating</text:span></text:p></office:annotation><draw:control draw:control="control110" draw:style-name="gr1" draw:text-style-name="P65" draw:z-index="109" svg:height="0.399cm" svg:width="0.447cm" text:anchor-type="as-char"/>revêtement en </text:p>
                  <text:p text:style-name="P46"><office:annotation><dc:creator>Ngaha </dc:creator><dc:date>2015-06-16T14:04:23</dc:date><text:p text:style-name="P64"><text:span text:style-name="T66">do text if licence_helper.roadCoating</text:span></text:p></office:annotation><draw:control draw:control="control109" draw:style-name="gr1" draw:text-style-name="P65" draw:z-index="108" svg:height="0.399cm" svg:width="0.447cm" text:anchor-type="as-char"/>revêtement en <text:text-input text:description="">self.roadCoating</text:text-input></text:p>
                </table:table-cell>
                <table:table-cell office:value-type="string" table:style-name="Tableau14.A1">
                  <text:p text:style-name="P46"><office:annotation><dc:creator>Ngaha </dc:creator><dc:date>2015-06-16T13:40:43</dc:date><text:p text:style-name="P64"><text:span text:style-name="T68">do text if not self.roadEquipments.__str__().count(u"'eau'")</text:span></text:p></office:annotation><draw:control draw:control="control111" draw:style-name="gr1" draw:text-style-name="P65" draw:z-index="110" svg:height="0.399cm" svg:width="0.447cm" text:anchor-type="as-char"/>eau</text:p>
                  <text:p text:style-name="P46"><office:annotation><dc:creator>Ngaha </dc:creator><dc:date>2015-06-16T13:41:59</dc:date><text:p text:style-name="P64"><text:span text:style-name="T66">do text if self.roadEquipments.__str__().count(u"'eau'")</text:span></text:p></office:annotation><draw:control draw:control="control112" draw:style-name="gr1" draw:text-style-name="P65" draw:z-index="111" svg:height="0.399cm" svg:width="0.447cm" text:anchor-type="as-char"/>eau</text:p>
                </table:table-cell>
                <table:table-cell office:value-type="string" table:style-name="Tableau14.A1">
                  <text:p text:style-name="P46"><office:annotation><dc:creator>Ngaha </dc:creator><dc:date>2015-06-16T14:04:05</dc:date><text:p text:style-name="P64"><text:span text:style-name="T66">do text if not self.roadEquipments.__str__().count(u"'electricite'")</text:span></text:p></office:annotation><draw:control draw:control="control113" draw:style-name="gr1" draw:text-style-name="P65" draw:z-index="112" svg:height="0.399cm" svg:width="0.447cm" text:anchor-type="as-char"/>électricité</text:p>
                  <text:p text:style-name="P46"><office:annotation><dc:creator>Ngaha </dc:creator><dc:date>2015-06-16T13:42:53</dc:date><text:p text:style-name="P64"><text:span text:style-name="T66">do text if self.roadEquipments.__str__().count(u"'electricite'")</text:span></text:p></office:annotation><draw:control draw:control="control114" draw:style-name="gr1" draw:text-style-name="P65" draw:z-index="113" svg:height="0.399cm" svg:width="0.447cm" text:anchor-type="as-char"/>électricité</text:p>
                </table:table-cell>
              </table:table-row>
              <table:table-row>
                <table:table-cell office:value-type="string" table:number-columns-spanned="2" table:style-name="Tableau14.A1">
                  <text:p text:style-name="P46"><office:annotation><dc:creator>Ngaha </dc:creator><dc:date>2015-06-16T14:07:58</dc:date><text:p text:style-name="P64"><text:span text:style-name="T66">do text if not self.roadEquipments.__str__().count(u"'epuration'")</text:span></text:p></office:annotation><draw:control draw:control="control116" draw:style-name="gr1" draw:text-style-name="P65" draw:z-index="115" svg:height="0.399cm" svg:width="0.447cm" text:anchor-type="as-char"/><text:span text:style-name="T6">égout</text:span> existant relié en aval <text:s/>à une <text:span text:style-name="T6">station d'épuration</text:span> publique</text:p>
                  <text:p text:style-name="P46"><office:annotation><dc:creator>Ngaha </dc:creator><dc:date>2015-06-16T14:06:11</dc:date><text:p text:style-name="P64"><text:span text:style-name="T66">do text if self.roadEquipments.__str__().count(u"'epuration'")</text:span></text:p></office:annotation><draw:control draw:control="control115" draw:style-name="gr1" draw:text-style-name="P65" draw:z-index="114" svg:height="0.399cm" svg:width="0.447cm" text:anchor-type="as-char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office:value-type="string" table:style-name="Tableau14.A1">
                  <text:p text:style-name="P46"><office:annotation><dc:creator>Ngaha </dc:creator><dc:date>2015-06-16T14:14:11</dc:date><text:p text:style-name="P64"><text:span text:style-name="T66">do text if not self.roadEquipments.__str__().count(u"'pascollecteeaux'")</text:span></text:p></office:annotation><draw:control draw:control="control117" draw:style-name="gr1" draw:text-style-name="P65" draw:z-index="116" svg:height="0.399cm" svg:width="0.447cm" text:anchor-type="as-char"/>pas d'égout</text:p>
                  <text:p text:style-name="P46"><office:annotation><dc:creator>Ngaha </dc:creator><dc:date>2015-06-16T14:13:36</dc:date><text:p text:style-name="P64"><text:span text:style-name="T66">do text if self.roadEquipments.__str__().count(u"'pascollecteeaux'")</text:span></text:p></office:annotation><draw:control draw:control="control118" draw:style-name="gr1" draw:text-style-name="P65" draw:z-index="117" svg:height="0.399cm" svg:width="0.447cm" text:anchor-type="as-char"/>pas d'égout</text:p>
                </table:table-cell>
              </table:table-row>
              <table:table-row>
                <table:table-cell office:value-type="string" table:number-columns-spanned="3" table:style-name="Tableau14.A1">
                  <text:p text:style-name="P46">Situation au PASH :</text:p>
                  <text:p text:style-name="P46"><office:annotation><dc:creator>Ngaha </dc:creator><dc:date>2016-04-14T13:45:55</dc:date><text:p text:style-name="P64"><text:span text:style-name="T66">do text if self.getPash().__str__().count('collective')</text:span></text:p></office:annotation>Assainissement collectif</text:p>
                  <text:p text:style-name="P46"><office:annotation><dc:creator>Ngaha </dc:creator><dc:date>2016-04-14T13:49:38</dc:date><text:p text:style-name="P64"><text:span text:style-name="T66">do text if self.getPash().__str__().count('transitoire')</text:span></text:p></office:annotation>Assainissement transitoire</text:p>
                  <text:p text:style-name="P46"><office:annotation><dc:creator>Ngaha </dc:creator><dc:date>2016-04-14T13:50:03</dc:date><text:p text:style-name="P64"><text:span text:style-name="T66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9">Application du décret « voirie » ?</text:p>
          </table:table-cell>
          <table:table-cell office:value-type="string" table:number-columns-spanned="6" table:style-name="Tableau11.B2">
            <text:p text:style-name="P7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office:value-type="string" table:number-rows-spanned="2" table:style-name="Tableau11.A5">
            <text:p text:style-name="P7">Avis</text:p>
            <text:p text:style-name="P7"/>
            <text:p text:style-name="P7"/>
          </table:table-cell>
          <table:table-cell office:value-type="string" table:style-name="Tableau11.B11">
            <text:p text:style-name="P7">OBLIGATOIRES :</text:p>
          </table:table-cell>
          <table:table-cell office:value-type="string" table:number-columns-spanned="5" table:style-name="Tableau11.F5">
            <text:p text:style-name="P47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office:value-type="string" table:style-name="Tableau11.B16">
            <text:p text:style-name="P7">FACULTATIFS :</text:p>
          </table:table-cell>
          <table:table-cell office:value-type="string" table:number-columns-spanned="5" table:style-name="Tableau11.F5">
            <text:p text:style-name="P47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7">Bien classé ou assimilé</text:p>
          </table:table-cell>
          <table:table-cell office:value-type="string" table:number-columns-spanned="6" table:style-name="Tableau11.B2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office:value-type="string" table:style-name="Tableau15.A1">
                  <text:p text:style-name="P46"><office:annotation><dc:creator>Ngaha </dc:creator><dc:date>2015-06-09T11:30:15</dc:date><text:p text:style-name="P64"><text:span text:style-name="T66">do text if not 'class' in licence_helper.protectedBuilding</text:span></text:p></office:annotation><draw:control draw:control="control120" draw:style-name="gr1" draw:text-style-name="P65" draw:z-index="119" svg:height="0.399cm" svg:width="0.447cm" text:anchor-type="as-char"/>classé ou assimilé</text:p>
                  <text:p text:style-name="P46"><office:annotation><dc:creator>Ngaha </dc:creator><dc:date>2015-06-09T11:30:31</dc:date><text:p text:style-name="P64"><text:span text:style-name="T66">do text if <text:s/>'class' in licence_helper.protectedBuilding</text:span></text:p></office:annotation><draw:control draw:control="control119" draw:style-name="gr1" draw:text-style-name="P65" draw:z-index="118" svg:height="0.399cm" svg:width="0.447cm" text:anchor-type="as-char"/>classé ou assimilé</text:p>
                </table:table-cell>
                <table:table-cell office:value-type="string" table:style-name="Tableau15.A1">
                  <text:p text:style-name="P53"><office:annotation><dc:creator>Ngaha </dc:creator><dc:date>2015-06-09T11:31:08</dc:date><text:p text:style-name="P64"><text:span text:style-name="T66">do text if not 'zone de protection' in licence_helper.protectedBuilding</text:span></text:p></office:annotation><draw:control draw:control="control122" draw:style-name="gr1" draw:text-style-name="P65" draw:z-index="121" svg:height="0.399cm" svg:width="0.447cm" text:anchor-type="as-char"/>zone de protection</text:p>
                  <text:p text:style-name="P53"><office:annotation><dc:creator>Ngaha </dc:creator><dc:date>2015-06-09T11:32:40</dc:date><text:p text:style-name="P64"><text:span text:style-name="T66">do text if 'zone de protection' in licence_helper.protectedBuilding</text:span></text:p></office:annotation><draw:control draw:control="control121" draw:style-name="gr1" draw:text-style-name="P65" draw:z-index="120" svg:height="0.399cm" svg:width="0.447cm" text:anchor-type="as-char"/>zone de protection</text:p>
                </table:table-cell>
                <table:table-cell office:value-type="string" table:style-name="Tableau15.A1">
                  <text:p text:style-name="P53"><office:annotation><dc:creator>Ngaha </dc:creator><dc:date>2015-06-09T11:33:01</dc:date><text:p text:style-name="P64"><text:span text:style-name="T66">do text if not <text:s/>u"repris \xe0 l'inventaire" in licence_helper.protectedBuilding</text:span></text:p></office:annotation><draw:control draw:control="control123" draw:style-name="gr1" draw:text-style-name="P65" draw:z-index="122" svg:height="0.399cm" svg:width="0.447cm" text:anchor-type="as-char"/>repris à l'inventaire</text:p>
                  <text:p text:style-name="P53"><office:annotation><dc:creator>Ngaha </dc:creator><dc:date>2015-06-09T11:34:20</dc:date><text:p text:style-name="P64"><text:span text:style-name="T66">do text if <text:s/>u"repris \xe0 l'inventaire" in licence_helper.protectedBuilding</text:span></text:p></office:annotation><draw:control draw:control="control124" draw:style-name="gr1" draw:text-style-name="P65" draw:z-index="123" svg:height="0.399cm" svg:width="0.447cm" text:anchor-type="as-char"/>repris à l'inventaire</text:p>
                </table:table-cell>
                <table:table-cell office:value-type="string" table:style-name="Tableau15.A1">
                  <text:p text:style-name="P53"><office:annotation><dc:creator>Ngaha </dc:creator><dc:date>2015-06-09T11:34:36</dc:date><text:p text:style-name="P64"><text:span text:style-name="T66">do text if not u"\xe0 l'Atlas arch\xe9ologique" in licence_helper.protectedBuilding</text:span></text:p></office:annotation><draw:control draw:control="control125" draw:style-name="gr1" draw:text-style-name="P65" draw:z-index="124" svg:height="0.399cm" svg:width="0.447cm" text:anchor-type="as-char"/>à l'atlas archéologique</text:p>
                  <text:p text:style-name="P53"><office:annotation><dc:creator>Ngaha </dc:creator><dc:date>2015-06-09T11:35:34</dc:date><text:p text:style-name="P64"><text:span text:style-name="T66">do text if u"\xe0 l'Atlas arch\xe9ologique" in licence_helper.protectedBuilding</text:span></text:p></office:annotation><draw:control draw:control="control126" draw:style-name="gr1" draw:text-style-name="P65" draw:z-index="125" svg:height="0.399cm" svg:width="0.447cm" text:anchor-type="as-char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7">Etude d’Incidence ?</text:p>
          </table:table-cell>
          <table:table-cell office:value-type="string" table:number-columns-spanned="6" table:style-name="Tableau11.B2">
            <text:p text:style-name="P34"><office:annotation><dc:creator>Ngaha </dc:creator><dc:date>2015-06-16T16:27:23</dc:date><text:p text:style-name="P64"><text:span text:style-name="T68">do text if not self.impactStudy</text:span></text:p></office:annotation><draw:control draw:control="control108" draw:style-name="gr1" draw:text-style-name="P65" draw:z-index="107" svg:height="0.399cm" svg:width="0.447cm" text:anchor-type="as-char"/>oui (ne concerne PAS la notice dévaluation préalable des incidences, toujours nécessaire)</text:p>
            <text:p text:style-name="P34"><office:annotation><dc:creator>Ngaha </dc:creator><dc:date>2015-06-16T16:30:24</dc:date><text:p text:style-name="P64"><text:span text:style-name="T66">do text if self.impactStudy</text:span></text:p></office:annotation><draw:control draw:control="control107" draw:style-name="gr1" draw:text-style-name="P65" draw:z-index="106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19">
            <text:p text:style-name="P19">Rapport du Collège,</text:p>
          </table:table-cell>
          <table:table-cell office:value-type="string" table:number-columns-spanned="6" table:style-name="Tableau11.B19">
            <text:p text:style-name="P9"><text:bookmark text:name="Unknown54"/><draw:control draw:control="control77" draw:style-name="gr1" draw:text-style-name="P65" draw:z-index="76" svg:height="0.399cm" svg:width="0.447cm" text:anchor-type="as-char"/>favorable <text:s text:c="3"/><text:bookmark text:name="Unknown55"/><draw:control draw:control="control76" draw:style-name="gr1" draw:text-style-name="P65" draw:z-index="75" svg:height="0.399cm" svg:width="0.447cm" text:anchor-type="as-char"/>favorable conditionnel <text:s text:c="4"/><text:bookmark text:name="Unknown56"/><draw:control draw:control="control75" draw:style-name="gr1" draw:text-style-name="P65" draw:z-index="74" svg:height="0.399cm" svg:width="0.447cm" text:anchor-type="as-char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office:value-type="string" table:style-name="Tableau11.A20">
            <text:p text:style-name="P7"/>
          </table:table-cell>
          <table:table-cell office:value-type="string" table:number-columns-spanned="6" table:style-name="Tableau11.B20">
            <text:p text:style-name="P13"><text:bookmark text:name="Unknown57"/><draw:control draw:control="control78" draw:style-name="gr1" draw:text-style-name="P65" draw:z-index="77" svg:height="0.399cm" svg:width="0.447cm" text:anchor-type="as-char"/>du <text:s/>…………………… <text:s text:c="5"/><text:bookmark text:name="Unknown58"/><draw:control draw:control="control80" draw:style-name="gr1" draw:text-style-name="P65" draw:z-index="79" svg:height="0.399cm" svg:width="0.447cm" text:anchor-type="as-char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1">
            <text:p text:style-name="P7"><text:span text:style-name="T5">Décision finale du Collège</text:span> </text:p>
          </table:table-cell>
          <table:table-cell office:value-type="string" table:number-columns-spanned="6" table:style-name="Tableau11.B21">
            <text:p text:style-name="P14"><draw:control draw:control="control79" draw:style-name="gr1" draw:text-style-name="P65" draw:z-index="78" svg:height="0.399cm" svg:width="0.447cm" text:anchor-type="as-char"/><text:s/>s’écartant de l’<text:span text:style-name="T14">avis</text:span> préalable du Fonctionnaire Délégué <text:span text:style-name="T35">(NB : interdit avec une </text:span><text:span text:style-name="T31">dérogation</text:span><text:span text:style-name="T35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2"><text:span text:style-name="T5">Envoyé le</text:span> ........................................ <text:span text:style-name="T44">(date réelle d’envoi)</text:span><text:span text:style-name="T5">, par le Collège :</text:span></text:p>
      <text:p text:style-name="P23"/>
      <text:p text:style-name="P38"><office:annotation><dc:creator>Gauthier Bastien</dc:creator><dc:date>2011-01-13T14:56:41</dc:date><text:p text:style-name="P64"><text:span text:style-name="T67">do text</text:span></text:p><text:p text:style-name="P64"><text:span text:style-name="T67">from document(at=signatures, format='odt')</text:span></text:p></office:annotation>Import depuis signatures.odt</text:p>
      <text:p text:style-name="P28"/>
      <text:p text:style-name="P28"/>
      <text:p text:style-name="P56">AMENAGEMENT DU TERRITOIRE ET URBANISME</text:p>
      <text:p text:style-name="P29">FORMULAIRE D'ENVOI D'UN DOSSIER AU FONCTIONNAIRE DELEGUE</text:p>
      <text:p text:style-name="P27"><text:span text:style-name="T63"><text:s/></text:span><text:span text:style-name="T65">par le collège de la ville de </text:span><text:span text:style-name="Police_20_par_20_défaut"><text:span text:style-name="T29"><text:text-input text:description="">tool.getCityName()</text:text-input></text:span></text:span><text:span text:style-name="T65"><text:tab/><text:tab/></text:span><text:span text:style-name="T63">Références communales : </text:span><text:span text:style-name="T63"><text:text-input text:description="">licence_helper.reference</text:text-input></text:span></text:p>
      <text:p text:style-name="P30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52"/>
          </table:table-cell>
          <table:covered-table-cell/>
        </table:table-row>
        <table:table-row>
          <table:table-cell office:value-type="string" table:style-name="Tableau1.A2">
            <text:p text:style-name="P32"/>
          </table:table-cell>
          <table:table-cell office:value-type="string" table:style-name="Tableau1.B2">
            <text:p text:style-name="P32"/>
          </table:table-cell>
        </table:table-row>
        <table:table-row>
          <table:table-cell office:value-type="string" table:number-columns-spanned="2" table:style-name="Tableau1.A3">
            <text:p text:style-name="P41"/>
          </table:table-cell>
          <table:covered-table-cell/>
        </table:table-row>
      </table:table>
      <text:p text:style-name="P48"/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40"><office:annotation><dc:creator>Ngaha </dc:creator><dc:date>2015-06-08T13:37:51</dc:date><text:p text:style-name="P64"><text:span text:style-name="T68">do text if not self.folderCategory.count('UCO')</text:span></text:p></office:annotation><draw:control draw:control="control2" draw:style-name="gr1" draw:text-style-name="P65" draw:z-index="1" svg:height="0.399cm" svg:width="0.447cm" text:anchor-type="as-char"/><text:span text:style-name="T6">DUP :</text:span> déclaration Urbanistique Préalable</text:p>
            <text:p text:style-name="P40"><office:annotation><dc:creator>Ngaha </dc:creator><dc:date>2015-06-08T13:43:27</dc:date><text:p text:style-name="P64"><text:span text:style-name="T66">do text if not self.folderCategory.count('UCO')</text:span></text:p></office:annotation><draw:control draw:control="control17" draw:style-name="gr1" draw:text-style-name="P65" draw:z-index="16" svg:height="0.399cm" svg:width="0.447cm" text:anchor-type="as-char"/><text:span text:style-name="T6">DUP :</text:span> déclaration Urbanistique Préalable</text:p>
            <text:p text:style-name="P40"><office:annotation><dc:creator>Ngaha </dc:creator><dc:date>2015-06-08T14:03:02</dc:date><text:p text:style-name="P64"><text:span text:style-name="T66">do text if not self.folderCategory.startswith('CU1')</text:span></text:p></office:annotation><draw:control draw:control="control3" draw:style-name="gr1" draw:text-style-name="P65" draw:z-index="2" svg:height="0.399cm" svg:width="0.447cm" text:anchor-type="as-char"/><text:span text:style-name="T6">CU1 :</text:span> certificat d'urbanisme n°1</text:p>
            <text:p text:style-name="P40"><office:annotation><dc:creator>Ngaha </dc:creator><dc:date>2015-06-08T14:03:42</dc:date><text:p text:style-name="P64"><text:span text:style-name="T66">do text if self.folderCategory.startswith('CU1')</text:span></text:p></office:annotation><draw:control draw:control="control20" draw:style-name="gr1" draw:text-style-name="P65" draw:z-index="19" svg:height="0.399cm" svg:width="0.447cm" text:anchor-type="as-char"/><text:span text:style-name="T6">CU1 :</text:span> certificat d'urbanisme n°1</text:p>
            <text:p text:style-name="P40"><office:annotation><dc:creator>Ngaha </dc:creator><dc:date>2015-06-08T14:04:17</dc:date><text:p text:style-name="P64"><text:span text:style-name="T66">do text if not self.folderCategory.startswith('CU2')</text:span></text:p></office:annotation><draw:control draw:control="control4" draw:style-name="gr1" draw:text-style-name="P65" draw:z-index="3" svg:height="0.399cm" svg:width="0.447cm" text:anchor-type="as-char"/><text:span text:style-name="T6">CU2 :</text:span> certificat d'urbanisme n°2</text:p>
            <text:p text:style-name="P40"><office:annotation><dc:creator>Ngaha </dc:creator><dc:date>2015-06-08T14:04:46</dc:date><text:p text:style-name="P64"><text:span text:style-name="T66">do text if self.folderCategory.startswith('CU2')</text:span></text:p></office:annotation><draw:control draw:control="control21" draw:style-name="gr1" draw:text-style-name="P65" draw:z-index="20" svg:height="0.399cm" svg:width="0.447cm" text:anchor-type="as-char"/><text:span text:style-name="T6">CU2 :</text:span> certificat d'urbanisme n°2</text:p>
            <text:p text:style-name="P40"><office:annotation><dc:creator>Ngaha </dc:creator><dc:date>2015-06-08T14:05:06</dc:date><text:p text:style-name="P64"><text:span text:style-name="T66">do text if not self.folderCategory.startswith('PU')</text:span></text:p></office:annotation><draw:control draw:control="control5" draw:style-name="gr1" draw:text-style-name="P65" draw:z-index="4" svg:height="0.399cm" svg:width="0.447cm" text:anchor-type="as-char"/><text:span text:style-name="T6">PU :</text:span> demande de permis unique</text:p>
            <text:p text:style-name="P32"><text:span text:style-name="T10"><office:annotation><dc:creator>Ngaha </dc:creator><dc:date>2015-06-08T14:05:32</dc:date><text:p text:style-name="P64"><text:span text:style-name="T66">do text if self.folderCategory.startswith('PU')</text:span></text:p></office:annotation></text:span><text:span text:style-name="T10"><draw:control draw:control="control22" draw:style-name="gr1" draw:text-style-name="P65" draw:z-index="21" svg:height="0.399cm" svg:width="0.447cm" text:anchor-type="as-char"/></text:span>PU :<text:span text:style-name="T10"> demande de permis unique</text:span></text:p>
            <text:p text:style-name="P32"><office:annotation><dc:creator>Ngaha </dc:creator><dc:date>2015-06-08T14:05:50</dc:date><text:p text:style-name="P64"><text:span text:style-name="T66">do text if not self.folderCategory.startswith('DIV')</text:span></text:p></office:annotation><draw:control draw:control="control6" draw:style-name="gr1" draw:text-style-name="P65" draw:z-index="5" svg:height="0.399cm" svg:width="0.447cm" text:anchor-type="as-char"/>DIV : <text:span text:style-name="T10">autre demande</text:span></text:p>
            <text:p text:style-name="P32"><text:span text:style-name="T10"><office:annotation><dc:creator>Ngaha </dc:creator><dc:date>2015-06-08T14:06:20</dc:date><text:p text:style-name="P64"><text:span text:style-name="T66">do text if self.folderCategory.startswith('DIV')</text:span></text:p></office:annotation></text:span><text:span text:style-name="T10"><draw:control draw:control="control23" draw:style-name="gr1" draw:text-style-name="P65" draw:z-index="22" svg:height="0.399cm" svg:width="0.447cm" text:anchor-type="as-char"/></text:span>DIV <text:span text:style-name="T10">: autre demande</text:span></text:p>
            <text:p text:style-name="P32"><office:annotation><dc:creator>Ngaha </dc:creator><dc:date>2015-06-08T14:06:37</dc:date><text:p text:style-name="P64"><text:span text:style-name="T66">do text if not self.folderCategory.startswith('UCP')</text:span></text:p></office:annotation><draw:control draw:control="control7" draw:style-name="gr1" draw:text-style-name="P65" draw:z-index="6" svg:height="0.399cm" svg:width="0.447cm" text:anchor-type="as-char"/>UCP : <text:span text:style-name="T10">permis d'urbanisme à caractère public</text:span></text:p>
            <text:p text:style-name="P32"><text:span text:style-name="T10"><office:annotation><dc:creator>Ngaha </dc:creator><dc:date>2015-06-08T14:07:42</dc:date><text:p text:style-name="P64"><text:span text:style-name="T66">do text if self.folderCategory.startswith('UCP')</text:span></text:p></office:annotation></text:span><text:span text:style-name="T10"><draw:control draw:control="control24" draw:style-name="gr1" draw:text-style-name="P65" draw:z-index="23" svg:height="0.399cm" svg:width="0.447cm" text:anchor-type="as-char"/></text:span>UCP <text:span text:style-name="T10">: permis d'urbanisme à caractère public</text:span></text:p>
            <text:p text:style-name="P32"><office:annotation><dc:creator>Ngaha </dc:creator><dc:date>2015-06-08T14:08:42</dc:date><text:p text:style-name="P64"><text:span text:style-name="T66">do text if not self.folderCategory.startswith('LCP')</text:span></text:p></office:annotation><draw:control draw:control="control8" draw:style-name="gr1" draw:text-style-name="P65" draw:z-index="7" svg:height="0.399cm" svg:width="0.447cm" text:anchor-type="as-char"/>LCP : <text:span text:style-name="T10">permis d'urbanisation caractère public</text:span></text:p>
            <text:p text:style-name="P32"><text:span text:style-name="T10"><office:annotation><dc:creator>Ngaha </dc:creator><dc:date>2015-06-08T14:08:15</dc:date><text:p text:style-name="P64"><text:span text:style-name="T66">do text if self.folderCategory.startswith('LCP')</text:span></text:p></office:annotation></text:span><text:span text:style-name="T10"><draw:control draw:control="control25" draw:style-name="gr1" draw:text-style-name="P65" draw:z-index="24" svg:height="0.399cm" svg:width="0.447cm" text:anchor-type="as-char"/></text:span>LCP <text:span text:style-name="T10">: permis d'urbanisation caractère public</text:span></text:p>
            <text:p text:style-name="P42"><text:span text:style-name="T36">PERMIS INTEGRE COMMERCIAL :</text:span> <text:s/><draw:control draw:control="control49" draw:style-name="gr1" draw:text-style-name="P65" draw:z-index="48" svg:height="0.399cm" svg:width="0.447cm" text:anchor-type="as-char"/><text:s/>PIUR : </text:p>
          </table:table-cell>
          <table:table-cell office:value-type="string" table:style-name="Tableau2.B1">
            <text:p text:style-name="P32"><text:span text:style-name="T10"><office:annotation><dc:creator>Ngaha </dc:creator><dc:date>2015-06-08T13:56:55</dc:date><text:p text:style-name="P64"><text:span text:style-name="T66">do text if not self.folderCategory.startswith('UAP')</text:span></text:p></office:annotation></text:span><text:span text:style-name="T10"><draw:control draw:control="control18" draw:style-name="gr1" draw:text-style-name="P65" draw:z-index="17" svg:height="0.399cm" svg:width="0.447cm" text:anchor-type="as-char"/></text:span>UAP <text:span text:style-name="T10">: permis d'urbanisme </text:span><text:span text:style-name="T38">hors RCU, PCA, lot</text:span><text:span text:style-name="T33">,</text:span><text:span text:style-name="T10"> avec intervention du FD</text:span></text:p>
            <text:p text:style-name="P32"><text:span text:style-name="T10"><office:annotation><dc:creator>Ngaha </dc:creator><dc:date>2015-06-08T13:57:17</dc:date><text:p text:style-name="P64"><text:span text:style-name="T66">do text if self.folderCategory.startswith('UAP')</text:span></text:p></office:annotation></text:span><text:span text:style-name="T10"><draw:control draw:control="control19" draw:style-name="gr1" draw:text-style-name="P65" draw:z-index="18" svg:height="0.399cm" svg:width="0.447cm" text:anchor-type="as-char"/></text:span>UAP <text:span text:style-name="T10">: permis d'urbanisme </text:span><text:span text:style-name="T38">hors RCU, PCA, lot</text:span><text:span text:style-name="T33">,</text:span><text:span text:style-name="T10"> avec intervention du FD</text:span></text:p>
            <text:p text:style-name="P32"><office:annotation><dc:creator>Ngaha </dc:creator><dc:date>2015-06-08T14:10:16</dc:date><text:p text:style-name="P64"><text:span text:style-name="T66">do text if not self.folderCategory.startswith('UDC ')</text:span></text:p></office:annotation><draw:control draw:control="control9" draw:style-name="gr1" draw:text-style-name="P65" draw:z-index="8" svg:height="0.399cm" svg:width="0.447cm" text:anchor-type="as-char"/>UDC :<text:span text:style-name="T10"> permis direct du Collège (vu art 107 ou dans RCU, PCA, Lotissement)</text:span></text:p>
            <text:p text:style-name="P32"><text:span text:style-name="T10"><office:annotation><dc:creator>Ngaha </dc:creator><dc:date>2015-06-08T14:09:27</dc:date><text:p text:style-name="P64"><text:span text:style-name="T66">do text if self.folderCategory.startswith('UDC ')</text:span></text:p></office:annotation></text:span><text:span text:style-name="T10"><draw:control draw:control="control26" draw:style-name="gr1" draw:text-style-name="P65" draw:z-index="25" svg:height="0.399cm" svg:width="0.447cm" text:anchor-type="as-char"/></text:span>UDC <text:span text:style-name="T10">: permis direct du Collège (vu art 107 ou dans RCU, PCA, Lotissement)</text:span></text:p>
            <text:p text:style-name="P32"><office:annotation><dc:creator>Ngaha </dc:creator><dc:date>2015-06-08T14:11:43</dc:date><text:p text:style-name="P64"><text:span text:style-name="T66">do text if not self.folderCategory.startswith('UDC/D')</text:span></text:p></office:annotation><draw:control draw:control="control10" draw:style-name="gr1" draw:text-style-name="P65" draw:z-index="9" svg:height="0.399cm" svg:width="0.447cm" text:anchor-type="as-char"/>UDC/D : <text:span text:style-name="T10">permis </text:span><text:span text:style-name="T13">avec dérogation</text:span><text:span text:style-name="T10"> dans RCU, PCA, Lotissement,</text:span></text:p>
            <text:p text:style-name="P32"><text:span text:style-name="T13"><office:annotation><dc:creator>Ngaha </dc:creator><dc:date>2015-06-08T14:11:26</dc:date><text:p text:style-name="P64"><text:span text:style-name="T66">do text if self.folderCategory.startswith('UDC/D')</text:span></text:p></office:annotation></text:span><text:span text:style-name="T13"><draw:control draw:control="control27" draw:style-name="gr1" draw:text-style-name="P65" draw:z-index="26" svg:height="0.399cm" svg:width="0.447cm" text:anchor-type="as-char"/></text:span><text:span text:style-name="T12">UDC/D</text:span><text:span text:style-name="T13"> : permis avec dérogation dans RCU, PCA, Lotissement,</text:span></text:p>
            <text:p text:style-name="P32"><office:annotation><dc:creator>Ngaha </dc:creator><dc:date>2015-06-08T14:12:50</dc:date><text:p text:style-name="P64"><text:span text:style-name="T66">do text if not self.folderCategory.startswith('LAP')</text:span></text:p></office:annotation><draw:control draw:control="control11" draw:style-name="gr1" draw:text-style-name="P65" draw:z-index="10" svg:height="0.399cm" svg:width="0.447cm" text:anchor-type="as-char"/>LAP : <text:span text:style-name="T10">permis d'urbanisation avec avis préalable du FD</text:span></text:p>
            <text:p text:style-name="P32"><text:span text:style-name="T10"><office:annotation><dc:creator>Ngaha </dc:creator><dc:date>2015-06-08T14:12:19</dc:date><text:p text:style-name="P64"><text:span text:style-name="T66">do text if self.folderCategory.startswith('LAP')</text:span></text:p></office:annotation></text:span><text:span text:style-name="T10"><draw:control draw:control="control28" draw:style-name="gr1" draw:text-style-name="P65" draw:z-index="27" svg:height="0.399cm" svg:width="0.447cm" text:anchor-type="as-char"/></text:span>LAP <text:span text:style-name="T10">: permis d'urbanisation avec avis préalable du FD</text:span></text:p>
            <text:p text:style-name="P32"><office:annotation><dc:creator>Ngaha </dc:creator><dc:date>2015-06-08T14:13:36</dc:date><text:p text:style-name="P64"><text:span text:style-name="T66">do text if not self.folderCategory.startswith('LAP/M')</text:span></text:p></office:annotation><draw:control draw:control="control12" draw:style-name="gr1" draw:text-style-name="P65" draw:z-index="11" svg:height="0.399cm" svg:width="0.447cm" text:anchor-type="as-char"/>LAP /M :<text:span text:style-name="T10"> modification du permis de lotir (= d'urbanisation) avec avis du FD</text:span></text:p>
            <text:p text:style-name="P32"><text:span text:style-name="T10"><office:annotation><dc:creator>Ngaha </dc:creator><dc:date>2015-06-08T14:13:11</dc:date><text:p text:style-name="P64"><text:span text:style-name="T66">do text if self.folderCategory.startswith('LAP/M')</text:span></text:p></office:annotation></text:span><text:span text:style-name="T10"><draw:control draw:control="control29" draw:style-name="gr1" draw:text-style-name="P65" draw:z-index="28" svg:height="0.399cm" svg:width="0.447cm" text:anchor-type="as-char"/></text:span>LAP /M<text:span text:style-name="T10"> : modification du permis de lotir (= d'urbanisation) avec avis du FD</text:span></text:p>
            <text:p text:style-name="P32"><office:annotation><dc:creator>Ngaha </dc:creator><dc:date>2015-06-08T14:14:29</dc:date><text:p text:style-name="P64"><text:span text:style-name="T66">do text if not self.folderCategory.startswith('LLDC')</text:span></text:p></office:annotation><draw:control draw:control="control13" draw:style-name="gr1" draw:text-style-name="P65" draw:z-index="12" svg:height="0.399cm" svg:width="0.447cm" text:anchor-type="as-char"/>LDC : <text:span text:style-name="T10">permis d'urbanisation dans un RUC, PCA, lotissement</text:span></text:p>
            <text:p text:style-name="P32"><text:span text:style-name="T10"><office:annotation><dc:creator>Ngaha </dc:creator><dc:date>2015-06-08T14:14:02</dc:date><text:p><text:span text:style-name="T66">do text if self.folderCategory.startswith('LLDC')</text:span></text:p></office:annotation></text:span><text:span text:style-name="T10"><draw:control draw:control="control30" draw:style-name="gr1" draw:text-style-name="P65" draw:z-index="29" svg:height="0.399cm" svg:width="0.447cm" text:anchor-type="as-char"/></text:span>LDC <text:span text:style-name="T10">: permis d'urbanisation dans un RUC, PCA, lotissement</text:span></text:p>
            <text:p text:style-name="P32"><office:annotation><dc:creator>Ngaha </dc:creator><dc:date>2015-06-08T14:15:10</dc:date><text:p text:style-name="P64"><text:span text:style-name="T66">do text if not self.folderCategory.startswith('LLDC/M')</text:span></text:p></office:annotation><draw:control draw:control="control14" draw:style-name="gr1" draw:text-style-name="P65" draw:z-index="13" svg:height="0.399cm" svg:width="0.447cm" text:anchor-type="as-char"/>LDC/M : <text:span text:style-name="T10">modification de permis de lotir ( =d'urbanisme) dans un RCU, PCA</text:span></text:p>
            <text:p text:style-name="P32"><text:span text:style-name="T10"><office:annotation><dc:creator>Ngaha </dc:creator><dc:date>2015-06-08T14:14:49</dc:date><text:p text:style-name="P64"><text:span text:style-name="T66">do text if self.folderCategory.startswith('LLDC/M')</text:span></text:p></office:annotation></text:span><text:span text:style-name="T10"><draw:control draw:control="control31" draw:style-name="gr1" draw:text-style-name="P65" draw:z-index="30" svg:height="0.399cm" svg:width="0.447cm" text:anchor-type="as-char"/></text:span>LDC/M<text:span text:style-name="T10"> : modification de permis de lotir ( =d'urbanisme) dans un RCU, PCA</text:span></text:p>
            <text:p text:style-name="P32"><text:span text:style-name="T10">d'urbanisme <text:s/></text:span><text:span text:style-name="T10"><draw:control draw:control="control50" draw:style-name="gr1" draw:text-style-name="P65" draw:z-index="49" svg:height="0.399cm" svg:width="0.447cm" text:anchor-type="as-char"/></text:span>PIEN :<text:span text:style-name="T10"> d'environnement </text:span><text:span text:style-name="T10"><draw:control draw:control="control51" draw:style-name="gr1" draw:text-style-name="P65" draw:z-index="50" svg:height="0.399cm" svg:width="0.447cm" text:anchor-type="as-char"/></text:span><text:span text:style-name="T10"><text:s/></text:span>PIUN : <text:span text:style-name="T10">Unique (=Urba. + Envir)</text:span></text:p>
          </table:table-cell>
        </table:table-row>
      </table:table>
      <text:p text:style-name="P4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P32"><text:span text:style-name="T1">DEMANDEUR : </text:span><text:span text:style-name="T3">n</text:span><text:span text:style-name="T10">om, prénom</text:span></text:p>
            <text:p text:style-name="P40"><text:s text:c="28"/>Adresse</text:p>
            <text:p text:style-name="P40"><text:s text:c="28"/>Tél.</text:p>
          </table:table-cell>
          <table:table-cell office:value-type="string" table:number-columns-spanned="3" table:style-name="Tableau3.B1">
            <text:p text:style-name="P34"><text:text-input text:description="Situation des travaux">self.getApplicantsSignaletic()</text:text-input></text:p>
            <text:p text:style-name="P34"><text:text-input text:description="">self.getApplicants()[0].getAddress()</text:text-input></text:p>
            <text:p text:style-name="P37"><text:text-input text:description="">self.getApplicants()[0].getPhone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2"><text:span text:style-name="T1">BIEN concerné </text:span><text:span text:style-name="T3">: </text:span><text:span text:style-name="T10">Adresse</text:span></text:p>
            <text:p text:style-name="P32"><text:s text:c="24"/><text:span text:style-name="T10">Références cadastrales</text:span></text:p>
          </table:table-cell>
          <table:table-cell office:value-type="string" table:number-columns-spanned="3" table:style-name="Tableau3.B2">
            <text:p text:style-name="P34"><text:text-input text:description="Situation des travaux">self.getWorkLocationSignaletic()</text:text-input></text:p>
            <text:p text:style-name="P34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0"><text:span text:style-name="T2">NATURE</text:span><text:span text:style-name="T1"> de la demande </text:span>(objet) :</text:p>
          </table:table-cell>
          <table:table-cell office:value-type="string" table:number-columns-spanned="3" table:style-name="Tableau3.B2">
            <text:p text:style-name="P34"><text:text-input text:description="Objet des travaux">licence_helper.licenceSubject</text:text-input></text:p>
          </table:table-cell>
          <table:covered-table-cell/>
          <table:covered-table-cell/>
        </table:table-row>
        <table:table-row table:style-name="Tableau3.4">
          <table:table-cell office:value-type="string" table:style-name="Tableau3.A2">
            <text:p text:style-name="P40"><text:span text:style-name="T6">AUTEUR DE PROJET</text:span> : <text:span text:style-name="T6"><text:s text:c="20"/></text:span></text:p>
          </table:table-cell>
          <table:table-cell office:value-type="string" table:number-columns-spanned="3" table:style-name="Tableau3.B2">
            <text:p text:style-name="P34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3">Date de dépôt dossier <text:span text:style-name="T12">complet</text:span></text:p>
          </table:table-cell>
          <table:table-cell office:value-type="string" table:style-name="Tableau3.A2">
            <text:p text:style-name="P5"><text:span text:style-name="T37"><text:text-input text:description="">tool.formatDate(urbanEventObj.getLastDeposit().getEventDate())</text:text-input></text:span><text:span text:style-name="T37"><office:annotation><dc:creator>Auteur inconnu</dc:creator><dc:date>2017-09-08T16:45:10</dc:date><text:p text:style-name="P64"><text:span text:style-name="T70">do text if urbanEventObj.getLastDeposit()</text:span></text:p></office:annotation></text:span></text:p>
          </table:table-cell>
          <table:table-cell office:value-type="string" table:style-name="Tableau3.C5">
            <text:p text:style-name="P34"><text:span text:style-name="T6">Délai de réponse annoncé :</text:span> <text:s text:c="3"/></text:p>
          </table:table-cell>
          <table:table-cell office:value-type="string" table:style-name="Tableau3.D5">
            <text:p text:style-name="P34"><text:text-input text:description="Objet des travaux">licence_helper.annoncedDelay</text:text-input></text:p>
          </table:table-cell>
        </table:table-row>
        <table:table-row>
          <table:table-cell office:value-type="string" table:style-name="Tableau3.A2">
            <text:p text:style-name="P40">Autres dossiers connus sur le bien</text:p>
          </table:table-cell>
          <table:table-cell office:value-type="string" table:number-columns-spanned="3" table:style-name="Tableau3.B8">
            <text:p text:style-name="P34">Références :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0">La parcelle est dans:</text:p>
          </table:table-cell>
          <table:table-cell office:value-type="string" table:number-columns-spanned="3" table:style-name="Tableau3.B7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office:value-type="string" table:style-name="Tableau6.A1">
                  <text:p text:style-name="P35"><office:annotation><dc:creator>Ngaha </dc:creator><dc:date>2015-06-09T15:11:52</dc:date><text:p text:style-name="P64"><text:span text:style-name="T66">do text if not self.isInPCA</text:span></text:p></office:annotation><draw:control draw:control="control32" draw:style-name="gr1" draw:text-style-name="P65" draw:z-index="31" svg:height="0.399cm" svg:width="0.447cm" text:anchor-type="as-char"/>Un PCA de réf. : </text:p>
                  <text:p text:style-name="P35"><office:annotation><dc:creator>Ngaha </dc:creator><dc:date>2015-06-09T15:13:02</dc:date><text:p text:style-name="P64"><text:span text:style-name="T66">do text if self.isInPCA</text:span></text:p></office:annotation><draw:control draw:control="control33" draw:style-name="gr1" draw:text-style-name="P65" draw:z-index="32" svg:height="0.399cm" svg:width="0.447cm" text:anchor-type="as-char"/>Un PCA de réf. : </text:p>
                </table:table-cell>
                <table:table-cell office:value-type="string" table:style-name="Tableau6.A1">
                  <text:p text:style-name="P54"><office:annotation><dc:creator>Ngaha </dc:creator><dc:date>2015-06-09T16:08:21</dc:date><text:p text:style-name="P64"><text:span text:style-name="T66">do text</text:span></text:p><text:p text:style-name="P64"><text:span text:style-name="T66">from xhtml(self.portal_urban.decorateHTML('UrbanBody', self.pcaDetails))</text:span></text:p></office:annotation></text:p>
                </table:table-cell>
                <table:table-cell office:value-type="string" table:style-name="Tableau6.A1">
                  <text:p text:style-name="P35"><office:annotation><dc:creator>Ngaha </dc:creator><dc:date>2015-06-09T15:14:32</dc:date><text:p text:style-name="P64"><text:span text:style-name="T66">do text if not self.isInSubdivision</text:span></text:p></office:annotation><text:s/><draw:control draw:control="control34" draw:style-name="gr1" draw:text-style-name="P65" draw:z-index="33" svg:height="0.399cm" svg:width="0.447cm" text:anchor-type="as-char"/>un lotissement de réf. :</text:p>
                  <text:p text:style-name="P35"><office:annotation><dc:creator>Ngaha </dc:creator><dc:date>2015-06-09T15:15:29</dc:date><text:p text:style-name="P64"><text:span text:style-name="T66">do text if self.isInSubdivision</text:span></text:p></office:annotation><text:s/><draw:control draw:control="control35" draw:style-name="gr1" draw:text-style-name="P65" draw:z-index="34" svg:height="0.399cm" svg:width="0.447cm" text:anchor-type="as-char"/>un lotissement de réf. :</text:p>
                </table:table-cell>
                <table:table-cell office:value-type="string" table:style-name="Tableau6.A1">
                  <text:p text:style-name="P54"><office:annotation><dc:creator>Ngaha </dc:creator><dc:date>2015-06-09T16:12:51</dc:date><text:p text:style-name="P64"><text:span text:style-name="T66">do text</text:span></text:p><text:p text:style-name="P64"><text:span text:style-name="T66">from xhtml(self.portal_urban.decorateHTML('UrbanBody', self.subdivisionDetails))</text:span></text:p></office:annotation>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0">Demande de DEROGATION :</text:p>
          </table:table-cell>
          <table:table-cell office:value-type="string" table:number-columns-spanned="3" table:style-name="Tableau3.B8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office:value-type="string" table:style-name="Tableau5.A1">
                  <text:p text:style-name="P35"><office:annotation><dc:creator>Ngaha </dc:creator><dc:date>2015-06-16T10:23:07</dc:date><text:p text:style-name="P64"><text:span text:style-name="T66">do text if not self.derogation.count(u'au Plan de secteur')</text:span></text:p></office:annotation><draw:control draw:control="control40" draw:style-name="gr1" draw:text-style-name="P65" draw:z-index="39" svg:height="0.399cm" svg:width="0.447cm" text:anchor-type="as-char"/>au plan de secteur</text:p>
                  <text:p text:style-name="P35"><office:annotation><dc:creator>Ngaha </dc:creator><dc:date>2015-06-16T10:25:27</dc:date><text:p text:style-name="P64"><text:span text:style-name="T66">do text if self.derogation.count(u'au Plan de secteur')</text:span></text:p></office:annotation><draw:control draw:control="control41" draw:style-name="gr1" draw:text-style-name="P65" draw:z-index="40" svg:height="0.399cm" svg:width="0.447cm" text:anchor-type="as-char"/>au plan de secteur</text:p>
                </table:table-cell>
                <table:table-cell office:value-type="string" table:style-name="Tableau5.A1">
                  <text:p text:style-name="P35"><office:annotation><dc:creator>Ngaha </dc:creator><dc:date>2015-06-16T10:26:21</dc:date><text:p text:style-name="P64"><text:span text:style-name="T66">do text if not self.derogation.count(u"au Plan Communal d'Am\xe9nagement")</text:span></text:p></office:annotation><draw:control draw:control="control39" draw:style-name="gr1" draw:text-style-name="P65" draw:z-index="38" svg:height="0.399cm" svg:width="0.447cm" text:anchor-type="as-char"/>au PCA.</text:p>
                  <text:p text:style-name="P35"><office:annotation><dc:creator>Ngaha </dc:creator><dc:date>2015-06-16T10:30:51</dc:date><text:p text:style-name="P64"><text:span text:style-name="T66">do text if self.derogation.count(u"au Plan Communal d'Am\xe9nagement")</text:span></text:p></office:annotation><draw:control draw:control="control42" draw:style-name="gr1" draw:text-style-name="P65" draw:z-index="41" svg:height="0.399cm" svg:width="0.447cm" text:anchor-type="as-char"/>au PCA.</text:p>
                </table:table-cell>
                <table:table-cell office:value-type="string" table:style-name="Tableau5.A1">
                  <text:p text:style-name="P35"><office:annotation><dc:creator>Ngaha </dc:creator><dc:date>2015-06-16T10:34:32</dc:date><text:p text:style-name="P64"><text:span text:style-name="T66">do text if not self.derogation.count(u"au Lotissement")</text:span></text:p></office:annotation><draw:control draw:control="control38" draw:style-name="gr1" draw:text-style-name="P65" draw:z-index="37" svg:height="0.399cm" svg:width="0.447cm" text:anchor-type="as-char"/>au lotissement</text:p>
                  <text:p text:style-name="P35"><office:annotation><dc:creator>Ngaha </dc:creator><dc:date>2015-06-16T10:35:59</dc:date><text:p text:style-name="P64"><text:span text:style-name="T66">do text if self.derogation.count(u"au Lotissement")</text:span></text:p></office:annotation><draw:control draw:control="control43" draw:style-name="gr1" draw:text-style-name="P65" draw:z-index="42" svg:height="0.399cm" svg:width="0.447cm" text:anchor-type="as-char"/>au lotissement</text:p>
                </table:table-cell>
                <table:table-cell office:value-type="string" table:style-name="Tableau5.A1">
                  <text:p text:style-name="P35"><office:annotation><dc:creator>Ngaha </dc:creator><dc:date>2015-06-16T10:37:04</dc:date><text:p text:style-name="P64"><text:span text:style-name="T66">do text if not self.derogation.count(u"au R\xe8glement Communal d'Urbanisme")</text:span></text:p></office:annotation><draw:control draw:control="control37" draw:style-name="gr1" draw:text-style-name="P65" draw:z-index="36" svg:height="0.399cm" svg:width="0.447cm" text:anchor-type="as-char"/>au RCU</text:p>
                  <text:p text:style-name="P35"><office:annotation><dc:creator>Ngaha </dc:creator><dc:date>2015-06-16T10:37:48</dc:date><text:p text:style-name="P64"><text:span text:style-name="T66">do text if self.derogation.count(u"au R\xe8glement Communal d'Urbanisme")</text:span></text:p></office:annotation><draw:control draw:control="control44" draw:style-name="gr1" draw:text-style-name="P65" draw:z-index="43" svg:height="0.399cm" svg:width="0.447cm" text:anchor-type="as-char"/>au RCU </text:p>
                </table:table-cell>
                <table:table-cell office:value-type="string" table:style-name="Tableau5.A1">
                  <text:p text:style-name="P35"><office:annotation><dc:creator>Ngaha </dc:creator><dc:date>2015-06-16T10:33:04</dc:date><text:p text:style-name="P64"><text:span text:style-name="T66">do text if not self.derogation.count(u"au R\xe8glement R\xe9gional d'Urbanisme")</text:span></text:p></office:annotation><text:s/><draw:control draw:control="control36" draw:style-name="gr1" draw:text-style-name="P65" draw:z-index="35" svg:height="0.399cm" svg:width="0.447cm" text:anchor-type="as-char"/>au règl. rég. d'urb.</text:p>
                  <text:p text:style-name="P35"><office:annotation><dc:creator>Ngaha </dc:creator><dc:date>2015-06-16T10:33:44</dc:date><text:p text:style-name="P64"><text:span text:style-name="T66">do text if self.derogation.count(u"au R\xe8glement R\xe9gional d'Urbanisme")</text:span></text:p></office:annotation><text:s/><draw:control draw:control="control45" draw:style-name="gr1" draw:text-style-name="P65" draw:z-index="44" svg:height="0.399cm" svg:width="0.447cm" text:anchor-type="as-char"/>au règl. rég. d'urb.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0">Publicité - enquête</text:p>
          </table:table-cell>
          <table:table-cell office:value-type="string" table:number-columns-spanned="3" table:style-name="Tableau3.B2">
            <text:p text:style-name="P34"><office:annotation><dc:creator>Ngaha </dc:creator><dc:date>2015-06-08T15:34:10</dc:date><text:p text:style-name="P64"><text:span text:style-name="T66">do text if not licence_helper.context.getLastInquiry().investigationStart</text:span></text:p></office:annotation><text:s/><draw:control draw:control="control131" draw:style-name="gr1" draw:text-style-name="P65" draw:z-index="130" svg:height="0.399cm" svg:width="0.447cm" text:anchor-type="as-char"/>oui <text:s/><draw:control draw:control="control132" draw:style-name="gr1" draw:text-style-name="P65" draw:z-index="131" svg:height="0.399cm" svg:width="0.447cm" text:anchor-type="as-char"/>du <text:s text:c="14"/>au <text:s text:c="14"/>Réclamation ? <text:s/><draw:control draw:control="control133" draw:style-name="gr1" draw:text-style-name="P65" draw:z-index="132" svg:height="0.399cm" svg:width="0.447cm" text:anchor-type="as-char"/></text:p>
            <text:p text:style-name="P34"><office:annotation><dc:creator>Ngaha </dc:creator><dc:date>2015-06-08T15:32:55</dc:date><text:p text:style-name="P64"><text:span text:style-name="T66">do text if licence_helper.context.getLastInquiry().investigationStart </text:span></text:p></office:annotation><text:s/><draw:control draw:control="control134" draw:style-name="gr1" draw:text-style-name="P65" draw:z-index="133" svg:height="0.399cm" svg:width="0.447cm" text:anchor-type="as-char"/>oui <text:s/><draw:control draw:control="control135" draw:style-name="gr1" draw:text-style-name="P65" draw:z-index="134" svg:height="0.399cm" svg:width="0.447cm" text:anchor-type="as-char"/>du <text:text-input text:description="">tool.formatDate(licence_helper.context.getLastInquiry().investigationStart)</text:text-input><text:s/>au <text:text-input text:description="">tool.formatDate(licence_helper.context.getLastInquiry().investigationEnd)</text:text-input><text:s/>Réclamation ? <text:s/><draw:control draw:control="control136" draw:style-name="gr1" draw:text-style-name="P65" draw:z-index="135" svg:height="0.399cm" svg:width="0.447cm" text:anchor-type="as-char"/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0">Ouverture ou modification de voirie</text:p>
          </table:table-cell>
          <table:table-cell office:value-type="string" table:number-columns-spanned="3" table:style-name="Tableau3.B7">
            <table:table table:name="Tableau7" table:style-name="Tableau7">
              <table:table-column table:style-name="Tableau7.A"/>
              <table:table-row>
                <table:table-cell office:value-type="string" table:style-name="Tableau7.A1">
                  <text:p text:style-name="P35"><office:annotation><dc:creator>Ngaha </dc:creator><dc:date>2015-06-16T11:25:37</dc:date><text:p text:style-name="P64"><text:span text:style-name="T66">do text if self.roadAdaptation.count(u"Non")</text:span></text:p></office:annotation><draw:control draw:control="control46" draw:style-name="gr1" draw:text-style-name="P65" draw:z-index="45" svg:height="0.399cm" svg:width="0.447cm" text:anchor-type="as-char"/>oui</text:p>
                  <text:p text:style-name="P35"><office:annotation><dc:creator>Ngaha </dc:creator><dc:date>2015-06-16T11:28:48</dc:date><text:p text:style-name="P64"><text:span text:style-name="T66">do text if self.roadAdaptation.count(u"Oui")</text:span></text:p></office:annotation><draw:control draw:control="control47" draw:style-name="gr1" draw:text-style-name="P65" draw:z-index="46" svg:height="0.399cm" svg:width="0.447cm" text:anchor-type="as-char"/>oui</text:p>
                  <text:p text:style-name="P35"><text:span text:style-name="T6">Type de voirie </text:span>: <text:text-input text:description="">self.roadType</text:text-input><office:annotation><dc:creator>Ngaha </dc:creator><dc:date>2015-06-16T11:43:17</dc:date><text:p text:style-name="P64"><text:span text:style-name="T66">do text if not self.roadType.count(u"Provinciale")</text:span></text:p></office:annotation>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43">Équipement de la voirie</text:p>
            <text:p text:style-name="P43"><text:s text:c="39"/><text:span text:style-name="T32">Important :</text:span></text:p>
          </table:table-cell>
          <table:table-cell office:value-type="string" table:number-columns-spanned="3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office:value-type="string" table:style-name="Tableau8.A1">
                  <text:p text:style-name="P35"/>
                </table:table-cell>
                <table:table-cell office:value-type="string" table:style-name="Tableau8.A1">
                  <text:p text:style-name="P35"/>
                </table:table-cell>
                <table:table-cell office:value-type="string" table:style-name="Tableau8.A1">
                  <text:p text:style-name="P35"/>
                </table:table-cell>
              </table:table-row>
              <table:table-row>
                <table:table-cell office:value-type="string" table:number-columns-spanned="2" table:style-name="Tableau8.A1">
                  <text:p text:style-name="P35"/>
                </table:table-cell>
                <table:covered-table-cell/>
                <table:table-cell office:value-type="string" table:style-name="Tableau8.A1">
                  <text:p text:style-name="P35"/>
                </table:table-cell>
              </table:table-row>
              <table:table-row>
                <table:table-cell office:value-type="string" table:number-columns-spanned="3" table:style-name="Tableau8.A1">
                  <text:p text:style-name="P35"/>
                </table:table-cell>
                <table:covered-table-cell/>
                <table:covered-table-cell/>
              </table:table-row>
            </table:table>
            <text:p text:style-name="P34"/>
          </table:table-cell>
          <table:covered-table-cell/>
          <table:covered-table-cell/>
        </table:table-row>
        <table:table-row table:style-name="Tableau3.12">
          <table:table-cell office:value-type="string" table:style-name="Tableau3.A2">
            <text:p text:style-name="P40">Avis sollicités par la commune</text:p>
          </table:table-cell>
          <table:table-cell office:value-type="string" table:number-columns-spanned="3" table:style-name="Tableau3.B2">
            <table:table table:name="Tableau9" table:style-name="Tableau9">
              <table:table-column table:style-name="Tableau9.A"/>
              <table:table-row>
                <table:table-cell office:value-type="string" table:style-name="Tableau9.A1">
                  <text:p text:style-name="P50"><text:text-input text:description="Bien-Parcelles">self.solicitOpinionsTo</text:text-input>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 table:style-name="Tableau3.13">
          <table:table-cell office:value-type="string" table:style-name="Tableau3.A2">
            <text:p text:style-name="P43">Zonage au plan de secteur</text:p>
          </table:table-cell>
          <table:table-cell office:value-type="string" table:number-columns-spanned="3" table:style-name="Tableau3.B2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office:value-type="string" table:style-name="Tableau12.A1">
                  <text:p text:style-name="P34"><office:annotation><dc:creator>sde </dc:creator><dc:date>2011-08-04T13:57:24</dc:date><text:p text:style-name="P64"><text:span text:style-name="T69">do row for folderZoneValue in self.getValuesForTemplate('folderZone')</text:span></text:p></office:annotation><draw:control draw:control="control1" draw:style-name="gr1" draw:text-style-name="P65" draw:z-index="0" svg:height="0.399cm" svg:width="0.447cm" text:anchor-type="as-char"/></text:p>
                </table:table-cell>
                <table:table-cell office:value-type="string" table:style-name="Tableau12.A1">
                  <text:p text:style-name="P34"><text:text-input text:description="Bien-Parcelles">folderZoneValue</text:text-input>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ext:soft-page-break/>
        <table:table-row table:style-name="Tableau3.14">
          <table:table-cell office:value-type="string" table:style-name="Tableau3.A2">
            <text:p text:style-name="P40">Bien classé ou assimilé</text:p>
          </table:table-cell>
          <table:table-cell office:value-type="string" table:number-columns-spanned="3" table:style-name="Tableau3.B7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style-name="Tableau4.A1">
                  <text:p text:style-name="P35"/>
                </table:table-cell>
                <table:table-cell office:value-type="string" table:style-name="Tableau4.A1">
                  <text:p text:style-name="P54"/>
                </table:table-cell>
                <table:table-cell office:value-type="string" table:style-name="Tableau4.A1">
                  <text:p text:style-name="P54"/>
                </table:table-cell>
                <table:table-cell office:value-type="string" table:style-name="Tableau4.A1">
                  <text:p text:style-name="P54"/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40">Etude d'incidence ?</text:p>
          </table:table-cell>
          <table:table-cell office:value-type="string" table:number-columns-spanned="3" table:style-name="Tableau3.B2">
            <text:p text:style-name="P34"><office:annotation><dc:creator>Ngaha </dc:creator><dc:date>2015-06-16T16:27:23</dc:date><text:p text:style-name="P64"><text:span text:style-name="T68">do text if not self.impactStudy</text:span></text:p></office:annotation><draw:control draw:control="control15" draw:style-name="gr1" draw:text-style-name="P65" draw:z-index="14" svg:height="0.399cm" svg:width="0.447cm" text:anchor-type="as-char"/>oui (ne concerne PAS la notice dévaluation préalable des incidences, toujours nécessaire)</text:p>
            <text:p text:style-name="P34"><office:annotation><dc:creator>Ngaha </dc:creator><dc:date>2015-06-16T16:30:24</dc:date><text:p text:style-name="P64"><text:span text:style-name="T66">do text if self.impactStudy</text:span></text:p></office:annotation><draw:control draw:control="control48" draw:style-name="gr1" draw:text-style-name="P65" draw:z-index="47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office:value-type="string" table:style-name="Tableau3.A16">
            <text:p text:style-name="P32">Rapport du collège <text:span text:style-name="T10">avec motivation (ou éventuellement demande de dérogation motivée si dans un PCA, RCU , lotissement)</text:span></text:p>
          </table:table-cell>
          <table:table-cell office:value-type="string" table:number-columns-spanned="3" table:style-name="Tableau3.B16">
            <text:p text:style-name="P34"/>
            <text:p text:style-name="P34"/>
            <text:p text:style-name="P34"/>
            <text:p text:style-name="P36">(suite au verso : <draw:control draw:control="control52" draw:style-name="gr1" draw:text-style-name="P65" draw:z-index="51" svg:height="0.399cm" svg:width="0.447cm" text:anchor-type="as-char"/>oui)</text:p>
          </table:table-cell>
          <table:covered-table-cell/>
          <table:covered-table-cell/>
        </table:table-row>
        <table:table-row table:style-name="Tableau3.17">
          <table:table-cell office:value-type="string" table:style-name="Tableau3.A17">
            <text:p text:style-name="P40">Annexes jointes</text:p>
          </table:table-cell>
          <table:table-cell office:value-type="string" table:number-columns-spanned="3" table:style-name="Tableau3.B17">
            <text:p text:style-name="P35">Voir liste</text:p>
          </table:table-cell>
          <table:covered-table-cell/>
          <table:covered-table-cell/>
        </table:table-row>
        <table:table-row>
          <table:table-cell office:value-type="string" table:style-name="Tableau3.A18">
            <text:p text:style-name="P32">Décision finale du collège</text:p>
          </table:table-cell>
          <table:table-cell office:value-type="string" table:number-columns-spanned="3" table:style-name="Tableau3.B18">
            <text:p text:style-name="P51"><draw:control draw:control="control16" draw:style-name="gr1" draw:text-style-name="P65" draw:z-index="15" svg:height="0.399cm" svg:width="0.447cm" text:anchor-type="as-char"/>s'écartant de <text:span text:style-name="T10">l'</text:span><text:span text:style-name="T15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9"/>
      <text:p text:style-name="P31"><text:span text:style-name="Police_20_par_20_défaut"><text:span text:style-name="T30"><text:text-input text:description="">tool.getCityName()</text:text-input></text:span></text:span><text:span text:style-name="T63">, le</text:span></text:p>
      <text:p text:style-name="P39"><text:tab/><text:tab/><office:annotation><dc:creator>Gauthier Bastien</dc:creator><dc:date>2011-01-13T14:56:41</dc:date><text:p text:style-name="P64"><text:span text:style-name="T67">do text</text:span></text:p><text:p text:style-name="P64"><text:span text:style-name="T67">from document(at=signatures, format='odt')</text:span></text:p></office:annotation>Import depuis signatures.odt</text:p>
      <text:p text:style-name="P2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Ubuntu" svg:font-family="Ubuntu"/>
    <style:font-face style:font-family-generic="swiss" style:name="arial" svg:font-family="arial"/>
    <style:font-face style:font-family-generic="modern" style:font-pitch="fixed" style:name="Liberation Mono" svg:font-family="'Liberation Mono'"/>
    <style:font-face style:font-family-generic="modern" style:font-pitch="fixed" style:name="Nimbus Mono L" svg:font-family="'Nimbus Mono L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adornments="Gras" style:font-family-generic="swiss" style:font-pitch="variable" style:name="Calibri1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3">
      <style:table-properties fo:margin-left="-0.146cm" style:width="19.835cm" table:align="left"/>
    </style:style>
    <style:style style:family="table-column" style:name="Tableau13.A">
      <style:table-column-properties style:column-width="9.917cm"/>
    </style:style>
    <style:style style:family="table-column" style:name="Tableau13.B">
      <style:table-column-properties style:column-width="0.568cm"/>
    </style:style>
    <style:style style:family="table-column" style:name="Tableau13.C">
      <style:table-column-properties style:column-width="9.35cm"/>
    </style:style>
    <style:style style:family="table-row" style:name="Tableau13.1">
      <style:table-row-properties style:min-row-height="0.603cm"/>
    </style:style>
    <style:style style:family="table-cell" style:name="Tableau13.A1">
      <style:table-cell-properties fo:border-bottom="none" fo:border-left="2pt solid #000000" fo:border-right="2pt solid #000000" fo:border-top="2pt solid #000000" fo:padding="0.097cm"/>
    </style:style>
    <style:style style:family="table-cell" style:name="Tableau13.A2">
      <style:table-cell-properties fo:border-bottom="none" fo:border-left="2pt solid #000000" fo:border-right="none" fo:border-top="none" fo:padding="0.097cm"/>
    </style:style>
    <style:style style:family="table-cell" style:name="Tableau13.C2">
      <style:table-cell-properties fo:border-bottom="none" fo:border-left="none" fo:border-right="2pt solid #000000" fo:border-top="none" fo:padding="0.097cm"/>
    </style:style>
    <style:style style:family="table-cell" style:name="Tableau13.A3">
      <style:table-cell-properties fo:border-bottom="2pt solid #000000" fo:border-left="2pt solid #000000" fo:border-right="none" fo:border-top="none" fo:padding="0.097cm"/>
    </style:style>
    <style:style style:family="table-cell" style:name="Tableau13.B3">
      <style:table-cell-properties fo:border-bottom="2pt solid #000000" fo:border-left="none" fo:border-right="2pt solid #000000" fo:border-top="none" fo:padding="0.097cm"/>
    </style:style>
    <style:style style:family="table" style:name="Tableau10">
      <style:table-properties fo:margin-left="-0.125cm" style:width="19.807cm" style:writing-mode="lr-tb" table:align="left"/>
    </style:style>
    <style:style style:family="table-column" style:name="Tableau10.A">
      <style:table-column-properties style:column-width="7.863cm"/>
    </style:style>
    <style:style style:family="table-column" style:name="Tableau10.B">
      <style:table-column-properties style:column-width="11.943cm"/>
    </style:style>
    <style:style style:family="table-row" style:name="Tableau10.1">
      <style:table-row-properties fo:keep-together="auto" style:min-row-height="1.316cm"/>
    </style:style>
    <style:style style:family="table-cell" style:name="Tableau10.A1">
      <style:table-cell-properties fo:border-bottom="2pt solid #00000a" fo:border-left="2pt solid #00000a" fo:border-right="none" fo:border-top="2pt solid #00000a" fo:padding-bottom="0cm" fo:padding-left="0.125cm" fo:padding-right="0.125cm" fo:padding-top="0cm"/>
    </style:style>
    <style:style style:family="table-cell" style:name="Tableau10.B1">
      <style:table-cell-properties fo:border-bottom="2pt solid #00000a" fo:border-left="none" fo:border-right="2pt solid #00000a" fo:border-top="2pt solid #00000a" fo:padding-bottom="0cm" fo:padding-left="0.125cm" fo:padding-right="0.125cm" fo:padding-top="0cm"/>
    </style:style>
    <style:style style:family="table" style:name="Tableau11">
      <style:table-properties fo:margin-left="-0.125cm" style:width="19.796cm" style:writing-mode="lr-tb" table:align="left"/>
    </style:style>
    <style:style style:family="table-column" style:name="Tableau11.A">
      <style:table-column-properties style:column-width="5.373cm"/>
    </style:style>
    <style:style style:family="table-column" style:name="Tableau11.B">
      <style:table-column-properties style:column-width="2.589cm"/>
    </style:style>
    <style:style style:family="table-column" style:name="Tableau11.C">
      <style:table-column-properties style:column-width="0.263cm"/>
    </style:style>
    <style:style style:family="table-column" style:name="Tableau11.D">
      <style:table-column-properties style:column-width="1.192cm"/>
    </style:style>
    <style:style style:family="table-column" style:name="Tableau11.E">
      <style:table-column-properties style:column-width="3.401cm"/>
    </style:style>
    <style:style style:family="table-column" style:name="Tableau11.F">
      <style:table-column-properties style:column-width="0.452cm"/>
    </style:style>
    <style:style style:family="table-column" style:name="Tableau11.G">
      <style:table-column-properties style:column-width="6.526cm"/>
    </style:style>
    <style:style style:family="table-row" style:name="Tableau11.1">
      <style:table-row-properties fo:keep-together="auto"/>
    </style:style>
    <style:style style:family="table-cell" style:name="Tableau11.A1">
      <style:table-cell-properties fo:border-bottom="0.75pt solid #00000a" fo:border-left="2.25pt solid #00000a" fo:border-right="0.75pt solid #00000a" fo:border-top="2.25pt solid #00000a" fo:padding-bottom="0cm" fo:padding-left="0.125cm" fo:padding-right="0.125cm" fo:padding-top="0cm"/>
    </style:style>
    <style:style style:family="table-cell" style:name="Tableau11.B1">
      <style:table-cell-properties fo:border-bottom="0.75pt solid #00000a" fo:border-left="0.75pt solid #00000a" fo:border-right="2.25pt solid #00000a" fo:border-top="2.25pt solid #00000a" fo:padding-bottom="0cm" fo:padding-left="0.125cm" fo:padding-right="0.125cm" fo:padding-top="0cm"/>
    </style:style>
    <style:style style:family="table-cell" style:name="Tableau11.A2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/>
    </style:style>
    <style:style style:family="table-cell" style:name="Tableau11.B2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/>
    </style:style>
    <style:style style:family="table-cell" style:name="Tableau11.A5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5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middle"/>
    </style:style>
    <style:style style:family="table-cell" style:name="Tableau11.F5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"/>
    </style:style>
    <style:style style:family="table-cell" style:name="Tableau11.D6">
      <style:table-cell-properties fo:border-bottom="0.7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-row" style:name="Tableau11.7">
      <style:table-row-properties fo:keep-together="auto" style:min-row-height="0.494cm"/>
    </style:style>
    <style:style style:family="table-cell" style:name="Tableau11.B7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11">
      <style:table-row-properties fo:keep-together="auto" style:min-row-height="0.448cm"/>
    </style:style>
    <style:style style:family="table-cell" style:name="Tableau11.B11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"/>
    </style:style>
    <style:style style:family="table-row" style:name="Tableau11.13">
      <style:table-row-properties fo:keep-together="auto" style:min-row-height="3.833cm"/>
    </style:style>
    <style:style style:family="table-row" style:name="Tableau11.15">
      <style:table-row-properties fo:keep-together="auto" style:min-row-height="0.713cm"/>
    </style:style>
    <style:style style:family="table-cell" style:name="Tableau11.B16">
      <style:table-cell-properties fo:border-bottom="0.75pt solid #00000a" fo:border-left="0.75pt solid #00000a" fo:border-right="none" fo:border-top="none" fo:padding-bottom="0cm" fo:padding-left="0.125cm" fo:padding-right="0.125cm" fo:padding-top="0cm" style:vertical-align=""/>
    </style:style>
    <style:style style:family="table-cell" style:name="Tableau11.A19">
      <style:table-cell-properties fo:border-bottom="none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19">
      <style:table-cell-properties fo:border-bottom="none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20">
      <style:table-row-properties fo:keep-together="auto" style:min-row-height="0.102cm"/>
    </style:style>
    <style:style style:family="table-cell" style:name="Tableau11.A20">
      <style:table-cell-properties fo:border-bottom="0.75pt solid #00000a" fo:border-left="2.25pt solid #00000a" fo:border-right="0.75pt solid #00000a" fo:border-top="none" fo:padding-bottom="0cm" fo:padding-left="0.125cm" fo:padding-right="0.125cm" fo:padding-top="0cm"/>
    </style:style>
    <style:style style:family="table-cell" style:name="Tableau11.B20">
      <style:table-cell-properties fo:border-bottom="0.75pt solid #00000a" fo:border-left="0.75pt solid #00000a" fo:border-right="2.25pt solid #00000a" fo:border-top="none" fo:padding-bottom="0cm" fo:padding-left="0.125cm" fo:padding-right="0.125cm" fo:padding-top="0cm"/>
    </style:style>
    <style:style style:family="table-cell" style:name="Tableau11.A21">
      <style:table-cell-properties fo:border-bottom="2.25pt solid #00000a" fo:border-left="2.25pt solid #00000a" fo:border-right="0.75pt solid #00000a" fo:border-top="none" fo:padding-bottom="0cm" fo:padding-left="0.125cm" fo:padding-right="0.125cm" fo:padding-top="0cm" style:vertical-align="middle"/>
    </style:style>
    <style:style style:family="table-cell" style:name="Tableau11.B21">
      <style:table-cell-properties fo:border-bottom="2.2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" style:name="Tableau16">
      <style:table-properties fo:margin-left="-0.141cm" style:width="14.314cm" table:align="left"/>
    </style:style>
    <style:style style:family="table-column" style:name="Tableau16.A">
      <style:table-column-properties style:column-width="2.263cm"/>
    </style:style>
    <style:style style:family="table-column" style:name="Tableau16.B">
      <style:table-column-properties style:column-width="12.051cm"/>
    </style:style>
    <style:style style:family="table-cell" style:name="Tableau16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6.B1">
      <style:table-cell-properties fo:border="0.05pt solid #000000" fo:padding="0.097cm"/>
    </style:style>
    <style:style style:family="table" style:name="Tableau14">
      <style:table-properties style:width="14.173cm" table:align="margins"/>
    </style:style>
    <style:style style:family="table-column" style:name="Tableau14.A">
      <style:table-column-properties style:column-width="9.592cm" style:rel-column-width="44353*"/>
    </style:style>
    <style:style style:family="table-column" style:name="Tableau14.B">
      <style:table-column-properties style:column-width="2.14cm" style:rel-column-width="9893*"/>
    </style:style>
    <style:style style:family="table-column" style:name="Tableau14.C">
      <style:table-column-properties style:column-width="2.441cm" style:rel-column-width="11289*"/>
    </style:style>
    <style:style style:family="table-cell" style:name="Tableau14.A1">
      <style:table-cell-properties fo:border="none" fo:padding="0.097cm"/>
    </style:style>
    <style:style style:family="table" style:name="Tableau15">
      <style:table-properties style:width="14.173cm" table:align="margins"/>
    </style:style>
    <style:style style:family="table-column" style:name="Tableau15.A">
      <style:table-column-properties style:column-width="3.203cm" style:rel-column-width="14811*"/>
    </style:style>
    <style:style style:family="table-column" style:name="Tableau15.B">
      <style:table-column-properties style:column-width="3.882cm" style:rel-column-width="17951*"/>
    </style:style>
    <style:style style:family="table-column" style:name="Tableau15.C">
      <style:table-column-properties style:column-width="3.544cm" style:rel-column-width="16385*"/>
    </style:style>
    <style:style style:family="table-column" style:name="Tableau15.D">
      <style:table-column-properties style:column-width="3.544cm" style:rel-column-width="16388*"/>
    </style:style>
    <style:style style:family="table-cell" style:name="Tableau15.A1">
      <style:table-cell-properties fo:border="none" fo:padding="0.097cm"/>
    </style:style>
    <style:style style:family="table" style:name="Tableau1">
      <style:table-properties fo:margin-left="0.118cm" style:width="19.798cm" table:align="left"/>
    </style:style>
    <style:style style:family="table-column" style:name="Tableau1.A">
      <style:table-column-properties style:column-width="10.215cm"/>
    </style:style>
    <style:style style:family="table-column" style:name="Tableau1.B">
      <style:table-column-properties style:column-width="9.583cm"/>
    </style:style>
    <style:style style:family="table-cell" style:name="Tableau1.A1">
      <style:table-cell-properties fo:border-bottom="none" fo:border-left="0.8pt solid #000000" fo:border-right="0.8pt solid #000000" fo:border-top="0.8pt solid #000000" fo:padding="0.097cm"/>
    </style:style>
    <style:style style:family="table-cell" style:name="Tableau1.A2">
      <style:table-cell-properties fo:border-bottom="0.05pt solid #000000" fo:border-left="0.8pt solid #000000" fo:border-right="none" fo:border-top="none" fo:padding="0.097cm"/>
    </style:style>
    <style:style style:family="table-cell" style:name="Tableau1.B2">
      <style:table-cell-properties fo:border-bottom="0.05pt solid #000000" fo:border-left="none" fo:border-right="0.8pt solid #000000" fo:border-top="none" fo:padding="0.097cm"/>
    </style:style>
    <style:style style:family="table-cell" style:name="Tableau1.A3">
      <style:table-cell-properties fo:border-bottom="0.8pt solid #000000" fo:border-left="0.8pt solid #000000" fo:border-right="0.8pt solid #000000" fo:border-top="none" fo:padding="0.097cm"/>
    </style:style>
    <style:style style:family="table" style:name="Tableau2">
      <style:table-properties fo:margin-left="0.118cm" style:width="19.789cm" table:align="left"/>
    </style:style>
    <style:style style:family="table-column" style:name="Tableau2.A">
      <style:table-column-properties style:column-width="7.461cm"/>
    </style:style>
    <style:style style:family="table-column" style:name="Tableau2.B">
      <style:table-column-properties style:column-width="12.328cm"/>
    </style:style>
    <style:style style:family="table-cell" style:name="Tableau2.A1">
      <style:table-cell-properties fo:border-bottom="0.8pt solid #000000" fo:border-left="0.8pt solid #000000" fo:border-right="none" fo:border-top="0.8pt solid #000000" fo:padding="0.097cm"/>
    </style:style>
    <style:style style:family="table-cell" style:name="Tableau2.B1">
      <style:table-cell-properties fo:border-bottom="0.8pt solid #000000" fo:border-left="none" fo:border-right="0.8pt solid #000000" fo:border-top="0.8pt solid #000000" fo:padding="0.097cm"/>
    </style:style>
    <style:style style:family="table" style:name="Tableau3">
      <style:table-properties fo:margin-left="0.116cm" style:width="19.764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4.895cm"/>
    </style:style>
    <style:style style:family="table-column" style:name="Tableau3.C">
      <style:table-column-properties style:column-width="4.657cm"/>
    </style:style>
    <style:style style:family="table-column" style:name="Tableau3.D">
      <style:table-column-properties style:column-width="4.815cm"/>
    </style:style>
    <style:style style:family="table-row" style:name="Tableau3.1">
      <style:table-row-properties style:min-row-height="1.429cm"/>
    </style:style>
    <style:style style:family="table-cell" style:name="Tableau3.A1">
      <style:table-cell-properties fo:border-bottom="0.05pt solid #000000" fo:border-left="0.8pt solid #000000" fo:border-right="none" fo:border-top="0.8pt solid #000000" fo:padding-bottom="0.049cm" fo:padding-left="0.101cm" fo:padding-right="0.101cm" fo:padding-top="0.049cm"/>
    </style:style>
    <style:style style:family="table-cell" style:name="Tableau3.B1">
      <style:table-cell-properties fo:border-bottom="0.05pt solid #000000" fo:border-left="0.8pt solid #000000" fo:border-right="0.8pt solid #000000" fo:border-top="0.8pt solid #000000" fo:padding-bottom="0.049cm" fo:padding-left="0.101cm" fo:padding-right="0.101cm" fo:padding-top="0.049cm"/>
    </style:style>
    <style:style style:family="table-cell" style:name="Tableau3.A2">
      <style:table-cell-properties fo:border-bottom="0.05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2">
      <style:table-cell-properties fo:border-bottom="0.05pt solid #000000" fo:border-left="0.8pt solid #000000" fo:border-right="0.8pt solid #000000" fo:border-top="none" fo:padding-bottom="0.049cm" fo:padding-left="0.101cm" fo:padding-right="0.101cm" fo:padding-top="0.049cm"/>
    </style:style>
    <style:style style:family="table-row" style:name="Tableau3.4">
      <style:table-row-properties style:min-row-height="0.556cm"/>
    </style:style>
    <style:style style:family="table-cell" style:name="Tableau3.C5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 style:vertical-align="middle"/>
    </style:style>
    <style:style style:family="table-cell" style:name="Tableau3.D5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 style:vertical-align="middle"/>
    </style:style>
    <style:style style:family="table-cell" style:name="Tableau3.B6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B7">
      <style:table-cell-properties fo:border-bottom="0.05pt solid #000000" fo:border-left="0.8pt solid #000000" fo:border-right="0.8pt solid #000000" fo:border-top="none" fo:padding-bottom="0.049cm" fo:padding-left="0.101cm" fo:padding-right="0.101cm" fo:padding-top="0.049cm" style:vertical-align="middle"/>
    </style:style>
    <style:style style:family="table-cell" style:name="Tableau3.B8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1">
      <style:table-row-properties style:min-row-height="2cm"/>
    </style:style>
    <style:style style:family="table-row" style:name="Tableau3.12">
      <style:table-row-properties style:min-row-height="0.773cm"/>
    </style:style>
    <style:style style:family="table-row" style:name="Tableau3.13">
      <style:table-row-properties style:min-row-height="0.092cm"/>
    </style:style>
    <style:style style:family="table-row" style:name="Tableau3.14">
      <style:table-row-properties style:min-row-height="3.103cm"/>
    </style:style>
    <style:style style:family="table-row" style:name="Tableau3.15">
      <style:table-row-properties style:min-row-height="0.661cm"/>
    </style:style>
    <style:style style:family="table-row" style:name="Tableau3.16">
      <style:table-row-properties style:min-row-height="1.349cm"/>
    </style:style>
    <style:style style:family="table-cell" style:name="Tableau3.A16">
      <style:table-cell-properties fo:border-bottom="none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6">
      <style:table-cell-properties fo:border-bottom="none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7">
      <style:table-row-properties style:min-row-height="0.356cm"/>
    </style:style>
    <style:style style:family="table-cell" style:name="Tableau3.A17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7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A18">
      <style:table-cell-properties fo:border-bottom="0.8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18">
      <style:table-cell-properties fo:border-bottom="0.8pt solid #000000" fo:border-left="0.8pt solid #000000" fo:border-right="0.8pt solid #000000" fo:border-top="none" fo:padding-bottom="0.049cm" fo:padding-left="0.101cm" fo:padding-right="0.101cm" fo:padding-top="0.049cm"/>
    </style:style>
    <style:style style:family="table" style:name="Tableau6">
      <style:table-properties style:width="14.166cm" table:align="margins"/>
    </style:style>
    <style:style style:family="table-column" style:name="Tableau6.A">
      <style:table-column-properties style:column-width="3.54cm" style:rel-column-width="16377*"/>
    </style:style>
    <style:style style:family="table-column" style:name="Tableau6.B">
      <style:table-column-properties style:column-width="3.087cm" style:rel-column-width="14283*"/>
    </style:style>
    <style:style style:family="table-column" style:name="Tableau6.C">
      <style:table-column-properties style:column-width="4.436cm" style:rel-column-width="20524*"/>
    </style:style>
    <style:style style:family="table-column" style:name="Tableau6.D">
      <style:table-column-properties style:column-width="3.103cm" style:rel-column-width="14351*"/>
    </style:style>
    <style:style style:family="table-cell" style:name="Tableau6.A1">
      <style:table-cell-properties fo:border="none" fo:padding="0cm"/>
    </style:style>
    <style:style style:family="table" style:name="Tableau5">
      <style:table-properties style:width="14.166cm" table:align="margins"/>
    </style:style>
    <style:style style:family="table-column" style:name="Tableau5.A">
      <style:table-column-properties style:column-width="3.517cm" style:rel-column-width="16269*"/>
    </style:style>
    <style:style style:family="table-column" style:name="Tableau5.B">
      <style:table-column-properties style:column-width="1.947cm" style:rel-column-width="9010*"/>
    </style:style>
    <style:style style:family="table-column" style:name="Tableau5.C">
      <style:table-column-properties style:column-width="3.036cm" style:rel-column-width="14041*"/>
    </style:style>
    <style:style style:family="table-column" style:name="Tableau5.D">
      <style:table-column-properties style:column-width="1.887cm" style:rel-column-width="8735*"/>
    </style:style>
    <style:style style:family="table-column" style:name="Tableau5.E">
      <style:table-column-properties style:column-width="3.778cm" style:rel-column-width="17480*"/>
    </style:style>
    <style:style style:family="table-cell" style:name="Tableau5.A1">
      <style:table-cell-properties fo:border="none" fo:padding="0cm"/>
    </style:style>
    <style:style style:family="table" style:name="Tableau7">
      <style:table-properties style:width="14.166cm" table:align="margins"/>
    </style:style>
    <style:style style:family="table-column" style:name="Tableau7.A">
      <style:table-column-properties style:column-width="14.166cm" style:rel-column-width="65535*"/>
    </style:style>
    <style:style style:family="table-cell" style:name="Tableau7.A1">
      <style:table-cell-properties fo:border="none" fo:padding="0cm"/>
    </style:style>
    <style:style style:family="table" style:name="Tableau8">
      <style:table-properties style:width="14.166cm" table:align="margins"/>
    </style:style>
    <style:style style:family="table-column" style:name="Tableau8.A">
      <style:table-column-properties style:column-width="9.13cm" style:rel-column-width="42235*"/>
    </style:style>
    <style:style style:family="table-column" style:name="Tableau8.B">
      <style:table-column-properties style:column-width="2.055cm" style:rel-column-width="9509*"/>
    </style:style>
    <style:style style:family="table-column" style:name="Tableau8.C">
      <style:table-column-properties style:column-width="2.981cm" style:rel-column-width="13791*"/>
    </style:style>
    <style:style style:family="table-cell" style:name="Tableau8.A1">
      <style:table-cell-properties fo:border="none" fo:padding="0cm"/>
    </style:style>
    <style:style style:family="table" style:name="Tableau9">
      <style:table-properties style:width="14.166cm" table:align="margins"/>
    </style:style>
    <style:style style:family="table-column" style:name="Tableau9.A">
      <style:table-column-properties style:column-width="14.166cm" style:rel-column-width="65535*"/>
    </style:style>
    <style:style style:family="table-cell" style:name="Tableau9.A1">
      <style:table-cell-properties fo:border="none" fo:padding="0cm"/>
    </style:style>
    <style:style style:family="table" style:name="Tableau12">
      <style:table-properties style:width="14.136cm" table:align="left"/>
    </style:style>
    <style:style style:family="table-column" style:name="Tableau12.A">
      <style:table-column-properties style:column-width="0.609cm"/>
    </style:style>
    <style:style style:family="table-column" style:name="Tableau12.B">
      <style:table-column-properties style:column-width="13.527cm"/>
    </style:style>
    <style:style style:family="table-cell" style:name="Tableau12.A1">
      <style:table-cell-properties fo:border="none" fo:padding="0.097cm"/>
    </style:style>
    <style:style style:family="table" style:name="Tableau4">
      <style:table-properties fo:margin-left="0cm" style:width="14.169cm" table:align="left"/>
    </style:style>
    <style:style style:family="table-column" style:name="Tableau4.A">
      <style:table-column-properties style:column-width="3.353cm"/>
    </style:style>
    <style:style style:family="table-column" style:name="Tableau4.B">
      <style:table-column-properties style:column-width="3.327cm"/>
    </style:style>
    <style:style style:family="table-column" style:name="Tableau4.C">
      <style:table-column-properties style:column-width="3.463cm"/>
    </style:style>
    <style:style style:family="table-column" style:name="Tableau4.D">
      <style:table-column-properties style:column-width="4.027cm"/>
    </style:style>
    <style:style style:family="table-cell" style:name="Tableau4.A1">
      <style:table-cell-properties fo:border="none" fo:padding="0cm"/>
    </style:style>
    <style:style style:family="paragraph" style:name="P1" style:parent-style-name="Standard">
      <style:paragraph-properties fo:text-align="center" style:justify-single-word="false"/>
      <style:text-properties style:font-name="Calibri"/>
    </style:style>
    <style:style style:family="paragraph" style:name="P2" style:parent-style-name="Standard">
      <style:paragraph-properties fo:text-align="center" style:justify-single-word="false"/>
      <style:text-properties fo:font-size="14pt" fo:font-weight="bold" fo:text-transform="uppercase" style:font-name="arial" style:font-size-asian="14pt" style:font-size-complex="14pt" style:font-weight-asian="bold"/>
    </style:style>
    <style:style style:family="paragraph" style:name="P3" style:parent-style-name="Standard">
      <style:paragraph-properties fo:text-align="start" style:justify-single-word="false"/>
      <style:text-properties fo:font-size="10pt" fo:font-style="normal" fo:font-weight="normal" style:font-name="arial" style:font-size-asian="10pt" style:font-size-complex="12pt" style:font-style-asian="normal" style:font-style-complex="norm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0pt" fo:font-weight="normal" style:font-name="arial" style:font-size-asian="10pt" style:font-size-complex="12pt" style:font-weight-asian="normal" style:font-weight-complex="normal"/>
    </style:style>
    <style:style style:family="paragraph" style:name="P5" style:parent-style-name="Standard">
      <style:text-properties fo:font-size="10pt" style:font-name="arial" style:font-size-asian="10pt" style:font-size-complex="10pt"/>
    </style:style>
    <style:style style:family="paragraph" style:name="P6" style:parent-style-name="Standard">
      <style:paragraph-properties>
        <style:tab-stops>
          <style:tab-stop style:leader-style="dotted" style:leader-text="." style:position="9.001cm"/>
        </style:tab-stops>
      </style:paragraph-properties>
      <style:text-properties fo:font-size="2pt" style:font-name="arial" style:font-size-asian="1.75pt" style:font-size-complex="2pt"/>
    </style:style>
    <style:style style:family="paragraph" style:name="P7" style:parent-style-name="Standard">
      <style:text-properties fo:font-size="9pt" style:font-name="arial" style:font-size-asian="9pt" style:font-size-complex="9pt"/>
    </style:style>
    <style:style style:family="paragraph" style:name="P8" style:parent-style-name="Standard">
      <style:paragraph-properties fo:line-height="115%"/>
      <style:text-properties fo:font-size="9pt" style:font-name="arial" style:font-size-asian="9pt" style:font-size-complex="9pt"/>
    </style:style>
    <style:style style:family="paragraph" style:name="P9" style:parent-style-name="Standard">
      <style:paragraph-properties fo:line-height="150%"/>
      <style:text-properties fo:font-size="9pt" style:font-name="arial" style:font-size-asian="9pt" style:font-size-complex="9pt"/>
    </style:style>
    <style:style style:family="paragraph" style:name="P10" style:parent-style-name="Standard">
      <style:paragraph-properties fo:text-align="center" style:justify-single-word="false"/>
      <style:text-properties fo:font-size="9pt" style:font-name="arial" style:font-size-asian="9pt" style:font-size-complex="9pt"/>
    </style:style>
    <style:style style:family="paragraph" style:name="P11" style:parent-style-name="Standard">
      <style:paragraph-properties fo:text-align="end" style:justify-single-word="false"/>
      <style:text-properties fo:font-size="9pt" style:font-name="arial" style:font-size-asian="9pt" style:font-size-complex="9pt"/>
    </style:style>
    <style:style style:family="paragraph" style:name="P12" style:parent-style-name="Standard">
      <style:paragraph-properties fo:text-align="start" style:justify-single-word="false"/>
      <style:text-properties fo:font-size="9pt" style:font-name="arial" style:font-size-asian="9pt" style:font-size-complex="9pt"/>
    </style:style>
    <style:style style:family="paragraph" style:name="P13" style:parent-style-name="Standard">
      <style:paragraph-properties>
        <style:tab-stops>
          <style:tab-stop style:leader-style="dotted" style:leader-text="." style:position="10.001cm"/>
        </style:tab-stops>
      </style:paragraph-properties>
      <style:text-properties fo:font-size="9pt" style:font-name="arial" style:font-size-asian="9pt" style:font-size-complex="9pt"/>
    </style:style>
    <style:style style:family="paragraph" style:name="P14" style:parent-style-name="Standard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arial" style:font-size-asian="9pt" style:font-size-complex="9pt"/>
    </style:style>
    <style:style style:family="paragraph" style:name="P15" style:parent-style-name="Standard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6" style:parent-style-name="Standard">
      <style:paragraph-properties fo:text-align="start" style:justify-single-word="false"/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/>
    </style:style>
    <style:style style:family="paragraph" style:name="P18" style:parent-style-name="Standard">
      <style:paragraph-properties fo:text-align="start" style:justify-single-word="false"/>
      <style:text-properties fo:font-size="9pt" fo:font-style="normal" fo:font-weight="normal" style:font-name="arial" style:font-size-asian="9pt" style:font-size-complex="9pt" style:font-style-asian="normal" style:font-style-complex="normal" style:font-weight-asian="normal" style:font-weight-complex="normal"/>
    </style:style>
    <style:style style:family="paragraph" style:name="P19" style:parent-style-name="Standard">
      <style:text-properties fo:font-size="9pt" fo:font-weight="bold" style:font-name="arial" style:font-size-asian="9pt" style:font-size-complex="9pt" style:font-weight-asian="bold"/>
    </style:style>
    <style:style style:family="paragraph" style:name="P20" style:parent-style-name="Standard">
      <style:text-properties fo:font-size="9pt" fo:font-weight="bold" style:font-name="arial" style:font-size-asian="9pt" style:font-size-complex="9pt" style:font-weight-asian="bold" style:font-weight-complex="bold"/>
    </style:style>
    <style:style style:family="paragraph" style:name="P21" style:parent-style-name="Standard">
      <style:paragraph-properties fo:text-align="start" style:justify-single-word="false"/>
      <style:text-properties fo:font-size="9pt" fo:font-weight="bold" style:font-name="arial" style:font-size-asian="9pt" style:font-size-complex="9pt" style:font-weight-asian="bold" style:font-weight-complex="bold"/>
    </style:style>
    <style:style style:family="paragraph" style:name="P22" style:parent-style-name="Standard">
      <style:paragraph-properties fo:line-height="150%"/>
      <style:text-properties fo:font-size="9pt" fo:font-weight="bold" style:font-name="arial" style:font-size-asian="9pt" style:font-size-complex="9pt" style:font-weight-asian="bold"/>
    </style:style>
    <style:style style:family="paragraph" style:name="P23" style:parent-style-name="Standard">
      <style:paragraph-properties fo:text-align="center" style:justify-single-word="false"/>
      <style:text-properties fo:font-size="8pt" style:font-name="arial" style:font-size-asian="8pt"/>
    </style:style>
    <style:style style:family="paragraph" style:name="P24" style:parent-style-name="Standard">
      <style:paragraph-properties fo:text-align="start" style:justify-single-word="false"/>
      <style:text-properties fo:font-size="12pt" fo:font-style="normal" fo:font-weight="normal" style:font-name="arial" style:font-size-asian="12pt" style:font-size-complex="12pt" style:font-style-asian="normal" style:font-style-complex="normal" style:font-weight-asian="normal" style:font-weight-complex="normal"/>
    </style:style>
    <style:style style:family="paragraph" style:name="P25" style:parent-style-name="Standard">
      <style:text-properties fo:color="#0070c0" fo:font-size="9pt" style:font-name="arial" style:font-size-asian="9pt" style:font-size-complex="9pt"/>
    </style:style>
    <style:style style:family="paragraph" style:name="P26" style:parent-style-name="Standard">
      <style:paragraph-properties fo:text-align="start" style:justify-single-word="false"/>
      <style:text-properties fo:color="#00b050" fo:font-size="9pt" fo:font-style="normal" fo:font-weight="bold" style:font-name="arial" style:font-size-asian="9pt" style:font-size-complex="9pt" style:font-style-asian="normal" style:font-style-complex="normal" style:font-weight-asian="bold" style:font-weight-complex="normal"/>
    </style:style>
    <style:style style:family="paragraph" style:name="P27" style:parent-style-name="UrbanTitle">
      <style:text-properties fo:font-size="12pt" fo:font-weight="normal" style:font-name="Calibri" style:font-size-asian="12pt" style:font-size-complex="12pt" style:font-weight-asian="normal" style:font-weight-complex="normal" style:text-underline-style="none"/>
    </style:style>
    <style:style style:family="paragraph" style:name="P28" style:parent-style-name="UrbanTitle">
      <style:text-properties fo:font-size="12pt" style:font-name="arial" style:font-size-asian="12pt" style:font-size-complex="12pt" style:text-underline-style="none"/>
    </style:style>
    <style:style style:family="paragraph" style:name="P29" style:parent-style-name="UrbanTitle">
      <style:text-properties fo:font-size="12pt" fo:font-weight="normal" style:font-name="arial" style:font-size-asian="12pt" style:font-size-complex="12pt" style:font-weight-asian="normal" style:font-weight-complex="normal" style:text-underline-style="none"/>
    </style:style>
    <style:style style:family="paragraph" style:name="P30" style:parent-style-name="UrbanTitle">
      <style:paragraph-properties fo:text-align="start" style:justify-single-word="false"/>
      <style:text-properties fo:font-size="8pt" fo:font-weight="normal" style:font-name="arial" style:font-size-asian="7pt" style:font-size-complex="8pt" style:font-weight-asian="normal" style:font-weight-complex="normal" style:text-underline-style="none"/>
    </style:style>
    <style:style style:family="paragraph" style:name="P31" style:parent-style-name="UrbanBody_20_">
      <style:paragraph-properties fo:text-align="center" style:justify-single-word="false"/>
      <style:text-properties fo:font-size="10pt" fo:font-style="normal" fo:font-weight="normal" style:font-name="Calibri" style:font-size-asian="10pt" style:font-size-complex="10pt" style:font-style-asian="normal" style:font-style-complex="normal" style:font-weight-asian="normal" style:font-weight-complex="normal"/>
    </style:style>
    <style:style style:family="paragraph" style:name="P32" style:parent-style-name="UrbanBody_20_"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33" style:parent-style-name="UrbanBody_20_">
      <style:paragraph-properties fo:text-align="center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34" style:parent-style-name="UrbanBody_20_">
      <style:text-properties fo:font-size="10pt" style:font-name="arial" style:font-size-asian="10pt" style:font-size-complex="10pt"/>
    </style:style>
    <style:style style:family="paragraph" style:name="P35" style:parent-style-name="UrbanBody_20_">
      <style:paragraph-properties fo:text-align="start" style:justify-single-word="false"/>
      <style:text-properties fo:font-size="10pt" style:font-name="arial" style:font-size-asian="10pt" style:font-size-complex="10pt"/>
    </style:style>
    <style:style style:family="paragraph" style:name="P36" style:parent-style-name="UrbanBody_20_">
      <style:paragraph-properties fo:text-align="end" style:justify-single-word="false"/>
      <style:text-properties fo:font-size="10pt" style:font-name="arial" style:font-size-asian="10pt" style:font-size-complex="10pt"/>
    </style:style>
    <style:style style:family="paragraph" style:name="P37" style:parent-style-name="UrbanBody_20_">
      <style:text-properties fo:font-size="10pt" officeooo:paragraph-rsid="00100e3c" style:font-name="arial" style:font-size-asian="10pt" style:font-size-complex="10pt"/>
    </style:style>
    <style:style style:family="paragraph" style:name="P38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fo:font-size="10pt" fo:font-style="normal" fo:font-weight="normal" style:font-name="arial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paragraph" style:name="P39" style:parent-style-name="UrbanBody_20_">
      <style:paragraph-properties fo:text-align="start" style:justify-single-word="false"/>
      <style:text-properties fo:font-size="10pt" fo:font-style="normal" fo:font-weight="normal" style:font-name="arial" style:font-size-asian="10pt" style:font-size-complex="10pt" style:font-style-asian="normal" style:font-style-complex="normal" style:font-weight-asian="normal" style:font-weight-complex="normal"/>
    </style:style>
    <style:style style:family="paragraph" style:name="P40" style:parent-style-name="UrbanBody_20_">
      <style:text-properties fo:font-size="10pt" fo:font-weight="normal" style:font-name="arial" style:font-size-asian="10pt" style:font-size-complex="10pt" style:font-weight-asian="normal" style:font-weight-complex="normal"/>
    </style:style>
    <style:style style:family="paragraph" style:name="P41" style:parent-style-name="UrbanBody_20_">
      <style:paragraph-properties fo:text-align="center" style:justify-single-word="false"/>
      <style:text-properties fo:font-size="10pt" fo:font-weight="normal" style:font-name="arial" style:font-size-asian="10pt" style:font-size-complex="10pt" style:font-weight-asian="normal" style:font-weight-complex="normal"/>
    </style:style>
    <style:style style:family="paragraph" style:name="P42" style:parent-style-name="UrbanBody_20_">
      <style:text-properties fo:font-size="10pt" fo:font-weight="bold" style:font-name="arial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43" style:parent-style-name="UrbanBody_20_">
      <style:text-properties fo:font-size="10pt" fo:font-weight="bold" style:font-name="arial" style:font-size-asian="10pt" style:font-size-complex="10pt" style:font-weight-asian="bold" style:font-weight-complex="bold" style:text-underline-style="none"/>
    </style:style>
    <style:style style:family="paragraph" style:name="P44" style:parent-style-name="UrbanBody_20_">
      <style:text-properties fo:font-size="9pt" style:font-name="arial" style:font-size-asian="9pt" style:font-size-complex="9pt"/>
    </style:style>
    <style:style style:family="paragraph" style:name="P45" style:parent-style-name="UrbanBody_20_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arial" style:font-size-asian="9pt" style:font-size-complex="9pt"/>
    </style:style>
    <style:style style:family="paragraph" style:name="P46" style:parent-style-name="UrbanBody_20_">
      <style:paragraph-properties fo:text-align="start" style:justify-single-word="false"/>
      <style:text-properties fo:font-size="9pt" style:font-name="arial" style:font-size-asian="9pt" style:font-size-complex="9pt"/>
    </style:style>
    <style:style style:family="paragraph" style:name="P47" style:parent-style-name="UrbanBody_20_">
      <style:paragraph-properties fo:text-align="start" style:justify-single-word="false"/>
      <style:text-properties fo:font-size="9pt" fo:font-weight="normal" style:font-name="arial" style:font-size-asian="9pt" style:font-size-complex="9pt" style:font-weight-asian="normal" style:font-weight-complex="normal" style:text-underline-style="none"/>
    </style:style>
    <style:style style:family="paragraph" style:name="P48" style:parent-style-name="UrbanBody_20_">
      <style:text-properties fo:font-size="4pt" style:font-name="arial" style:font-size-asian="3.5pt" style:font-size-complex="4pt"/>
    </style:style>
    <style:style style:family="paragraph" style:name="P49" style:parent-style-name="UrbanBody_20_">
      <style:paragraph-properties fo:text-align="center" style:justify-single-word="false"/>
      <style:text-properties fo:font-size="4pt" fo:font-style="normal" fo:font-weight="normal" style:font-name="arial" style:font-size-asian="3.5pt" style:font-size-complex="4pt" style:font-style-asian="normal" style:font-style-complex="normal" style:font-weight-asian="normal" style:font-weight-complex="normal"/>
    </style:style>
    <style:style style:family="paragraph" style:name="P50" style:parent-style-name="UrbanBody_20_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51" style:parent-style-name="UrbanBody_20_">
      <style:text-properties fo:font-size="9.5pt" style:font-name="arial" style:font-size-asian="9.5pt" style:font-size-complex="9.5pt"/>
    </style:style>
    <style:style style:family="paragraph" style:name="P52" style:parent-style-name="UrbanBody_20_">
      <style:text-properties fo:font-size="10pt" fo:font-style="normal" fo:font-weight="bold" fo:letter-spacing="normal" fo:text-shadow="none" style:font-name="arial" style:font-name-asian="DejaVu Sans1" style:font-name-complex="DejaVu Sans1" style:font-size-asian="10pt" style:font-size-complex="10pt" style:font-style-asian="normal" style:font-style-complex="normal" style:font-weight-asian="bold" style:font-weight-complex="bold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53" style:parent-style-name="Table_20_Contents">
      <style:paragraph-properties fo:text-align="start" style:justify-single-word="false"/>
      <style:text-properties fo:font-size="9pt" style:font-name="arial" style:font-size-asian="9pt" style:font-size-complex="9pt"/>
    </style:style>
    <style:style style:family="paragraph" style:name="P54" style:parent-style-name="Table_20_Contents">
      <style:paragraph-properties fo:text-align="start" style:justify-single-word="false"/>
      <style:text-properties fo:font-size="10pt" style:font-name="arial" style:font-size-asian="10pt" style:font-size-complex="10pt"/>
    </style:style>
    <style:style style:family="paragraph" style:name="P55" style:parent-style-name="UrbanTitle">
      <style:paragraph-properties fo:margin-left="0cm" fo:margin-right="-0.199cm" fo:text-indent="0cm" style:auto-text-indent="false"/>
      <style:text-properties fo:font-size="2pt" style:font-name="arial" style:font-size-asian="1.75pt" style:font-size-complex="2pt" style:text-underline-style="none"/>
    </style:style>
    <style:style style:family="paragraph" style:name="P56" style:parent-style-name="UrbanTitle">
      <style:paragraph-properties fo:break-before="page"/>
      <style:text-properties fo:font-size="12pt" style:font-name="arial" style:font-size-asian="12pt" style:font-size-complex="12pt" style:text-underline-style="none"/>
    </style:style>
    <style:style style:family="paragraph" style:name="P57" style:parent-style-name="Standard">
      <style:paragraph-properties fo:margin-bottom="0cm" fo:margin-top="0.212cm" fo:text-align="center" loext:contextual-spacing="false" style:justify-single-word="false"/>
      <style:text-properties fo:font-size="12pt" style:font-name="arial" style:font-size-asian="12pt" style:font-size-complex="12pt"/>
    </style:style>
    <style:style style:family="paragraph" style:name="P58" style:parent-style-name="Standard">
      <style:paragraph-properties fo:line-height="150%" fo:margin-left="-0.125cm" fo:margin-right="0cm" fo:text-indent="0cm" style:auto-text-indent="false">
        <style:tab-stops>
          <style:tab-stop style:position="0.123cm"/>
        </style:tab-stops>
      </style:paragraph-properties>
      <style:text-properties fo:font-size="9pt" style:font-name="arial" style:font-size-asian="9pt" style:font-size-complex="9pt"/>
    </style:style>
    <style:style style:family="paragraph" style:name="P59" style:parent-style-name="Standard">
      <style:paragraph-properties fo:margin-bottom="0cm" fo:margin-left="0.501cm" fo:margin-right="0cm" fo:margin-top="0.212cm" fo:text-align="center" fo:text-indent="0cm" loext:contextual-spacing="false" style:auto-text-indent="false" style:justify-single-word="false"/>
      <style:text-properties fo:font-size="2pt" style:font-name="arial" style:font-size-asian="1.75pt" style:font-size-complex="2pt"/>
    </style:style>
    <style:style style:family="paragraph" style:name="P60" style:parent-style-name="Standard">
      <style:paragraph-properties fo:margin-left="-0.012cm" fo:margin-right="0.002cm" fo:text-indent="0cm" style:auto-text-indent="false"/>
      <style:text-properties fo:font-size="9pt" style:font-name="arial" style:font-size-asian="9pt" style:font-size-complex="9pt"/>
    </style:style>
    <style:style style:family="paragraph" style:name="P61" style:parent-style-name="Standard">
      <style:paragraph-properties fo:margin-left="-0.011cm" fo:margin-right="0.007cm" fo:text-indent="0cm" style:auto-text-indent="false"/>
      <style:text-properties fo:font-size="9pt" style:font-name="arial" style:font-size-asian="9pt" style:font-size-complex="9pt"/>
    </style:style>
    <style:style style:family="paragraph" style:name="P62" style:parent-style-name="Standard">
      <style:paragraph-properties fo:margin-bottom="0cm" fo:margin-top="0.423cm" fo:text-align="center" loext:contextual-spacing="false" style:justify-single-word="false"/>
      <style:text-properties style:font-name="arial"/>
    </style:style>
    <style:style style:family="paragraph" style:name="P63" style:parent-style-name="UrbanBody_20_">
      <style:paragraph-properties fo:margin-left="0.002cm" fo:margin-right="-0.335cm" fo:text-indent="0cm" style:auto-text-indent="false"/>
      <style:text-properties fo:font-size="9pt" officeooo:paragraph-rsid="00100e3c" style:font-name="arial" style:font-size-asian="9pt" style:font-size-complex="9pt"/>
    </style:style>
    <style:style style:family="paragraph" style:name="P6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65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background-color="transparent" fo:font-weight="normal" loext:char-shading-value="0" style:font-weight-asian="normal" style:font-weight-complex="normal" style:text-underline-style="none"/>
    </style:style>
    <style:style style:family="text" style:name="T5">
      <style:text-properties fo:font-weight="bold" style:font-weight-asian="bold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size-complex="10pt" style:font-weight-asian="bold" style:font-weight-complex="bold"/>
    </style:style>
    <style:style style:family="text" style:name="T8">
      <style:text-properties fo:background-color="transparent" fo:font-weight="bold" loext:char-shading-value="0" style:font-weight-asian="bold"/>
    </style:style>
    <style:style style:family="text" style:name="T9">
      <style:text-properties fo:background-color="transparent" fo:font-weight="bold" loext:char-shading-value="0" style:font-weight-asian="bold" style:font-weight-complex="bold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fo:background-color="transparent" fo:font-weight="normal" loext:char-shading-value="0" style:font-weight-asian="normal" style:font-weight-complex="normal"/>
    </style:style>
    <style:style style:family="text" style:name="T12">
      <style:text-properties style:text-underline-color="font-color" style:text-underline-style="solid" style:text-underline-width="auto"/>
    </style:style>
    <style:style style:family="text" style:name="T13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14">
      <style:text-properties fo:font-weight="bold" style:font-weight-asian="bold" style:text-underline-color="font-color" style:text-underline-style="solid" style:text-underline-width="auto"/>
    </style:style>
    <style:style style:family="text" style:name="T15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6">
      <style:text-properties fo:background-color="transparent" fo:font-weight="bold" loext:char-shading-value="0" style:font-weight-asian="bold" style:text-underline-color="font-color" style:text-underline-style="solid" style:text-underline-width="auto"/>
    </style:style>
    <style:style style:family="text" style:name="T17">
      <style:text-properties fo:background-color="transparent" fo:font-weight="bold" loext:char-shading-value="0" style:font-weight-asian="bold" style:font-weight-complex="bold" style:text-underline-color="font-color" style:text-underline-style="solid" style:text-underline-width="auto"/>
    </style:style>
    <style:style style:family="text" style:name="T18">
      <style:text-properties fo:background-color="transparent" fo:font-weight="bold" loext:char-shading-value="0" style:font-weight-asian="bold" style:font-weight-complex="normal" style:text-underline-color="font-color" style:text-underline-style="solid" style:text-underline-width="auto"/>
    </style:style>
    <style:style style:family="text" style:name="T19">
      <style:text-properties fo:background-color="transparent" loext:char-shading-value="0" style:text-underline-color="font-color" style:text-underline-style="solid" style:text-underline-width="auto"/>
    </style:style>
    <style:style style:family="text" style:name="T20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1">
      <style:text-properties fo:font-style="normal" fo:font-weight="normal" fo:letter-spacing="normal" fo:text-shadow="none" style:font-name-asian="DejaVu Sans1" style:font-name-complex="DejaVu Sans1" style:font-style-asian="normal" style:font-style-complex="normal" style:font-weight-asian="normal" style:font-weight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2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23">
      <style:text-properties fo:font-weight="bold" style:font-weight-asian="bold" style:use-window-font-color="true"/>
    </style:style>
    <style:style style:family="text" style:name="T24">
      <style:text-properties fo:font-weight="bold" style:font-weight-asian="bold" style:text-underline-color="font-color" style:text-underline-style="solid" style:text-underline-width="auto" style:use-window-font-color="true"/>
    </style:style>
    <style:style style:family="text" style:name="T25">
      <style:text-properties fo:font-style="normal" fo:font-weight="bold" style:font-style-asian="normal" style:font-style-complex="normal" style:font-weight-asian="bold" style:use-window-font-color="true"/>
    </style:style>
    <style:style style:family="text" style:name="T26">
      <style:text-properties fo:font-style="normal" fo:font-weight="bold" style:font-style-asian="normal" style:font-style-complex="normal" style:font-weight-asian="bold" style:text-underline-color="font-color" style:text-underline-style="solid" style:text-underline-width="auto" style:use-window-font-color="true"/>
    </style:style>
    <style:style style:family="text" style:name="T27">
      <style:text-properties fo:country="BE" fo:font-size="12pt" fo:font-style="normal" fo:font-weight="bold" fo:language="fr" fo:letter-spacing="normal" style:font-name="arial" style:font-name-complex="Calibri" style:font-size-asian="12pt" style:font-size-complex="12pt" style:font-style-asian="normal" style:font-style-complex="normal" style:font-weight-asian="bold" style:font-weight-complex="bold" style:text-underline-color="font-color" style:text-underline-style="solid" style:text-underline-width="auto" style:use-window-font-color="true"/>
    </style:style>
    <style:style style:family="text" style:name="T28">
      <style:text-properties fo:country="BE" fo:font-size="11pt" fo:font-style="normal" fo:font-weight="normal" fo:language="fr" fo:letter-spacing="normal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 style:use-window-font-color="true"/>
    </style:style>
    <style:style style:family="text" style:name="T29">
      <style:text-properties fo:country="BE" fo:font-style="normal" fo:font-weight="bold" fo:language="fr" fo:letter-spacing="normal" style:font-name="arial" style:font-name-complex="Calibri" style:font-style-asian="normal" style:font-style-complex="normal" style:font-weight-asian="bold" style:font-weight-complex="bold" style:text-underline-color="font-color" style:text-underline-style="solid" style:text-underline-width="auto" style:use-window-font-color="true"/>
    </style:style>
    <style:style style:family="text" style:name="T30">
      <style:text-properties fo:country="BE" fo:font-size="9.5pt" fo:language="fr" fo:letter-spacing="normal" style:font-name="arial" style:font-name-complex="Calibri" style:font-size-asian="9.5pt" style:font-size-complex="9.5pt" style:text-underline-style="none" style:use-window-font-color="true"/>
    </style:style>
    <style:style style:family="text" style:name="T31">
      <style:text-properties fo:font-style="italic" style:font-style-asian="italic" style:text-underline-color="font-color" style:text-underline-style="solid" style:text-underline-width="auto"/>
    </style:style>
    <style:style style:family="text" style:name="T32">
      <style:text-properties fo:font-style="italic" style:font-style-asian="italic" style:font-style-complex="italic" style:text-underline-color="font-color" style:text-underline-style="solid" style:text-underline-width="auto"/>
    </style:style>
    <style:style style:family="text" style:name="T33">
      <style:text-properties fo:font-style="italic" fo:font-weight="normal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34">
      <style:text-properties fo:background-color="transparent" fo:font-style="italic" fo:font-weight="bold" loext:char-shading-value="0" style:font-style-asian="italic" style:font-weight-asian="bold"/>
    </style:style>
    <style:style style:family="text" style:name="T35">
      <style:text-properties fo:font-style="italic" style:font-style-asian="italic"/>
    </style:style>
    <style:style style:family="text" style:name="T36">
      <style:text-properties fo:font-size="9pt" style:font-size-asian="9pt" style:font-size-complex="9pt"/>
    </style:style>
    <style:style style:family="text" style:name="T37">
      <style:text-properties fo:country="none" fo:font-size="9pt" fo:font-weight="normal" fo:language="zxx" style:country-asian="none" style:font-name-complex="Arial" style:font-size-asian="9pt" style:font-size-complex="9pt" style:font-weight-asian="normal" style:font-weight-complex="normal" style:language-asian="zxx"/>
    </style:style>
    <style:style style:family="text" style:name="T38">
      <style:text-properties fo:font-style="normal" style:font-style-asian="normal" style:font-style-complex="normal" style:text-underline-color="font-color" style:text-underline-style="solid" style:text-underline-width="auto"/>
    </style:style>
    <style:style style:family="text" style:name="T39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0">
      <style:text-properties fo:text-transform="uppercase"/>
    </style:style>
    <style:style style:family="text" style:name="T41">
      <style:text-properties fo:font-weight="bold" fo:text-transform="uppercase" style:font-weight-asian="bold"/>
    </style:style>
    <style:style style:family="text" style:name="T42">
      <style:text-properties fo:font-variant="small-caps" style:font-name="arial"/>
    </style:style>
    <style:style style:family="text" style:name="T43">
      <style:text-properties fo:font-size="10pt" fo:font-weight="normal" style:font-size-asian="10pt" style:font-size-complex="10pt" style:font-weight-asian="normal" style:font-weight-complex="normal"/>
    </style:style>
    <style:style style:family="text" style:name="T44">
      <style:text-properties fo:background-color="#ffff00" fo:font-size="10pt" fo:font-style="italic" loext:char-shading-value="0" style:font-size-asian="10pt" style:font-style-asian="italic" style:font-style-complex="italic"/>
    </style:style>
    <style:style style:family="text" style:name="T45">
      <style:text-properties fo:color="#00b050"/>
    </style:style>
    <style:style style:family="text" style:name="T46">
      <style:text-properties fo:color="#00b050" fo:font-weight="bold" style:font-weight-asian="bold"/>
    </style:style>
    <style:style style:family="text" style:name="T47">
      <style:text-properties fo:color="#00b050" style:text-underline-color="font-color" style:text-underline-style="solid" style:text-underline-width="auto"/>
    </style:style>
    <style:style style:family="text" style:name="T48">
      <style:text-properties fo:color="#00b050" fo:font-weight="bold" style:font-weight-asian="bold" style:text-underline-color="font-color" style:text-underline-style="solid" style:text-underline-width="auto"/>
    </style:style>
    <style:style style:family="text" style:name="T49">
      <style:text-properties fo:color="#00b050" fo:font-style="normal" fo:font-weight="bold" style:font-style-asian="normal" style:font-style-complex="normal" style:font-weight-asian="bold"/>
    </style:style>
    <style:style style:family="text" style:name="T50">
      <style:text-properties fo:color="#00b050" style:text-underline-style="none"/>
    </style:style>
    <style:style style:family="text" style:name="T51">
      <style:text-properties fo:color="#00b050" fo:font-weight="bold" style:font-weight-asian="bold" style:text-underline-style="none"/>
    </style:style>
    <style:style style:family="text" style:name="T52">
      <style:text-properties fo:color="#00b050" fo:font-style="italic" style:font-style-asian="italic"/>
    </style:style>
    <style:style style:family="text" style:name="T53">
      <style:text-properties fo:color="#0070c0"/>
    </style:style>
    <style:style style:family="text" style:name="T54">
      <style:text-properties fo:color="#0070c0" style:text-underline-color="font-color" style:text-underline-style="solid" style:text-underline-width="auto"/>
    </style:style>
    <style:style style:family="text" style:name="T55">
      <style:text-properties fo:color="#0070c0" fo:font-weight="bold" style:font-weight-asian="bold" style:text-underline-color="font-color" style:text-underline-style="solid" style:text-underline-width="auto"/>
    </style:style>
    <style:style style:family="text" style:name="T56">
      <style:text-properties fo:color="#0070c0" fo:font-weight="bold" style:font-weight-asian="bold"/>
    </style:style>
    <style:style style:family="text" style:name="T57">
      <style:text-properties fo:color="#0070c0" fo:font-style="italic" style:font-style-asian="italic"/>
    </style:style>
    <style:style style:family="text" style:name="T58">
      <style:text-properties fo:color="#0070c0" fo:font-weight="normal" style:font-weight-asian="normal" style:font-weight-complex="normal"/>
    </style:style>
    <style:style style:family="text" style:name="T59">
      <style:text-properties fo:color="#e36c0a"/>
    </style:style>
    <style:style style:family="text" style:name="T60">
      <style:text-properties fo:color="#e36c0a" fo:font-weight="bold" style:font-weight-asian="bold"/>
    </style:style>
    <style:style style:family="text" style:name="T61">
      <style:text-properties fo:color="#e36c0a" fo:font-weight="bold" style:font-weight-asian="bold" style:text-underline-color="font-color" style:text-underline-style="solid" style:text-underline-width="auto"/>
    </style:style>
    <style:style style:family="text" style:name="T62">
      <style:text-properties fo:background-color="transparent" loext:char-shading-value="0"/>
    </style:style>
    <style:style style:family="text" style:name="T63">
      <style:text-properties style:font-name="arial"/>
    </style:style>
    <style:style style:family="text" style:name="T64">
      <style:text-properties fo:font-weight="bold" style:font-name="arial" style:font-weight-asian="bold"/>
    </style:style>
    <style:style style:family="text" style:name="T65">
      <style:text-properties fo:font-weight="bold" style:font-name="arial" style:font-weight-asian="bold" style:font-weight-complex="bold"/>
    </style:style>
    <style:style style:family="text" style:name="T66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9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0">
      <style:text-properties fo:country="none" fo:font-size="10pt" fo:font-style="normal" fo:font-weight="normal" fo:language="zxx" fo:letter-spacing="normal" fo:text-shadow="none" style:country-asian="CN" style:country-complex="IN" style:font-name="Liberation Serif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71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middle" style:vertical-rel="line" style:wrap="run-through"/>
    </style:style>
    <style:style style:family="graphic" style:name="gr2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current-state="checked" form:id="control1" form:image-position="center" form:input-required="false" form:name="Case à cocher 3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name="Case à cocher 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name="Case à cocher 2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name="Case à cocher 2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input-required="false" form:name="Case à cocher 2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" form:image-position="center" form:input-required="false" form:name="Case à cocher 2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input-required="false" form:name="Case à cocher 2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2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" form:image-position="center" form:input-required="false" form:name="Case à cocher 2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input-required="false" form:name="Case à cocher 2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input-required="false" form:name="Case à cocher 2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input-required="false" form:name="Case à cocher 1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input-required="false" form:name="Case à cocher 2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input-required="false" form:name="Case à cocher 21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input-required="false" form:name="Case à cocher 23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7" form:image-position="center" form:input-required="false" form:name="Case à cocher 2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2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2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0" form:image-position="center" form:input-required="false" form:name="Case à cocher 2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2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2" form:image-position="center" form:input-required="false" form:name="Case à cocher 2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2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input-required="false" form:name="Case à cocher 2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input-required="false" form:name="Case à cocher 2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input-required="false" form:name="Case à cocher 2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7" form:image-position="center" form:input-required="false" form:name="Case à cocher 2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input-required="false" form:name="Case à cocher 2" xml:id="control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9" form:image-position="center" form:input-required="false" form:name="Case à cocher 2" xml:id="control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input-required="false" form:name="Case à cocher 1" xml:id="control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1" form:image-position="center" form:input-required="false" form:name="Case à cocher 2" xml:id="control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2" form:image-position="center" form:input-required="false" form:name="Case à cocher 9" xml:id="control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3" form:image-position="center" form:input-required="false" form:name="Case à cocher 9" xml:id="control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4" form:image-position="center" form:input-required="false" form:name="Case à cocher 9" xml:id="control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input-required="false" form:name="Case à cocher 9" xml:id="control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6" form:image-position="center" form:input-required="false" form:name="Case à cocher 10" xml:id="control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7" form:image-position="center" form:input-required="false" form:name="Case à cocher 8" xml:id="control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8" form:image-position="center" form:input-required="false" form:name="Case à cocher 7" xml:id="control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9" form:image-position="center" form:input-required="false" form:name="Case à cocher 9" xml:id="control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0" form:image-position="center" form:input-required="false" form:name="Case à cocher 9" xml:id="control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1" form:image-position="center" form:input-required="false" form:name="Case à cocher 9" xml:id="control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2" form:image-position="center" form:input-required="false" form:name="Case à cocher 9" xml:id="control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3" form:image-position="center" form:input-required="false" form:name="Case à cocher 7" xml:id="control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4" form:image-position="center" form:input-required="false" form:name="Case à cocher 8" xml:id="control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5" form:image-position="center" form:input-required="false" form:name="Case à cocher 10" xml:id="control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6" form:image-position="center" form:input-required="false" form:name="Case à cocher 11" xml:id="control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7" form:image-position="center" form:input-required="false" form:name="Case à cocher 11" xml:id="control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8" form:image-position="center" form:input-required="false" form:name="Case à cocher 22" xml:id="control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9" form:image-position="center" form:input-required="false" form:name="Case à cocher 2" xml:id="control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0" form:image-position="center" form:input-required="false" form:name="Case à cocher 2" xml:id="control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1" form:image-position="center" form:input-required="false" form:name="Case à cocher 2" xml:id="control5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2" form:image-position="center" form:input-required="false" form:name="Case à cocher 24" xml:id="control5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3" form:image-position="center" form:input-required="false" form:label="Case à cocher" form:name="Case à cocher 17" xml:id="control5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4" form:image-position="center" form:input-required="false" form:label="Case à cocher" form:name="Case à cocher 17" xml:id="control5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5" form:image-position="center" form:input-required="false" form:label="Case à cocher" form:name="Case à cocher 17" xml:id="control5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6" form:image-position="center" form:input-required="false" form:label="Case à cocher" form:name="Case à cocher 17" xml:id="control5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7" form:image-position="center" form:input-required="false" form:label="Case à cocher" form:name="Case à cocher 17" xml:id="control5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8" form:image-position="center" form:input-required="false" form:label="Case à cocher" form:name="Case à cocher 17" xml:id="control5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9" form:image-position="center" form:input-required="false" form:label="Case à cocher" form:name="Case à cocher 17" xml:id="control5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0" form:image-position="center" form:input-required="false" form:label="Case à cocher" form:name="Case à cocher 17" xml:id="control6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1" form:image-position="center" form:input-required="false" form:label="Case à cocher" form:name="Case à cocher 17" xml:id="control6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2" form:image-position="center" form:input-required="false" form:label="Case à cocher" form:name="Case à cocher 17" xml:id="control6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3" form:image-position="center" form:input-required="false" form:label="Case à cocher" form:name="Case à cocher 17" xml:id="control6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4" form:image-position="center" form:input-required="false" form:label="Case à cocher" form:name="Case à cocher 17" xml:id="control6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5" form:image-position="center" form:input-required="false" form:label="Case à cocher" form:name="Case à cocher 17" xml:id="control6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6" form:image-position="center" form:input-required="false" form:label="Case à cocher" form:name="Case à cocher 17" xml:id="control6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7" form:image-position="center" form:input-required="false" form:label="Case à cocher" form:name="Case à cocher 17" xml:id="control6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8" form:image-position="center" form:input-required="false" form:label="Case à cocher" form:name="Case à cocher 17" xml:id="control6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9" form:image-position="center" form:input-required="false" form:label="Case à cocher" form:name="Case à cocher 17" xml:id="control6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0" form:image-position="center" form:input-required="false" form:label="Case à cocher" form:name="Case à cocher 17" xml:id="control7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1" form:image-position="center" form:input-required="false" form:label="Case à cocher" form:name="Case à cocher 17" xml:id="control7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2" form:image-position="center" form:input-required="false" form:label="Case à cocher" form:name="Case à cocher 17" xml:id="control7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3" form:image-position="center" form:input-required="false" form:label="Case à cocher" form:name="Case à cocher 17" xml:id="control7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4" form:image-position="center" form:input-required="false" form:name="Case à cocher 6" xml:id="control7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5" form:image-position="center" form:input-required="false" form:name="Case à cocher 25" xml:id="control7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6" form:image-position="center" form:input-required="false" form:name="Case à cocher 25" xml:id="control7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7" form:image-position="center" form:input-required="false" form:name="Case à cocher 25" xml:id="control7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8" form:image-position="center" form:input-required="false" form:name="Case à cocher 25" xml:id="control7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9" form:image-position="center" form:input-required="false" form:name="Case à cocher 25" xml:id="control7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0" form:image-position="center" form:input-required="false" form:name="Case à cocher 25" xml:id="control8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1" form:image-position="center" form:input-required="false" form:label="Case à cocher" form:name="Case à cocher 17" xml:id="control8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2" form:image-position="center" form:input-required="false" form:label="Case à cocher" form:name="Case à cocher 17" xml:id="control8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3" form:image-position="center" form:input-required="false" form:label="Case à cocher" form:name="Case à cocher 17" xml:id="control8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4" form:image-position="center" form:input-required="false" form:label="Case à cocher" form:name="Case à cocher 17" xml:id="control8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5" form:image-position="center" form:input-required="false" form:label="Case à cocher" form:name="Case à cocher 17" xml:id="control8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6" form:image-position="center" form:input-required="false" form:label="Case à cocher" form:name="Case à cocher 17" xml:id="control8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7" form:image-position="center" form:input-required="false" form:name="Case à cocher 16" xml:id="control8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8" form:image-position="center" form:input-required="false" form:name="Case à cocher 16" xml:id="control8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9" form:image-position="center" form:input-required="false" form:name="Case à cocher 16" xml:id="control8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0" form:image-position="center" form:input-required="false" form:label="Case à cocher" form:name="Case à cocher 17" xml:id="control9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1" form:image-position="center" form:input-required="false" form:label="Case à cocher" form:name="Case à cocher 17" xml:id="control9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2" form:image-position="center" form:input-required="false" form:label="Case à cocher" form:name="Case à cocher 17" xml:id="control9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3" form:image-position="center" form:input-required="false" form:label="Case à cocher" form:name="Case à cocher 17" xml:id="control9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4" form:image-position="center" form:input-required="false" form:label="Case à cocher" form:name="Case à cocher 17" xml:id="control9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5" form:image-position="center" form:input-required="false" form:name="Case à cocher 16" xml:id="control9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6" form:image-position="center" form:input-required="false" form:name="Case à cocher 16" xml:id="control9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7" form:image-position="center" form:input-required="false" form:name="Case à cocher 16" xml:id="control9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8" form:image-position="center" form:input-required="false" form:label="Case à cocher" form:name="Case à cocher 17" xml:id="control9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9" form:image-position="center" form:input-required="false" form:name="Case à cocher 16" xml:id="control9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0" form:image-position="center" form:input-required="false" form:name="Case à cocher 16" xml:id="control10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1" form:image-position="center" form:input-required="false" form:name="Case à cocher 16" xml:id="control10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2" form:image-position="center" form:input-required="false" form:name="Case à cocher 16" xml:id="control10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3" form:image-position="center" form:input-required="false" form:name="Case à cocher 16" xml:id="control10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4" form:image-position="center" form:input-required="false" form:name="Case à cocher 16" xml:id="control10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5" form:image-position="center" form:input-required="false" form:name="Case à cocher 16" xml:id="control10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6" form:image-position="center" form:input-required="false" form:name="Case à cocher 31" xml:id="control10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7" form:image-position="center" form:input-required="false" form:name="Case à cocher 22" xml:id="control10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8" form:image-position="center" form:input-required="false" form:name="Case à cocher 21" xml:id="control10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9" form:image-position="center" form:input-required="false" form:name="Case à cocher 39" xml:id="control10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0" form:image-position="center" form:input-required="false" form:name="Case à cocher 38" xml:id="control1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1" form:image-position="center" form:input-required="false" form:name="Case à cocher 36" xml:id="control1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2" form:image-position="center" form:input-required="false" form:name="Case à cocher 37" xml:id="control1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3" form:image-position="center" form:input-required="false" form:name="Case à cocher 34" xml:id="control1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4" form:image-position="center" form:input-required="false" form:name="Case à cocher 35" xml:id="control1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5" form:image-position="center" form:input-required="false" form:name="Case à cocher 33" xml:id="control1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6" form:image-position="center" form:input-required="false" form:name="Case à cocher 32" xml:id="control1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7" form:image-position="center" form:input-required="false" form:name="Case à cocher 26" xml:id="control1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8" form:image-position="center" form:input-required="false" form:name="Case à cocher 30" xml:id="control1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9" form:image-position="center" form:input-required="false" form:name="Case à cocher 20" xml:id="control1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0" form:image-position="center" form:input-required="false" form:name="Case à cocher 19" xml:id="control1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1" form:image-position="center" form:input-required="false" form:name="Case à cocher 29" xml:id="control1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2" form:image-position="center" form:input-required="false" form:name="Case à cocher 28" xml:id="control1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3" form:image-position="center" form:input-required="false" form:name="Case à cocher 18" xml:id="control1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4" form:image-position="center" form:input-required="false" form:name="Case à cocher 27" xml:id="control1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5" form:image-position="center" form:input-required="false" form:name="Case à cocher 14" xml:id="control1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6" form:image-position="center" form:input-required="false" form:name="Case à cocher 15" xml:id="control1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7" form:image-position="center" form:input-required="false" form:name="Case à cocher 6" xml:id="control1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8" form:image-position="center" form:input-required="false" form:name="Case à cocher 6" xml:id="control1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9" form:image-position="center" form:input-required="false" form:name="Case à cocher 6" xml:id="control1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0" form:image-position="center" form:input-required="false" form:name="Case à cocher 6" xml:id="control1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1" form:image-position="center" form:input-required="false" form:name="Case à cocher 9" xml:id="control1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2" form:image-position="center" form:input-required="false" form:name="Case à cocher 9" xml:id="control1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3" form:image-position="center" form:input-required="false" form:name="Case à cocher 3" xml:id="control1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4" form:image-position="center" form:input-required="false" form:name="Case à cocher 9" xml:id="control1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5" form:image-position="center" form:input-required="false" form:name="Case à cocher 9" xml:id="control1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6" form:image-position="center" form:input-required="false" form:name="Case à cocher 9" xml:id="control1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2">Code du developpement territorial</text:p>
      <text:p text:style-name="P1"><text:span text:style-name="T64">Formulaire d’envoi d’un dossier au fonctionnaire délégué</text:span><text:span text:style-name="T42"> </text:span><text:span text:style-name="T63">par le collège de </text:span><text:span text:style-name="Police_20_par_20_défaut"><text:span text:style-name="T27"><text:text-input text:description="">tool.getCityName()</text:text-input></text:span></text:span><text:span text:style-name="Police_20_par_20_défaut"><text:span text:style-name="T28"><text:s/></text:span></text:span></text:p>
      <text:p text:style-name="P57"><text:span text:style-name="T5"><text:s/></text:span>Réf. communale :  <text:s/><text:span text:style-name="T3"><text:text-input text:description="">licence_helper.reference</text:text-input></text:span><text:span text:style-name="T3"><text:s/>/ </text:span><text:span text:style-name="T3"><text:text-input text:description="">tool.getCurrentFolderManagerInitials()</text:text-input></text:span><text:s text:c="2"/>Réf. DGO4  : <text:text-input text:description="">licence_helper.referenceDGATLP</text:text-input>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office:value-type="string" table:number-columns-spanned="3" table:style-name="Tableau13.A1">
            <text:p text:style-name="P32"><draw:control draw:control="control72" draw:style-name="gr2" draw:text-style-name="P65" draw:z-index="71" svg:height="0.32cm" svg:width="0.331cm" svg:y="-0.302cm" text:anchor-type="as-char"/>e<text:span text:style-name="T20">nvoi du </text:span><text:span text:style-name="T22">PRIMO DOSSIER</text:span><text:span text:style-name="T20"> (</text:span><text:span text:style-name="T21">sans demande, à ce stade, au fonctionnaire délégué et sans décision de collège</text:span><text:span text:style-name="T20">)</text:span></text:p>
          </table:table-cell>
          <table:covered-table-cell/>
          <table:covered-table-cell/>
        </table:table-row>
        <table:table-row>
          <table:table-cell office:value-type="string" table:number-columns-spanned="2" table:style-name="Tableau13.A2">
            <text:p text:style-name="P32"><draw:control draw:control="control71" draw:style-name="gr2" draw:text-style-name="P65" draw:z-index="70" svg:height="0.32cm" svg:width="0.331cm" svg:y="-0.302cm" text:anchor-type="as-char"/>envoi avec le <text:span text:style-name="T12">RAPPORT</text:span><text:span text:style-name="T1"> du</text:span> collège</text:p>
          </table:table-cell>
          <table:covered-table-cell/>
          <table:table-cell office:value-type="string" table:style-name="Tableau13.C2">
            <text:p text:style-name="P32"><draw:control draw:control="control73" draw:style-name="gr2" draw:text-style-name="P65" draw:z-index="72" svg:height="0.32cm" svg:width="0.331cm" svg:y="-0.302cm" text:anchor-type="as-char"/>Envoi avec la <text:span text:style-name="T1">DÉCISION du</text:span> collège</text:p>
          </table:table-cell>
        </table:table-row>
        <table:table-row>
          <table:table-cell office:value-type="string" table:style-name="Tableau13.A3">
            <text:p text:style-name="P3"><text:span text:style-name="T46"><office:annotation><dc:creator>Auteur inconnu</dc:creator><dc:date>2017-05-16T10:02:36</dc:date><text:p text:style-name="P64"><text:span text:style-name="T66">do text if not licence_helper.prorogation</text:span></text:p></office:annotation></text:span><text:span text:style-name="T46"><draw:control draw:control="control93" draw:style-name="gr2" draw:text-style-name="P65" draw:z-index="92" svg:height="0.32cm" svg:width="0.331cm" svg:y="-0.302cm" text:anchor-type="as-char"/></text:span><text:span text:style-name="T23"><text:s/></text:span><text:span text:style-name="T24">prolongation du délai de 30 jours ?</text:span></text:p>
            <text:p text:style-name="P4"><text:span text:style-name="T49"><office:annotation><dc:creator>Auteur inconnu</dc:creator><dc:date>2017-05-16T10:02:36</dc:date><text:p text:style-name="P64"><text:span text:style-name="T66">do text if licence_helper.prorogation</text:span></text:p></office:annotation></text:span><text:span text:style-name="T49"><draw:control draw:control="control92" draw:style-name="gr2" draw:text-style-name="P65" draw:z-index="91" svg:height="0.32cm" svg:width="0.331cm" svg:y="-0.302cm" text:anchor-type="as-char"/></text:span><text:span text:style-name="T25"><text:s/></text:span><text:span text:style-name="T26">PROROGATION DE DELAI : +30 JOURS</text:span><text:span text:style-name="T7"> <text:s text:c="63"/></text:span></text:p>
          </table:table-cell>
          <table:table-cell office:value-type="string" table:number-columns-spanned="2" table:style-name="Tableau13.B3">
            <text:p text:style-name="P33">N.B. : un « primo dossier » avait déjà été envoyé : <draw:control draw:control="control90" draw:style-name="gr2" draw:text-style-name="P65" draw:z-index="89" svg:height="0.32cm" svg:width="0.331cm" svg:y="-0.302cm" text:anchor-type="as-char"/><text:span text:style-name="T10">oui <text:s text:c="3"/></text:span><text:span text:style-name="T10"><draw:control draw:control="control91" draw:style-name="gr2" draw:text-style-name="P65" draw:z-index="90" svg:height="0.32cm" svg:width="0.331cm" svg:y="-0.302cm" text:anchor-type="as-char"/></text:span><text:span text:style-name="T10"><text:s/>non</text:span></text:p>
          </table:table-cell>
          <table:covered-table-cell/>
        </table:table-row>
      </table:table>
      <text:p text:style-name="P6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office:value-type="string" table:style-name="Tableau10.A1">
            <text:p text:style-name="P7"><text:span text:style-name="T46"><office:annotation><dc:creator>Auteur inconnu</dc:creator><dc:date>2017-05-16T10:02:36</dc:date><text:p text:style-name="P64"><text:span text:style-name="T66">do text if not licence_helper.folderCategory.count('UCP')</text:span></text:p></office:annotation></text:span><text:span text:style-name="T46"><draw:control draw:control="control54" draw:style-name="gr2" draw:text-style-name="P65" draw:z-index="53" svg:height="0.32cm" svg:width="0.331cm" svg:y="-0.302cm" text:anchor-type="as-char"/></text:span><text:span text:style-name="T46"><text:s/>UFD</text:span><text:span text:style-name="T45">: permis d'urbanisme </text:span><text:span text:style-name="T47">délivré par le FD</text:span></text:p>
            <text:p text:style-name="P7"><text:span text:style-name="T48"><office:annotation><dc:creator>Auteur inconnu</dc:creator><dc:date>2017-05-16T10:02:36</dc:date><text:p text:style-name="P64"><text:span text:style-name="T66">do text if licence_helper.folderCategory.count('UCP')</text:span></text:p></office:annotation></text:span><text:span text:style-name="T48"><draw:control draw:control="control86" draw:style-name="gr2" draw:text-style-name="P65" draw:z-index="85" svg:height="0.32cm" svg:width="0.331cm" svg:y="-0.302cm" text:anchor-type="as-char"/></text:span><text:span text:style-name="T51"><text:s/>UFD</text:span><text:span text:style-name="T50">: permis d'urbanisme </text:span><text:span text:style-name="T47">délivré par le FD</text:span></text:p>
            <text:p text:style-name="P7"><text:span text:style-name="T46"><draw:control draw:control="control53" draw:style-name="gr2" draw:text-style-name="P65" draw:z-index="52" svg:height="0.32cm" svg:width="0.331cm" svg:y="-0.302cm" text:anchor-type="as-char"/></text:span><text:span text:style-name="T46"><text:s/>LFD</text:span><text:span text:style-name="T45">: permis </text:span><text:span text:style-name="T52">d'urbanisation</text:span><text:span text:style-name="T45"> </text:span><text:span text:style-name="T47">délivré par le FD</text:span></text:p>
            <text:p text:style-name="P7"><text:span text:style-name="T46"><draw:control draw:control="control55" draw:style-name="gr2" draw:text-style-name="P65" draw:z-index="54" svg:height="0.32cm" svg:width="0.331cm" svg:y="-0.302cm" text:anchor-type="as-char"/></text:span><text:span text:style-name="T46"><text:s/>CFD</text:span><text:span text:style-name="T45">: certificat d’urbanisme </text:span><text:span text:style-name="T47">délivré par le FD</text:span></text:p>
            <text:p text:style-name="P7"><text:bookmark text:name="Unknown4"/><text:span text:style-name="T5"><draw:control draw:control="control56" draw:style-name="gr2" draw:text-style-name="P65" draw:z-index="55" svg:height="0.32cm" svg:width="0.331cm" svg:y="-0.302cm" text:anchor-type="as-char"/></text:span><text:span text:style-name="T5"><text:s/>DUP</text:span>: développements urbanistiques prioritaires (pour l’élaboration de <text:span text:style-name="T5">SDC/SOL/GCU/PRU/SAR)</text:span></text:p>
            <text:p text:style-name="P7"><text:bookmark text:name="Unknown5"/><text:span text:style-name="T5"><draw:control draw:control="control57" draw:style-name="gr2" draw:text-style-name="P65" draw:z-index="56" svg:height="0.32cm" svg:width="0.331cm" svg:y="-0.302cm" text:anchor-type="as-char"/></text:span><text:span text:style-name="T5"><text:s/>DIV</text:span> : autre demande <text:s text:c="19"/></text:p>
            <text:p text:style-name="P7"><text:bookmark text:name="Unknown6"/><text:span text:style-name="T5"><draw:control draw:control="control58" draw:style-name="gr2" draw:text-style-name="P65" draw:z-index="57" svg:height="0.32cm" svg:width="0.331cm" svg:y="-0.302cm" text:anchor-type="as-char"/></text:span><text:span text:style-name="T5"><text:s/>BCX :</text:span> dossiers contentieux</text:p>
            <text:p text:style-name="P8"><text:span text:style-name="T5"><draw:control draw:control="control59" draw:style-name="gr2" draw:text-style-name="P65" draw:z-index="58" svg:height="0.32cm" svg:width="0.331cm" svg:y="-0.302cm" text:anchor-type="as-char"/></text:span><text:span text:style-name="T5"><text:s/>PU</text:span> : permis <text:s/><text:span text:style-name="T12">UNIQUE</text:span> (= Urba.+ Envir.)</text:p>
            <text:p text:style-name="P8"><text:span text:style-name="T60">Permis Intégré </text:span><text:span text:style-name="T61">Commercial</text:span><text:span text:style-name="T60">:</text:span></text:p>
            <text:p text:style-name="P8"><text:span text:style-name="T60"><draw:control draw:control="control60" draw:style-name="gr2" draw:text-style-name="P65" draw:z-index="59" svg:height="0.32cm" svg:width="0.331cm" svg:y="-0.302cm" text:anchor-type="as-char"/></text:span><text:span text:style-name="T60"><text:s/>PIC/PIUR</text:span><text:span text:style-name="T59"> : avec Urbanisme se</text:span></text:p>
            <text:p text:style-name="P8"><text:span text:style-name="T60"><draw:control draw:control="control61" draw:style-name="gr2" draw:text-style-name="P65" draw:z-index="60" svg:height="0.32cm" svg:width="0.331cm" svg:y="-0.302cm" text:anchor-type="as-char"/></text:span><text:span text:style-name="T60"><text:s/>PIC/PIEN</text:span><text:span text:style-name="T59"> : avec Environnement seul </text:span></text:p>
            <text:p text:style-name="P8"><text:span text:style-name="T59"><draw:control draw:control="control62" draw:style-name="gr2" draw:text-style-name="P65" draw:z-index="61" svg:height="0.32cm" svg:width="0.331cm" svg:y="-0.302cm" text:anchor-type="as-char"/></text:span><text:span text:style-name="T59"><text:s/></text:span><text:span text:style-name="T60">PIC/PIUN </text:span><text:span text:style-name="T59">: Unique (= Urba.+ Envir.)</text:span></text:p>
          </table:table-cell>
          <table:table-cell office:value-type="string" table:style-name="Tableau10.B1">
            <text:p text:style-name="P7"><text:span text:style-name="T55">Si Hors</text:span><text:span text:style-name="T5"> SDC/SOL/GCU :</text:span></text:p>
            <text:p text:style-name="P7"/>
            <text:p text:style-name="P7"><office:annotation><dc:creator>Auteur inconnu</dc:creator><dc:date>2017-05-16T09:30:02</dc:date><text:p text:style-name="P64"><text:span text:style-name="T66">do text if not licence_helper.folderCategory.count('UCO:')</text:span></text:p></office:annotation><draw:control draw:control="control63" draw:style-name="gr2" draw:text-style-name="P65" draw:z-index="62" svg:height="0.32cm" svg:width="0.331cm" svg:y="-0.302cm" text:anchor-type="as-char"/><text:s/><text:span text:style-name="T56">UCO</text:span><text:span text:style-name="T53">: permis d’urbanisme du Collège </text:span><text:span text:style-name="T56">avec</text:span><text:span text:style-name="T55"> AVIS</text:span><text:span text:style-name="T56"> du FD</text:span><text:span text:style-name="T53"> (sans «écart»)</text:span></text:p>
            <text:p text:style-name="P7"><text:span text:style-name="T53"><office:annotation><dc:creator>Auteur inconnu</dc:creator><dc:date>2017-05-16T09:30:02</dc:date><text:p text:style-name="P64"><text:span text:style-name="T66">do text if licence_helper.folderCategory.count('UCO:')</text:span></text:p></office:annotation></text:span><text:span text:style-name="T53"><draw:control draw:control="control81" draw:style-name="gr2" draw:text-style-name="P65" draw:z-index="80" svg:height="0.32cm" svg:width="0.331cm" svg:y="-0.302cm" text:anchor-type="as-char"/></text:span><text:span text:style-name="T53"><text:s/></text:span><text:span text:style-name="T56">UCO</text:span><text:span text:style-name="T53">: permis d’urbanisme du Collège </text:span><text:span text:style-name="T56">avec</text:span><text:span text:style-name="T55"> AVIS</text:span><text:span text:style-name="T56"> du FD</text:span><text:span text:style-name="T53"> (sans «écart»)</text:span></text:p>
            <text:p text:style-name="P7"><office:annotation><dc:creator>Auteur inconnu</dc:creator><dc:date>2017-05-16T09:33:35</dc:date><text:p text:style-name="P64"><text:span text:style-name="T66">do text if not licence_helper.folderCategory.count('UCO/D')</text:span></text:p></office:annotation><draw:control draw:control="control64" draw:style-name="gr2" draw:text-style-name="P65" draw:z-index="63" svg:height="0.32cm" svg:width="0.331cm" svg:y="-0.302cm" text:anchor-type="as-char"/><text:s/><text:span text:style-name="T56">UCO/D</text:span><text:span text:style-name="T53">: permis avec </text:span><text:span text:style-name="T54">dérogation</text:span><text:span text:style-name="T57"> </text:span><text:span text:style-name="T53">du FD pour Plan Secteur / norme GRU</text:span></text:p>
            <text:p text:style-name="P7"><text:span text:style-name="T53"><office:annotation><dc:creator>Auteur inconnu</dc:creator><dc:date>2017-05-16T09:33:35</dc:date><text:p text:style-name="P64"><text:span text:style-name="T66">do text if licence_helper.folderCategory.count('UCO/D')</text:span></text:p></office:annotation></text:span><text:span text:style-name="T53"><draw:control draw:control="control82" draw:style-name="gr2" draw:text-style-name="P65" draw:z-index="81" svg:height="0.32cm" svg:width="0.331cm" svg:y="-0.302cm" text:anchor-type="as-char"/></text:span><text:span text:style-name="T53"><text:s/></text:span><text:span text:style-name="T56">UCO/D</text:span><text:span text:style-name="T53">: permis avec </text:span><text:span text:style-name="T54">dérogation</text:span><text:span text:style-name="T57"> </text:span><text:span text:style-name="T53">du FD pour Plan Secteur / norme GRU</text:span></text:p>
            <text:p text:style-name="P7"><draw:control draw:control="control65" draw:style-name="gr2" draw:text-style-name="P65" draw:z-index="64" svg:height="0.32cm" svg:width="0.331cm" svg:y="-0.302cm" text:anchor-type="as-char"/><text:s/><text:span text:style-name="T56">LCO</text:span><text:span text:style-name="T53">: permis </text:span><text:span text:style-name="T57">d'urbanisation</text:span><text:span text:style-name="T53"> avec avis du FD</text:span></text:p>
            <text:p text:style-name="P25"/>
            <text:p text:style-name="P58"><text:span text:style-name="T58"><text:s text:c="2"/></text:span><text:span text:style-name="T16">Si Dans</text:span><text:span text:style-name="T8"> SDC/SOL/GCU/permis d’urbanisation/ </text:span><text:span text:style-name="T62">+</text:span><text:span text:style-name="T8"> « d’impact limité »:</text:span></text:p>
            <text:p text:style-name="P8"><text:span text:style-name="T8"><office:annotation><dc:creator>Auteur inconnu</dc:creator><dc:date>2017-05-16T09:51:55</dc:date><text:p text:style-name="P64"><text:span text:style-name="T66">do text if not licence_helper.folderCategory.count('UCO/A')</text:span></text:p></office:annotation></text:span><text:span text:style-name="T8"><draw:control draw:control="control66" draw:style-name="gr2" draw:text-style-name="P65" draw:z-index="65" svg:height="0.32cm" svg:width="0.331cm" svg:y="-0.302cm" text:anchor-type="as-char"/></text:span><text:span text:style-name="T8"><text:s/>UCO/A</text:span><text:span text:style-name="T62">: permis d’urbanisme du Collège </text:span><text:span text:style-name="T8">avec</text:span><text:span text:style-name="T16"> avis FACULTATIF</text:span><text:span text:style-name="T8"> du FD</text:span></text:p>
            <text:p text:style-name="P8"><text:span text:style-name="T8"><office:annotation><dc:creator>Auteur inconnu</dc:creator><dc:date>2017-05-16T09:51:55</dc:date><text:p text:style-name="P64"><text:span text:style-name="T66">do text if licence_helper.folderCategory.count('UCO/A')</text:span></text:p></office:annotation></text:span><text:span text:style-name="T8"><draw:control draw:control="control83" draw:style-name="gr2" draw:text-style-name="P65" draw:z-index="82" svg:height="0.32cm" svg:width="0.331cm" svg:y="-0.302cm" text:anchor-type="as-char"/></text:span><text:span text:style-name="T8"><text:s/>UCO/A: </text:span><text:span text:style-name="T11">permis d’urbanisme du Collège </text:span><text:span text:style-name="T9">avec</text:span><text:span text:style-name="T17"> avis FACULTATIF</text:span><text:span text:style-name="T9"> du FD</text:span></text:p>
            <text:p text:style-name="P8"><text:span text:style-name="T8"><office:annotation><dc:creator>Auteur inconnu</dc:creator><dc:date>2017-05-16T09:53:14</dc:date><text:p text:style-name="P64"><text:span text:style-name="T66">do text if not licence_helper.folderCategory.count('UCO/PD')</text:span></text:p></office:annotation></text:span><text:span text:style-name="T8"><draw:control draw:control="control67" draw:style-name="gr2" draw:text-style-name="P65" draw:z-index="66" svg:height="0.32cm" svg:width="0.331cm" svg:y="-0.302cm" text:anchor-type="as-char"/></text:span><text:span text:style-name="T8"><text:s/>UCO/PD</text:span><text:span text:style-name="T62"> : permis d’urbanisme </text:span><text:span text:style-name="T19">direct</text:span><text:span text:style-name="T62"> du Collège</text:span></text:p>
            <text:p text:style-name="P8"><text:span text:style-name="T8"><office:annotation><dc:creator>Auteur inconnu</dc:creator><dc:date>2017-05-16T09:53:14</dc:date><text:p text:style-name="P64"><text:span text:style-name="T66">do </text:span><text:span text:style-name="T71">text</text:span><text:span text:style-name="T66"> if licence_helper.folderCategory.count('UCO/PD')</text:span></text:p></office:annotation></text:span><text:span text:style-name="T8"><draw:control draw:control="control84" draw:style-name="gr2" draw:text-style-name="P65" draw:z-index="83" svg:height="0.32cm" svg:width="0.331cm" svg:y="-0.302cm" text:anchor-type="as-char"/></text:span><text:span text:style-name="T8"><text:s/>UCO/PD</text:span><text:span text:style-name="T62"> : permis d’urbanisme </text:span><text:span text:style-name="T19">direct</text:span><text:span text:style-name="T62"> du Collège</text:span></text:p>
            <text:p text:style-name="P8"><text:span text:style-name="T8"><office:annotation><dc:creator>Auteur inconnu</dc:creator><dc:date>2017-05-16T09:55:02</dc:date><text:p text:style-name="P64"><text:span text:style-name="T66">do </text:span><text:span text:style-name="T71">text</text:span><text:span text:style-name="T66"> if not licence_helper.folderCategory.count('UCO/ED')</text:span></text:p></office:annotation></text:span><text:span text:style-name="T8"><draw:control draw:control="control68" draw:style-name="gr2" draw:text-style-name="P65" draw:z-index="67" svg:height="0.32cm" svg:width="0.331cm" svg:y="-0.302cm" text:anchor-type="as-char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8"><text:span text:style-name="T8"><office:annotation><dc:creator>Auteur inconnu</dc:creator><dc:date>2017-05-16T09:55:02</dc:date><text:p text:style-name="P64"><text:span text:style-name="T66">do </text:span><text:span text:style-name="T71">text</text:span><text:span text:style-name="T66"> if licence_helper.folderCategory.count('UCO/ED')</text:span></text:p></office:annotation></text:span><text:span text:style-name="T8"><draw:control draw:control="control85" draw:style-name="gr2" draw:text-style-name="P65" draw:z-index="84" svg:height="0.32cm" svg:width="0.331cm" svg:y="-0.302cm" text:anchor-type="as-char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9"><text:span text:style-name="T8"><draw:control draw:control="control69" draw:style-name="gr2" draw:text-style-name="P65" draw:z-index="68" svg:height="0.32cm" svg:width="0.331cm" svg:y="-0.302cm" text:anchor-type="as-char"/></text:span><text:span text:style-name="T8"><text:s/>LCO/PD: permis </text:span><text:span text:style-name="T34">d'urbanisation </text:span><text:span text:style-name="T16">direct</text:span></text:p>
            <text:p text:style-name="P9"><text:span text:style-name="T18"><draw:control draw:control="control70" draw:style-name="gr2" draw:text-style-name="P65" draw:z-index="69" svg:height="0.32cm" svg:width="0.331cm" svg:y="-0.302cm" text:anchor-type="as-char"/></text:span><text:span text:style-name="T4"><text:s/></text:span><text:span text:style-name="T16">CCO : certificat d’urbanisme par le Collège</text:span></text:p>
          </table:table-cell>
        </table:table-row>
      </table:table>
      <text:p text:style-name="P59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office:value-type="string" table:style-name="Tableau11.A1">
            <text:p text:style-name="P9"><text:span text:style-name="T41">Demandeur </text:span>: nom, prénom</text:p>
          </table:table-cell>
          <table:table-cell office:value-type="string" table:number-columns-spanned="6" table:style-name="Tableau11.B1">
            <text:p text:style-name="P44"><text:text-input text:description="Situation des travaux">self.getApplicantsSignaletic()</text:text-input></text:p>
            <text:p text:style-name="P44"><text:text-input text:description="">self.getApplicants()[0].getAddress()</text:text-input></text:p>
            <text:p text:style-name="P63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7"><text:span text:style-name="T41">Bien</text:span> concerné : <text:s text:c="16"/></text:p>
            <text:p text:style-name="P7">Adresse - Référence cadastrale</text:p>
          </table:table-cell>
          <table:table-cell office:value-type="string" table:number-columns-spanned="6" table:style-name="Tableau11.B2">
            <text:p text:style-name="P44"><text:text-input text:description="Situation des travaux">self.getWorkLocationSignaletic()</text:text-input></text:p>
            <text:p text:style-name="P44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9"><text:span text:style-name="T41">OBJET</text:span> de la demande : </text:p>
          </table:table-cell>
          <table:table-cell office:value-type="string" table:number-columns-spanned="6" table:style-name="Tableau11.B2">
            <text:p text:style-name="P45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9"><text:span text:style-name="T40">Auteur de projet</text:span> : nom</text:p>
          </table:table-cell>
          <table:table-cell office:value-type="string" table:number-columns-spanned="6" table:style-name="Tableau11.B2">
            <text:p text:style-name="P45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number-rows-spanned="2" table:style-name="Tableau11.A5">
            <text:p text:style-name="P7">Date de <text:span text:style-name="T12">l’accusé</text:span> de réception</text:p>
            <text:p text:style-name="P7"/>
            <text:p text:style-name="P10">.......................................</text:p>
            <text:p text:style-name="P10"/>
            <text:p text:style-name="P10">(Cachet DATEUR = date d'expédition de l'accusé de réception = date de début du délai)</text:p>
          </table:table-cell>
          <table:table-cell office:value-type="string" table:number-columns-spanned="2" table:number-rows-spanned="2" table:style-name="Tableau11.B5">
            <text:p text:style-name="P15"/>
            <text:p text:style-name="P15"/>
            <text:p text:style-name="P7"/>
          </table:table-cell>
          <table:covered-table-cell/>
          <table:table-cell office:value-type="string" table:number-columns-spanned="2" table:style-name="Tableau11.B5">
            <text:p text:style-name="P7"><text:span text:style-name="T5">Délai annoncé</text:span> :</text:p>
            <text:p text:style-name="P7">SUIVANT TYPE DE DOSSIER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30 jours' in licence_helper.annoncedDelay</text:span></text:p></office:annotation><text:span text:style-name="T6"><draw:control draw:control="control87" draw:style-name="gr1" draw:text-style-name="P65" draw:z-index="86" svg:height="0.399cm" svg:width="0.447cm" text:anchor-type="as-char"/></text:span><text:s/>30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75 jours' in licence_helper.annoncedDelay</text:span></text:p></office:annotation><text:span text:style-name="T6"><draw:control draw:control="control88" draw:style-name="gr1" draw:text-style-name="P65" draw:z-index="87" svg:height="0.399cm" svg:width="0.447cm" text:anchor-type="as-char"/></text:span><text:s/>75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115 jours' in licence_helper.annoncedDelay</text:span></text:p></office:annotation><text:span text:style-name="T6"><draw:control draw:control="control89" draw:style-name="gr1" draw:text-style-name="P65" draw:z-index="88" svg:height="0.399cm" svg:width="0.447cm" text:anchor-type="as-char"/></text:span><text:s/>115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60 jours' in licence_helper.annoncedDelay</text:span></text:p></office:annotation><text:span text:style-name="T6"><draw:control draw:control="control100" draw:style-name="gr1" draw:text-style-name="P65" draw:z-index="99" svg:height="0.399cm" svg:width="0.447cm" text:anchor-type="as-char"/></text:span><text:s/>30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105 jours' in licence_helper.annoncedDelay</text:span></text:p></office:annotation><text:span text:style-name="T6"><draw:control draw:control="control101" draw:style-name="gr1" draw:text-style-name="P65" draw:z-index="100" svg:height="0.399cm" svg:width="0.447cm" text:anchor-type="as-char"/></text:span><text:s/>75 jours</text:p>
            <text:p text:style-name="P17"><text:span text:style-name="T10"><office:annotation><dc:creator>Auteur inconnu</dc:creator><dc:date>2017-05-16T10:11:54</dc:date><text:p text:style-name="P64"><text:span text:style-name="T66">do </text:span><text:span text:style-name="T71">text</text:span><text:span text:style-name="T66"> if '145 jours' in licence_helper.annoncedDelay</text:span></text:p></office:annotation></text:span><text:span text:style-name="T10"><draw:control draw:control="control99" draw:style-name="gr1" draw:text-style-name="P65" draw:z-index="98" svg:height="0.399cm" svg:width="0.447cm" text:anchor-type="as-char"/></text:span><text:span text:style-name="T10"><text:s/>115 jours</text:span></text:p>
          </table:table-cell>
          <table:covered-table-cell/>
          <table:table-cell office:value-type="string" table:number-columns-spanned="2" table:style-name="Tableau11.F5">
            <text:p text:style-name="P26"/>
            <text:p text:style-name="P18"><text:span text:style-name="T46"><office:annotation><dc:creator>Auteur inconnu</dc:creator><dc:date>2017-05-16T10:02:36</dc:date><text:p text:style-name="P64"><text:span text:style-name="T66">do text if not licence_helper.prorogation</text:span></text:p></office:annotation></text:span><text:span text:style-name="T46"><draw:control draw:control="control98" draw:style-name="gr2" draw:text-style-name="P65" draw:z-index="97" svg:height="0.32cm" svg:width="0.331cm" svg:y="-0.302cm" text:anchor-type="as-char"/></text:span><text:span text:style-name="T23"><text:s/></text:span><text:span text:style-name="T24">prolongation du délai de 30 jours ?</text:span></text:p>
            <text:p text:style-name="P16"><text:span text:style-name="T49"><office:annotation><dc:creator>Auteur inconnu</dc:creator><dc:date>2017-05-16T10:02:36</dc:date><text:p text:style-name="P64"><text:span text:style-name="T66">do text if licence_helper.prorogation</text:span></text:p></office:annotation></text:span><text:span text:style-name="T49"><draw:control draw:control="control94" draw:style-name="gr2" draw:text-style-name="P65" draw:z-index="93" svg:height="0.32cm" svg:width="0.331cm" svg:y="-0.302cm" text:anchor-type="as-char"/></text:span><text:span text:style-name="T25"><text:s/></text:span><text:span text:style-name="T26">PROROGATION DE DELAI : +30 JOURS</text:span><text:span text:style-name="T6"> <text:s/></text:span></text:p>
            <text:p text:style-name="P20">Délai final :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60 jours' in licence_helper.annoncedDelay</text:span></text:p></office:annotation><text:span text:style-name="T6"><draw:control draw:control="control96" draw:style-name="gr1" draw:text-style-name="P65" draw:z-index="95" svg:height="0.399cm" svg:width="0.447cm" text:anchor-type="as-char"/></text:span><text:s/>60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105 jours' in licence_helper.annoncedDelay</text:span></text:p></office:annotation><text:span text:style-name="T6"><draw:control draw:control="control97" draw:style-name="gr1" draw:text-style-name="P65" draw:z-index="96" svg:height="0.399cm" svg:width="0.447cm" text:anchor-type="as-char"/></text:span><text:s/>105 jours</text:p>
            <text:p text:style-name="P17"><text:span text:style-name="T10"><office:annotation><dc:creator>Auteur inconnu</dc:creator><dc:date>2017-05-16T10:11:54</dc:date><text:p text:style-name="P64"><text:span text:style-name="T66">do </text:span><text:span text:style-name="T71">text</text:span><text:span text:style-name="T66"> if '145 jours' in licence_helper.annoncedDelay</text:span></text:p></office:annotation></text:span><text:span text:style-name="T10"><draw:control draw:control="control95" draw:style-name="gr1" draw:text-style-name="P65" draw:z-index="94" svg:height="0.399cm" svg:width="0.447cm" text:anchor-type="as-char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office:value-type="string" table:number-columns-spanned="4" table:style-name="Tableau11.D6">
            <text:p text:style-name="P21">SUSPENSION POUR ENQUETE :</text:p>
            <text:p text:style-name="P21"/>
            <text:p text:style-name="P7"/>
          </table:table-cell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5">
            <text:p text:style-name="P9">Autres dossiers connus sur le bien</text:p>
          </table:table-cell>
          <table:table-cell office:value-type="string" table:number-columns-spanned="6" table:style-name="Tableau11.B7">
            <text:p text:style-name="P7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22">Zonage au plan de secteur</text:p>
          </table:table-cell>
          <table:table-cell office:value-type="string" table:number-columns-spanned="6" table:style-name="Tableau11.B2">
            <text:p text:style-name="P44"><office:annotation><dc:creator>sde </dc:creator><dc:date>2011-08-04T13:57:24</dc:date><text:p text:style-name="P64"><text:span text:style-name="T69">do row for folderZoneValue in self.getValuesForTemplate('folderZone')</text:span></text:p></office:annotation><draw:control draw:control="control106" draw:style-name="gr1" draw:text-style-name="P65" draw:z-index="105" svg:height="0.399cm" svg:width="0.447cm" text:anchor-type="as-char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7">L’objet de la demande est dans  : </text:p>
          </table:table-cell>
          <table:table-cell office:value-type="string" table:number-columns-spanned="6" table:style-name="Tableau11.B2">
            <text:p text:style-name="P7">le SDC <text:s text:c="2"/><text:bookmark text:name="Unknown21"/><text:s/>en zone ............................................................................................................</text:p>
            <text:p text:style-name="P7">le GRU <text:s/><text:bookmark text:name="Unknown22"/><text:s/>Centre Ancien protégé <text:s text:c="2"/><text:bookmark text:name="Unknown23"/><text:s text:c="8"/>Bâtisses en Site rural <text:s/></text:p>
            <text:p text:style-name="P7">le GCU <text:s/><text:bookmark text:name="Unknown24"/><text:s/>aire ....................................</text:p>
            <text:p text:style-name="P7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7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1">Avec <text:span text:style-name="T40">?</text:span></text:p>
          </table:table-cell>
          <table:table-cell office:value-type="string" table:number-columns-spanned="6" table:style-name="Tableau11.B2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office:value-type="string" table:style-name="Tableau16.A1">
                  <text:p text:style-name="P60"><office:annotation><dc:creator>Auteur inconnu</dc:creator><dc:date>2017-05-16T15:03:23</dc:date><text:p text:style-name="P64"><text:span text:style-name="T66">do text if not licence_helper.divergence</text:span></text:p></office:annotation><draw:control draw:control="control127" draw:style-name="gr1" draw:text-style-name="P65" draw:z-index="126" svg:height="0.399cm" svg:width="0.447cm" text:anchor-type="as-char"/><text:bookmark text:name="__Fieldmark__7369_209460382212"/><text:bookmark text:name="Unknown1012"/>EC<text:bookmark text:name="Unknown141112"/>ART <text:s/></text:p>
                  <text:p text:style-name="P61"><office:annotation><dc:creator>Auteur inconnu</dc:creator><dc:date>2017-05-16T15:02:40</dc:date><text:p text:style-name="P64"><text:span text:style-name="T66">do text if licence_helper.divergence</text:span></text:p></office:annotation><draw:control draw:control="control128" draw:style-name="gr1" draw:text-style-name="P65" draw:z-index="127" svg:height="0.399cm" svg:width="0.447cm" text:anchor-type="as-char"/><text:bookmark text:name="__Fieldmark__7369_2094603822111"/><text:bookmark text:name="Unknown10111"/>EC<text:bookmark text:name="Unknown1411111"/>ART <text:s/></text:p>
                </table:table-cell>
                <table:table-cell office:value-type="string" table:style-name="Tableau16.B1">
                  <text:p text:style-name="P60"><office:annotation><dc:creator>Auteur inconnu</dc:creator><dc:date>2017-05-16T15:03:23</dc:date><text:p text:style-name="P64"><text:span text:style-name="T66">do text if not licence_helper.derogation</text:span></text:p></office:annotation><draw:control draw:control="control129" draw:style-name="gr1" draw:text-style-name="P65" draw:z-index="128" svg:height="0.399cm" svg:width="0.447cm" text:anchor-type="as-char"/>DEROGATION</text:p>
                  <text:p text:style-name="P60"><office:annotation><dc:creator>Auteur inconnu</dc:creator><dc:date>2017-05-16T15:03:23</dc:date><text:p text:style-name="P64"><text:span text:style-name="T66">do text if <text:s/>licence_helper.derogation</text:span></text:p></office:annotation><draw:control draw:control="control130" draw:style-name="gr1" draw:text-style-name="P65" draw:z-index="129" svg:height="0.399cm" svg:width="0.447cm" text:anchor-type="as-char"/>DEROGATION</text:p>
                </table:table-cell>
              </table:table-row>
            </table:table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office:value-type="string" table:style-name="Tableau11.A5">
            <text:p text:style-name="P9">Publicité ?</text:p>
          </table:table-cell>
          <table:table-cell office:value-type="string" table:number-columns-spanned="3" table:style-name="Tableau11.B11">
            <text:p text:style-name="P17"><text:span text:style-name="T10"><office:annotation><dc:creator>Auteur inconnu</dc:creator><dc:date>2017-05-16T10:11:54</dc:date><text:p text:style-name="P64"><text:span text:style-name="T66">do </text:span><text:span text:style-name="T71">text</text:span><text:span text:style-name="T66"> if not 'Ann' in licence_helper.inquiry_type</text:span></text:p></office:annotation></text:span><text:span text:style-name="T10"><draw:control draw:control="control105" draw:style-name="gr1" draw:text-style-name="P65" draw:z-index="104" svg:height="0.399cm" svg:width="0.447cm" text:anchor-type="as-char"/></text:span><text:span text:style-name="T10"><text:s/>ANNONCE DE PROJET</text:span></text:p>
            <text:p text:style-name="P12"><text:span text:style-name="T39"><office:annotation><dc:creator>Auteur inconnu</dc:creator><dc:date>2017-05-16T10:11:54</dc:date><text:p text:style-name="P64"><text:span text:style-name="T66">do </text:span><text:span text:style-name="T71">text</text:span><text:span text:style-name="T66"> if 'Ann' in licence_helper.inquiry_type</text:span></text:p></office:annotation></text:span><text:span text:style-name="T39"><draw:control draw:control="control104" draw:style-name="gr1" draw:text-style-name="P65" draw:z-index="103" svg:height="0.399cm" svg:width="0.447cm" text:anchor-type="as-char"/></text:span><text:span text:style-name="T39"><text:s/>ANNONCE DE PROJET</text:span></text:p>
          </table:table-cell>
          <table:covered-table-cell/>
          <table:covered-table-cell/>
          <table:table-cell office:value-type="string" table:number-columns-spanned="2" table:style-name="Tableau11.B11">
            <text:p text:style-name="P17"><text:span text:style-name="T10"><office:annotation><dc:creator>Auteur inconnu</dc:creator><dc:date>2017-05-16T10:11:54</dc:date><text:p text:style-name="P64"><text:span text:style-name="T66">do </text:span><text:span text:style-name="T71">text</text:span><text:span text:style-name="T66"> if not 'Enq' in licence_helper.inquiry_type</text:span></text:p></office:annotation></text:span><text:span text:style-name="T10"><draw:control draw:control="control103" draw:style-name="gr1" draw:text-style-name="P65" draw:z-index="102" svg:height="0.399cm" svg:width="0.447cm" text:anchor-type="as-char"/></text:span><text:span text:style-name="T10"><text:s/>ENQUETE PUBLIQUE</text:span></text:p>
            <text:p text:style-name="P12"><text:span text:style-name="T39"><office:annotation><dc:creator>Auteur inconnu</dc:creator><dc:date>2017-05-16T10:11:54</dc:date><text:p text:style-name="P64"><text:span text:style-name="T66">do </text:span><text:span text:style-name="T71">text</text:span><text:span text:style-name="T66"> if 'Enq' in licence_helper.inquiry_type</text:span></text:p></office:annotation></text:span><text:span text:style-name="T39"><draw:control draw:control="control102" draw:style-name="gr1" draw:text-style-name="P65" draw:z-index="101" svg:height="0.399cm" svg:width="0.447cm" text:anchor-type="as-char"/></text:span><text:span text:style-name="T39"><text:s/>ENQUETE PUBLIQUE</text:span></text:p>
          </table:table-cell>
          <table:covered-table-cell/>
          <table:table-cell office:value-type="string" table:style-name="Tableau11.B7">
            <text:p text:style-name="P7">du ..................... au .................... Réclamation? </text:p>
          </table:table-cell>
        </table:table-row>
        <table:table-row table:style-name="Tableau11.7">
          <table:table-cell office:value-type="string" table:style-name="Tableau11.A2">
            <text:p text:style-name="P7">Réunion de projet préalable ?</text:p>
          </table:table-cell>
          <table:table-cell office:value-type="string" table:number-columns-spanned="6" table:style-name="Tableau11.B2">
            <text:p text:style-name="P7"><draw:control draw:control="control74" draw:style-name="gr1" draw:text-style-name="P65" draw:z-index="73" svg:height="0.399cm" svg:width="0.447cm" text:anchor-type="as-char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3">
          <table:table-cell office:value-type="string" table:style-name="Tableau11.A2">
            <text:p text:style-name="P22">Equipement de la voirie</text:p>
            <text:p text:style-name="P22">Type de voirie : <text:span text:style-name="T43"><text:text-input text:description="">self.roadType</text:text-input></text:span></text:p>
          </table:table-cell>
          <table:table-cell office:value-type="string" table:number-columns-spanned="6" table:style-name="Tableau11.B2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office:value-type="string" table:style-name="Tableau14.A1">
                  <text:p text:style-name="P46"><office:annotation><dc:creator>Ngaha </dc:creator><dc:date>2015-06-16T14:05:28</dc:date><text:p text:style-name="P64"><text:span text:style-name="T66">do text if not licence_helper.roadCoating</text:span></text:p></office:annotation><draw:control draw:control="control110" draw:style-name="gr1" draw:text-style-name="P65" draw:z-index="109" svg:height="0.399cm" svg:width="0.447cm" text:anchor-type="as-char"/>revêtement en </text:p>
                  <text:p text:style-name="P46"><office:annotation><dc:creator>Ngaha </dc:creator><dc:date>2015-06-16T14:04:23</dc:date><text:p text:style-name="P64"><text:span text:style-name="T66">do text if licence_helper.roadCoating</text:span></text:p></office:annotation><draw:control draw:control="control109" draw:style-name="gr1" draw:text-style-name="P65" draw:z-index="108" svg:height="0.399cm" svg:width="0.447cm" text:anchor-type="as-char"/>revêtement en <text:text-input text:description="">self.roadCoating</text:text-input></text:p>
                </table:table-cell>
                <table:table-cell office:value-type="string" table:style-name="Tableau14.A1">
                  <text:p text:style-name="P46"><office:annotation><dc:creator>Ngaha </dc:creator><dc:date>2015-06-16T13:40:43</dc:date><text:p text:style-name="P64"><text:span text:style-name="T68">do text if not self.roadEquipments.__str__().count(u"'eau'")</text:span></text:p></office:annotation><draw:control draw:control="control111" draw:style-name="gr1" draw:text-style-name="P65" draw:z-index="110" svg:height="0.399cm" svg:width="0.447cm" text:anchor-type="as-char"/>eau</text:p>
                  <text:p text:style-name="P46"><office:annotation><dc:creator>Ngaha </dc:creator><dc:date>2015-06-16T13:41:59</dc:date><text:p text:style-name="P64"><text:span text:style-name="T66">do text if self.roadEquipments.__str__().count(u"'eau'")</text:span></text:p></office:annotation><draw:control draw:control="control112" draw:style-name="gr1" draw:text-style-name="P65" draw:z-index="111" svg:height="0.399cm" svg:width="0.447cm" text:anchor-type="as-char"/>eau</text:p>
                </table:table-cell>
                <table:table-cell office:value-type="string" table:style-name="Tableau14.A1">
                  <text:p text:style-name="P46"><office:annotation><dc:creator>Ngaha </dc:creator><dc:date>2015-06-16T14:04:05</dc:date><text:p text:style-name="P64"><text:span text:style-name="T66">do text if not self.roadEquipments.__str__().count(u"'electricite'")</text:span></text:p></office:annotation><draw:control draw:control="control113" draw:style-name="gr1" draw:text-style-name="P65" draw:z-index="112" svg:height="0.399cm" svg:width="0.447cm" text:anchor-type="as-char"/>électricité</text:p>
                  <text:p text:style-name="P46"><office:annotation><dc:creator>Ngaha </dc:creator><dc:date>2015-06-16T13:42:53</dc:date><text:p text:style-name="P64"><text:span text:style-name="T66">do text if self.roadEquipments.__str__().count(u"'electricite'")</text:span></text:p></office:annotation><draw:control draw:control="control114" draw:style-name="gr1" draw:text-style-name="P65" draw:z-index="113" svg:height="0.399cm" svg:width="0.447cm" text:anchor-type="as-char"/>électricité</text:p>
                </table:table-cell>
              </table:table-row>
              <table:table-row>
                <table:table-cell office:value-type="string" table:number-columns-spanned="2" table:style-name="Tableau14.A1">
                  <text:p text:style-name="P46"><office:annotation><dc:creator>Ngaha </dc:creator><dc:date>2015-06-16T14:07:58</dc:date><text:p text:style-name="P64"><text:span text:style-name="T66">do text if not self.roadEquipments.__str__().count(u"'epuration'")</text:span></text:p></office:annotation><draw:control draw:control="control116" draw:style-name="gr1" draw:text-style-name="P65" draw:z-index="115" svg:height="0.399cm" svg:width="0.447cm" text:anchor-type="as-char"/><text:span text:style-name="T6">égout</text:span> existant relié en aval <text:s/>à une <text:span text:style-name="T6">station d'épuration</text:span> publique</text:p>
                  <text:p text:style-name="P46"><office:annotation><dc:creator>Ngaha </dc:creator><dc:date>2015-06-16T14:06:11</dc:date><text:p text:style-name="P64"><text:span text:style-name="T66">do text if self.roadEquipments.__str__().count(u"'epuration'")</text:span></text:p></office:annotation><draw:control draw:control="control115" draw:style-name="gr1" draw:text-style-name="P65" draw:z-index="114" svg:height="0.399cm" svg:width="0.447cm" text:anchor-type="as-char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office:value-type="string" table:style-name="Tableau14.A1">
                  <text:p text:style-name="P46"><office:annotation><dc:creator>Ngaha </dc:creator><dc:date>2015-06-16T14:14:11</dc:date><text:p text:style-name="P64"><text:span text:style-name="T66">do text if not self.roadEquipments.__str__().count(u"'pascollecteeaux'")</text:span></text:p></office:annotation><draw:control draw:control="control117" draw:style-name="gr1" draw:text-style-name="P65" draw:z-index="116" svg:height="0.399cm" svg:width="0.447cm" text:anchor-type="as-char"/>pas d'égout</text:p>
                  <text:p text:style-name="P46"><office:annotation><dc:creator>Ngaha </dc:creator><dc:date>2015-06-16T14:13:36</dc:date><text:p text:style-name="P64"><text:span text:style-name="T66">do text if self.roadEquipments.__str__().count(u"'pascollecteeaux'")</text:span></text:p></office:annotation><draw:control draw:control="control118" draw:style-name="gr1" draw:text-style-name="P65" draw:z-index="117" svg:height="0.399cm" svg:width="0.447cm" text:anchor-type="as-char"/>pas d'égout</text:p>
                </table:table-cell>
              </table:table-row>
              <table:table-row>
                <table:table-cell office:value-type="string" table:number-columns-spanned="3" table:style-name="Tableau14.A1">
                  <text:p text:style-name="P46">Situation au PASH :</text:p>
                  <text:p text:style-name="P46"><office:annotation><dc:creator>Ngaha </dc:creator><dc:date>2016-04-14T13:45:55</dc:date><text:p text:style-name="P64"><text:span text:style-name="T66">do text if self.getPash().__str__().count('collective')</text:span></text:p></office:annotation>Assainissement collectif</text:p>
                  <text:p text:style-name="P46"><office:annotation><dc:creator>Ngaha </dc:creator><dc:date>2016-04-14T13:49:38</dc:date><text:p text:style-name="P64"><text:span text:style-name="T66">do text if self.getPash().__str__().count('transitoire')</text:span></text:p></office:annotation>Assainissement transitoire</text:p>
                  <text:p text:style-name="P46"><office:annotation><dc:creator>Ngaha </dc:creator><dc:date>2016-04-14T13:50:03</dc:date><text:p text:style-name="P64"><text:span text:style-name="T66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9">Application du décret « voirie » ?</text:p>
          </table:table-cell>
          <table:table-cell office:value-type="string" table:number-columns-spanned="6" table:style-name="Tableau11.B2">
            <text:p text:style-name="P7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office:value-type="string" table:number-rows-spanned="2" table:style-name="Tableau11.A5">
            <text:p text:style-name="P7">Avis</text:p>
            <text:p text:style-name="P7"/>
            <text:p text:style-name="P7"/>
          </table:table-cell>
          <table:table-cell office:value-type="string" table:style-name="Tableau11.B11">
            <text:p text:style-name="P7">OBLIGATOIRES :</text:p>
          </table:table-cell>
          <table:table-cell office:value-type="string" table:number-columns-spanned="5" table:style-name="Tableau11.F5">
            <text:p text:style-name="P47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office:value-type="string" table:style-name="Tableau11.B16">
            <text:p text:style-name="P7">FACULTATIFS :</text:p>
          </table:table-cell>
          <table:table-cell office:value-type="string" table:number-columns-spanned="5" table:style-name="Tableau11.F5">
            <text:p text:style-name="P47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7">Bien classé ou assimilé</text:p>
          </table:table-cell>
          <table:table-cell office:value-type="string" table:number-columns-spanned="6" table:style-name="Tableau11.B2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office:value-type="string" table:style-name="Tableau15.A1">
                  <text:p text:style-name="P46"><office:annotation><dc:creator>Ngaha </dc:creator><dc:date>2015-06-09T11:30:15</dc:date><text:p text:style-name="P64"><text:span text:style-name="T66">do text if not 'class' in licence_helper.protectedBuilding</text:span></text:p></office:annotation><draw:control draw:control="control120" draw:style-name="gr1" draw:text-style-name="P65" draw:z-index="119" svg:height="0.399cm" svg:width="0.447cm" text:anchor-type="as-char"/>classé ou assimilé</text:p>
                  <text:p text:style-name="P46"><office:annotation><dc:creator>Ngaha </dc:creator><dc:date>2015-06-09T11:30:31</dc:date><text:p text:style-name="P64"><text:span text:style-name="T66">do text if <text:s/>'class' in licence_helper.protectedBuilding</text:span></text:p></office:annotation><draw:control draw:control="control119" draw:style-name="gr1" draw:text-style-name="P65" draw:z-index="118" svg:height="0.399cm" svg:width="0.447cm" text:anchor-type="as-char"/>classé ou assimilé</text:p>
                </table:table-cell>
                <table:table-cell office:value-type="string" table:style-name="Tableau15.A1">
                  <text:p text:style-name="P53"><office:annotation><dc:creator>Ngaha </dc:creator><dc:date>2015-06-09T11:31:08</dc:date><text:p text:style-name="P64"><text:span text:style-name="T66">do text if not 'zone de protection' in licence_helper.protectedBuilding</text:span></text:p></office:annotation><draw:control draw:control="control122" draw:style-name="gr1" draw:text-style-name="P65" draw:z-index="121" svg:height="0.399cm" svg:width="0.447cm" text:anchor-type="as-char"/>zone de protection</text:p>
                  <text:p text:style-name="P53"><office:annotation><dc:creator>Ngaha </dc:creator><dc:date>2015-06-09T11:32:40</dc:date><text:p text:style-name="P64"><text:span text:style-name="T66">do text if 'zone de protection' in licence_helper.protectedBuilding</text:span></text:p></office:annotation><draw:control draw:control="control121" draw:style-name="gr1" draw:text-style-name="P65" draw:z-index="120" svg:height="0.399cm" svg:width="0.447cm" text:anchor-type="as-char"/>zone de protection</text:p>
                </table:table-cell>
                <table:table-cell office:value-type="string" table:style-name="Tableau15.A1">
                  <text:p text:style-name="P53"><office:annotation><dc:creator>Ngaha </dc:creator><dc:date>2015-06-09T11:33:01</dc:date><text:p text:style-name="P64"><text:span text:style-name="T66">do text if not <text:s/>u"repris \xe0 l'inventaire" in licence_helper.protectedBuilding</text:span></text:p></office:annotation><draw:control draw:control="control123" draw:style-name="gr1" draw:text-style-name="P65" draw:z-index="122" svg:height="0.399cm" svg:width="0.447cm" text:anchor-type="as-char"/>repris à l'inventaire</text:p>
                  <text:p text:style-name="P53"><office:annotation><dc:creator>Ngaha </dc:creator><dc:date>2015-06-09T11:34:20</dc:date><text:p text:style-name="P64"><text:span text:style-name="T66">do text if <text:s/>u"repris \xe0 l'inventaire" in licence_helper.protectedBuilding</text:span></text:p></office:annotation><draw:control draw:control="control124" draw:style-name="gr1" draw:text-style-name="P65" draw:z-index="123" svg:height="0.399cm" svg:width="0.447cm" text:anchor-type="as-char"/>repris à l'inventaire</text:p>
                </table:table-cell>
                <table:table-cell office:value-type="string" table:style-name="Tableau15.A1">
                  <text:p text:style-name="P53"><office:annotation><dc:creator>Ngaha </dc:creator><dc:date>2015-06-09T11:34:36</dc:date><text:p text:style-name="P64"><text:span text:style-name="T66">do text if not u"\xe0 l'Atlas arch\xe9ologique" in licence_helper.protectedBuilding</text:span></text:p></office:annotation><draw:control draw:control="control125" draw:style-name="gr1" draw:text-style-name="P65" draw:z-index="124" svg:height="0.399cm" svg:width="0.447cm" text:anchor-type="as-char"/>à l'atlas archéologique</text:p>
                  <text:p text:style-name="P53"><office:annotation><dc:creator>Ngaha </dc:creator><dc:date>2015-06-09T11:35:34</dc:date><text:p text:style-name="P64"><text:span text:style-name="T66">do text if u"\xe0 l'Atlas arch\xe9ologique" in licence_helper.protectedBuilding</text:span></text:p></office:annotation><draw:control draw:control="control126" draw:style-name="gr1" draw:text-style-name="P65" draw:z-index="125" svg:height="0.399cm" svg:width="0.447cm" text:anchor-type="as-char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7">Etude d’Incidence ?</text:p>
          </table:table-cell>
          <table:table-cell office:value-type="string" table:number-columns-spanned="6" table:style-name="Tableau11.B2">
            <text:p text:style-name="P34"><office:annotation><dc:creator>Ngaha </dc:creator><dc:date>2015-06-16T16:27:23</dc:date><text:p text:style-name="P64"><text:span text:style-name="T68">do text if not self.impactStudy</text:span></text:p></office:annotation><draw:control draw:control="control108" draw:style-name="gr1" draw:text-style-name="P65" draw:z-index="107" svg:height="0.399cm" svg:width="0.447cm" text:anchor-type="as-char"/>oui (ne concerne PAS la notice dévaluation préalable des incidences, toujours nécessaire)</text:p>
            <text:p text:style-name="P34"><office:annotation><dc:creator>Ngaha </dc:creator><dc:date>2015-06-16T16:30:24</dc:date><text:p text:style-name="P64"><text:span text:style-name="T66">do text if self.impactStudy</text:span></text:p></office:annotation><draw:control draw:control="control107" draw:style-name="gr1" draw:text-style-name="P65" draw:z-index="106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19">
            <text:p text:style-name="P19">Rapport du Collège,</text:p>
          </table:table-cell>
          <table:table-cell office:value-type="string" table:number-columns-spanned="6" table:style-name="Tableau11.B19">
            <text:p text:style-name="P9"><text:bookmark text:name="Unknown54"/><draw:control draw:control="control77" draw:style-name="gr1" draw:text-style-name="P65" draw:z-index="76" svg:height="0.399cm" svg:width="0.447cm" text:anchor-type="as-char"/>favorable <text:s text:c="3"/><text:bookmark text:name="Unknown55"/><draw:control draw:control="control76" draw:style-name="gr1" draw:text-style-name="P65" draw:z-index="75" svg:height="0.399cm" svg:width="0.447cm" text:anchor-type="as-char"/>favorable conditionnel <text:s text:c="4"/><text:bookmark text:name="Unknown56"/><draw:control draw:control="control75" draw:style-name="gr1" draw:text-style-name="P65" draw:z-index="74" svg:height="0.399cm" svg:width="0.447cm" text:anchor-type="as-char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office:value-type="string" table:style-name="Tableau11.A20">
            <text:p text:style-name="P7"/>
          </table:table-cell>
          <table:table-cell office:value-type="string" table:number-columns-spanned="6" table:style-name="Tableau11.B20">
            <text:p text:style-name="P13"><text:bookmark text:name="Unknown57"/><draw:control draw:control="control78" draw:style-name="gr1" draw:text-style-name="P65" draw:z-index="77" svg:height="0.399cm" svg:width="0.447cm" text:anchor-type="as-char"/>du <text:s/>…………………… <text:s text:c="5"/><text:bookmark text:name="Unknown58"/><draw:control draw:control="control80" draw:style-name="gr1" draw:text-style-name="P65" draw:z-index="79" svg:height="0.399cm" svg:width="0.447cm" text:anchor-type="as-char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1">
            <text:p text:style-name="P7"><text:span text:style-name="T5">Décision finale du Collège</text:span> </text:p>
          </table:table-cell>
          <table:table-cell office:value-type="string" table:number-columns-spanned="6" table:style-name="Tableau11.B21">
            <text:p text:style-name="P14"><draw:control draw:control="control79" draw:style-name="gr1" draw:text-style-name="P65" draw:z-index="78" svg:height="0.399cm" svg:width="0.447cm" text:anchor-type="as-char"/><text:s/>s’écartant de l’<text:span text:style-name="T14">avis</text:span> préalable du Fonctionnaire Délégué <text:span text:style-name="T35">(NB : interdit avec une </text:span><text:span text:style-name="T31">dérogation</text:span><text:span text:style-name="T35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2"><text:span text:style-name="T5">Envoyé le</text:span> ........................................ <text:span text:style-name="T44">(date réelle d’envoi)</text:span><text:span text:style-name="T5">, par le Collège :</text:span></text:p>
      <text:p text:style-name="P23"/>
      <text:p text:style-name="P38"><office:annotation><dc:creator>Gauthier Bastien</dc:creator><dc:date>2011-01-13T14:56:41</dc:date><text:p text:style-name="P64"><text:span text:style-name="T67">do text</text:span></text:p><text:p text:style-name="P64"><text:span text:style-name="T67">from document(at=signatures, format='odt')</text:span></text:p></office:annotation>Import depuis signatures.odt</text:p>
      <text:p text:style-name="P28"/>
      <text:p text:style-name="P28"/>
      <text:p text:style-name="P56">AMENAGEMENT DU TERRITOIRE ET URBANISME</text:p>
      <text:p text:style-name="P29">FORMULAIRE D'ENVOI D'UN DOSSIER AU FONCTIONNAIRE DELEGUE</text:p>
      <text:p text:style-name="P27"><text:span text:style-name="T63"><text:s/></text:span><text:span text:style-name="T65">par le collège de la ville de </text:span><text:span text:style-name="Police_20_par_20_défaut"><text:span text:style-name="T29"><text:text-input text:description="">tool.getCityName()</text:text-input></text:span></text:span><text:span text:style-name="T65"><text:tab/><text:tab/></text:span><text:span text:style-name="T63">Références communales : </text:span><text:span text:style-name="T63"><text:text-input text:description="">licence_helper.reference</text:text-input></text:span></text:p>
      <text:p text:style-name="P30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52"/>
          </table:table-cell>
          <table:covered-table-cell/>
        </table:table-row>
        <table:table-row>
          <table:table-cell office:value-type="string" table:style-name="Tableau1.A2">
            <text:p text:style-name="P32"/>
          </table:table-cell>
          <table:table-cell office:value-type="string" table:style-name="Tableau1.B2">
            <text:p text:style-name="P32"/>
          </table:table-cell>
        </table:table-row>
        <table:table-row>
          <table:table-cell office:value-type="string" table:number-columns-spanned="2" table:style-name="Tableau1.A3">
            <text:p text:style-name="P41"/>
          </table:table-cell>
          <table:covered-table-cell/>
        </table:table-row>
      </table:table>
      <text:p text:style-name="P48"/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40"><office:annotation><dc:creator>Ngaha </dc:creator><dc:date>2015-06-08T13:37:51</dc:date><text:p text:style-name="P64"><text:span text:style-name="T68">do text if not self.folderCategory.count('UCO')</text:span></text:p></office:annotation><draw:control draw:control="control2" draw:style-name="gr1" draw:text-style-name="P65" draw:z-index="1" svg:height="0.399cm" svg:width="0.447cm" text:anchor-type="as-char"/><text:span text:style-name="T6">DUP :</text:span> déclaration Urbanistique Préalable</text:p>
            <text:p text:style-name="P40"><office:annotation><dc:creator>Ngaha </dc:creator><dc:date>2015-06-08T13:43:27</dc:date><text:p text:style-name="P64"><text:span text:style-name="T66">do text if not self.folderCategory.count('UCO')</text:span></text:p></office:annotation><draw:control draw:control="control17" draw:style-name="gr1" draw:text-style-name="P65" draw:z-index="16" svg:height="0.399cm" svg:width="0.447cm" text:anchor-type="as-char"/><text:span text:style-name="T6">DUP :</text:span> déclaration Urbanistique Préalable</text:p>
            <text:p text:style-name="P40"><office:annotation><dc:creator>Ngaha </dc:creator><dc:date>2015-06-08T14:03:02</dc:date><text:p text:style-name="P64"><text:span text:style-name="T66">do text if not self.folderCategory.startswith('CU1')</text:span></text:p></office:annotation><draw:control draw:control="control3" draw:style-name="gr1" draw:text-style-name="P65" draw:z-index="2" svg:height="0.399cm" svg:width="0.447cm" text:anchor-type="as-char"/><text:span text:style-name="T6">CU1 :</text:span> certificat d'urbanisme n°1</text:p>
            <text:p text:style-name="P40"><office:annotation><dc:creator>Ngaha </dc:creator><dc:date>2015-06-08T14:03:42</dc:date><text:p text:style-name="P64"><text:span text:style-name="T66">do text if self.folderCategory.startswith('CU1')</text:span></text:p></office:annotation><draw:control draw:control="control20" draw:style-name="gr1" draw:text-style-name="P65" draw:z-index="19" svg:height="0.399cm" svg:width="0.447cm" text:anchor-type="as-char"/><text:span text:style-name="T6">CU1 :</text:span> certificat d'urbanisme n°1</text:p>
            <text:p text:style-name="P40"><office:annotation><dc:creator>Ngaha </dc:creator><dc:date>2015-06-08T14:04:17</dc:date><text:p text:style-name="P64"><text:span text:style-name="T66">do text if not self.folderCategory.startswith('CU2')</text:span></text:p></office:annotation><draw:control draw:control="control4" draw:style-name="gr1" draw:text-style-name="P65" draw:z-index="3" svg:height="0.399cm" svg:width="0.447cm" text:anchor-type="as-char"/><text:span text:style-name="T6">CU2 :</text:span> certificat d'urbanisme n°2</text:p>
            <text:p text:style-name="P40"><office:annotation><dc:creator>Ngaha </dc:creator><dc:date>2015-06-08T14:04:46</dc:date><text:p text:style-name="P64"><text:span text:style-name="T66">do text if self.folderCategory.startswith('CU2')</text:span></text:p></office:annotation><draw:control draw:control="control21" draw:style-name="gr1" draw:text-style-name="P65" draw:z-index="20" svg:height="0.399cm" svg:width="0.447cm" text:anchor-type="as-char"/><text:span text:style-name="T6">CU2 :</text:span> certificat d'urbanisme n°2</text:p>
            <text:p text:style-name="P40"><office:annotation><dc:creator>Ngaha </dc:creator><dc:date>2015-06-08T14:05:06</dc:date><text:p text:style-name="P64"><text:span text:style-name="T66">do text if not self.folderCategory.startswith('PU')</text:span></text:p></office:annotation><draw:control draw:control="control5" draw:style-name="gr1" draw:text-style-name="P65" draw:z-index="4" svg:height="0.399cm" svg:width="0.447cm" text:anchor-type="as-char"/><text:span text:style-name="T6">PU :</text:span> demande de permis unique</text:p>
            <text:p text:style-name="P32"><text:span text:style-name="T10"><office:annotation><dc:creator>Ngaha </dc:creator><dc:date>2015-06-08T14:05:32</dc:date><text:p text:style-name="P64"><text:span text:style-name="T66">do text if self.folderCategory.startswith('PU')</text:span></text:p></office:annotation></text:span><text:span text:style-name="T10"><draw:control draw:control="control22" draw:style-name="gr1" draw:text-style-name="P65" draw:z-index="21" svg:height="0.399cm" svg:width="0.447cm" text:anchor-type="as-char"/></text:span>PU :<text:span text:style-name="T10"> demande de permis unique</text:span></text:p>
            <text:p text:style-name="P32"><office:annotation><dc:creator>Ngaha </dc:creator><dc:date>2015-06-08T14:05:50</dc:date><text:p text:style-name="P64"><text:span text:style-name="T66">do text if not self.folderCategory.startswith('DIV')</text:span></text:p></office:annotation><draw:control draw:control="control6" draw:style-name="gr1" draw:text-style-name="P65" draw:z-index="5" svg:height="0.399cm" svg:width="0.447cm" text:anchor-type="as-char"/>DIV : <text:span text:style-name="T10">autre demande</text:span></text:p>
            <text:p text:style-name="P32"><text:span text:style-name="T10"><office:annotation><dc:creator>Ngaha </dc:creator><dc:date>2015-06-08T14:06:20</dc:date><text:p text:style-name="P64"><text:span text:style-name="T66">do text if self.folderCategory.startswith('DIV')</text:span></text:p></office:annotation></text:span><text:span text:style-name="T10"><draw:control draw:control="control23" draw:style-name="gr1" draw:text-style-name="P65" draw:z-index="22" svg:height="0.399cm" svg:width="0.447cm" text:anchor-type="as-char"/></text:span>DIV <text:span text:style-name="T10">: autre demande</text:span></text:p>
            <text:p text:style-name="P32"><office:annotation><dc:creator>Ngaha </dc:creator><dc:date>2015-06-08T14:06:37</dc:date><text:p text:style-name="P64"><text:span text:style-name="T66">do text if not self.folderCategory.startswith('UCP')</text:span></text:p></office:annotation><draw:control draw:control="control7" draw:style-name="gr1" draw:text-style-name="P65" draw:z-index="6" svg:height="0.399cm" svg:width="0.447cm" text:anchor-type="as-char"/>UCP : <text:span text:style-name="T10">permis d'urbanisme à caractère public</text:span></text:p>
            <text:p text:style-name="P32"><text:span text:style-name="T10"><office:annotation><dc:creator>Ngaha </dc:creator><dc:date>2015-06-08T14:07:42</dc:date><text:p text:style-name="P64"><text:span text:style-name="T66">do text if self.folderCategory.startswith('UCP')</text:span></text:p></office:annotation></text:span><text:span text:style-name="T10"><draw:control draw:control="control24" draw:style-name="gr1" draw:text-style-name="P65" draw:z-index="23" svg:height="0.399cm" svg:width="0.447cm" text:anchor-type="as-char"/></text:span>UCP <text:span text:style-name="T10">: permis d'urbanisme à caractère public</text:span></text:p>
            <text:p text:style-name="P32"><office:annotation><dc:creator>Ngaha </dc:creator><dc:date>2015-06-08T14:08:42</dc:date><text:p text:style-name="P64"><text:span text:style-name="T66">do text if not self.folderCategory.startswith('LCP')</text:span></text:p></office:annotation><draw:control draw:control="control8" draw:style-name="gr1" draw:text-style-name="P65" draw:z-index="7" svg:height="0.399cm" svg:width="0.447cm" text:anchor-type="as-char"/>LCP : <text:span text:style-name="T10">permis d'urbanisation caractère public</text:span></text:p>
            <text:p text:style-name="P32"><text:span text:style-name="T10"><office:annotation><dc:creator>Ngaha </dc:creator><dc:date>2015-06-08T14:08:15</dc:date><text:p text:style-name="P64"><text:span text:style-name="T66">do text if self.folderCategory.startswith('LCP')</text:span></text:p></office:annotation></text:span><text:span text:style-name="T10"><draw:control draw:control="control25" draw:style-name="gr1" draw:text-style-name="P65" draw:z-index="24" svg:height="0.399cm" svg:width="0.447cm" text:anchor-type="as-char"/></text:span>LCP <text:span text:style-name="T10">: permis d'urbanisation caractère public</text:span></text:p>
            <text:p text:style-name="P42"><text:span text:style-name="T36">PERMIS INTEGRE COMMERCIAL :</text:span> <text:s/><draw:control draw:control="control49" draw:style-name="gr1" draw:text-style-name="P65" draw:z-index="48" svg:height="0.399cm" svg:width="0.447cm" text:anchor-type="as-char"/><text:s/>PIUR : </text:p>
          </table:table-cell>
          <table:table-cell office:value-type="string" table:style-name="Tableau2.B1">
            <text:p text:style-name="P32"><text:span text:style-name="T10"><office:annotation><dc:creator>Ngaha </dc:creator><dc:date>2015-06-08T13:56:55</dc:date><text:p text:style-name="P64"><text:span text:style-name="T66">do text if not self.folderCategory.startswith('UAP')</text:span></text:p></office:annotation></text:span><text:span text:style-name="T10"><draw:control draw:control="control18" draw:style-name="gr1" draw:text-style-name="P65" draw:z-index="17" svg:height="0.399cm" svg:width="0.447cm" text:anchor-type="as-char"/></text:span>UAP <text:span text:style-name="T10">: permis d'urbanisme </text:span><text:span text:style-name="T38">hors RCU, PCA, lot</text:span><text:span text:style-name="T33">,</text:span><text:span text:style-name="T10"> avec intervention du FD</text:span></text:p>
            <text:p text:style-name="P32"><text:span text:style-name="T10"><office:annotation><dc:creator>Ngaha </dc:creator><dc:date>2015-06-08T13:57:17</dc:date><text:p text:style-name="P64"><text:span text:style-name="T66">do text if self.folderCategory.startswith('UAP')</text:span></text:p></office:annotation></text:span><text:span text:style-name="T10"><draw:control draw:control="control19" draw:style-name="gr1" draw:text-style-name="P65" draw:z-index="18" svg:height="0.399cm" svg:width="0.447cm" text:anchor-type="as-char"/></text:span>UAP <text:span text:style-name="T10">: permis d'urbanisme </text:span><text:span text:style-name="T38">hors RCU, PCA, lot</text:span><text:span text:style-name="T33">,</text:span><text:span text:style-name="T10"> avec intervention du FD</text:span></text:p>
            <text:p text:style-name="P32"><office:annotation><dc:creator>Ngaha </dc:creator><dc:date>2015-06-08T14:10:16</dc:date><text:p text:style-name="P64"><text:span text:style-name="T66">do text if not self.folderCategory.startswith('UDC ')</text:span></text:p></office:annotation><draw:control draw:control="control9" draw:style-name="gr1" draw:text-style-name="P65" draw:z-index="8" svg:height="0.399cm" svg:width="0.447cm" text:anchor-type="as-char"/>UDC :<text:span text:style-name="T10"> permis direct du Collège (vu art 107 ou dans RCU, PCA, Lotissement)</text:span></text:p>
            <text:p text:style-name="P32"><text:span text:style-name="T10"><office:annotation><dc:creator>Ngaha </dc:creator><dc:date>2015-06-08T14:09:27</dc:date><text:p text:style-name="P64"><text:span text:style-name="T66">do text if self.folderCategory.startswith('UDC ')</text:span></text:p></office:annotation></text:span><text:span text:style-name="T10"><draw:control draw:control="control26" draw:style-name="gr1" draw:text-style-name="P65" draw:z-index="25" svg:height="0.399cm" svg:width="0.447cm" text:anchor-type="as-char"/></text:span>UDC <text:span text:style-name="T10">: permis direct du Collège (vu art 107 ou dans RCU, PCA, Lotissement)</text:span></text:p>
            <text:p text:style-name="P32"><office:annotation><dc:creator>Ngaha </dc:creator><dc:date>2015-06-08T14:11:43</dc:date><text:p text:style-name="P64"><text:span text:style-name="T66">do text if not self.folderCategory.startswith('UDC/D')</text:span></text:p></office:annotation><draw:control draw:control="control10" draw:style-name="gr1" draw:text-style-name="P65" draw:z-index="9" svg:height="0.399cm" svg:width="0.447cm" text:anchor-type="as-char"/>UDC/D : <text:span text:style-name="T10">permis </text:span><text:span text:style-name="T13">avec dérogation</text:span><text:span text:style-name="T10"> dans RCU, PCA, Lotissement,</text:span></text:p>
            <text:p text:style-name="P32"><text:span text:style-name="T13"><office:annotation><dc:creator>Ngaha </dc:creator><dc:date>2015-06-08T14:11:26</dc:date><text:p text:style-name="P64"><text:span text:style-name="T66">do text if self.folderCategory.startswith('UDC/D')</text:span></text:p></office:annotation></text:span><text:span text:style-name="T13"><draw:control draw:control="control27" draw:style-name="gr1" draw:text-style-name="P65" draw:z-index="26" svg:height="0.399cm" svg:width="0.447cm" text:anchor-type="as-char"/></text:span><text:span text:style-name="T12">UDC/D</text:span><text:span text:style-name="T13"> : permis avec dérogation dans RCU, PCA, Lotissement,</text:span></text:p>
            <text:p text:style-name="P32"><office:annotation><dc:creator>Ngaha </dc:creator><dc:date>2015-06-08T14:12:50</dc:date><text:p text:style-name="P64"><text:span text:style-name="T66">do text if not self.folderCategory.startswith('LAP')</text:span></text:p></office:annotation><draw:control draw:control="control11" draw:style-name="gr1" draw:text-style-name="P65" draw:z-index="10" svg:height="0.399cm" svg:width="0.447cm" text:anchor-type="as-char"/>LAP : <text:span text:style-name="T10">permis d'urbanisation avec avis préalable du FD</text:span></text:p>
            <text:p text:style-name="P32"><text:span text:style-name="T10"><office:annotation><dc:creator>Ngaha </dc:creator><dc:date>2015-06-08T14:12:19</dc:date><text:p text:style-name="P64"><text:span text:style-name="T66">do text if self.folderCategory.startswith('LAP')</text:span></text:p></office:annotation></text:span><text:span text:style-name="T10"><draw:control draw:control="control28" draw:style-name="gr1" draw:text-style-name="P65" draw:z-index="27" svg:height="0.399cm" svg:width="0.447cm" text:anchor-type="as-char"/></text:span>LAP <text:span text:style-name="T10">: permis d'urbanisation avec avis préalable du FD</text:span></text:p>
            <text:p text:style-name="P32"><office:annotation><dc:creator>Ngaha </dc:creator><dc:date>2015-06-08T14:13:36</dc:date><text:p text:style-name="P64"><text:span text:style-name="T66">do text if not self.folderCategory.startswith('LAP/M')</text:span></text:p></office:annotation><draw:control draw:control="control12" draw:style-name="gr1" draw:text-style-name="P65" draw:z-index="11" svg:height="0.399cm" svg:width="0.447cm" text:anchor-type="as-char"/>LAP /M :<text:span text:style-name="T10"> modification du permis de lotir (= d'urbanisation) avec avis du FD</text:span></text:p>
            <text:p text:style-name="P32"><text:span text:style-name="T10"><office:annotation><dc:creator>Ngaha </dc:creator><dc:date>2015-06-08T14:13:11</dc:date><text:p text:style-name="P64"><text:span text:style-name="T66">do text if self.folderCategory.startswith('LAP/M')</text:span></text:p></office:annotation></text:span><text:span text:style-name="T10"><draw:control draw:control="control29" draw:style-name="gr1" draw:text-style-name="P65" draw:z-index="28" svg:height="0.399cm" svg:width="0.447cm" text:anchor-type="as-char"/></text:span>LAP /M<text:span text:style-name="T10"> : modification du permis de lotir (= d'urbanisation) avec avis du FD</text:span></text:p>
            <text:p text:style-name="P32"><office:annotation><dc:creator>Ngaha </dc:creator><dc:date>2015-06-08T14:14:29</dc:date><text:p text:style-name="P64"><text:span text:style-name="T66">do text if not self.folderCategory.startswith('LLDC')</text:span></text:p></office:annotation><draw:control draw:control="control13" draw:style-name="gr1" draw:text-style-name="P65" draw:z-index="12" svg:height="0.399cm" svg:width="0.447cm" text:anchor-type="as-char"/>LDC : <text:span text:style-name="T10">permis d'urbanisation dans un RUC, PCA, lotissement</text:span></text:p>
            <text:p text:style-name="P32"><text:span text:style-name="T10"><office:annotation><dc:creator>Ngaha </dc:creator><dc:date>2015-06-08T14:14:02</dc:date><text:p><text:span text:style-name="T66">do text if self.folderCategory.startswith('LLDC')</text:span></text:p></office:annotation></text:span><text:span text:style-name="T10"><draw:control draw:control="control30" draw:style-name="gr1" draw:text-style-name="P65" draw:z-index="29" svg:height="0.399cm" svg:width="0.447cm" text:anchor-type="as-char"/></text:span>LDC <text:span text:style-name="T10">: permis d'urbanisation dans un RUC, PCA, lotissement</text:span></text:p>
            <text:p text:style-name="P32"><office:annotation><dc:creator>Ngaha </dc:creator><dc:date>2015-06-08T14:15:10</dc:date><text:p text:style-name="P64"><text:span text:style-name="T66">do text if not self.folderCategory.startswith('LLDC/M')</text:span></text:p></office:annotation><draw:control draw:control="control14" draw:style-name="gr1" draw:text-style-name="P65" draw:z-index="13" svg:height="0.399cm" svg:width="0.447cm" text:anchor-type="as-char"/>LDC/M : <text:span text:style-name="T10">modification de permis de lotir ( =d'urbanisme) dans un RCU, PCA</text:span></text:p>
            <text:p text:style-name="P32"><text:span text:style-name="T10"><office:annotation><dc:creator>Ngaha </dc:creator><dc:date>2015-06-08T14:14:49</dc:date><text:p text:style-name="P64"><text:span text:style-name="T66">do text if self.folderCategory.startswith('LLDC/M')</text:span></text:p></office:annotation></text:span><text:span text:style-name="T10"><draw:control draw:control="control31" draw:style-name="gr1" draw:text-style-name="P65" draw:z-index="30" svg:height="0.399cm" svg:width="0.447cm" text:anchor-type="as-char"/></text:span>LDC/M<text:span text:style-name="T10"> : modification de permis de lotir ( =d'urbanisme) dans un RCU, PCA</text:span></text:p>
            <text:p text:style-name="P32"><text:span text:style-name="T10">d'urbanisme <text:s/></text:span><text:span text:style-name="T10"><draw:control draw:control="control50" draw:style-name="gr1" draw:text-style-name="P65" draw:z-index="49" svg:height="0.399cm" svg:width="0.447cm" text:anchor-type="as-char"/></text:span>PIEN :<text:span text:style-name="T10"> d'environnement </text:span><text:span text:style-name="T10"><draw:control draw:control="control51" draw:style-name="gr1" draw:text-style-name="P65" draw:z-index="50" svg:height="0.399cm" svg:width="0.447cm" text:anchor-type="as-char"/></text:span><text:span text:style-name="T10"><text:s/></text:span>PIUN : <text:span text:style-name="T10">Unique (=Urba. + Envir)</text:span></text:p>
          </table:table-cell>
        </table:table-row>
      </table:table>
      <text:p text:style-name="P4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P32"><text:span text:style-name="T1">DEMANDEUR : </text:span><text:span text:style-name="T3">n</text:span><text:span text:style-name="T10">om, prénom</text:span></text:p>
            <text:p text:style-name="P40"><text:s text:c="28"/>Adresse</text:p>
            <text:p text:style-name="P40"><text:s text:c="28"/>Tél.</text:p>
          </table:table-cell>
          <table:table-cell office:value-type="string" table:number-columns-spanned="3" table:style-name="Tableau3.B1">
            <text:p text:style-name="P34"><text:text-input text:description="Situation des travaux">self.getApplicantsSignaletic()</text:text-input></text:p>
            <text:p text:style-name="P34"><text:text-input text:description="">self.getApplicants()[0].getAddress()</text:text-input></text:p>
            <text:p text:style-name="P37"><text:text-input text:description="">self.getApplicants()[0].getPhone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2"><text:span text:style-name="T1">BIEN concerné </text:span><text:span text:style-name="T3">: </text:span><text:span text:style-name="T10">Adresse</text:span></text:p>
            <text:p text:style-name="P32"><text:s text:c="24"/><text:span text:style-name="T10">Références cadastrales</text:span></text:p>
          </table:table-cell>
          <table:table-cell office:value-type="string" table:number-columns-spanned="3" table:style-name="Tableau3.B2">
            <text:p text:style-name="P34"><text:text-input text:description="Situation des travaux">self.getWorkLocationSignaletic()</text:text-input></text:p>
            <text:p text:style-name="P34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0"><text:span text:style-name="T2">NATURE</text:span><text:span text:style-name="T1"> de la demande </text:span>(objet) :</text:p>
          </table:table-cell>
          <table:table-cell office:value-type="string" table:number-columns-spanned="3" table:style-name="Tableau3.B2">
            <text:p text:style-name="P34"><text:text-input text:description="Objet des travaux">licence_helper.licenceSubject</text:text-input></text:p>
          </table:table-cell>
          <table:covered-table-cell/>
          <table:covered-table-cell/>
        </table:table-row>
        <table:table-row table:style-name="Tableau3.4">
          <table:table-cell office:value-type="string" table:style-name="Tableau3.A2">
            <text:p text:style-name="P40"><text:span text:style-name="T6">AUTEUR DE PROJET</text:span> : <text:span text:style-name="T6"><text:s text:c="20"/></text:span></text:p>
          </table:table-cell>
          <table:table-cell office:value-type="string" table:number-columns-spanned="3" table:style-name="Tableau3.B2">
            <text:p text:style-name="P34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3">Date de dépôt dossier <text:span text:style-name="T12">complet</text:span></text:p>
          </table:table-cell>
          <table:table-cell office:value-type="string" table:style-name="Tableau3.A2">
            <text:p text:style-name="P5"><text:span text:style-name="T37"><text:text-input text:description="">tool.formatDate(urbanEventObj.getLastDeposit().getEventDate())</text:text-input></text:span><text:span text:style-name="T37"><office:annotation><dc:creator>Auteur inconnu</dc:creator><dc:date>2017-09-08T16:45:10</dc:date><text:p text:style-name="P64"><text:span text:style-name="T70">do text if urbanEventObj.getLastDeposit()</text:span></text:p></office:annotation></text:span></text:p>
          </table:table-cell>
          <table:table-cell office:value-type="string" table:style-name="Tableau3.C5">
            <text:p text:style-name="P34"><text:span text:style-name="T6">Délai de réponse annoncé :</text:span> <text:s text:c="3"/></text:p>
          </table:table-cell>
          <table:table-cell office:value-type="string" table:style-name="Tableau3.D5">
            <text:p text:style-name="P34"><text:text-input text:description="Objet des travaux">licence_helper.annoncedDelay</text:text-input></text:p>
          </table:table-cell>
        </table:table-row>
        <table:table-row>
          <table:table-cell office:value-type="string" table:style-name="Tableau3.A2">
            <text:p text:style-name="P40">Autres dossiers connus sur le bien</text:p>
          </table:table-cell>
          <table:table-cell office:value-type="string" table:number-columns-spanned="3" table:style-name="Tableau3.B8">
            <text:p text:style-name="P34">Références :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0">La parcelle est dans:</text:p>
          </table:table-cell>
          <table:table-cell office:value-type="string" table:number-columns-spanned="3" table:style-name="Tableau3.B7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office:value-type="string" table:style-name="Tableau6.A1">
                  <text:p text:style-name="P35"><office:annotation><dc:creator>Ngaha </dc:creator><dc:date>2015-06-09T15:11:52</dc:date><text:p text:style-name="P64"><text:span text:style-name="T66">do text if not self.isInPCA</text:span></text:p></office:annotation><draw:control draw:control="control32" draw:style-name="gr1" draw:text-style-name="P65" draw:z-index="31" svg:height="0.399cm" svg:width="0.447cm" text:anchor-type="as-char"/>Un PCA de réf. : </text:p>
                  <text:p text:style-name="P35"><office:annotation><dc:creator>Ngaha </dc:creator><dc:date>2015-06-09T15:13:02</dc:date><text:p text:style-name="P64"><text:span text:style-name="T66">do text if self.isInPCA</text:span></text:p></office:annotation><draw:control draw:control="control33" draw:style-name="gr1" draw:text-style-name="P65" draw:z-index="32" svg:height="0.399cm" svg:width="0.447cm" text:anchor-type="as-char"/>Un PCA de réf. : </text:p>
                </table:table-cell>
                <table:table-cell office:value-type="string" table:style-name="Tableau6.A1">
                  <text:p text:style-name="P54"><office:annotation><dc:creator>Ngaha </dc:creator><dc:date>2015-06-09T16:08:21</dc:date><text:p text:style-name="P64"><text:span text:style-name="T66">do text</text:span></text:p><text:p text:style-name="P64"><text:span text:style-name="T66">from xhtml(self.portal_urban.decorateHTML('UrbanBody', self.pcaDetails))</text:span></text:p></office:annotation></text:p>
                </table:table-cell>
                <table:table-cell office:value-type="string" table:style-name="Tableau6.A1">
                  <text:p text:style-name="P35"><office:annotation><dc:creator>Ngaha </dc:creator><dc:date>2015-06-09T15:14:32</dc:date><text:p text:style-name="P64"><text:span text:style-name="T66">do text if not self.isInSubdivision</text:span></text:p></office:annotation><text:s/><draw:control draw:control="control34" draw:style-name="gr1" draw:text-style-name="P65" draw:z-index="33" svg:height="0.399cm" svg:width="0.447cm" text:anchor-type="as-char"/>un lotissement de réf. :</text:p>
                  <text:p text:style-name="P35"><office:annotation><dc:creator>Ngaha </dc:creator><dc:date>2015-06-09T15:15:29</dc:date><text:p text:style-name="P64"><text:span text:style-name="T66">do text if self.isInSubdivision</text:span></text:p></office:annotation><text:s/><draw:control draw:control="control35" draw:style-name="gr1" draw:text-style-name="P65" draw:z-index="34" svg:height="0.399cm" svg:width="0.447cm" text:anchor-type="as-char"/>un lotissement de réf. :</text:p>
                </table:table-cell>
                <table:table-cell office:value-type="string" table:style-name="Tableau6.A1">
                  <text:p text:style-name="P54"><office:annotation><dc:creator>Ngaha </dc:creator><dc:date>2015-06-09T16:12:51</dc:date><text:p text:style-name="P64"><text:span text:style-name="T66">do text</text:span></text:p><text:p text:style-name="P64"><text:span text:style-name="T66">from xhtml(self.portal_urban.decorateHTML('UrbanBody', self.subdivisionDetails))</text:span></text:p></office:annotation>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0">Demande de DEROGATION :</text:p>
          </table:table-cell>
          <table:table-cell office:value-type="string" table:number-columns-spanned="3" table:style-name="Tableau3.B8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office:value-type="string" table:style-name="Tableau5.A1">
                  <text:p text:style-name="P35"><office:annotation><dc:creator>Ngaha </dc:creator><dc:date>2015-06-16T10:23:07</dc:date><text:p text:style-name="P64"><text:span text:style-name="T66">do text if not self.derogation.count(u'au Plan de secteur')</text:span></text:p></office:annotation><draw:control draw:control="control40" draw:style-name="gr1" draw:text-style-name="P65" draw:z-index="39" svg:height="0.399cm" svg:width="0.447cm" text:anchor-type="as-char"/>au plan de secteur</text:p>
                  <text:p text:style-name="P35"><office:annotation><dc:creator>Ngaha </dc:creator><dc:date>2015-06-16T10:25:27</dc:date><text:p text:style-name="P64"><text:span text:style-name="T66">do text if self.derogation.count(u'au Plan de secteur')</text:span></text:p></office:annotation><draw:control draw:control="control41" draw:style-name="gr1" draw:text-style-name="P65" draw:z-index="40" svg:height="0.399cm" svg:width="0.447cm" text:anchor-type="as-char"/>au plan de secteur</text:p>
                </table:table-cell>
                <table:table-cell office:value-type="string" table:style-name="Tableau5.A1">
                  <text:p text:style-name="P35"><office:annotation><dc:creator>Ngaha </dc:creator><dc:date>2015-06-16T10:26:21</dc:date><text:p text:style-name="P64"><text:span text:style-name="T66">do text if not self.derogation.count(u"au Plan Communal d'Am\xe9nagement")</text:span></text:p></office:annotation><draw:control draw:control="control39" draw:style-name="gr1" draw:text-style-name="P65" draw:z-index="38" svg:height="0.399cm" svg:width="0.447cm" text:anchor-type="as-char"/>au PCA.</text:p>
                  <text:p text:style-name="P35"><office:annotation><dc:creator>Ngaha </dc:creator><dc:date>2015-06-16T10:30:51</dc:date><text:p text:style-name="P64"><text:span text:style-name="T66">do text if self.derogation.count(u"au Plan Communal d'Am\xe9nagement")</text:span></text:p></office:annotation><draw:control draw:control="control42" draw:style-name="gr1" draw:text-style-name="P65" draw:z-index="41" svg:height="0.399cm" svg:width="0.447cm" text:anchor-type="as-char"/>au PCA.</text:p>
                </table:table-cell>
                <table:table-cell office:value-type="string" table:style-name="Tableau5.A1">
                  <text:p text:style-name="P35"><office:annotation><dc:creator>Ngaha </dc:creator><dc:date>2015-06-16T10:34:32</dc:date><text:p text:style-name="P64"><text:span text:style-name="T66">do text if not self.derogation.count(u"au Lotissement")</text:span></text:p></office:annotation><draw:control draw:control="control38" draw:style-name="gr1" draw:text-style-name="P65" draw:z-index="37" svg:height="0.399cm" svg:width="0.447cm" text:anchor-type="as-char"/>au lotissement</text:p>
                  <text:p text:style-name="P35"><office:annotation><dc:creator>Ngaha </dc:creator><dc:date>2015-06-16T10:35:59</dc:date><text:p text:style-name="P64"><text:span text:style-name="T66">do text if self.derogation.count(u"au Lotissement")</text:span></text:p></office:annotation><draw:control draw:control="control43" draw:style-name="gr1" draw:text-style-name="P65" draw:z-index="42" svg:height="0.399cm" svg:width="0.447cm" text:anchor-type="as-char"/>au lotissement</text:p>
                </table:table-cell>
                <table:table-cell office:value-type="string" table:style-name="Tableau5.A1">
                  <text:p text:style-name="P35"><office:annotation><dc:creator>Ngaha </dc:creator><dc:date>2015-06-16T10:37:04</dc:date><text:p text:style-name="P64"><text:span text:style-name="T66">do text if not self.derogation.count(u"au R\xe8glement Communal d'Urbanisme")</text:span></text:p></office:annotation><draw:control draw:control="control37" draw:style-name="gr1" draw:text-style-name="P65" draw:z-index="36" svg:height="0.399cm" svg:width="0.447cm" text:anchor-type="as-char"/>au RCU</text:p>
                  <text:p text:style-name="P35"><office:annotation><dc:creator>Ngaha </dc:creator><dc:date>2015-06-16T10:37:48</dc:date><text:p text:style-name="P64"><text:span text:style-name="T66">do text if self.derogation.count(u"au R\xe8glement Communal d'Urbanisme")</text:span></text:p></office:annotation><draw:control draw:control="control44" draw:style-name="gr1" draw:text-style-name="P65" draw:z-index="43" svg:height="0.399cm" svg:width="0.447cm" text:anchor-type="as-char"/>au RCU </text:p>
                </table:table-cell>
                <table:table-cell office:value-type="string" table:style-name="Tableau5.A1">
                  <text:p text:style-name="P35"><office:annotation><dc:creator>Ngaha </dc:creator><dc:date>2015-06-16T10:33:04</dc:date><text:p text:style-name="P64"><text:span text:style-name="T66">do text if not self.derogation.count(u"au R\xe8glement R\xe9gional d'Urbanisme")</text:span></text:p></office:annotation><text:s/><draw:control draw:control="control36" draw:style-name="gr1" draw:text-style-name="P65" draw:z-index="35" svg:height="0.399cm" svg:width="0.447cm" text:anchor-type="as-char"/>au règl. rég. d'urb.</text:p>
                  <text:p text:style-name="P35"><office:annotation><dc:creator>Ngaha </dc:creator><dc:date>2015-06-16T10:33:44</dc:date><text:p text:style-name="P64"><text:span text:style-name="T66">do text if self.derogation.count(u"au R\xe8glement R\xe9gional d'Urbanisme")</text:span></text:p></office:annotation><text:s/><draw:control draw:control="control45" draw:style-name="gr1" draw:text-style-name="P65" draw:z-index="44" svg:height="0.399cm" svg:width="0.447cm" text:anchor-type="as-char"/>au règl. rég. d'urb.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0">Publicité - enquête</text:p>
          </table:table-cell>
          <table:table-cell office:value-type="string" table:number-columns-spanned="3" table:style-name="Tableau3.B2">
            <text:p text:style-name="P34"><office:annotation><dc:creator>Ngaha </dc:creator><dc:date>2015-06-08T15:34:10</dc:date><text:p text:style-name="P64"><text:span text:style-name="T66">do text if not licence_helper.context.getLastInquiry().investigationStart</text:span></text:p></office:annotation><text:s/><draw:control draw:control="control131" draw:style-name="gr1" draw:text-style-name="P65" draw:z-index="130" svg:height="0.399cm" svg:width="0.447cm" text:anchor-type="as-char"/>oui <text:s/><draw:control draw:control="control132" draw:style-name="gr1" draw:text-style-name="P65" draw:z-index="131" svg:height="0.399cm" svg:width="0.447cm" text:anchor-type="as-char"/>du <text:s text:c="14"/>au <text:s text:c="14"/>Réclamation ? <text:s/><draw:control draw:control="control133" draw:style-name="gr1" draw:text-style-name="P65" draw:z-index="132" svg:height="0.399cm" svg:width="0.447cm" text:anchor-type="as-char"/></text:p>
            <text:p text:style-name="P34"><office:annotation><dc:creator>Ngaha </dc:creator><dc:date>2015-06-08T15:32:55</dc:date><text:p text:style-name="P64"><text:span text:style-name="T66">do text if licence_helper.context.getLastInquiry().investigationStart </text:span></text:p></office:annotation><text:s/><draw:control draw:control="control134" draw:style-name="gr1" draw:text-style-name="P65" draw:z-index="133" svg:height="0.399cm" svg:width="0.447cm" text:anchor-type="as-char"/>oui <text:s/><draw:control draw:control="control135" draw:style-name="gr1" draw:text-style-name="P65" draw:z-index="134" svg:height="0.399cm" svg:width="0.447cm" text:anchor-type="as-char"/>du <text:text-input text:description="">tool.formatDate(licence_helper.context.getLastInquiry().investigationStart)</text:text-input><text:s/>au <text:text-input text:description="">tool.formatDate(licence_helper.context.getLastInquiry().investigationEnd)</text:text-input><text:s/>Réclamation ? <text:s/><draw:control draw:control="control136" draw:style-name="gr1" draw:text-style-name="P65" draw:z-index="135" svg:height="0.399cm" svg:width="0.447cm" text:anchor-type="as-char"/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0">Ouverture ou modification de voirie</text:p>
          </table:table-cell>
          <table:table-cell office:value-type="string" table:number-columns-spanned="3" table:style-name="Tableau3.B7">
            <table:table table:name="Tableau7" table:style-name="Tableau7">
              <table:table-column table:style-name="Tableau7.A"/>
              <table:table-row>
                <table:table-cell office:value-type="string" table:style-name="Tableau7.A1">
                  <text:p text:style-name="P35"><office:annotation><dc:creator>Ngaha </dc:creator><dc:date>2015-06-16T11:25:37</dc:date><text:p text:style-name="P64"><text:span text:style-name="T66">do text if self.roadAdaptation.count(u"Non")</text:span></text:p></office:annotation><draw:control draw:control="control46" draw:style-name="gr1" draw:text-style-name="P65" draw:z-index="45" svg:height="0.399cm" svg:width="0.447cm" text:anchor-type="as-char"/>oui</text:p>
                  <text:p text:style-name="P35"><office:annotation><dc:creator>Ngaha </dc:creator><dc:date>2015-06-16T11:28:48</dc:date><text:p text:style-name="P64"><text:span text:style-name="T66">do text if self.roadAdaptation.count(u"Oui")</text:span></text:p></office:annotation><draw:control draw:control="control47" draw:style-name="gr1" draw:text-style-name="P65" draw:z-index="46" svg:height="0.399cm" svg:width="0.447cm" text:anchor-type="as-char"/>oui</text:p>
                  <text:p text:style-name="P35"><text:span text:style-name="T6">Type de voirie </text:span>: <text:text-input text:description="">self.roadType</text:text-input><office:annotation><dc:creator>Ngaha </dc:creator><dc:date>2015-06-16T11:43:17</dc:date><text:p text:style-name="P64"><text:span text:style-name="T66">do text if not self.roadType.count(u"Provinciale")</text:span></text:p></office:annotation>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43">Équipement de la voirie</text:p>
            <text:p text:style-name="P43"><text:s text:c="39"/><text:span text:style-name="T32">Important :</text:span></text:p>
          </table:table-cell>
          <table:table-cell office:value-type="string" table:number-columns-spanned="3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office:value-type="string" table:style-name="Tableau8.A1">
                  <text:p text:style-name="P35"/>
                </table:table-cell>
                <table:table-cell office:value-type="string" table:style-name="Tableau8.A1">
                  <text:p text:style-name="P35"/>
                </table:table-cell>
                <table:table-cell office:value-type="string" table:style-name="Tableau8.A1">
                  <text:p text:style-name="P35"/>
                </table:table-cell>
              </table:table-row>
              <table:table-row>
                <table:table-cell office:value-type="string" table:number-columns-spanned="2" table:style-name="Tableau8.A1">
                  <text:p text:style-name="P35"/>
                </table:table-cell>
                <table:covered-table-cell/>
                <table:table-cell office:value-type="string" table:style-name="Tableau8.A1">
                  <text:p text:style-name="P35"/>
                </table:table-cell>
              </table:table-row>
              <table:table-row>
                <table:table-cell office:value-type="string" table:number-columns-spanned="3" table:style-name="Tableau8.A1">
                  <text:p text:style-name="P35"/>
                </table:table-cell>
                <table:covered-table-cell/>
                <table:covered-table-cell/>
              </table:table-row>
            </table:table>
            <text:p text:style-name="P34"/>
          </table:table-cell>
          <table:covered-table-cell/>
          <table:covered-table-cell/>
        </table:table-row>
        <table:table-row table:style-name="Tableau3.12">
          <table:table-cell office:value-type="string" table:style-name="Tableau3.A2">
            <text:p text:style-name="P40">Avis sollicités par la commune</text:p>
          </table:table-cell>
          <table:table-cell office:value-type="string" table:number-columns-spanned="3" table:style-name="Tableau3.B2">
            <table:table table:name="Tableau9" table:style-name="Tableau9">
              <table:table-column table:style-name="Tableau9.A"/>
              <table:table-row>
                <table:table-cell office:value-type="string" table:style-name="Tableau9.A1">
                  <text:p text:style-name="P50"><text:text-input text:description="Bien-Parcelles">self.solicitOpinionsTo</text:text-input>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 table:style-name="Tableau3.13">
          <table:table-cell office:value-type="string" table:style-name="Tableau3.A2">
            <text:p text:style-name="P43">Zonage au plan de secteur</text:p>
          </table:table-cell>
          <table:table-cell office:value-type="string" table:number-columns-spanned="3" table:style-name="Tableau3.B2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office:value-type="string" table:style-name="Tableau12.A1">
                  <text:p text:style-name="P34"><office:annotation><dc:creator>sde </dc:creator><dc:date>2011-08-04T13:57:24</dc:date><text:p text:style-name="P64"><text:span text:style-name="T69">do row for folderZoneValue in self.getValuesForTemplate('folderZone')</text:span></text:p></office:annotation><draw:control draw:control="control1" draw:style-name="gr1" draw:text-style-name="P65" draw:z-index="0" svg:height="0.399cm" svg:width="0.447cm" text:anchor-type="as-char"/></text:p>
                </table:table-cell>
                <table:table-cell office:value-type="string" table:style-name="Tableau12.A1">
                  <text:p text:style-name="P34"><text:text-input text:description="Bien-Parcelles">folderZoneValue</text:text-input>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ext:soft-page-break/>
        <table:table-row table:style-name="Tableau3.14">
          <table:table-cell office:value-type="string" table:style-name="Tableau3.A2">
            <text:p text:style-name="P40">Bien classé ou assimilé</text:p>
          </table:table-cell>
          <table:table-cell office:value-type="string" table:number-columns-spanned="3" table:style-name="Tableau3.B7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style-name="Tableau4.A1">
                  <text:p text:style-name="P35"/>
                </table:table-cell>
                <table:table-cell office:value-type="string" table:style-name="Tableau4.A1">
                  <text:p text:style-name="P54"/>
                </table:table-cell>
                <table:table-cell office:value-type="string" table:style-name="Tableau4.A1">
                  <text:p text:style-name="P54"/>
                </table:table-cell>
                <table:table-cell office:value-type="string" table:style-name="Tableau4.A1">
                  <text:p text:style-name="P54"/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40">Etude d'incidence ?</text:p>
          </table:table-cell>
          <table:table-cell office:value-type="string" table:number-columns-spanned="3" table:style-name="Tableau3.B2">
            <text:p text:style-name="P34"><office:annotation><dc:creator>Ngaha </dc:creator><dc:date>2015-06-16T16:27:23</dc:date><text:p text:style-name="P64"><text:span text:style-name="T68">do text if not self.impactStudy</text:span></text:p></office:annotation><draw:control draw:control="control15" draw:style-name="gr1" draw:text-style-name="P65" draw:z-index="14" svg:height="0.399cm" svg:width="0.447cm" text:anchor-type="as-char"/>oui (ne concerne PAS la notice dévaluation préalable des incidences, toujours nécessaire)</text:p>
            <text:p text:style-name="P34"><office:annotation><dc:creator>Ngaha </dc:creator><dc:date>2015-06-16T16:30:24</dc:date><text:p text:style-name="P64"><text:span text:style-name="T66">do text if self.impactStudy</text:span></text:p></office:annotation><draw:control draw:control="control48" draw:style-name="gr1" draw:text-style-name="P65" draw:z-index="47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office:value-type="string" table:style-name="Tableau3.A16">
            <text:p text:style-name="P32">Rapport du collège <text:span text:style-name="T10">avec motivation (ou éventuellement demande de dérogation motivée si dans un PCA, RCU , lotissement)</text:span></text:p>
          </table:table-cell>
          <table:table-cell office:value-type="string" table:number-columns-spanned="3" table:style-name="Tableau3.B16">
            <text:p text:style-name="P34"/>
            <text:p text:style-name="P34"/>
            <text:p text:style-name="P34"/>
            <text:p text:style-name="P36">(suite au verso : <draw:control draw:control="control52" draw:style-name="gr1" draw:text-style-name="P65" draw:z-index="51" svg:height="0.399cm" svg:width="0.447cm" text:anchor-type="as-char"/>oui)</text:p>
          </table:table-cell>
          <table:covered-table-cell/>
          <table:covered-table-cell/>
        </table:table-row>
        <table:table-row table:style-name="Tableau3.17">
          <table:table-cell office:value-type="string" table:style-name="Tableau3.A17">
            <text:p text:style-name="P40">Annexes jointes</text:p>
          </table:table-cell>
          <table:table-cell office:value-type="string" table:number-columns-spanned="3" table:style-name="Tableau3.B17">
            <text:p text:style-name="P35">Voir liste</text:p>
          </table:table-cell>
          <table:covered-table-cell/>
          <table:covered-table-cell/>
        </table:table-row>
        <table:table-row>
          <table:table-cell office:value-type="string" table:style-name="Tableau3.A18">
            <text:p text:style-name="P32">Décision finale du collège</text:p>
          </table:table-cell>
          <table:table-cell office:value-type="string" table:number-columns-spanned="3" table:style-name="Tableau3.B18">
            <text:p text:style-name="P51"><draw:control draw:control="control16" draw:style-name="gr1" draw:text-style-name="P65" draw:z-index="15" svg:height="0.399cm" svg:width="0.447cm" text:anchor-type="as-char"/>s'écartant de <text:span text:style-name="T10">l'</text:span><text:span text:style-name="T15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9"/>
      <text:p text:style-name="P31"><text:span text:style-name="Police_20_par_20_défaut"><text:span text:style-name="T30"><text:text-input text:description="">tool.getCityName()</text:text-input></text:span></text:span><text:span text:style-name="T63">, le</text:span></text:p>
      <text:p text:style-name="P39"><text:tab/><text:tab/><office:annotation><dc:creator>Gauthier Bastien</dc:creator><dc:date>2011-01-13T14:56:41</dc:date><text:p text:style-name="P64"><text:span text:style-name="T67">do text</text:span></text:p><text:p text:style-name="P64"><text:span text:style-name="T67">from document(at=signatures, format='odt')</text:span></text:p></office:annotation>Import depuis signatures.odt</text:p>
      <text:p text:style-name="P2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Ubuntu" svg:font-family="Ubuntu"/>
    <style:font-face style:font-family-generic="swiss" style:name="arial" svg:font-family="arial"/>
    <style:font-face style:font-family-generic="modern" style:font-pitch="fixed" style:name="Liberation Mono" svg:font-family="'Liberation Mono'"/>
    <style:font-face style:font-family-generic="modern" style:font-pitch="fixed" style:name="Nimbus Mono L" svg:font-family="'Nimbus Mono L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adornments="Gras" style:font-family-generic="swiss" style:font-pitch="variable" style:name="Calibri1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3">
      <style:table-properties fo:margin-left="-0.146cm" style:width="19.835cm" table:align="left"/>
    </style:style>
    <style:style style:family="table-column" style:name="Tableau13.A">
      <style:table-column-properties style:column-width="9.917cm"/>
    </style:style>
    <style:style style:family="table-column" style:name="Tableau13.B">
      <style:table-column-properties style:column-width="0.568cm"/>
    </style:style>
    <style:style style:family="table-column" style:name="Tableau13.C">
      <style:table-column-properties style:column-width="9.35cm"/>
    </style:style>
    <style:style style:family="table-row" style:name="Tableau13.1">
      <style:table-row-properties style:min-row-height="0.603cm"/>
    </style:style>
    <style:style style:family="table-cell" style:name="Tableau13.A1">
      <style:table-cell-properties fo:border-bottom="none" fo:border-left="2pt solid #000000" fo:border-right="2pt solid #000000" fo:border-top="2pt solid #000000" fo:padding="0.097cm"/>
    </style:style>
    <style:style style:family="table-cell" style:name="Tableau13.A2">
      <style:table-cell-properties fo:border-bottom="none" fo:border-left="2pt solid #000000" fo:border-right="none" fo:border-top="none" fo:padding="0.097cm"/>
    </style:style>
    <style:style style:family="table-cell" style:name="Tableau13.C2">
      <style:table-cell-properties fo:border-bottom="none" fo:border-left="none" fo:border-right="2pt solid #000000" fo:border-top="none" fo:padding="0.097cm"/>
    </style:style>
    <style:style style:family="table-cell" style:name="Tableau13.A3">
      <style:table-cell-properties fo:border-bottom="2pt solid #000000" fo:border-left="2pt solid #000000" fo:border-right="none" fo:border-top="none" fo:padding="0.097cm"/>
    </style:style>
    <style:style style:family="table-cell" style:name="Tableau13.B3">
      <style:table-cell-properties fo:border-bottom="2pt solid #000000" fo:border-left="none" fo:border-right="2pt solid #000000" fo:border-top="none" fo:padding="0.097cm"/>
    </style:style>
    <style:style style:family="table" style:name="Tableau10">
      <style:table-properties fo:margin-left="-0.125cm" style:width="19.807cm" style:writing-mode="lr-tb" table:align="left"/>
    </style:style>
    <style:style style:family="table-column" style:name="Tableau10.A">
      <style:table-column-properties style:column-width="7.863cm"/>
    </style:style>
    <style:style style:family="table-column" style:name="Tableau10.B">
      <style:table-column-properties style:column-width="11.943cm"/>
    </style:style>
    <style:style style:family="table-row" style:name="Tableau10.1">
      <style:table-row-properties fo:keep-together="auto" style:min-row-height="1.316cm"/>
    </style:style>
    <style:style style:family="table-cell" style:name="Tableau10.A1">
      <style:table-cell-properties fo:border-bottom="2pt solid #00000a" fo:border-left="2pt solid #00000a" fo:border-right="none" fo:border-top="2pt solid #00000a" fo:padding-bottom="0cm" fo:padding-left="0.125cm" fo:padding-right="0.125cm" fo:padding-top="0cm"/>
    </style:style>
    <style:style style:family="table-cell" style:name="Tableau10.B1">
      <style:table-cell-properties fo:border-bottom="2pt solid #00000a" fo:border-left="none" fo:border-right="2pt solid #00000a" fo:border-top="2pt solid #00000a" fo:padding-bottom="0cm" fo:padding-left="0.125cm" fo:padding-right="0.125cm" fo:padding-top="0cm"/>
    </style:style>
    <style:style style:family="table" style:name="Tableau11">
      <style:table-properties fo:margin-left="-0.125cm" style:width="19.796cm" style:writing-mode="lr-tb" table:align="left"/>
    </style:style>
    <style:style style:family="table-column" style:name="Tableau11.A">
      <style:table-column-properties style:column-width="5.373cm"/>
    </style:style>
    <style:style style:family="table-column" style:name="Tableau11.B">
      <style:table-column-properties style:column-width="2.589cm"/>
    </style:style>
    <style:style style:family="table-column" style:name="Tableau11.C">
      <style:table-column-properties style:column-width="0.263cm"/>
    </style:style>
    <style:style style:family="table-column" style:name="Tableau11.D">
      <style:table-column-properties style:column-width="1.192cm"/>
    </style:style>
    <style:style style:family="table-column" style:name="Tableau11.E">
      <style:table-column-properties style:column-width="3.401cm"/>
    </style:style>
    <style:style style:family="table-column" style:name="Tableau11.F">
      <style:table-column-properties style:column-width="0.452cm"/>
    </style:style>
    <style:style style:family="table-column" style:name="Tableau11.G">
      <style:table-column-properties style:column-width="6.526cm"/>
    </style:style>
    <style:style style:family="table-row" style:name="Tableau11.1">
      <style:table-row-properties fo:keep-together="auto"/>
    </style:style>
    <style:style style:family="table-cell" style:name="Tableau11.A1">
      <style:table-cell-properties fo:border-bottom="0.75pt solid #00000a" fo:border-left="2.25pt solid #00000a" fo:border-right="0.75pt solid #00000a" fo:border-top="2.25pt solid #00000a" fo:padding-bottom="0cm" fo:padding-left="0.125cm" fo:padding-right="0.125cm" fo:padding-top="0cm"/>
    </style:style>
    <style:style style:family="table-cell" style:name="Tableau11.B1">
      <style:table-cell-properties fo:border-bottom="0.75pt solid #00000a" fo:border-left="0.75pt solid #00000a" fo:border-right="2.25pt solid #00000a" fo:border-top="2.25pt solid #00000a" fo:padding-bottom="0cm" fo:padding-left="0.125cm" fo:padding-right="0.125cm" fo:padding-top="0cm"/>
    </style:style>
    <style:style style:family="table-cell" style:name="Tableau11.A2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/>
    </style:style>
    <style:style style:family="table-cell" style:name="Tableau11.B2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/>
    </style:style>
    <style:style style:family="table-cell" style:name="Tableau11.A5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5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middle"/>
    </style:style>
    <style:style style:family="table-cell" style:name="Tableau11.F5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"/>
    </style:style>
    <style:style style:family="table-cell" style:name="Tableau11.D6">
      <style:table-cell-properties fo:border-bottom="0.7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-row" style:name="Tableau11.7">
      <style:table-row-properties fo:keep-together="auto" style:min-row-height="0.494cm"/>
    </style:style>
    <style:style style:family="table-cell" style:name="Tableau11.B7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11">
      <style:table-row-properties fo:keep-together="auto" style:min-row-height="0.448cm"/>
    </style:style>
    <style:style style:family="table-cell" style:name="Tableau11.B11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"/>
    </style:style>
    <style:style style:family="table-row" style:name="Tableau11.13">
      <style:table-row-properties fo:keep-together="auto" style:min-row-height="3.833cm"/>
    </style:style>
    <style:style style:family="table-row" style:name="Tableau11.15">
      <style:table-row-properties fo:keep-together="auto" style:min-row-height="0.713cm"/>
    </style:style>
    <style:style style:family="table-cell" style:name="Tableau11.B16">
      <style:table-cell-properties fo:border-bottom="0.75pt solid #00000a" fo:border-left="0.75pt solid #00000a" fo:border-right="none" fo:border-top="none" fo:padding-bottom="0cm" fo:padding-left="0.125cm" fo:padding-right="0.125cm" fo:padding-top="0cm" style:vertical-align=""/>
    </style:style>
    <style:style style:family="table-cell" style:name="Tableau11.A19">
      <style:table-cell-properties fo:border-bottom="none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19">
      <style:table-cell-properties fo:border-bottom="none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20">
      <style:table-row-properties fo:keep-together="auto" style:min-row-height="0.102cm"/>
    </style:style>
    <style:style style:family="table-cell" style:name="Tableau11.A20">
      <style:table-cell-properties fo:border-bottom="0.75pt solid #00000a" fo:border-left="2.25pt solid #00000a" fo:border-right="0.75pt solid #00000a" fo:border-top="none" fo:padding-bottom="0cm" fo:padding-left="0.125cm" fo:padding-right="0.125cm" fo:padding-top="0cm"/>
    </style:style>
    <style:style style:family="table-cell" style:name="Tableau11.B20">
      <style:table-cell-properties fo:border-bottom="0.75pt solid #00000a" fo:border-left="0.75pt solid #00000a" fo:border-right="2.25pt solid #00000a" fo:border-top="none" fo:padding-bottom="0cm" fo:padding-left="0.125cm" fo:padding-right="0.125cm" fo:padding-top="0cm"/>
    </style:style>
    <style:style style:family="table-cell" style:name="Tableau11.A21">
      <style:table-cell-properties fo:border-bottom="2.25pt solid #00000a" fo:border-left="2.25pt solid #00000a" fo:border-right="0.75pt solid #00000a" fo:border-top="none" fo:padding-bottom="0cm" fo:padding-left="0.125cm" fo:padding-right="0.125cm" fo:padding-top="0cm" style:vertical-align="middle"/>
    </style:style>
    <style:style style:family="table-cell" style:name="Tableau11.B21">
      <style:table-cell-properties fo:border-bottom="2.2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" style:name="Tableau16">
      <style:table-properties fo:margin-left="-0.141cm" style:width="14.314cm" table:align="left"/>
    </style:style>
    <style:style style:family="table-column" style:name="Tableau16.A">
      <style:table-column-properties style:column-width="2.263cm"/>
    </style:style>
    <style:style style:family="table-column" style:name="Tableau16.B">
      <style:table-column-properties style:column-width="12.051cm"/>
    </style:style>
    <style:style style:family="table-cell" style:name="Tableau16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6.B1">
      <style:table-cell-properties fo:border="0.05pt solid #000000" fo:padding="0.097cm"/>
    </style:style>
    <style:style style:family="table" style:name="Tableau14">
      <style:table-properties style:width="14.173cm" table:align="margins"/>
    </style:style>
    <style:style style:family="table-column" style:name="Tableau14.A">
      <style:table-column-properties style:column-width="9.592cm" style:rel-column-width="44353*"/>
    </style:style>
    <style:style style:family="table-column" style:name="Tableau14.B">
      <style:table-column-properties style:column-width="2.14cm" style:rel-column-width="9893*"/>
    </style:style>
    <style:style style:family="table-column" style:name="Tableau14.C">
      <style:table-column-properties style:column-width="2.441cm" style:rel-column-width="11289*"/>
    </style:style>
    <style:style style:family="table-cell" style:name="Tableau14.A1">
      <style:table-cell-properties fo:border="none" fo:padding="0.097cm"/>
    </style:style>
    <style:style style:family="table" style:name="Tableau15">
      <style:table-properties style:width="14.173cm" table:align="margins"/>
    </style:style>
    <style:style style:family="table-column" style:name="Tableau15.A">
      <style:table-column-properties style:column-width="3.203cm" style:rel-column-width="14811*"/>
    </style:style>
    <style:style style:family="table-column" style:name="Tableau15.B">
      <style:table-column-properties style:column-width="3.882cm" style:rel-column-width="17951*"/>
    </style:style>
    <style:style style:family="table-column" style:name="Tableau15.C">
      <style:table-column-properties style:column-width="3.544cm" style:rel-column-width="16385*"/>
    </style:style>
    <style:style style:family="table-column" style:name="Tableau15.D">
      <style:table-column-properties style:column-width="3.544cm" style:rel-column-width="16388*"/>
    </style:style>
    <style:style style:family="table-cell" style:name="Tableau15.A1">
      <style:table-cell-properties fo:border="none" fo:padding="0.097cm"/>
    </style:style>
    <style:style style:family="table" style:name="Tableau1">
      <style:table-properties fo:margin-left="0.118cm" style:width="19.798cm" table:align="left"/>
    </style:style>
    <style:style style:family="table-column" style:name="Tableau1.A">
      <style:table-column-properties style:column-width="10.215cm"/>
    </style:style>
    <style:style style:family="table-column" style:name="Tableau1.B">
      <style:table-column-properties style:column-width="9.583cm"/>
    </style:style>
    <style:style style:family="table-cell" style:name="Tableau1.A1">
      <style:table-cell-properties fo:border-bottom="none" fo:border-left="0.8pt solid #000000" fo:border-right="0.8pt solid #000000" fo:border-top="0.8pt solid #000000" fo:padding="0.097cm"/>
    </style:style>
    <style:style style:family="table-cell" style:name="Tableau1.A2">
      <style:table-cell-properties fo:border-bottom="0.05pt solid #000000" fo:border-left="0.8pt solid #000000" fo:border-right="none" fo:border-top="none" fo:padding="0.097cm"/>
    </style:style>
    <style:style style:family="table-cell" style:name="Tableau1.B2">
      <style:table-cell-properties fo:border-bottom="0.05pt solid #000000" fo:border-left="none" fo:border-right="0.8pt solid #000000" fo:border-top="none" fo:padding="0.097cm"/>
    </style:style>
    <style:style style:family="table-cell" style:name="Tableau1.A3">
      <style:table-cell-properties fo:border-bottom="0.8pt solid #000000" fo:border-left="0.8pt solid #000000" fo:border-right="0.8pt solid #000000" fo:border-top="none" fo:padding="0.097cm"/>
    </style:style>
    <style:style style:family="table" style:name="Tableau2">
      <style:table-properties fo:margin-left="0.118cm" style:width="19.789cm" table:align="left"/>
    </style:style>
    <style:style style:family="table-column" style:name="Tableau2.A">
      <style:table-column-properties style:column-width="7.461cm"/>
    </style:style>
    <style:style style:family="table-column" style:name="Tableau2.B">
      <style:table-column-properties style:column-width="12.328cm"/>
    </style:style>
    <style:style style:family="table-cell" style:name="Tableau2.A1">
      <style:table-cell-properties fo:border-bottom="0.8pt solid #000000" fo:border-left="0.8pt solid #000000" fo:border-right="none" fo:border-top="0.8pt solid #000000" fo:padding="0.097cm"/>
    </style:style>
    <style:style style:family="table-cell" style:name="Tableau2.B1">
      <style:table-cell-properties fo:border-bottom="0.8pt solid #000000" fo:border-left="none" fo:border-right="0.8pt solid #000000" fo:border-top="0.8pt solid #000000" fo:padding="0.097cm"/>
    </style:style>
    <style:style style:family="table" style:name="Tableau3">
      <style:table-properties fo:margin-left="0.116cm" style:width="19.764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4.895cm"/>
    </style:style>
    <style:style style:family="table-column" style:name="Tableau3.C">
      <style:table-column-properties style:column-width="4.657cm"/>
    </style:style>
    <style:style style:family="table-column" style:name="Tableau3.D">
      <style:table-column-properties style:column-width="4.815cm"/>
    </style:style>
    <style:style style:family="table-row" style:name="Tableau3.1">
      <style:table-row-properties style:min-row-height="1.429cm"/>
    </style:style>
    <style:style style:family="table-cell" style:name="Tableau3.A1">
      <style:table-cell-properties fo:border-bottom="0.05pt solid #000000" fo:border-left="0.8pt solid #000000" fo:border-right="none" fo:border-top="0.8pt solid #000000" fo:padding-bottom="0.049cm" fo:padding-left="0.101cm" fo:padding-right="0.101cm" fo:padding-top="0.049cm"/>
    </style:style>
    <style:style style:family="table-cell" style:name="Tableau3.B1">
      <style:table-cell-properties fo:border-bottom="0.05pt solid #000000" fo:border-left="0.8pt solid #000000" fo:border-right="0.8pt solid #000000" fo:border-top="0.8pt solid #000000" fo:padding-bottom="0.049cm" fo:padding-left="0.101cm" fo:padding-right="0.101cm" fo:padding-top="0.049cm"/>
    </style:style>
    <style:style style:family="table-cell" style:name="Tableau3.A2">
      <style:table-cell-properties fo:border-bottom="0.05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2">
      <style:table-cell-properties fo:border-bottom="0.05pt solid #000000" fo:border-left="0.8pt solid #000000" fo:border-right="0.8pt solid #000000" fo:border-top="none" fo:padding-bottom="0.049cm" fo:padding-left="0.101cm" fo:padding-right="0.101cm" fo:padding-top="0.049cm"/>
    </style:style>
    <style:style style:family="table-row" style:name="Tableau3.4">
      <style:table-row-properties style:min-row-height="0.556cm"/>
    </style:style>
    <style:style style:family="table-cell" style:name="Tableau3.C5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 style:vertical-align="middle"/>
    </style:style>
    <style:style style:family="table-cell" style:name="Tableau3.D5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 style:vertical-align="middle"/>
    </style:style>
    <style:style style:family="table-cell" style:name="Tableau3.B6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B7">
      <style:table-cell-properties fo:border-bottom="0.05pt solid #000000" fo:border-left="0.8pt solid #000000" fo:border-right="0.8pt solid #000000" fo:border-top="none" fo:padding-bottom="0.049cm" fo:padding-left="0.101cm" fo:padding-right="0.101cm" fo:padding-top="0.049cm" style:vertical-align="middle"/>
    </style:style>
    <style:style style:family="table-cell" style:name="Tableau3.B8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1">
      <style:table-row-properties style:min-row-height="2cm"/>
    </style:style>
    <style:style style:family="table-row" style:name="Tableau3.12">
      <style:table-row-properties style:min-row-height="0.773cm"/>
    </style:style>
    <style:style style:family="table-row" style:name="Tableau3.13">
      <style:table-row-properties style:min-row-height="0.092cm"/>
    </style:style>
    <style:style style:family="table-row" style:name="Tableau3.14">
      <style:table-row-properties style:min-row-height="3.103cm"/>
    </style:style>
    <style:style style:family="table-row" style:name="Tableau3.15">
      <style:table-row-properties style:min-row-height="0.661cm"/>
    </style:style>
    <style:style style:family="table-row" style:name="Tableau3.16">
      <style:table-row-properties style:min-row-height="1.349cm"/>
    </style:style>
    <style:style style:family="table-cell" style:name="Tableau3.A16">
      <style:table-cell-properties fo:border-bottom="none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6">
      <style:table-cell-properties fo:border-bottom="none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7">
      <style:table-row-properties style:min-row-height="0.356cm"/>
    </style:style>
    <style:style style:family="table-cell" style:name="Tableau3.A17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7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A18">
      <style:table-cell-properties fo:border-bottom="0.8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18">
      <style:table-cell-properties fo:border-bottom="0.8pt solid #000000" fo:border-left="0.8pt solid #000000" fo:border-right="0.8pt solid #000000" fo:border-top="none" fo:padding-bottom="0.049cm" fo:padding-left="0.101cm" fo:padding-right="0.101cm" fo:padding-top="0.049cm"/>
    </style:style>
    <style:style style:family="table" style:name="Tableau6">
      <style:table-properties style:width="14.166cm" table:align="margins"/>
    </style:style>
    <style:style style:family="table-column" style:name="Tableau6.A">
      <style:table-column-properties style:column-width="3.54cm" style:rel-column-width="16377*"/>
    </style:style>
    <style:style style:family="table-column" style:name="Tableau6.B">
      <style:table-column-properties style:column-width="3.087cm" style:rel-column-width="14283*"/>
    </style:style>
    <style:style style:family="table-column" style:name="Tableau6.C">
      <style:table-column-properties style:column-width="4.436cm" style:rel-column-width="20524*"/>
    </style:style>
    <style:style style:family="table-column" style:name="Tableau6.D">
      <style:table-column-properties style:column-width="3.103cm" style:rel-column-width="14351*"/>
    </style:style>
    <style:style style:family="table-cell" style:name="Tableau6.A1">
      <style:table-cell-properties fo:border="none" fo:padding="0cm"/>
    </style:style>
    <style:style style:family="table" style:name="Tableau5">
      <style:table-properties style:width="14.166cm" table:align="margins"/>
    </style:style>
    <style:style style:family="table-column" style:name="Tableau5.A">
      <style:table-column-properties style:column-width="3.517cm" style:rel-column-width="16269*"/>
    </style:style>
    <style:style style:family="table-column" style:name="Tableau5.B">
      <style:table-column-properties style:column-width="1.947cm" style:rel-column-width="9010*"/>
    </style:style>
    <style:style style:family="table-column" style:name="Tableau5.C">
      <style:table-column-properties style:column-width="3.036cm" style:rel-column-width="14041*"/>
    </style:style>
    <style:style style:family="table-column" style:name="Tableau5.D">
      <style:table-column-properties style:column-width="1.887cm" style:rel-column-width="8735*"/>
    </style:style>
    <style:style style:family="table-column" style:name="Tableau5.E">
      <style:table-column-properties style:column-width="3.778cm" style:rel-column-width="17480*"/>
    </style:style>
    <style:style style:family="table-cell" style:name="Tableau5.A1">
      <style:table-cell-properties fo:border="none" fo:padding="0cm"/>
    </style:style>
    <style:style style:family="table" style:name="Tableau7">
      <style:table-properties style:width="14.166cm" table:align="margins"/>
    </style:style>
    <style:style style:family="table-column" style:name="Tableau7.A">
      <style:table-column-properties style:column-width="14.166cm" style:rel-column-width="65535*"/>
    </style:style>
    <style:style style:family="table-cell" style:name="Tableau7.A1">
      <style:table-cell-properties fo:border="none" fo:padding="0cm"/>
    </style:style>
    <style:style style:family="table" style:name="Tableau8">
      <style:table-properties style:width="14.166cm" table:align="margins"/>
    </style:style>
    <style:style style:family="table-column" style:name="Tableau8.A">
      <style:table-column-properties style:column-width="9.13cm" style:rel-column-width="42235*"/>
    </style:style>
    <style:style style:family="table-column" style:name="Tableau8.B">
      <style:table-column-properties style:column-width="2.055cm" style:rel-column-width="9509*"/>
    </style:style>
    <style:style style:family="table-column" style:name="Tableau8.C">
      <style:table-column-properties style:column-width="2.981cm" style:rel-column-width="13791*"/>
    </style:style>
    <style:style style:family="table-cell" style:name="Tableau8.A1">
      <style:table-cell-properties fo:border="none" fo:padding="0cm"/>
    </style:style>
    <style:style style:family="table" style:name="Tableau9">
      <style:table-properties style:width="14.166cm" table:align="margins"/>
    </style:style>
    <style:style style:family="table-column" style:name="Tableau9.A">
      <style:table-column-properties style:column-width="14.166cm" style:rel-column-width="65535*"/>
    </style:style>
    <style:style style:family="table-cell" style:name="Tableau9.A1">
      <style:table-cell-properties fo:border="none" fo:padding="0cm"/>
    </style:style>
    <style:style style:family="table" style:name="Tableau12">
      <style:table-properties style:width="14.136cm" table:align="left"/>
    </style:style>
    <style:style style:family="table-column" style:name="Tableau12.A">
      <style:table-column-properties style:column-width="0.609cm"/>
    </style:style>
    <style:style style:family="table-column" style:name="Tableau12.B">
      <style:table-column-properties style:column-width="13.527cm"/>
    </style:style>
    <style:style style:family="table-cell" style:name="Tableau12.A1">
      <style:table-cell-properties fo:border="none" fo:padding="0.097cm"/>
    </style:style>
    <style:style style:family="table" style:name="Tableau4">
      <style:table-properties fo:margin-left="0cm" style:width="14.169cm" table:align="left"/>
    </style:style>
    <style:style style:family="table-column" style:name="Tableau4.A">
      <style:table-column-properties style:column-width="3.353cm"/>
    </style:style>
    <style:style style:family="table-column" style:name="Tableau4.B">
      <style:table-column-properties style:column-width="3.327cm"/>
    </style:style>
    <style:style style:family="table-column" style:name="Tableau4.C">
      <style:table-column-properties style:column-width="3.463cm"/>
    </style:style>
    <style:style style:family="table-column" style:name="Tableau4.D">
      <style:table-column-properties style:column-width="4.027cm"/>
    </style:style>
    <style:style style:family="table-cell" style:name="Tableau4.A1">
      <style:table-cell-properties fo:border="none" fo:padding="0cm"/>
    </style:style>
    <style:style style:family="paragraph" style:name="P1" style:parent-style-name="Standard">
      <style:paragraph-properties fo:text-align="center" style:justify-single-word="false"/>
      <style:text-properties style:font-name="Calibri"/>
    </style:style>
    <style:style style:family="paragraph" style:name="P2" style:parent-style-name="Standard">
      <style:paragraph-properties fo:text-align="center" style:justify-single-word="false"/>
      <style:text-properties fo:font-size="14pt" fo:font-weight="bold" fo:text-transform="uppercase" style:font-name="arial" style:font-size-asian="14pt" style:font-size-complex="14pt" style:font-weight-asian="bold"/>
    </style:style>
    <style:style style:family="paragraph" style:name="P3" style:parent-style-name="Standard">
      <style:paragraph-properties fo:text-align="start" style:justify-single-word="false"/>
      <style:text-properties fo:font-size="10pt" fo:font-style="normal" fo:font-weight="normal" style:font-name="arial" style:font-size-asian="10pt" style:font-size-complex="12pt" style:font-style-asian="normal" style:font-style-complex="norm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0pt" fo:font-weight="normal" style:font-name="arial" style:font-size-asian="10pt" style:font-size-complex="12pt" style:font-weight-asian="normal" style:font-weight-complex="normal"/>
    </style:style>
    <style:style style:family="paragraph" style:name="P5" style:parent-style-name="Standard">
      <style:text-properties fo:font-size="10pt" style:font-name="arial" style:font-size-asian="10pt" style:font-size-complex="10pt"/>
    </style:style>
    <style:style style:family="paragraph" style:name="P6" style:parent-style-name="Standard">
      <style:paragraph-properties>
        <style:tab-stops>
          <style:tab-stop style:leader-style="dotted" style:leader-text="." style:position="9.001cm"/>
        </style:tab-stops>
      </style:paragraph-properties>
      <style:text-properties fo:font-size="2pt" style:font-name="arial" style:font-size-asian="1.75pt" style:font-size-complex="2pt"/>
    </style:style>
    <style:style style:family="paragraph" style:name="P7" style:parent-style-name="Standard">
      <style:text-properties fo:font-size="9pt" style:font-name="arial" style:font-size-asian="9pt" style:font-size-complex="9pt"/>
    </style:style>
    <style:style style:family="paragraph" style:name="P8" style:parent-style-name="Standard">
      <style:paragraph-properties fo:line-height="115%"/>
      <style:text-properties fo:font-size="9pt" style:font-name="arial" style:font-size-asian="9pt" style:font-size-complex="9pt"/>
    </style:style>
    <style:style style:family="paragraph" style:name="P9" style:parent-style-name="Standard">
      <style:paragraph-properties fo:line-height="150%"/>
      <style:text-properties fo:font-size="9pt" style:font-name="arial" style:font-size-asian="9pt" style:font-size-complex="9pt"/>
    </style:style>
    <style:style style:family="paragraph" style:name="P10" style:parent-style-name="Standard">
      <style:paragraph-properties fo:text-align="center" style:justify-single-word="false"/>
      <style:text-properties fo:font-size="9pt" style:font-name="arial" style:font-size-asian="9pt" style:font-size-complex="9pt"/>
    </style:style>
    <style:style style:family="paragraph" style:name="P11" style:parent-style-name="Standard">
      <style:paragraph-properties fo:text-align="end" style:justify-single-word="false"/>
      <style:text-properties fo:font-size="9pt" style:font-name="arial" style:font-size-asian="9pt" style:font-size-complex="9pt"/>
    </style:style>
    <style:style style:family="paragraph" style:name="P12" style:parent-style-name="Standard">
      <style:paragraph-properties fo:text-align="start" style:justify-single-word="false"/>
      <style:text-properties fo:font-size="9pt" style:font-name="arial" style:font-size-asian="9pt" style:font-size-complex="9pt"/>
    </style:style>
    <style:style style:family="paragraph" style:name="P13" style:parent-style-name="Standard">
      <style:paragraph-properties>
        <style:tab-stops>
          <style:tab-stop style:leader-style="dotted" style:leader-text="." style:position="10.001cm"/>
        </style:tab-stops>
      </style:paragraph-properties>
      <style:text-properties fo:font-size="9pt" style:font-name="arial" style:font-size-asian="9pt" style:font-size-complex="9pt"/>
    </style:style>
    <style:style style:family="paragraph" style:name="P14" style:parent-style-name="Standard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arial" style:font-size-asian="9pt" style:font-size-complex="9pt"/>
    </style:style>
    <style:style style:family="paragraph" style:name="P15" style:parent-style-name="Standard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6" style:parent-style-name="Standard">
      <style:paragraph-properties fo:text-align="start" style:justify-single-word="false"/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/>
    </style:style>
    <style:style style:family="paragraph" style:name="P18" style:parent-style-name="Standard">
      <style:paragraph-properties fo:text-align="start" style:justify-single-word="false"/>
      <style:text-properties fo:font-size="9pt" fo:font-style="normal" fo:font-weight="normal" style:font-name="arial" style:font-size-asian="9pt" style:font-size-complex="9pt" style:font-style-asian="normal" style:font-style-complex="normal" style:font-weight-asian="normal" style:font-weight-complex="normal"/>
    </style:style>
    <style:style style:family="paragraph" style:name="P19" style:parent-style-name="Standard">
      <style:text-properties fo:font-size="9pt" fo:font-weight="bold" style:font-name="arial" style:font-size-asian="9pt" style:font-size-complex="9pt" style:font-weight-asian="bold"/>
    </style:style>
    <style:style style:family="paragraph" style:name="P20" style:parent-style-name="Standard">
      <style:text-properties fo:font-size="9pt" fo:font-weight="bold" style:font-name="arial" style:font-size-asian="9pt" style:font-size-complex="9pt" style:font-weight-asian="bold" style:font-weight-complex="bold"/>
    </style:style>
    <style:style style:family="paragraph" style:name="P21" style:parent-style-name="Standard">
      <style:paragraph-properties fo:text-align="start" style:justify-single-word="false"/>
      <style:text-properties fo:font-size="9pt" fo:font-weight="bold" style:font-name="arial" style:font-size-asian="9pt" style:font-size-complex="9pt" style:font-weight-asian="bold" style:font-weight-complex="bold"/>
    </style:style>
    <style:style style:family="paragraph" style:name="P22" style:parent-style-name="Standard">
      <style:paragraph-properties fo:line-height="150%"/>
      <style:text-properties fo:font-size="9pt" fo:font-weight="bold" style:font-name="arial" style:font-size-asian="9pt" style:font-size-complex="9pt" style:font-weight-asian="bold"/>
    </style:style>
    <style:style style:family="paragraph" style:name="P23" style:parent-style-name="Standard">
      <style:paragraph-properties fo:text-align="center" style:justify-single-word="false"/>
      <style:text-properties fo:font-size="8pt" style:font-name="arial" style:font-size-asian="8pt"/>
    </style:style>
    <style:style style:family="paragraph" style:name="P24" style:parent-style-name="Standard">
      <style:paragraph-properties fo:text-align="start" style:justify-single-word="false"/>
      <style:text-properties fo:font-size="12pt" fo:font-style="normal" fo:font-weight="normal" style:font-name="arial" style:font-size-asian="12pt" style:font-size-complex="12pt" style:font-style-asian="normal" style:font-style-complex="normal" style:font-weight-asian="normal" style:font-weight-complex="normal"/>
    </style:style>
    <style:style style:family="paragraph" style:name="P25" style:parent-style-name="Standard">
      <style:text-properties fo:color="#0070c0" fo:font-size="9pt" style:font-name="arial" style:font-size-asian="9pt" style:font-size-complex="9pt"/>
    </style:style>
    <style:style style:family="paragraph" style:name="P26" style:parent-style-name="Standard">
      <style:paragraph-properties fo:text-align="start" style:justify-single-word="false"/>
      <style:text-properties fo:color="#00b050" fo:font-size="9pt" fo:font-style="normal" fo:font-weight="bold" style:font-name="arial" style:font-size-asian="9pt" style:font-size-complex="9pt" style:font-style-asian="normal" style:font-style-complex="normal" style:font-weight-asian="bold" style:font-weight-complex="normal"/>
    </style:style>
    <style:style style:family="paragraph" style:name="P27" style:parent-style-name="UrbanTitle">
      <style:text-properties fo:font-size="12pt" fo:font-weight="normal" style:font-name="Calibri" style:font-size-asian="12pt" style:font-size-complex="12pt" style:font-weight-asian="normal" style:font-weight-complex="normal" style:text-underline-style="none"/>
    </style:style>
    <style:style style:family="paragraph" style:name="P28" style:parent-style-name="UrbanTitle">
      <style:text-properties fo:font-size="12pt" style:font-name="arial" style:font-size-asian="12pt" style:font-size-complex="12pt" style:text-underline-style="none"/>
    </style:style>
    <style:style style:family="paragraph" style:name="P29" style:parent-style-name="UrbanTitle">
      <style:text-properties fo:font-size="12pt" fo:font-weight="normal" style:font-name="arial" style:font-size-asian="12pt" style:font-size-complex="12pt" style:font-weight-asian="normal" style:font-weight-complex="normal" style:text-underline-style="none"/>
    </style:style>
    <style:style style:family="paragraph" style:name="P30" style:parent-style-name="UrbanTitle">
      <style:paragraph-properties fo:text-align="start" style:justify-single-word="false"/>
      <style:text-properties fo:font-size="8pt" fo:font-weight="normal" style:font-name="arial" style:font-size-asian="7pt" style:font-size-complex="8pt" style:font-weight-asian="normal" style:font-weight-complex="normal" style:text-underline-style="none"/>
    </style:style>
    <style:style style:family="paragraph" style:name="P31" style:parent-style-name="UrbanBody_20_">
      <style:paragraph-properties fo:text-align="center" style:justify-single-word="false"/>
      <style:text-properties fo:font-size="10pt" fo:font-style="normal" fo:font-weight="normal" style:font-name="Calibri" style:font-size-asian="10pt" style:font-size-complex="10pt" style:font-style-asian="normal" style:font-style-complex="normal" style:font-weight-asian="normal" style:font-weight-complex="normal"/>
    </style:style>
    <style:style style:family="paragraph" style:name="P32" style:parent-style-name="UrbanBody_20_"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33" style:parent-style-name="UrbanBody_20_">
      <style:paragraph-properties fo:text-align="center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34" style:parent-style-name="UrbanBody_20_">
      <style:text-properties fo:font-size="10pt" style:font-name="arial" style:font-size-asian="10pt" style:font-size-complex="10pt"/>
    </style:style>
    <style:style style:family="paragraph" style:name="P35" style:parent-style-name="UrbanBody_20_">
      <style:paragraph-properties fo:text-align="start" style:justify-single-word="false"/>
      <style:text-properties fo:font-size="10pt" style:font-name="arial" style:font-size-asian="10pt" style:font-size-complex="10pt"/>
    </style:style>
    <style:style style:family="paragraph" style:name="P36" style:parent-style-name="UrbanBody_20_">
      <style:paragraph-properties fo:text-align="end" style:justify-single-word="false"/>
      <style:text-properties fo:font-size="10pt" style:font-name="arial" style:font-size-asian="10pt" style:font-size-complex="10pt"/>
    </style:style>
    <style:style style:family="paragraph" style:name="P37" style:parent-style-name="UrbanBody_20_">
      <style:text-properties fo:font-size="10pt" officeooo:paragraph-rsid="00100e3c" style:font-name="arial" style:font-size-asian="10pt" style:font-size-complex="10pt"/>
    </style:style>
    <style:style style:family="paragraph" style:name="P38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fo:font-size="10pt" fo:font-style="normal" fo:font-weight="normal" style:font-name="arial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paragraph" style:name="P39" style:parent-style-name="UrbanBody_20_">
      <style:paragraph-properties fo:text-align="start" style:justify-single-word="false"/>
      <style:text-properties fo:font-size="10pt" fo:font-style="normal" fo:font-weight="normal" style:font-name="arial" style:font-size-asian="10pt" style:font-size-complex="10pt" style:font-style-asian="normal" style:font-style-complex="normal" style:font-weight-asian="normal" style:font-weight-complex="normal"/>
    </style:style>
    <style:style style:family="paragraph" style:name="P40" style:parent-style-name="UrbanBody_20_">
      <style:text-properties fo:font-size="10pt" fo:font-weight="normal" style:font-name="arial" style:font-size-asian="10pt" style:font-size-complex="10pt" style:font-weight-asian="normal" style:font-weight-complex="normal"/>
    </style:style>
    <style:style style:family="paragraph" style:name="P41" style:parent-style-name="UrbanBody_20_">
      <style:paragraph-properties fo:text-align="center" style:justify-single-word="false"/>
      <style:text-properties fo:font-size="10pt" fo:font-weight="normal" style:font-name="arial" style:font-size-asian="10pt" style:font-size-complex="10pt" style:font-weight-asian="normal" style:font-weight-complex="normal"/>
    </style:style>
    <style:style style:family="paragraph" style:name="P42" style:parent-style-name="UrbanBody_20_">
      <style:text-properties fo:font-size="10pt" fo:font-weight="bold" style:font-name="arial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43" style:parent-style-name="UrbanBody_20_">
      <style:text-properties fo:font-size="10pt" fo:font-weight="bold" style:font-name="arial" style:font-size-asian="10pt" style:font-size-complex="10pt" style:font-weight-asian="bold" style:font-weight-complex="bold" style:text-underline-style="none"/>
    </style:style>
    <style:style style:family="paragraph" style:name="P44" style:parent-style-name="UrbanBody_20_">
      <style:text-properties fo:font-size="9pt" style:font-name="arial" style:font-size-asian="9pt" style:font-size-complex="9pt"/>
    </style:style>
    <style:style style:family="paragraph" style:name="P45" style:parent-style-name="UrbanBody_20_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arial" style:font-size-asian="9pt" style:font-size-complex="9pt"/>
    </style:style>
    <style:style style:family="paragraph" style:name="P46" style:parent-style-name="UrbanBody_20_">
      <style:paragraph-properties fo:text-align="start" style:justify-single-word="false"/>
      <style:text-properties fo:font-size="9pt" style:font-name="arial" style:font-size-asian="9pt" style:font-size-complex="9pt"/>
    </style:style>
    <style:style style:family="paragraph" style:name="P47" style:parent-style-name="UrbanBody_20_">
      <style:paragraph-properties fo:text-align="start" style:justify-single-word="false"/>
      <style:text-properties fo:font-size="9pt" fo:font-weight="normal" style:font-name="arial" style:font-size-asian="9pt" style:font-size-complex="9pt" style:font-weight-asian="normal" style:font-weight-complex="normal" style:text-underline-style="none"/>
    </style:style>
    <style:style style:family="paragraph" style:name="P48" style:parent-style-name="UrbanBody_20_">
      <style:text-properties fo:font-size="4pt" style:font-name="arial" style:font-size-asian="3.5pt" style:font-size-complex="4pt"/>
    </style:style>
    <style:style style:family="paragraph" style:name="P49" style:parent-style-name="UrbanBody_20_">
      <style:paragraph-properties fo:text-align="center" style:justify-single-word="false"/>
      <style:text-properties fo:font-size="4pt" fo:font-style="normal" fo:font-weight="normal" style:font-name="arial" style:font-size-asian="3.5pt" style:font-size-complex="4pt" style:font-style-asian="normal" style:font-style-complex="normal" style:font-weight-asian="normal" style:font-weight-complex="normal"/>
    </style:style>
    <style:style style:family="paragraph" style:name="P50" style:parent-style-name="UrbanBody_20_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51" style:parent-style-name="UrbanBody_20_">
      <style:text-properties fo:font-size="9.5pt" style:font-name="arial" style:font-size-asian="9.5pt" style:font-size-complex="9.5pt"/>
    </style:style>
    <style:style style:family="paragraph" style:name="P52" style:parent-style-name="UrbanBody_20_">
      <style:text-properties fo:font-size="10pt" fo:font-style="normal" fo:font-weight="bold" fo:letter-spacing="normal" fo:text-shadow="none" style:font-name="arial" style:font-name-asian="DejaVu Sans1" style:font-name-complex="DejaVu Sans1" style:font-size-asian="10pt" style:font-size-complex="10pt" style:font-style-asian="normal" style:font-style-complex="normal" style:font-weight-asian="bold" style:font-weight-complex="bold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53" style:parent-style-name="Table_20_Contents">
      <style:paragraph-properties fo:text-align="start" style:justify-single-word="false"/>
      <style:text-properties fo:font-size="9pt" style:font-name="arial" style:font-size-asian="9pt" style:font-size-complex="9pt"/>
    </style:style>
    <style:style style:family="paragraph" style:name="P54" style:parent-style-name="Table_20_Contents">
      <style:paragraph-properties fo:text-align="start" style:justify-single-word="false"/>
      <style:text-properties fo:font-size="10pt" style:font-name="arial" style:font-size-asian="10pt" style:font-size-complex="10pt"/>
    </style:style>
    <style:style style:family="paragraph" style:name="P55" style:parent-style-name="UrbanTitle">
      <style:paragraph-properties fo:margin-left="0cm" fo:margin-right="-0.199cm" fo:text-indent="0cm" style:auto-text-indent="false"/>
      <style:text-properties fo:font-size="2pt" style:font-name="arial" style:font-size-asian="1.75pt" style:font-size-complex="2pt" style:text-underline-style="none"/>
    </style:style>
    <style:style style:family="paragraph" style:name="P56" style:parent-style-name="UrbanTitle">
      <style:paragraph-properties fo:break-before="page"/>
      <style:text-properties fo:font-size="12pt" style:font-name="arial" style:font-size-asian="12pt" style:font-size-complex="12pt" style:text-underline-style="none"/>
    </style:style>
    <style:style style:family="paragraph" style:name="P57" style:parent-style-name="Standard">
      <style:paragraph-properties fo:margin-bottom="0cm" fo:margin-top="0.212cm" fo:text-align="center" loext:contextual-spacing="false" style:justify-single-word="false"/>
      <style:text-properties fo:font-size="12pt" style:font-name="arial" style:font-size-asian="12pt" style:font-size-complex="12pt"/>
    </style:style>
    <style:style style:family="paragraph" style:name="P58" style:parent-style-name="Standard">
      <style:paragraph-properties fo:line-height="150%" fo:margin-left="-0.125cm" fo:margin-right="0cm" fo:text-indent="0cm" style:auto-text-indent="false">
        <style:tab-stops>
          <style:tab-stop style:position="0.123cm"/>
        </style:tab-stops>
      </style:paragraph-properties>
      <style:text-properties fo:font-size="9pt" style:font-name="arial" style:font-size-asian="9pt" style:font-size-complex="9pt"/>
    </style:style>
    <style:style style:family="paragraph" style:name="P59" style:parent-style-name="Standard">
      <style:paragraph-properties fo:margin-bottom="0cm" fo:margin-left="0.501cm" fo:margin-right="0cm" fo:margin-top="0.212cm" fo:text-align="center" fo:text-indent="0cm" loext:contextual-spacing="false" style:auto-text-indent="false" style:justify-single-word="false"/>
      <style:text-properties fo:font-size="2pt" style:font-name="arial" style:font-size-asian="1.75pt" style:font-size-complex="2pt"/>
    </style:style>
    <style:style style:family="paragraph" style:name="P60" style:parent-style-name="Standard">
      <style:paragraph-properties fo:margin-left="-0.012cm" fo:margin-right="0.002cm" fo:text-indent="0cm" style:auto-text-indent="false"/>
      <style:text-properties fo:font-size="9pt" style:font-name="arial" style:font-size-asian="9pt" style:font-size-complex="9pt"/>
    </style:style>
    <style:style style:family="paragraph" style:name="P61" style:parent-style-name="Standard">
      <style:paragraph-properties fo:margin-left="-0.011cm" fo:margin-right="0.007cm" fo:text-indent="0cm" style:auto-text-indent="false"/>
      <style:text-properties fo:font-size="9pt" style:font-name="arial" style:font-size-asian="9pt" style:font-size-complex="9pt"/>
    </style:style>
    <style:style style:family="paragraph" style:name="P62" style:parent-style-name="Standard">
      <style:paragraph-properties fo:margin-bottom="0cm" fo:margin-top="0.423cm" fo:text-align="center" loext:contextual-spacing="false" style:justify-single-word="false"/>
      <style:text-properties style:font-name="arial"/>
    </style:style>
    <style:style style:family="paragraph" style:name="P63" style:parent-style-name="UrbanBody_20_">
      <style:paragraph-properties fo:margin-left="0.002cm" fo:margin-right="-0.335cm" fo:text-indent="0cm" style:auto-text-indent="false"/>
      <style:text-properties fo:font-size="9pt" officeooo:paragraph-rsid="00100e3c" style:font-name="arial" style:font-size-asian="9pt" style:font-size-complex="9pt"/>
    </style:style>
    <style:style style:family="paragraph" style:name="P6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65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background-color="transparent" fo:font-weight="normal" loext:char-shading-value="0" style:font-weight-asian="normal" style:font-weight-complex="normal" style:text-underline-style="none"/>
    </style:style>
    <style:style style:family="text" style:name="T5">
      <style:text-properties fo:font-weight="bold" style:font-weight-asian="bold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size-complex="10pt" style:font-weight-asian="bold" style:font-weight-complex="bold"/>
    </style:style>
    <style:style style:family="text" style:name="T8">
      <style:text-properties fo:background-color="transparent" fo:font-weight="bold" loext:char-shading-value="0" style:font-weight-asian="bold"/>
    </style:style>
    <style:style style:family="text" style:name="T9">
      <style:text-properties fo:background-color="transparent" fo:font-weight="bold" loext:char-shading-value="0" style:font-weight-asian="bold" style:font-weight-complex="bold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fo:background-color="transparent" fo:font-weight="normal" loext:char-shading-value="0" style:font-weight-asian="normal" style:font-weight-complex="normal"/>
    </style:style>
    <style:style style:family="text" style:name="T12">
      <style:text-properties style:text-underline-color="font-color" style:text-underline-style="solid" style:text-underline-width="auto"/>
    </style:style>
    <style:style style:family="text" style:name="T13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14">
      <style:text-properties fo:font-weight="bold" style:font-weight-asian="bold" style:text-underline-color="font-color" style:text-underline-style="solid" style:text-underline-width="auto"/>
    </style:style>
    <style:style style:family="text" style:name="T15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6">
      <style:text-properties fo:background-color="transparent" fo:font-weight="bold" loext:char-shading-value="0" style:font-weight-asian="bold" style:text-underline-color="font-color" style:text-underline-style="solid" style:text-underline-width="auto"/>
    </style:style>
    <style:style style:family="text" style:name="T17">
      <style:text-properties fo:background-color="transparent" fo:font-weight="bold" loext:char-shading-value="0" style:font-weight-asian="bold" style:font-weight-complex="bold" style:text-underline-color="font-color" style:text-underline-style="solid" style:text-underline-width="auto"/>
    </style:style>
    <style:style style:family="text" style:name="T18">
      <style:text-properties fo:background-color="transparent" fo:font-weight="bold" loext:char-shading-value="0" style:font-weight-asian="bold" style:font-weight-complex="normal" style:text-underline-color="font-color" style:text-underline-style="solid" style:text-underline-width="auto"/>
    </style:style>
    <style:style style:family="text" style:name="T19">
      <style:text-properties fo:background-color="transparent" loext:char-shading-value="0" style:text-underline-color="font-color" style:text-underline-style="solid" style:text-underline-width="auto"/>
    </style:style>
    <style:style style:family="text" style:name="T20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1">
      <style:text-properties fo:font-style="normal" fo:font-weight="normal" fo:letter-spacing="normal" fo:text-shadow="none" style:font-name-asian="DejaVu Sans1" style:font-name-complex="DejaVu Sans1" style:font-style-asian="normal" style:font-style-complex="normal" style:font-weight-asian="normal" style:font-weight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2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23">
      <style:text-properties fo:font-weight="bold" style:font-weight-asian="bold" style:use-window-font-color="true"/>
    </style:style>
    <style:style style:family="text" style:name="T24">
      <style:text-properties fo:font-weight="bold" style:font-weight-asian="bold" style:text-underline-color="font-color" style:text-underline-style="solid" style:text-underline-width="auto" style:use-window-font-color="true"/>
    </style:style>
    <style:style style:family="text" style:name="T25">
      <style:text-properties fo:font-style="normal" fo:font-weight="bold" style:font-style-asian="normal" style:font-style-complex="normal" style:font-weight-asian="bold" style:use-window-font-color="true"/>
    </style:style>
    <style:style style:family="text" style:name="T26">
      <style:text-properties fo:font-style="normal" fo:font-weight="bold" style:font-style-asian="normal" style:font-style-complex="normal" style:font-weight-asian="bold" style:text-underline-color="font-color" style:text-underline-style="solid" style:text-underline-width="auto" style:use-window-font-color="true"/>
    </style:style>
    <style:style style:family="text" style:name="T27">
      <style:text-properties fo:country="BE" fo:font-size="12pt" fo:font-style="normal" fo:font-weight="bold" fo:language="fr" fo:letter-spacing="normal" style:font-name="arial" style:font-name-complex="Calibri" style:font-size-asian="12pt" style:font-size-complex="12pt" style:font-style-asian="normal" style:font-style-complex="normal" style:font-weight-asian="bold" style:font-weight-complex="bold" style:text-underline-color="font-color" style:text-underline-style="solid" style:text-underline-width="auto" style:use-window-font-color="true"/>
    </style:style>
    <style:style style:family="text" style:name="T28">
      <style:text-properties fo:country="BE" fo:font-size="11pt" fo:font-style="normal" fo:font-weight="normal" fo:language="fr" fo:letter-spacing="normal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 style:use-window-font-color="true"/>
    </style:style>
    <style:style style:family="text" style:name="T29">
      <style:text-properties fo:country="BE" fo:font-style="normal" fo:font-weight="bold" fo:language="fr" fo:letter-spacing="normal" style:font-name="arial" style:font-name-complex="Calibri" style:font-style-asian="normal" style:font-style-complex="normal" style:font-weight-asian="bold" style:font-weight-complex="bold" style:text-underline-color="font-color" style:text-underline-style="solid" style:text-underline-width="auto" style:use-window-font-color="true"/>
    </style:style>
    <style:style style:family="text" style:name="T30">
      <style:text-properties fo:country="BE" fo:font-size="9.5pt" fo:language="fr" fo:letter-spacing="normal" style:font-name="arial" style:font-name-complex="Calibri" style:font-size-asian="9.5pt" style:font-size-complex="9.5pt" style:text-underline-style="none" style:use-window-font-color="true"/>
    </style:style>
    <style:style style:family="text" style:name="T31">
      <style:text-properties fo:font-style="italic" style:font-style-asian="italic" style:text-underline-color="font-color" style:text-underline-style="solid" style:text-underline-width="auto"/>
    </style:style>
    <style:style style:family="text" style:name="T32">
      <style:text-properties fo:font-style="italic" style:font-style-asian="italic" style:font-style-complex="italic" style:text-underline-color="font-color" style:text-underline-style="solid" style:text-underline-width="auto"/>
    </style:style>
    <style:style style:family="text" style:name="T33">
      <style:text-properties fo:font-style="italic" fo:font-weight="normal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34">
      <style:text-properties fo:background-color="transparent" fo:font-style="italic" fo:font-weight="bold" loext:char-shading-value="0" style:font-style-asian="italic" style:font-weight-asian="bold"/>
    </style:style>
    <style:style style:family="text" style:name="T35">
      <style:text-properties fo:font-style="italic" style:font-style-asian="italic"/>
    </style:style>
    <style:style style:family="text" style:name="T36">
      <style:text-properties fo:font-size="9pt" style:font-size-asian="9pt" style:font-size-complex="9pt"/>
    </style:style>
    <style:style style:family="text" style:name="T37">
      <style:text-properties fo:country="none" fo:font-size="9pt" fo:font-weight="normal" fo:language="zxx" style:country-asian="none" style:font-name-complex="Arial" style:font-size-asian="9pt" style:font-size-complex="9pt" style:font-weight-asian="normal" style:font-weight-complex="normal" style:language-asian="zxx"/>
    </style:style>
    <style:style style:family="text" style:name="T38">
      <style:text-properties fo:font-style="normal" style:font-style-asian="normal" style:font-style-complex="normal" style:text-underline-color="font-color" style:text-underline-style="solid" style:text-underline-width="auto"/>
    </style:style>
    <style:style style:family="text" style:name="T39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0">
      <style:text-properties fo:text-transform="uppercase"/>
    </style:style>
    <style:style style:family="text" style:name="T41">
      <style:text-properties fo:font-weight="bold" fo:text-transform="uppercase" style:font-weight-asian="bold"/>
    </style:style>
    <style:style style:family="text" style:name="T42">
      <style:text-properties fo:font-variant="small-caps" style:font-name="arial"/>
    </style:style>
    <style:style style:family="text" style:name="T43">
      <style:text-properties fo:font-size="10pt" fo:font-weight="normal" style:font-size-asian="10pt" style:font-size-complex="10pt" style:font-weight-asian="normal" style:font-weight-complex="normal"/>
    </style:style>
    <style:style style:family="text" style:name="T44">
      <style:text-properties fo:background-color="#ffff00" fo:font-size="10pt" fo:font-style="italic" loext:char-shading-value="0" style:font-size-asian="10pt" style:font-style-asian="italic" style:font-style-complex="italic"/>
    </style:style>
    <style:style style:family="text" style:name="T45">
      <style:text-properties fo:color="#00b050"/>
    </style:style>
    <style:style style:family="text" style:name="T46">
      <style:text-properties fo:color="#00b050" fo:font-weight="bold" style:font-weight-asian="bold"/>
    </style:style>
    <style:style style:family="text" style:name="T47">
      <style:text-properties fo:color="#00b050" style:text-underline-color="font-color" style:text-underline-style="solid" style:text-underline-width="auto"/>
    </style:style>
    <style:style style:family="text" style:name="T48">
      <style:text-properties fo:color="#00b050" fo:font-weight="bold" style:font-weight-asian="bold" style:text-underline-color="font-color" style:text-underline-style="solid" style:text-underline-width="auto"/>
    </style:style>
    <style:style style:family="text" style:name="T49">
      <style:text-properties fo:color="#00b050" fo:font-style="normal" fo:font-weight="bold" style:font-style-asian="normal" style:font-style-complex="normal" style:font-weight-asian="bold"/>
    </style:style>
    <style:style style:family="text" style:name="T50">
      <style:text-properties fo:color="#00b050" style:text-underline-style="none"/>
    </style:style>
    <style:style style:family="text" style:name="T51">
      <style:text-properties fo:color="#00b050" fo:font-weight="bold" style:font-weight-asian="bold" style:text-underline-style="none"/>
    </style:style>
    <style:style style:family="text" style:name="T52">
      <style:text-properties fo:color="#00b050" fo:font-style="italic" style:font-style-asian="italic"/>
    </style:style>
    <style:style style:family="text" style:name="T53">
      <style:text-properties fo:color="#0070c0"/>
    </style:style>
    <style:style style:family="text" style:name="T54">
      <style:text-properties fo:color="#0070c0" style:text-underline-color="font-color" style:text-underline-style="solid" style:text-underline-width="auto"/>
    </style:style>
    <style:style style:family="text" style:name="T55">
      <style:text-properties fo:color="#0070c0" fo:font-weight="bold" style:font-weight-asian="bold" style:text-underline-color="font-color" style:text-underline-style="solid" style:text-underline-width="auto"/>
    </style:style>
    <style:style style:family="text" style:name="T56">
      <style:text-properties fo:color="#0070c0" fo:font-weight="bold" style:font-weight-asian="bold"/>
    </style:style>
    <style:style style:family="text" style:name="T57">
      <style:text-properties fo:color="#0070c0" fo:font-style="italic" style:font-style-asian="italic"/>
    </style:style>
    <style:style style:family="text" style:name="T58">
      <style:text-properties fo:color="#0070c0" fo:font-weight="normal" style:font-weight-asian="normal" style:font-weight-complex="normal"/>
    </style:style>
    <style:style style:family="text" style:name="T59">
      <style:text-properties fo:color="#e36c0a"/>
    </style:style>
    <style:style style:family="text" style:name="T60">
      <style:text-properties fo:color="#e36c0a" fo:font-weight="bold" style:font-weight-asian="bold"/>
    </style:style>
    <style:style style:family="text" style:name="T61">
      <style:text-properties fo:color="#e36c0a" fo:font-weight="bold" style:font-weight-asian="bold" style:text-underline-color="font-color" style:text-underline-style="solid" style:text-underline-width="auto"/>
    </style:style>
    <style:style style:family="text" style:name="T62">
      <style:text-properties fo:background-color="transparent" loext:char-shading-value="0"/>
    </style:style>
    <style:style style:family="text" style:name="T63">
      <style:text-properties style:font-name="arial"/>
    </style:style>
    <style:style style:family="text" style:name="T64">
      <style:text-properties fo:font-weight="bold" style:font-name="arial" style:font-weight-asian="bold"/>
    </style:style>
    <style:style style:family="text" style:name="T65">
      <style:text-properties fo:font-weight="bold" style:font-name="arial" style:font-weight-asian="bold" style:font-weight-complex="bold"/>
    </style:style>
    <style:style style:family="text" style:name="T66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9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0">
      <style:text-properties fo:country="none" fo:font-size="10pt" fo:font-style="normal" fo:font-weight="normal" fo:language="zxx" fo:letter-spacing="normal" fo:text-shadow="none" style:country-asian="CN" style:country-complex="IN" style:font-name="Liberation Serif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71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middle" style:vertical-rel="line" style:wrap="run-through"/>
    </style:style>
    <style:style style:family="graphic" style:name="gr2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current-state="checked" form:id="control1" form:image-position="center" form:input-required="false" form:name="Case à cocher 3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name="Case à cocher 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name="Case à cocher 2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name="Case à cocher 2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input-required="false" form:name="Case à cocher 2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" form:image-position="center" form:input-required="false" form:name="Case à cocher 2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input-required="false" form:name="Case à cocher 2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2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" form:image-position="center" form:input-required="false" form:name="Case à cocher 2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input-required="false" form:name="Case à cocher 2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input-required="false" form:name="Case à cocher 2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input-required="false" form:name="Case à cocher 1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input-required="false" form:name="Case à cocher 2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input-required="false" form:name="Case à cocher 21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input-required="false" form:name="Case à cocher 23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7" form:image-position="center" form:input-required="false" form:name="Case à cocher 2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2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2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0" form:image-position="center" form:input-required="false" form:name="Case à cocher 2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2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2" form:image-position="center" form:input-required="false" form:name="Case à cocher 2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2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input-required="false" form:name="Case à cocher 2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input-required="false" form:name="Case à cocher 2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input-required="false" form:name="Case à cocher 2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7" form:image-position="center" form:input-required="false" form:name="Case à cocher 2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input-required="false" form:name="Case à cocher 2" xml:id="control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9" form:image-position="center" form:input-required="false" form:name="Case à cocher 2" xml:id="control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input-required="false" form:name="Case à cocher 1" xml:id="control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1" form:image-position="center" form:input-required="false" form:name="Case à cocher 2" xml:id="control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2" form:image-position="center" form:input-required="false" form:name="Case à cocher 9" xml:id="control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3" form:image-position="center" form:input-required="false" form:name="Case à cocher 9" xml:id="control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4" form:image-position="center" form:input-required="false" form:name="Case à cocher 9" xml:id="control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input-required="false" form:name="Case à cocher 9" xml:id="control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6" form:image-position="center" form:input-required="false" form:name="Case à cocher 10" xml:id="control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7" form:image-position="center" form:input-required="false" form:name="Case à cocher 8" xml:id="control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8" form:image-position="center" form:input-required="false" form:name="Case à cocher 7" xml:id="control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9" form:image-position="center" form:input-required="false" form:name="Case à cocher 9" xml:id="control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0" form:image-position="center" form:input-required="false" form:name="Case à cocher 9" xml:id="control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1" form:image-position="center" form:input-required="false" form:name="Case à cocher 9" xml:id="control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2" form:image-position="center" form:input-required="false" form:name="Case à cocher 9" xml:id="control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3" form:image-position="center" form:input-required="false" form:name="Case à cocher 7" xml:id="control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4" form:image-position="center" form:input-required="false" form:name="Case à cocher 8" xml:id="control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5" form:image-position="center" form:input-required="false" form:name="Case à cocher 10" xml:id="control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6" form:image-position="center" form:input-required="false" form:name="Case à cocher 11" xml:id="control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7" form:image-position="center" form:input-required="false" form:name="Case à cocher 11" xml:id="control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8" form:image-position="center" form:input-required="false" form:name="Case à cocher 22" xml:id="control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9" form:image-position="center" form:input-required="false" form:name="Case à cocher 2" xml:id="control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0" form:image-position="center" form:input-required="false" form:name="Case à cocher 2" xml:id="control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1" form:image-position="center" form:input-required="false" form:name="Case à cocher 2" xml:id="control5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2" form:image-position="center" form:input-required="false" form:name="Case à cocher 24" xml:id="control5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3" form:image-position="center" form:input-required="false" form:label="Case à cocher" form:name="Case à cocher 17" xml:id="control5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4" form:image-position="center" form:input-required="false" form:label="Case à cocher" form:name="Case à cocher 17" xml:id="control5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5" form:image-position="center" form:input-required="false" form:label="Case à cocher" form:name="Case à cocher 17" xml:id="control5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6" form:image-position="center" form:input-required="false" form:label="Case à cocher" form:name="Case à cocher 17" xml:id="control5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7" form:image-position="center" form:input-required="false" form:label="Case à cocher" form:name="Case à cocher 17" xml:id="control5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8" form:image-position="center" form:input-required="false" form:label="Case à cocher" form:name="Case à cocher 17" xml:id="control5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9" form:image-position="center" form:input-required="false" form:label="Case à cocher" form:name="Case à cocher 17" xml:id="control5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0" form:image-position="center" form:input-required="false" form:label="Case à cocher" form:name="Case à cocher 17" xml:id="control6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1" form:image-position="center" form:input-required="false" form:label="Case à cocher" form:name="Case à cocher 17" xml:id="control6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2" form:image-position="center" form:input-required="false" form:label="Case à cocher" form:name="Case à cocher 17" xml:id="control6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3" form:image-position="center" form:input-required="false" form:label="Case à cocher" form:name="Case à cocher 17" xml:id="control6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4" form:image-position="center" form:input-required="false" form:label="Case à cocher" form:name="Case à cocher 17" xml:id="control6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5" form:image-position="center" form:input-required="false" form:label="Case à cocher" form:name="Case à cocher 17" xml:id="control6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6" form:image-position="center" form:input-required="false" form:label="Case à cocher" form:name="Case à cocher 17" xml:id="control6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7" form:image-position="center" form:input-required="false" form:label="Case à cocher" form:name="Case à cocher 17" xml:id="control6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8" form:image-position="center" form:input-required="false" form:label="Case à cocher" form:name="Case à cocher 17" xml:id="control6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9" form:image-position="center" form:input-required="false" form:label="Case à cocher" form:name="Case à cocher 17" xml:id="control6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0" form:image-position="center" form:input-required="false" form:label="Case à cocher" form:name="Case à cocher 17" xml:id="control7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1" form:image-position="center" form:input-required="false" form:label="Case à cocher" form:name="Case à cocher 17" xml:id="control7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2" form:image-position="center" form:input-required="false" form:label="Case à cocher" form:name="Case à cocher 17" xml:id="control7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3" form:image-position="center" form:input-required="false" form:label="Case à cocher" form:name="Case à cocher 17" xml:id="control7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4" form:image-position="center" form:input-required="false" form:name="Case à cocher 6" xml:id="control7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5" form:image-position="center" form:input-required="false" form:name="Case à cocher 25" xml:id="control7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6" form:image-position="center" form:input-required="false" form:name="Case à cocher 25" xml:id="control7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7" form:image-position="center" form:input-required="false" form:name="Case à cocher 25" xml:id="control7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8" form:image-position="center" form:input-required="false" form:name="Case à cocher 25" xml:id="control7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9" form:image-position="center" form:input-required="false" form:name="Case à cocher 25" xml:id="control7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0" form:image-position="center" form:input-required="false" form:name="Case à cocher 25" xml:id="control8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1" form:image-position="center" form:input-required="false" form:label="Case à cocher" form:name="Case à cocher 17" xml:id="control8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2" form:image-position="center" form:input-required="false" form:label="Case à cocher" form:name="Case à cocher 17" xml:id="control8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3" form:image-position="center" form:input-required="false" form:label="Case à cocher" form:name="Case à cocher 17" xml:id="control8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4" form:image-position="center" form:input-required="false" form:label="Case à cocher" form:name="Case à cocher 17" xml:id="control8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5" form:image-position="center" form:input-required="false" form:label="Case à cocher" form:name="Case à cocher 17" xml:id="control8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6" form:image-position="center" form:input-required="false" form:label="Case à cocher" form:name="Case à cocher 17" xml:id="control8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7" form:image-position="center" form:input-required="false" form:name="Case à cocher 16" xml:id="control8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8" form:image-position="center" form:input-required="false" form:name="Case à cocher 16" xml:id="control8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9" form:image-position="center" form:input-required="false" form:name="Case à cocher 16" xml:id="control8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0" form:image-position="center" form:input-required="false" form:label="Case à cocher" form:name="Case à cocher 17" xml:id="control9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1" form:image-position="center" form:input-required="false" form:label="Case à cocher" form:name="Case à cocher 17" xml:id="control9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2" form:image-position="center" form:input-required="false" form:label="Case à cocher" form:name="Case à cocher 17" xml:id="control9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3" form:image-position="center" form:input-required="false" form:label="Case à cocher" form:name="Case à cocher 17" xml:id="control9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4" form:image-position="center" form:input-required="false" form:label="Case à cocher" form:name="Case à cocher 17" xml:id="control9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5" form:image-position="center" form:input-required="false" form:name="Case à cocher 16" xml:id="control9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6" form:image-position="center" form:input-required="false" form:name="Case à cocher 16" xml:id="control9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7" form:image-position="center" form:input-required="false" form:name="Case à cocher 16" xml:id="control9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8" form:image-position="center" form:input-required="false" form:label="Case à cocher" form:name="Case à cocher 17" xml:id="control9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9" form:image-position="center" form:input-required="false" form:name="Case à cocher 16" xml:id="control9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0" form:image-position="center" form:input-required="false" form:name="Case à cocher 16" xml:id="control10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1" form:image-position="center" form:input-required="false" form:name="Case à cocher 16" xml:id="control10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2" form:image-position="center" form:input-required="false" form:name="Case à cocher 16" xml:id="control10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3" form:image-position="center" form:input-required="false" form:name="Case à cocher 16" xml:id="control10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4" form:image-position="center" form:input-required="false" form:name="Case à cocher 16" xml:id="control10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5" form:image-position="center" form:input-required="false" form:name="Case à cocher 16" xml:id="control10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6" form:image-position="center" form:input-required="false" form:name="Case à cocher 31" xml:id="control10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7" form:image-position="center" form:input-required="false" form:name="Case à cocher 22" xml:id="control10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8" form:image-position="center" form:input-required="false" form:name="Case à cocher 21" xml:id="control10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9" form:image-position="center" form:input-required="false" form:name="Case à cocher 39" xml:id="control10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0" form:image-position="center" form:input-required="false" form:name="Case à cocher 38" xml:id="control1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1" form:image-position="center" form:input-required="false" form:name="Case à cocher 36" xml:id="control1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2" form:image-position="center" form:input-required="false" form:name="Case à cocher 37" xml:id="control1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3" form:image-position="center" form:input-required="false" form:name="Case à cocher 34" xml:id="control1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4" form:image-position="center" form:input-required="false" form:name="Case à cocher 35" xml:id="control1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5" form:image-position="center" form:input-required="false" form:name="Case à cocher 33" xml:id="control1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6" form:image-position="center" form:input-required="false" form:name="Case à cocher 32" xml:id="control1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7" form:image-position="center" form:input-required="false" form:name="Case à cocher 26" xml:id="control1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8" form:image-position="center" form:input-required="false" form:name="Case à cocher 30" xml:id="control1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9" form:image-position="center" form:input-required="false" form:name="Case à cocher 20" xml:id="control1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0" form:image-position="center" form:input-required="false" form:name="Case à cocher 19" xml:id="control1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1" form:image-position="center" form:input-required="false" form:name="Case à cocher 29" xml:id="control1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2" form:image-position="center" form:input-required="false" form:name="Case à cocher 28" xml:id="control1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3" form:image-position="center" form:input-required="false" form:name="Case à cocher 18" xml:id="control1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4" form:image-position="center" form:input-required="false" form:name="Case à cocher 27" xml:id="control1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5" form:image-position="center" form:input-required="false" form:name="Case à cocher 14" xml:id="control1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6" form:image-position="center" form:input-required="false" form:name="Case à cocher 15" xml:id="control1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7" form:image-position="center" form:input-required="false" form:name="Case à cocher 6" xml:id="control1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8" form:image-position="center" form:input-required="false" form:name="Case à cocher 6" xml:id="control1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9" form:image-position="center" form:input-required="false" form:name="Case à cocher 6" xml:id="control1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0" form:image-position="center" form:input-required="false" form:name="Case à cocher 6" xml:id="control1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1" form:image-position="center" form:input-required="false" form:name="Case à cocher 9" xml:id="control1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2" form:image-position="center" form:input-required="false" form:name="Case à cocher 9" xml:id="control1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3" form:image-position="center" form:input-required="false" form:name="Case à cocher 3" xml:id="control1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4" form:image-position="center" form:input-required="false" form:name="Case à cocher 9" xml:id="control1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5" form:image-position="center" form:input-required="false" form:name="Case à cocher 9" xml:id="control1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6" form:image-position="center" form:input-required="false" form:name="Case à cocher 9" xml:id="control1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2">Code du developpement territorial</text:p>
      <text:p text:style-name="P1"><text:span text:style-name="T64">Formulaire d’envoi d’un dossier au fonctionnaire délégué</text:span><text:span text:style-name="T42"> </text:span><text:span text:style-name="T63">par le collège de </text:span><text:span text:style-name="Police_20_par_20_défaut"><text:span text:style-name="T27"><text:text-input text:description="">tool.getCityName()</text:text-input></text:span></text:span><text:span text:style-name="Police_20_par_20_défaut"><text:span text:style-name="T28"><text:s/></text:span></text:span></text:p>
      <text:p text:style-name="P57"><text:span text:style-name="T5"><text:s/></text:span>Réf. communale :  <text:s/><text:span text:style-name="T3"><text:text-input text:description="">licence_helper.reference</text:text-input></text:span><text:span text:style-name="T3"><text:s/>/ </text:span><text:span text:style-name="T3"><text:text-input text:description="">tool.getCurrentFolderManagerInitials()</text:text-input></text:span><text:s text:c="2"/>Réf. DGO4  : <text:text-input text:description="">licence_helper.referenceDGATLP</text:text-input>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office:value-type="string" table:number-columns-spanned="3" table:style-name="Tableau13.A1">
            <text:p text:style-name="P32"><draw:control draw:control="control72" draw:style-name="gr2" draw:text-style-name="P65" draw:z-index="71" svg:height="0.32cm" svg:width="0.331cm" svg:y="-0.302cm" text:anchor-type="as-char"/>e<text:span text:style-name="T20">nvoi du </text:span><text:span text:style-name="T22">PRIMO DOSSIER</text:span><text:span text:style-name="T20"> (</text:span><text:span text:style-name="T21">sans demande, à ce stade, au fonctionnaire délégué et sans décision de collège</text:span><text:span text:style-name="T20">)</text:span></text:p>
          </table:table-cell>
          <table:covered-table-cell/>
          <table:covered-table-cell/>
        </table:table-row>
        <table:table-row>
          <table:table-cell office:value-type="string" table:number-columns-spanned="2" table:style-name="Tableau13.A2">
            <text:p text:style-name="P32"><draw:control draw:control="control71" draw:style-name="gr2" draw:text-style-name="P65" draw:z-index="70" svg:height="0.32cm" svg:width="0.331cm" svg:y="-0.302cm" text:anchor-type="as-char"/>envoi avec le <text:span text:style-name="T12">RAPPORT</text:span><text:span text:style-name="T1"> du</text:span> collège</text:p>
          </table:table-cell>
          <table:covered-table-cell/>
          <table:table-cell office:value-type="string" table:style-name="Tableau13.C2">
            <text:p text:style-name="P32"><draw:control draw:control="control73" draw:style-name="gr2" draw:text-style-name="P65" draw:z-index="72" svg:height="0.32cm" svg:width="0.331cm" svg:y="-0.302cm" text:anchor-type="as-char"/>Envoi avec la <text:span text:style-name="T1">DÉCISION du</text:span> collège</text:p>
          </table:table-cell>
        </table:table-row>
        <table:table-row>
          <table:table-cell office:value-type="string" table:style-name="Tableau13.A3">
            <text:p text:style-name="P3"><text:span text:style-name="T46"><office:annotation><dc:creator>Auteur inconnu</dc:creator><dc:date>2017-05-16T10:02:36</dc:date><text:p text:style-name="P64"><text:span text:style-name="T66">do text if not licence_helper.prorogation</text:span></text:p></office:annotation></text:span><text:span text:style-name="T46"><draw:control draw:control="control93" draw:style-name="gr2" draw:text-style-name="P65" draw:z-index="92" svg:height="0.32cm" svg:width="0.331cm" svg:y="-0.302cm" text:anchor-type="as-char"/></text:span><text:span text:style-name="T23"><text:s/></text:span><text:span text:style-name="T24">prolongation du délai de 30 jours ?</text:span></text:p>
            <text:p text:style-name="P4"><text:span text:style-name="T49"><office:annotation><dc:creator>Auteur inconnu</dc:creator><dc:date>2017-05-16T10:02:36</dc:date><text:p text:style-name="P64"><text:span text:style-name="T66">do text if licence_helper.prorogation</text:span></text:p></office:annotation></text:span><text:span text:style-name="T49"><draw:control draw:control="control92" draw:style-name="gr2" draw:text-style-name="P65" draw:z-index="91" svg:height="0.32cm" svg:width="0.331cm" svg:y="-0.302cm" text:anchor-type="as-char"/></text:span><text:span text:style-name="T25"><text:s/></text:span><text:span text:style-name="T26">PROROGATION DE DELAI : +30 JOURS</text:span><text:span text:style-name="T7"> <text:s text:c="63"/></text:span></text:p>
          </table:table-cell>
          <table:table-cell office:value-type="string" table:number-columns-spanned="2" table:style-name="Tableau13.B3">
            <text:p text:style-name="P33">N.B. : un « primo dossier » avait déjà été envoyé : <draw:control draw:control="control90" draw:style-name="gr2" draw:text-style-name="P65" draw:z-index="89" svg:height="0.32cm" svg:width="0.331cm" svg:y="-0.302cm" text:anchor-type="as-char"/><text:span text:style-name="T10">oui <text:s text:c="3"/></text:span><text:span text:style-name="T10"><draw:control draw:control="control91" draw:style-name="gr2" draw:text-style-name="P65" draw:z-index="90" svg:height="0.32cm" svg:width="0.331cm" svg:y="-0.302cm" text:anchor-type="as-char"/></text:span><text:span text:style-name="T10"><text:s/>non</text:span></text:p>
          </table:table-cell>
          <table:covered-table-cell/>
        </table:table-row>
      </table:table>
      <text:p text:style-name="P6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office:value-type="string" table:style-name="Tableau10.A1">
            <text:p text:style-name="P7"><text:span text:style-name="T46"><office:annotation><dc:creator>Auteur inconnu</dc:creator><dc:date>2017-05-16T10:02:36</dc:date><text:p text:style-name="P64"><text:span text:style-name="T66">do text if not licence_helper.folderCategory.count('UCP')</text:span></text:p></office:annotation></text:span><text:span text:style-name="T46"><draw:control draw:control="control54" draw:style-name="gr2" draw:text-style-name="P65" draw:z-index="53" svg:height="0.32cm" svg:width="0.331cm" svg:y="-0.302cm" text:anchor-type="as-char"/></text:span><text:span text:style-name="T46"><text:s/>UFD</text:span><text:span text:style-name="T45">: permis d'urbanisme </text:span><text:span text:style-name="T47">délivré par le FD</text:span></text:p>
            <text:p text:style-name="P7"><text:span text:style-name="T48"><office:annotation><dc:creator>Auteur inconnu</dc:creator><dc:date>2017-05-16T10:02:36</dc:date><text:p text:style-name="P64"><text:span text:style-name="T66">do text if licence_helper.folderCategory.count('UCP')</text:span></text:p></office:annotation></text:span><text:span text:style-name="T48"><draw:control draw:control="control86" draw:style-name="gr2" draw:text-style-name="P65" draw:z-index="85" svg:height="0.32cm" svg:width="0.331cm" svg:y="-0.302cm" text:anchor-type="as-char"/></text:span><text:span text:style-name="T51"><text:s/>UFD</text:span><text:span text:style-name="T50">: permis d'urbanisme </text:span><text:span text:style-name="T47">délivré par le FD</text:span></text:p>
            <text:p text:style-name="P7"><text:span text:style-name="T46"><draw:control draw:control="control53" draw:style-name="gr2" draw:text-style-name="P65" draw:z-index="52" svg:height="0.32cm" svg:width="0.331cm" svg:y="-0.302cm" text:anchor-type="as-char"/></text:span><text:span text:style-name="T46"><text:s/>LFD</text:span><text:span text:style-name="T45">: permis </text:span><text:span text:style-name="T52">d'urbanisation</text:span><text:span text:style-name="T45"> </text:span><text:span text:style-name="T47">délivré par le FD</text:span></text:p>
            <text:p text:style-name="P7"><text:span text:style-name="T46"><draw:control draw:control="control55" draw:style-name="gr2" draw:text-style-name="P65" draw:z-index="54" svg:height="0.32cm" svg:width="0.331cm" svg:y="-0.302cm" text:anchor-type="as-char"/></text:span><text:span text:style-name="T46"><text:s/>CFD</text:span><text:span text:style-name="T45">: certificat d’urbanisme </text:span><text:span text:style-name="T47">délivré par le FD</text:span></text:p>
            <text:p text:style-name="P7"><text:bookmark text:name="Unknown4"/><text:span text:style-name="T5"><draw:control draw:control="control56" draw:style-name="gr2" draw:text-style-name="P65" draw:z-index="55" svg:height="0.32cm" svg:width="0.331cm" svg:y="-0.302cm" text:anchor-type="as-char"/></text:span><text:span text:style-name="T5"><text:s/>DUP</text:span>: développements urbanistiques prioritaires (pour l’élaboration de <text:span text:style-name="T5">SDC/SOL/GCU/PRU/SAR)</text:span></text:p>
            <text:p text:style-name="P7"><text:bookmark text:name="Unknown5"/><text:span text:style-name="T5"><draw:control draw:control="control57" draw:style-name="gr2" draw:text-style-name="P65" draw:z-index="56" svg:height="0.32cm" svg:width="0.331cm" svg:y="-0.302cm" text:anchor-type="as-char"/></text:span><text:span text:style-name="T5"><text:s/>DIV</text:span> : autre demande <text:s text:c="19"/></text:p>
            <text:p text:style-name="P7"><text:bookmark text:name="Unknown6"/><text:span text:style-name="T5"><draw:control draw:control="control58" draw:style-name="gr2" draw:text-style-name="P65" draw:z-index="57" svg:height="0.32cm" svg:width="0.331cm" svg:y="-0.302cm" text:anchor-type="as-char"/></text:span><text:span text:style-name="T5"><text:s/>BCX :</text:span> dossiers contentieux</text:p>
            <text:p text:style-name="P8"><text:span text:style-name="T5"><draw:control draw:control="control59" draw:style-name="gr2" draw:text-style-name="P65" draw:z-index="58" svg:height="0.32cm" svg:width="0.331cm" svg:y="-0.302cm" text:anchor-type="as-char"/></text:span><text:span text:style-name="T5"><text:s/>PU</text:span> : permis <text:s/><text:span text:style-name="T12">UNIQUE</text:span> (= Urba.+ Envir.)</text:p>
            <text:p text:style-name="P8"><text:span text:style-name="T60">Permis Intégré </text:span><text:span text:style-name="T61">Commercial</text:span><text:span text:style-name="T60">:</text:span></text:p>
            <text:p text:style-name="P8"><text:span text:style-name="T60"><draw:control draw:control="control60" draw:style-name="gr2" draw:text-style-name="P65" draw:z-index="59" svg:height="0.32cm" svg:width="0.331cm" svg:y="-0.302cm" text:anchor-type="as-char"/></text:span><text:span text:style-name="T60"><text:s/>PIC/PIUR</text:span><text:span text:style-name="T59"> : avec Urbanisme se</text:span></text:p>
            <text:p text:style-name="P8"><text:span text:style-name="T60"><draw:control draw:control="control61" draw:style-name="gr2" draw:text-style-name="P65" draw:z-index="60" svg:height="0.32cm" svg:width="0.331cm" svg:y="-0.302cm" text:anchor-type="as-char"/></text:span><text:span text:style-name="T60"><text:s/>PIC/PIEN</text:span><text:span text:style-name="T59"> : avec Environnement seul </text:span></text:p>
            <text:p text:style-name="P8"><text:span text:style-name="T59"><draw:control draw:control="control62" draw:style-name="gr2" draw:text-style-name="P65" draw:z-index="61" svg:height="0.32cm" svg:width="0.331cm" svg:y="-0.302cm" text:anchor-type="as-char"/></text:span><text:span text:style-name="T59"><text:s/></text:span><text:span text:style-name="T60">PIC/PIUN </text:span><text:span text:style-name="T59">: Unique (= Urba.+ Envir.)</text:span></text:p>
          </table:table-cell>
          <table:table-cell office:value-type="string" table:style-name="Tableau10.B1">
            <text:p text:style-name="P7"><text:span text:style-name="T55">Si Hors</text:span><text:span text:style-name="T5"> SDC/SOL/GCU :</text:span></text:p>
            <text:p text:style-name="P7"/>
            <text:p text:style-name="P7"><office:annotation><dc:creator>Auteur inconnu</dc:creator><dc:date>2017-05-16T09:30:02</dc:date><text:p text:style-name="P64"><text:span text:style-name="T66">do text if not licence_helper.folderCategory.count('UCO:')</text:span></text:p></office:annotation><draw:control draw:control="control63" draw:style-name="gr2" draw:text-style-name="P65" draw:z-index="62" svg:height="0.32cm" svg:width="0.331cm" svg:y="-0.302cm" text:anchor-type="as-char"/><text:s/><text:span text:style-name="T56">UCO</text:span><text:span text:style-name="T53">: permis d’urbanisme du Collège </text:span><text:span text:style-name="T56">avec</text:span><text:span text:style-name="T55"> AVIS</text:span><text:span text:style-name="T56"> du FD</text:span><text:span text:style-name="T53"> (sans «écart»)</text:span></text:p>
            <text:p text:style-name="P7"><text:span text:style-name="T53"><office:annotation><dc:creator>Auteur inconnu</dc:creator><dc:date>2017-05-16T09:30:02</dc:date><text:p text:style-name="P64"><text:span text:style-name="T66">do text if licence_helper.folderCategory.count('UCO:')</text:span></text:p></office:annotation></text:span><text:span text:style-name="T53"><draw:control draw:control="control81" draw:style-name="gr2" draw:text-style-name="P65" draw:z-index="80" svg:height="0.32cm" svg:width="0.331cm" svg:y="-0.302cm" text:anchor-type="as-char"/></text:span><text:span text:style-name="T53"><text:s/></text:span><text:span text:style-name="T56">UCO</text:span><text:span text:style-name="T53">: permis d’urbanisme du Collège </text:span><text:span text:style-name="T56">avec</text:span><text:span text:style-name="T55"> AVIS</text:span><text:span text:style-name="T56"> du FD</text:span><text:span text:style-name="T53"> (sans «écart»)</text:span></text:p>
            <text:p text:style-name="P7"><office:annotation><dc:creator>Auteur inconnu</dc:creator><dc:date>2017-05-16T09:33:35</dc:date><text:p text:style-name="P64"><text:span text:style-name="T66">do text if not licence_helper.folderCategory.count('UCO/D')</text:span></text:p></office:annotation><draw:control draw:control="control64" draw:style-name="gr2" draw:text-style-name="P65" draw:z-index="63" svg:height="0.32cm" svg:width="0.331cm" svg:y="-0.302cm" text:anchor-type="as-char"/><text:s/><text:span text:style-name="T56">UCO/D</text:span><text:span text:style-name="T53">: permis avec </text:span><text:span text:style-name="T54">dérogation</text:span><text:span text:style-name="T57"> </text:span><text:span text:style-name="T53">du FD pour Plan Secteur / norme GRU</text:span></text:p>
            <text:p text:style-name="P7"><text:span text:style-name="T53"><office:annotation><dc:creator>Auteur inconnu</dc:creator><dc:date>2017-05-16T09:33:35</dc:date><text:p text:style-name="P64"><text:span text:style-name="T66">do text if licence_helper.folderCategory.count('UCO/D')</text:span></text:p></office:annotation></text:span><text:span text:style-name="T53"><draw:control draw:control="control82" draw:style-name="gr2" draw:text-style-name="P65" draw:z-index="81" svg:height="0.32cm" svg:width="0.331cm" svg:y="-0.302cm" text:anchor-type="as-char"/></text:span><text:span text:style-name="T53"><text:s/></text:span><text:span text:style-name="T56">UCO/D</text:span><text:span text:style-name="T53">: permis avec </text:span><text:span text:style-name="T54">dérogation</text:span><text:span text:style-name="T57"> </text:span><text:span text:style-name="T53">du FD pour Plan Secteur / norme GRU</text:span></text:p>
            <text:p text:style-name="P7"><draw:control draw:control="control65" draw:style-name="gr2" draw:text-style-name="P65" draw:z-index="64" svg:height="0.32cm" svg:width="0.331cm" svg:y="-0.302cm" text:anchor-type="as-char"/><text:s/><text:span text:style-name="T56">LCO</text:span><text:span text:style-name="T53">: permis </text:span><text:span text:style-name="T57">d'urbanisation</text:span><text:span text:style-name="T53"> avec avis du FD</text:span></text:p>
            <text:p text:style-name="P25"/>
            <text:p text:style-name="P58"><text:span text:style-name="T58"><text:s text:c="2"/></text:span><text:span text:style-name="T16">Si Dans</text:span><text:span text:style-name="T8"> SDC/SOL/GCU/permis d’urbanisation/ </text:span><text:span text:style-name="T62">+</text:span><text:span text:style-name="T8"> « d’impact limité »:</text:span></text:p>
            <text:p text:style-name="P8"><text:span text:style-name="T8"><office:annotation><dc:creator>Auteur inconnu</dc:creator><dc:date>2017-05-16T09:51:55</dc:date><text:p text:style-name="P64"><text:span text:style-name="T66">do text if not licence_helper.folderCategory.count('UCO/A')</text:span></text:p></office:annotation></text:span><text:span text:style-name="T8"><draw:control draw:control="control66" draw:style-name="gr2" draw:text-style-name="P65" draw:z-index="65" svg:height="0.32cm" svg:width="0.331cm" svg:y="-0.302cm" text:anchor-type="as-char"/></text:span><text:span text:style-name="T8"><text:s/>UCO/A</text:span><text:span text:style-name="T62">: permis d’urbanisme du Collège </text:span><text:span text:style-name="T8">avec</text:span><text:span text:style-name="T16"> avis FACULTATIF</text:span><text:span text:style-name="T8"> du FD</text:span></text:p>
            <text:p text:style-name="P8"><text:span text:style-name="T8"><office:annotation><dc:creator>Auteur inconnu</dc:creator><dc:date>2017-05-16T09:51:55</dc:date><text:p text:style-name="P64"><text:span text:style-name="T66">do text if licence_helper.folderCategory.count('UCO/A')</text:span></text:p></office:annotation></text:span><text:span text:style-name="T8"><draw:control draw:control="control83" draw:style-name="gr2" draw:text-style-name="P65" draw:z-index="82" svg:height="0.32cm" svg:width="0.331cm" svg:y="-0.302cm" text:anchor-type="as-char"/></text:span><text:span text:style-name="T8"><text:s/>UCO/A: </text:span><text:span text:style-name="T11">permis d’urbanisme du Collège </text:span><text:span text:style-name="T9">avec</text:span><text:span text:style-name="T17"> avis FACULTATIF</text:span><text:span text:style-name="T9"> du FD</text:span></text:p>
            <text:p text:style-name="P8"><text:span text:style-name="T8"><office:annotation><dc:creator>Auteur inconnu</dc:creator><dc:date>2017-05-16T09:53:14</dc:date><text:p text:style-name="P64"><text:span text:style-name="T66">do text if not licence_helper.folderCategory.count('UCO/PD')</text:span></text:p></office:annotation></text:span><text:span text:style-name="T8"><draw:control draw:control="control67" draw:style-name="gr2" draw:text-style-name="P65" draw:z-index="66" svg:height="0.32cm" svg:width="0.331cm" svg:y="-0.302cm" text:anchor-type="as-char"/></text:span><text:span text:style-name="T8"><text:s/>UCO/PD</text:span><text:span text:style-name="T62"> : permis d’urbanisme </text:span><text:span text:style-name="T19">direct</text:span><text:span text:style-name="T62"> du Collège</text:span></text:p>
            <text:p text:style-name="P8"><text:span text:style-name="T8"><office:annotation><dc:creator>Auteur inconnu</dc:creator><dc:date>2017-05-16T09:53:14</dc:date><text:p text:style-name="P64"><text:span text:style-name="T66">do </text:span><text:span text:style-name="T71">text</text:span><text:span text:style-name="T66"> if licence_helper.folderCategory.count('UCO/PD')</text:span></text:p></office:annotation></text:span><text:span text:style-name="T8"><draw:control draw:control="control84" draw:style-name="gr2" draw:text-style-name="P65" draw:z-index="83" svg:height="0.32cm" svg:width="0.331cm" svg:y="-0.302cm" text:anchor-type="as-char"/></text:span><text:span text:style-name="T8"><text:s/>UCO/PD</text:span><text:span text:style-name="T62"> : permis d’urbanisme </text:span><text:span text:style-name="T19">direct</text:span><text:span text:style-name="T62"> du Collège</text:span></text:p>
            <text:p text:style-name="P8"><text:span text:style-name="T8"><office:annotation><dc:creator>Auteur inconnu</dc:creator><dc:date>2017-05-16T09:55:02</dc:date><text:p text:style-name="P64"><text:span text:style-name="T66">do </text:span><text:span text:style-name="T71">text</text:span><text:span text:style-name="T66"> if not licence_helper.folderCategory.count('UCO/ED')</text:span></text:p></office:annotation></text:span><text:span text:style-name="T8"><draw:control draw:control="control68" draw:style-name="gr2" draw:text-style-name="P65" draw:z-index="67" svg:height="0.32cm" svg:width="0.331cm" svg:y="-0.302cm" text:anchor-type="as-char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8"><text:span text:style-name="T8"><office:annotation><dc:creator>Auteur inconnu</dc:creator><dc:date>2017-05-16T09:55:02</dc:date><text:p text:style-name="P64"><text:span text:style-name="T66">do </text:span><text:span text:style-name="T71">text</text:span><text:span text:style-name="T66"> if licence_helper.folderCategory.count('UCO/ED')</text:span></text:p></office:annotation></text:span><text:span text:style-name="T8"><draw:control draw:control="control85" draw:style-name="gr2" draw:text-style-name="P65" draw:z-index="84" svg:height="0.32cm" svg:width="0.331cm" svg:y="-0.302cm" text:anchor-type="as-char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9"><text:span text:style-name="T8"><draw:control draw:control="control69" draw:style-name="gr2" draw:text-style-name="P65" draw:z-index="68" svg:height="0.32cm" svg:width="0.331cm" svg:y="-0.302cm" text:anchor-type="as-char"/></text:span><text:span text:style-name="T8"><text:s/>LCO/PD: permis </text:span><text:span text:style-name="T34">d'urbanisation </text:span><text:span text:style-name="T16">direct</text:span></text:p>
            <text:p text:style-name="P9"><text:span text:style-name="T18"><draw:control draw:control="control70" draw:style-name="gr2" draw:text-style-name="P65" draw:z-index="69" svg:height="0.32cm" svg:width="0.331cm" svg:y="-0.302cm" text:anchor-type="as-char"/></text:span><text:span text:style-name="T4"><text:s/></text:span><text:span text:style-name="T16">CCO : certificat d’urbanisme par le Collège</text:span></text:p>
          </table:table-cell>
        </table:table-row>
      </table:table>
      <text:p text:style-name="P59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office:value-type="string" table:style-name="Tableau11.A1">
            <text:p text:style-name="P9"><text:span text:style-name="T41">Demandeur </text:span>: nom, prénom</text:p>
          </table:table-cell>
          <table:table-cell office:value-type="string" table:number-columns-spanned="6" table:style-name="Tableau11.B1">
            <text:p text:style-name="P44"><text:text-input text:description="Situation des travaux">self.getApplicantsSignaletic()</text:text-input></text:p>
            <text:p text:style-name="P44"><text:text-input text:description="">self.getApplicants()[0].getAddress()</text:text-input></text:p>
            <text:p text:style-name="P63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7"><text:span text:style-name="T41">Bien</text:span> concerné : <text:s text:c="16"/></text:p>
            <text:p text:style-name="P7">Adresse - Référence cadastrale</text:p>
          </table:table-cell>
          <table:table-cell office:value-type="string" table:number-columns-spanned="6" table:style-name="Tableau11.B2">
            <text:p text:style-name="P44"><text:text-input text:description="Situation des travaux">self.getWorkLocationSignaletic()</text:text-input></text:p>
            <text:p text:style-name="P44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9"><text:span text:style-name="T41">OBJET</text:span> de la demande : </text:p>
          </table:table-cell>
          <table:table-cell office:value-type="string" table:number-columns-spanned="6" table:style-name="Tableau11.B2">
            <text:p text:style-name="P45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9"><text:span text:style-name="T40">Auteur de projet</text:span> : nom</text:p>
          </table:table-cell>
          <table:table-cell office:value-type="string" table:number-columns-spanned="6" table:style-name="Tableau11.B2">
            <text:p text:style-name="P45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number-rows-spanned="2" table:style-name="Tableau11.A5">
            <text:p text:style-name="P7">Date de <text:span text:style-name="T12">l’accusé</text:span> de réception</text:p>
            <text:p text:style-name="P7"/>
            <text:p text:style-name="P10">.......................................</text:p>
            <text:p text:style-name="P10"/>
            <text:p text:style-name="P10">(Cachet DATEUR = date d'expédition de l'accusé de réception = date de début du délai)</text:p>
          </table:table-cell>
          <table:table-cell office:value-type="string" table:number-columns-spanned="2" table:number-rows-spanned="2" table:style-name="Tableau11.B5">
            <text:p text:style-name="P15"/>
            <text:p text:style-name="P15"/>
            <text:p text:style-name="P7"/>
          </table:table-cell>
          <table:covered-table-cell/>
          <table:table-cell office:value-type="string" table:number-columns-spanned="2" table:style-name="Tableau11.B5">
            <text:p text:style-name="P7"><text:span text:style-name="T5">Délai annoncé</text:span> :</text:p>
            <text:p text:style-name="P7">SUIVANT TYPE DE DOSSIER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30 jours' in licence_helper.annoncedDelay</text:span></text:p></office:annotation><text:span text:style-name="T6"><draw:control draw:control="control87" draw:style-name="gr1" draw:text-style-name="P65" draw:z-index="86" svg:height="0.399cm" svg:width="0.447cm" text:anchor-type="as-char"/></text:span><text:s/>30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75 jours' in licence_helper.annoncedDelay</text:span></text:p></office:annotation><text:span text:style-name="T6"><draw:control draw:control="control88" draw:style-name="gr1" draw:text-style-name="P65" draw:z-index="87" svg:height="0.399cm" svg:width="0.447cm" text:anchor-type="as-char"/></text:span><text:s/>75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115 jours' in licence_helper.annoncedDelay</text:span></text:p></office:annotation><text:span text:style-name="T6"><draw:control draw:control="control89" draw:style-name="gr1" draw:text-style-name="P65" draw:z-index="88" svg:height="0.399cm" svg:width="0.447cm" text:anchor-type="as-char"/></text:span><text:s/>115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60 jours' in licence_helper.annoncedDelay</text:span></text:p></office:annotation><text:span text:style-name="T6"><draw:control draw:control="control100" draw:style-name="gr1" draw:text-style-name="P65" draw:z-index="99" svg:height="0.399cm" svg:width="0.447cm" text:anchor-type="as-char"/></text:span><text:s/>30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105 jours' in licence_helper.annoncedDelay</text:span></text:p></office:annotation><text:span text:style-name="T6"><draw:control draw:control="control101" draw:style-name="gr1" draw:text-style-name="P65" draw:z-index="100" svg:height="0.399cm" svg:width="0.447cm" text:anchor-type="as-char"/></text:span><text:s/>75 jours</text:p>
            <text:p text:style-name="P17"><text:span text:style-name="T10"><office:annotation><dc:creator>Auteur inconnu</dc:creator><dc:date>2017-05-16T10:11:54</dc:date><text:p text:style-name="P64"><text:span text:style-name="T66">do </text:span><text:span text:style-name="T71">text</text:span><text:span text:style-name="T66"> if '145 jours' in licence_helper.annoncedDelay</text:span></text:p></office:annotation></text:span><text:span text:style-name="T10"><draw:control draw:control="control99" draw:style-name="gr1" draw:text-style-name="P65" draw:z-index="98" svg:height="0.399cm" svg:width="0.447cm" text:anchor-type="as-char"/></text:span><text:span text:style-name="T10"><text:s/>115 jours</text:span></text:p>
          </table:table-cell>
          <table:covered-table-cell/>
          <table:table-cell office:value-type="string" table:number-columns-spanned="2" table:style-name="Tableau11.F5">
            <text:p text:style-name="P26"/>
            <text:p text:style-name="P18"><text:span text:style-name="T46"><office:annotation><dc:creator>Auteur inconnu</dc:creator><dc:date>2017-05-16T10:02:36</dc:date><text:p text:style-name="P64"><text:span text:style-name="T66">do text if not licence_helper.prorogation</text:span></text:p></office:annotation></text:span><text:span text:style-name="T46"><draw:control draw:control="control98" draw:style-name="gr2" draw:text-style-name="P65" draw:z-index="97" svg:height="0.32cm" svg:width="0.331cm" svg:y="-0.302cm" text:anchor-type="as-char"/></text:span><text:span text:style-name="T23"><text:s/></text:span><text:span text:style-name="T24">prolongation du délai de 30 jours ?</text:span></text:p>
            <text:p text:style-name="P16"><text:span text:style-name="T49"><office:annotation><dc:creator>Auteur inconnu</dc:creator><dc:date>2017-05-16T10:02:36</dc:date><text:p text:style-name="P64"><text:span text:style-name="T66">do text if licence_helper.prorogation</text:span></text:p></office:annotation></text:span><text:span text:style-name="T49"><draw:control draw:control="control94" draw:style-name="gr2" draw:text-style-name="P65" draw:z-index="93" svg:height="0.32cm" svg:width="0.331cm" svg:y="-0.302cm" text:anchor-type="as-char"/></text:span><text:span text:style-name="T25"><text:s/></text:span><text:span text:style-name="T26">PROROGATION DE DELAI : +30 JOURS</text:span><text:span text:style-name="T6"> <text:s/></text:span></text:p>
            <text:p text:style-name="P20">Délai final :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60 jours' in licence_helper.annoncedDelay</text:span></text:p></office:annotation><text:span text:style-name="T6"><draw:control draw:control="control96" draw:style-name="gr1" draw:text-style-name="P65" draw:z-index="95" svg:height="0.399cm" svg:width="0.447cm" text:anchor-type="as-char"/></text:span><text:s/>60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105 jours' in licence_helper.annoncedDelay</text:span></text:p></office:annotation><text:span text:style-name="T6"><draw:control draw:control="control97" draw:style-name="gr1" draw:text-style-name="P65" draw:z-index="96" svg:height="0.399cm" svg:width="0.447cm" text:anchor-type="as-char"/></text:span><text:s/>105 jours</text:p>
            <text:p text:style-name="P17"><text:span text:style-name="T10"><office:annotation><dc:creator>Auteur inconnu</dc:creator><dc:date>2017-05-16T10:11:54</dc:date><text:p text:style-name="P64"><text:span text:style-name="T66">do </text:span><text:span text:style-name="T71">text</text:span><text:span text:style-name="T66"> if '145 jours' in licence_helper.annoncedDelay</text:span></text:p></office:annotation></text:span><text:span text:style-name="T10"><draw:control draw:control="control95" draw:style-name="gr1" draw:text-style-name="P65" draw:z-index="94" svg:height="0.399cm" svg:width="0.447cm" text:anchor-type="as-char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office:value-type="string" table:number-columns-spanned="4" table:style-name="Tableau11.D6">
            <text:p text:style-name="P21">SUSPENSION POUR ENQUETE :</text:p>
            <text:p text:style-name="P21"/>
            <text:p text:style-name="P7"/>
          </table:table-cell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5">
            <text:p text:style-name="P9">Autres dossiers connus sur le bien</text:p>
          </table:table-cell>
          <table:table-cell office:value-type="string" table:number-columns-spanned="6" table:style-name="Tableau11.B7">
            <text:p text:style-name="P7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22">Zonage au plan de secteur</text:p>
          </table:table-cell>
          <table:table-cell office:value-type="string" table:number-columns-spanned="6" table:style-name="Tableau11.B2">
            <text:p text:style-name="P44"><office:annotation><dc:creator>sde </dc:creator><dc:date>2011-08-04T13:57:24</dc:date><text:p text:style-name="P64"><text:span text:style-name="T69">do row for folderZoneValue in self.getValuesForTemplate('folderZone')</text:span></text:p></office:annotation><draw:control draw:control="control106" draw:style-name="gr1" draw:text-style-name="P65" draw:z-index="105" svg:height="0.399cm" svg:width="0.447cm" text:anchor-type="as-char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7">L’objet de la demande est dans  : </text:p>
          </table:table-cell>
          <table:table-cell office:value-type="string" table:number-columns-spanned="6" table:style-name="Tableau11.B2">
            <text:p text:style-name="P7">le SDC <text:s text:c="2"/><text:bookmark text:name="Unknown21"/><text:s/>en zone ............................................................................................................</text:p>
            <text:p text:style-name="P7">le GRU <text:s/><text:bookmark text:name="Unknown22"/><text:s/>Centre Ancien protégé <text:s text:c="2"/><text:bookmark text:name="Unknown23"/><text:s text:c="8"/>Bâtisses en Site rural <text:s/></text:p>
            <text:p text:style-name="P7">le GCU <text:s/><text:bookmark text:name="Unknown24"/><text:s/>aire ....................................</text:p>
            <text:p text:style-name="P7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7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1">Avec <text:span text:style-name="T40">?</text:span></text:p>
          </table:table-cell>
          <table:table-cell office:value-type="string" table:number-columns-spanned="6" table:style-name="Tableau11.B2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office:value-type="string" table:style-name="Tableau16.A1">
                  <text:p text:style-name="P60"><office:annotation><dc:creator>Auteur inconnu</dc:creator><dc:date>2017-05-16T15:03:23</dc:date><text:p text:style-name="P64"><text:span text:style-name="T66">do text if not licence_helper.divergence</text:span></text:p></office:annotation><draw:control draw:control="control127" draw:style-name="gr1" draw:text-style-name="P65" draw:z-index="126" svg:height="0.399cm" svg:width="0.447cm" text:anchor-type="as-char"/><text:bookmark text:name="__Fieldmark__7369_209460382212"/><text:bookmark text:name="Unknown1012"/>EC<text:bookmark text:name="Unknown141112"/>ART <text:s/></text:p>
                  <text:p text:style-name="P61"><office:annotation><dc:creator>Auteur inconnu</dc:creator><dc:date>2017-05-16T15:02:40</dc:date><text:p text:style-name="P64"><text:span text:style-name="T66">do text if licence_helper.divergence</text:span></text:p></office:annotation><draw:control draw:control="control128" draw:style-name="gr1" draw:text-style-name="P65" draw:z-index="127" svg:height="0.399cm" svg:width="0.447cm" text:anchor-type="as-char"/><text:bookmark text:name="__Fieldmark__7369_2094603822111"/><text:bookmark text:name="Unknown10111"/>EC<text:bookmark text:name="Unknown1411111"/>ART <text:s/></text:p>
                </table:table-cell>
                <table:table-cell office:value-type="string" table:style-name="Tableau16.B1">
                  <text:p text:style-name="P60"><office:annotation><dc:creator>Auteur inconnu</dc:creator><dc:date>2017-05-16T15:03:23</dc:date><text:p text:style-name="P64"><text:span text:style-name="T66">do text if not licence_helper.derogation</text:span></text:p></office:annotation><draw:control draw:control="control129" draw:style-name="gr1" draw:text-style-name="P65" draw:z-index="128" svg:height="0.399cm" svg:width="0.447cm" text:anchor-type="as-char"/>DEROGATION</text:p>
                  <text:p text:style-name="P60"><office:annotation><dc:creator>Auteur inconnu</dc:creator><dc:date>2017-05-16T15:03:23</dc:date><text:p text:style-name="P64"><text:span text:style-name="T66">do text if <text:s/>licence_helper.derogation</text:span></text:p></office:annotation><draw:control draw:control="control130" draw:style-name="gr1" draw:text-style-name="P65" draw:z-index="129" svg:height="0.399cm" svg:width="0.447cm" text:anchor-type="as-char"/>DEROGATION</text:p>
                </table:table-cell>
              </table:table-row>
            </table:table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office:value-type="string" table:style-name="Tableau11.A5">
            <text:p text:style-name="P9">Publicité ?</text:p>
          </table:table-cell>
          <table:table-cell office:value-type="string" table:number-columns-spanned="3" table:style-name="Tableau11.B11">
            <text:p text:style-name="P17"><text:span text:style-name="T10"><office:annotation><dc:creator>Auteur inconnu</dc:creator><dc:date>2017-05-16T10:11:54</dc:date><text:p text:style-name="P64"><text:span text:style-name="T66">do </text:span><text:span text:style-name="T71">text</text:span><text:span text:style-name="T66"> if not 'Ann' in licence_helper.inquiry_type</text:span></text:p></office:annotation></text:span><text:span text:style-name="T10"><draw:control draw:control="control105" draw:style-name="gr1" draw:text-style-name="P65" draw:z-index="104" svg:height="0.399cm" svg:width="0.447cm" text:anchor-type="as-char"/></text:span><text:span text:style-name="T10"><text:s/>ANNONCE DE PROJET</text:span></text:p>
            <text:p text:style-name="P12"><text:span text:style-name="T39"><office:annotation><dc:creator>Auteur inconnu</dc:creator><dc:date>2017-05-16T10:11:54</dc:date><text:p text:style-name="P64"><text:span text:style-name="T66">do </text:span><text:span text:style-name="T71">text</text:span><text:span text:style-name="T66"> if 'Ann' in licence_helper.inquiry_type</text:span></text:p></office:annotation></text:span><text:span text:style-name="T39"><draw:control draw:control="control104" draw:style-name="gr1" draw:text-style-name="P65" draw:z-index="103" svg:height="0.399cm" svg:width="0.447cm" text:anchor-type="as-char"/></text:span><text:span text:style-name="T39"><text:s/>ANNONCE DE PROJET</text:span></text:p>
          </table:table-cell>
          <table:covered-table-cell/>
          <table:covered-table-cell/>
          <table:table-cell office:value-type="string" table:number-columns-spanned="2" table:style-name="Tableau11.B11">
            <text:p text:style-name="P17"><text:span text:style-name="T10"><office:annotation><dc:creator>Auteur inconnu</dc:creator><dc:date>2017-05-16T10:11:54</dc:date><text:p text:style-name="P64"><text:span text:style-name="T66">do </text:span><text:span text:style-name="T71">text</text:span><text:span text:style-name="T66"> if not 'Enq' in licence_helper.inquiry_type</text:span></text:p></office:annotation></text:span><text:span text:style-name="T10"><draw:control draw:control="control103" draw:style-name="gr1" draw:text-style-name="P65" draw:z-index="102" svg:height="0.399cm" svg:width="0.447cm" text:anchor-type="as-char"/></text:span><text:span text:style-name="T10"><text:s/>ENQUETE PUBLIQUE</text:span></text:p>
            <text:p text:style-name="P12"><text:span text:style-name="T39"><office:annotation><dc:creator>Auteur inconnu</dc:creator><dc:date>2017-05-16T10:11:54</dc:date><text:p text:style-name="P64"><text:span text:style-name="T66">do </text:span><text:span text:style-name="T71">text</text:span><text:span text:style-name="T66"> if 'Enq' in licence_helper.inquiry_type</text:span></text:p></office:annotation></text:span><text:span text:style-name="T39"><draw:control draw:control="control102" draw:style-name="gr1" draw:text-style-name="P65" draw:z-index="101" svg:height="0.399cm" svg:width="0.447cm" text:anchor-type="as-char"/></text:span><text:span text:style-name="T39"><text:s/>ENQUETE PUBLIQUE</text:span></text:p>
          </table:table-cell>
          <table:covered-table-cell/>
          <table:table-cell office:value-type="string" table:style-name="Tableau11.B7">
            <text:p text:style-name="P7">du ..................... au .................... Réclamation? </text:p>
          </table:table-cell>
        </table:table-row>
        <table:table-row table:style-name="Tableau11.7">
          <table:table-cell office:value-type="string" table:style-name="Tableau11.A2">
            <text:p text:style-name="P7">Réunion de projet préalable ?</text:p>
          </table:table-cell>
          <table:table-cell office:value-type="string" table:number-columns-spanned="6" table:style-name="Tableau11.B2">
            <text:p text:style-name="P7"><draw:control draw:control="control74" draw:style-name="gr1" draw:text-style-name="P65" draw:z-index="73" svg:height="0.399cm" svg:width="0.447cm" text:anchor-type="as-char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3">
          <table:table-cell office:value-type="string" table:style-name="Tableau11.A2">
            <text:p text:style-name="P22">Equipement de la voirie</text:p>
            <text:p text:style-name="P22">Type de voirie : <text:span text:style-name="T43"><text:text-input text:description="">self.roadType</text:text-input></text:span></text:p>
          </table:table-cell>
          <table:table-cell office:value-type="string" table:number-columns-spanned="6" table:style-name="Tableau11.B2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office:value-type="string" table:style-name="Tableau14.A1">
                  <text:p text:style-name="P46"><office:annotation><dc:creator>Ngaha </dc:creator><dc:date>2015-06-16T14:05:28</dc:date><text:p text:style-name="P64"><text:span text:style-name="T66">do text if not licence_helper.roadCoating</text:span></text:p></office:annotation><draw:control draw:control="control110" draw:style-name="gr1" draw:text-style-name="P65" draw:z-index="109" svg:height="0.399cm" svg:width="0.447cm" text:anchor-type="as-char"/>revêtement en </text:p>
                  <text:p text:style-name="P46"><office:annotation><dc:creator>Ngaha </dc:creator><dc:date>2015-06-16T14:04:23</dc:date><text:p text:style-name="P64"><text:span text:style-name="T66">do text if licence_helper.roadCoating</text:span></text:p></office:annotation><draw:control draw:control="control109" draw:style-name="gr1" draw:text-style-name="P65" draw:z-index="108" svg:height="0.399cm" svg:width="0.447cm" text:anchor-type="as-char"/>revêtement en <text:text-input text:description="">self.roadCoating</text:text-input></text:p>
                </table:table-cell>
                <table:table-cell office:value-type="string" table:style-name="Tableau14.A1">
                  <text:p text:style-name="P46"><office:annotation><dc:creator>Ngaha </dc:creator><dc:date>2015-06-16T13:40:43</dc:date><text:p text:style-name="P64"><text:span text:style-name="T68">do text if not self.roadEquipments.__str__().count(u"'eau'")</text:span></text:p></office:annotation><draw:control draw:control="control111" draw:style-name="gr1" draw:text-style-name="P65" draw:z-index="110" svg:height="0.399cm" svg:width="0.447cm" text:anchor-type="as-char"/>eau</text:p>
                  <text:p text:style-name="P46"><office:annotation><dc:creator>Ngaha </dc:creator><dc:date>2015-06-16T13:41:59</dc:date><text:p text:style-name="P64"><text:span text:style-name="T66">do text if self.roadEquipments.__str__().count(u"'eau'")</text:span></text:p></office:annotation><draw:control draw:control="control112" draw:style-name="gr1" draw:text-style-name="P65" draw:z-index="111" svg:height="0.399cm" svg:width="0.447cm" text:anchor-type="as-char"/>eau</text:p>
                </table:table-cell>
                <table:table-cell office:value-type="string" table:style-name="Tableau14.A1">
                  <text:p text:style-name="P46"><office:annotation><dc:creator>Ngaha </dc:creator><dc:date>2015-06-16T14:04:05</dc:date><text:p text:style-name="P64"><text:span text:style-name="T66">do text if not self.roadEquipments.__str__().count(u"'electricite'")</text:span></text:p></office:annotation><draw:control draw:control="control113" draw:style-name="gr1" draw:text-style-name="P65" draw:z-index="112" svg:height="0.399cm" svg:width="0.447cm" text:anchor-type="as-char"/>électricité</text:p>
                  <text:p text:style-name="P46"><office:annotation><dc:creator>Ngaha </dc:creator><dc:date>2015-06-16T13:42:53</dc:date><text:p text:style-name="P64"><text:span text:style-name="T66">do text if self.roadEquipments.__str__().count(u"'electricite'")</text:span></text:p></office:annotation><draw:control draw:control="control114" draw:style-name="gr1" draw:text-style-name="P65" draw:z-index="113" svg:height="0.399cm" svg:width="0.447cm" text:anchor-type="as-char"/>électricité</text:p>
                </table:table-cell>
              </table:table-row>
              <table:table-row>
                <table:table-cell office:value-type="string" table:number-columns-spanned="2" table:style-name="Tableau14.A1">
                  <text:p text:style-name="P46"><office:annotation><dc:creator>Ngaha </dc:creator><dc:date>2015-06-16T14:07:58</dc:date><text:p text:style-name="P64"><text:span text:style-name="T66">do text if not self.roadEquipments.__str__().count(u"'epuration'")</text:span></text:p></office:annotation><draw:control draw:control="control116" draw:style-name="gr1" draw:text-style-name="P65" draw:z-index="115" svg:height="0.399cm" svg:width="0.447cm" text:anchor-type="as-char"/><text:span text:style-name="T6">égout</text:span> existant relié en aval <text:s/>à une <text:span text:style-name="T6">station d'épuration</text:span> publique</text:p>
                  <text:p text:style-name="P46"><office:annotation><dc:creator>Ngaha </dc:creator><dc:date>2015-06-16T14:06:11</dc:date><text:p text:style-name="P64"><text:span text:style-name="T66">do text if self.roadEquipments.__str__().count(u"'epuration'")</text:span></text:p></office:annotation><draw:control draw:control="control115" draw:style-name="gr1" draw:text-style-name="P65" draw:z-index="114" svg:height="0.399cm" svg:width="0.447cm" text:anchor-type="as-char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office:value-type="string" table:style-name="Tableau14.A1">
                  <text:p text:style-name="P46"><office:annotation><dc:creator>Ngaha </dc:creator><dc:date>2015-06-16T14:14:11</dc:date><text:p text:style-name="P64"><text:span text:style-name="T66">do text if not self.roadEquipments.__str__().count(u"'pascollecteeaux'")</text:span></text:p></office:annotation><draw:control draw:control="control117" draw:style-name="gr1" draw:text-style-name="P65" draw:z-index="116" svg:height="0.399cm" svg:width="0.447cm" text:anchor-type="as-char"/>pas d'égout</text:p>
                  <text:p text:style-name="P46"><office:annotation><dc:creator>Ngaha </dc:creator><dc:date>2015-06-16T14:13:36</dc:date><text:p text:style-name="P64"><text:span text:style-name="T66">do text if self.roadEquipments.__str__().count(u"'pascollecteeaux'")</text:span></text:p></office:annotation><draw:control draw:control="control118" draw:style-name="gr1" draw:text-style-name="P65" draw:z-index="117" svg:height="0.399cm" svg:width="0.447cm" text:anchor-type="as-char"/>pas d'égout</text:p>
                </table:table-cell>
              </table:table-row>
              <table:table-row>
                <table:table-cell office:value-type="string" table:number-columns-spanned="3" table:style-name="Tableau14.A1">
                  <text:p text:style-name="P46">Situation au PASH :</text:p>
                  <text:p text:style-name="P46"><office:annotation><dc:creator>Ngaha </dc:creator><dc:date>2016-04-14T13:45:55</dc:date><text:p text:style-name="P64"><text:span text:style-name="T66">do text if self.getPash().__str__().count('collective')</text:span></text:p></office:annotation>Assainissement collectif</text:p>
                  <text:p text:style-name="P46"><office:annotation><dc:creator>Ngaha </dc:creator><dc:date>2016-04-14T13:49:38</dc:date><text:p text:style-name="P64"><text:span text:style-name="T66">do text if self.getPash().__str__().count('transitoire')</text:span></text:p></office:annotation>Assainissement transitoire</text:p>
                  <text:p text:style-name="P46"><office:annotation><dc:creator>Ngaha </dc:creator><dc:date>2016-04-14T13:50:03</dc:date><text:p text:style-name="P64"><text:span text:style-name="T66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9">Application du décret « voirie » ?</text:p>
          </table:table-cell>
          <table:table-cell office:value-type="string" table:number-columns-spanned="6" table:style-name="Tableau11.B2">
            <text:p text:style-name="P7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office:value-type="string" table:number-rows-spanned="2" table:style-name="Tableau11.A5">
            <text:p text:style-name="P7">Avis</text:p>
            <text:p text:style-name="P7"/>
            <text:p text:style-name="P7"/>
          </table:table-cell>
          <table:table-cell office:value-type="string" table:style-name="Tableau11.B11">
            <text:p text:style-name="P7">OBLIGATOIRES :</text:p>
          </table:table-cell>
          <table:table-cell office:value-type="string" table:number-columns-spanned="5" table:style-name="Tableau11.F5">
            <text:p text:style-name="P47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office:value-type="string" table:style-name="Tableau11.B16">
            <text:p text:style-name="P7">FACULTATIFS :</text:p>
          </table:table-cell>
          <table:table-cell office:value-type="string" table:number-columns-spanned="5" table:style-name="Tableau11.F5">
            <text:p text:style-name="P47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7">Bien classé ou assimilé</text:p>
          </table:table-cell>
          <table:table-cell office:value-type="string" table:number-columns-spanned="6" table:style-name="Tableau11.B2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office:value-type="string" table:style-name="Tableau15.A1">
                  <text:p text:style-name="P46"><office:annotation><dc:creator>Ngaha </dc:creator><dc:date>2015-06-09T11:30:15</dc:date><text:p text:style-name="P64"><text:span text:style-name="T66">do text if not 'class' in licence_helper.protectedBuilding</text:span></text:p></office:annotation><draw:control draw:control="control120" draw:style-name="gr1" draw:text-style-name="P65" draw:z-index="119" svg:height="0.399cm" svg:width="0.447cm" text:anchor-type="as-char"/>classé ou assimilé</text:p>
                  <text:p text:style-name="P46"><office:annotation><dc:creator>Ngaha </dc:creator><dc:date>2015-06-09T11:30:31</dc:date><text:p text:style-name="P64"><text:span text:style-name="T66">do text if <text:s/>'class' in licence_helper.protectedBuilding</text:span></text:p></office:annotation><draw:control draw:control="control119" draw:style-name="gr1" draw:text-style-name="P65" draw:z-index="118" svg:height="0.399cm" svg:width="0.447cm" text:anchor-type="as-char"/>classé ou assimilé</text:p>
                </table:table-cell>
                <table:table-cell office:value-type="string" table:style-name="Tableau15.A1">
                  <text:p text:style-name="P53"><office:annotation><dc:creator>Ngaha </dc:creator><dc:date>2015-06-09T11:31:08</dc:date><text:p text:style-name="P64"><text:span text:style-name="T66">do text if not 'zone de protection' in licence_helper.protectedBuilding</text:span></text:p></office:annotation><draw:control draw:control="control122" draw:style-name="gr1" draw:text-style-name="P65" draw:z-index="121" svg:height="0.399cm" svg:width="0.447cm" text:anchor-type="as-char"/>zone de protection</text:p>
                  <text:p text:style-name="P53"><office:annotation><dc:creator>Ngaha </dc:creator><dc:date>2015-06-09T11:32:40</dc:date><text:p text:style-name="P64"><text:span text:style-name="T66">do text if 'zone de protection' in licence_helper.protectedBuilding</text:span></text:p></office:annotation><draw:control draw:control="control121" draw:style-name="gr1" draw:text-style-name="P65" draw:z-index="120" svg:height="0.399cm" svg:width="0.447cm" text:anchor-type="as-char"/>zone de protection</text:p>
                </table:table-cell>
                <table:table-cell office:value-type="string" table:style-name="Tableau15.A1">
                  <text:p text:style-name="P53"><office:annotation><dc:creator>Ngaha </dc:creator><dc:date>2015-06-09T11:33:01</dc:date><text:p text:style-name="P64"><text:span text:style-name="T66">do text if not <text:s/>u"repris \xe0 l'inventaire" in licence_helper.protectedBuilding</text:span></text:p></office:annotation><draw:control draw:control="control123" draw:style-name="gr1" draw:text-style-name="P65" draw:z-index="122" svg:height="0.399cm" svg:width="0.447cm" text:anchor-type="as-char"/>repris à l'inventaire</text:p>
                  <text:p text:style-name="P53"><office:annotation><dc:creator>Ngaha </dc:creator><dc:date>2015-06-09T11:34:20</dc:date><text:p text:style-name="P64"><text:span text:style-name="T66">do text if <text:s/>u"repris \xe0 l'inventaire" in licence_helper.protectedBuilding</text:span></text:p></office:annotation><draw:control draw:control="control124" draw:style-name="gr1" draw:text-style-name="P65" draw:z-index="123" svg:height="0.399cm" svg:width="0.447cm" text:anchor-type="as-char"/>repris à l'inventaire</text:p>
                </table:table-cell>
                <table:table-cell office:value-type="string" table:style-name="Tableau15.A1">
                  <text:p text:style-name="P53"><office:annotation><dc:creator>Ngaha </dc:creator><dc:date>2015-06-09T11:34:36</dc:date><text:p text:style-name="P64"><text:span text:style-name="T66">do text if not u"\xe0 l'Atlas arch\xe9ologique" in licence_helper.protectedBuilding</text:span></text:p></office:annotation><draw:control draw:control="control125" draw:style-name="gr1" draw:text-style-name="P65" draw:z-index="124" svg:height="0.399cm" svg:width="0.447cm" text:anchor-type="as-char"/>à l'atlas archéologique</text:p>
                  <text:p text:style-name="P53"><office:annotation><dc:creator>Ngaha </dc:creator><dc:date>2015-06-09T11:35:34</dc:date><text:p text:style-name="P64"><text:span text:style-name="T66">do text if u"\xe0 l'Atlas arch\xe9ologique" in licence_helper.protectedBuilding</text:span></text:p></office:annotation><draw:control draw:control="control126" draw:style-name="gr1" draw:text-style-name="P65" draw:z-index="125" svg:height="0.399cm" svg:width="0.447cm" text:anchor-type="as-char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7">Etude d’Incidence ?</text:p>
          </table:table-cell>
          <table:table-cell office:value-type="string" table:number-columns-spanned="6" table:style-name="Tableau11.B2">
            <text:p text:style-name="P34"><office:annotation><dc:creator>Ngaha </dc:creator><dc:date>2015-06-16T16:27:23</dc:date><text:p text:style-name="P64"><text:span text:style-name="T68">do text if not self.impactStudy</text:span></text:p></office:annotation><draw:control draw:control="control108" draw:style-name="gr1" draw:text-style-name="P65" draw:z-index="107" svg:height="0.399cm" svg:width="0.447cm" text:anchor-type="as-char"/>oui (ne concerne PAS la notice dévaluation préalable des incidences, toujours nécessaire)</text:p>
            <text:p text:style-name="P34"><office:annotation><dc:creator>Ngaha </dc:creator><dc:date>2015-06-16T16:30:24</dc:date><text:p text:style-name="P64"><text:span text:style-name="T66">do text if self.impactStudy</text:span></text:p></office:annotation><draw:control draw:control="control107" draw:style-name="gr1" draw:text-style-name="P65" draw:z-index="106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19">
            <text:p text:style-name="P19">Rapport du Collège,</text:p>
          </table:table-cell>
          <table:table-cell office:value-type="string" table:number-columns-spanned="6" table:style-name="Tableau11.B19">
            <text:p text:style-name="P9"><text:bookmark text:name="Unknown54"/><draw:control draw:control="control77" draw:style-name="gr1" draw:text-style-name="P65" draw:z-index="76" svg:height="0.399cm" svg:width="0.447cm" text:anchor-type="as-char"/>favorable <text:s text:c="3"/><text:bookmark text:name="Unknown55"/><draw:control draw:control="control76" draw:style-name="gr1" draw:text-style-name="P65" draw:z-index="75" svg:height="0.399cm" svg:width="0.447cm" text:anchor-type="as-char"/>favorable conditionnel <text:s text:c="4"/><text:bookmark text:name="Unknown56"/><draw:control draw:control="control75" draw:style-name="gr1" draw:text-style-name="P65" draw:z-index="74" svg:height="0.399cm" svg:width="0.447cm" text:anchor-type="as-char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office:value-type="string" table:style-name="Tableau11.A20">
            <text:p text:style-name="P7"/>
          </table:table-cell>
          <table:table-cell office:value-type="string" table:number-columns-spanned="6" table:style-name="Tableau11.B20">
            <text:p text:style-name="P13"><text:bookmark text:name="Unknown57"/><draw:control draw:control="control78" draw:style-name="gr1" draw:text-style-name="P65" draw:z-index="77" svg:height="0.399cm" svg:width="0.447cm" text:anchor-type="as-char"/>du <text:s/>…………………… <text:s text:c="5"/><text:bookmark text:name="Unknown58"/><draw:control draw:control="control80" draw:style-name="gr1" draw:text-style-name="P65" draw:z-index="79" svg:height="0.399cm" svg:width="0.447cm" text:anchor-type="as-char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1">
            <text:p text:style-name="P7"><text:span text:style-name="T5">Décision finale du Collège</text:span> </text:p>
          </table:table-cell>
          <table:table-cell office:value-type="string" table:number-columns-spanned="6" table:style-name="Tableau11.B21">
            <text:p text:style-name="P14"><draw:control draw:control="control79" draw:style-name="gr1" draw:text-style-name="P65" draw:z-index="78" svg:height="0.399cm" svg:width="0.447cm" text:anchor-type="as-char"/><text:s/>s’écartant de l’<text:span text:style-name="T14">avis</text:span> préalable du Fonctionnaire Délégué <text:span text:style-name="T35">(NB : interdit avec une </text:span><text:span text:style-name="T31">dérogation</text:span><text:span text:style-name="T35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2"><text:span text:style-name="T5">Envoyé le</text:span> ........................................ <text:span text:style-name="T44">(date réelle d’envoi)</text:span><text:span text:style-name="T5">, par le Collège :</text:span></text:p>
      <text:p text:style-name="P23"/>
      <text:p text:style-name="P38"><office:annotation><dc:creator>Gauthier Bastien</dc:creator><dc:date>2011-01-13T14:56:41</dc:date><text:p text:style-name="P64"><text:span text:style-name="T67">do text</text:span></text:p><text:p text:style-name="P64"><text:span text:style-name="T67">from document(at=signatures, format='odt')</text:span></text:p></office:annotation>Import depuis signatures.odt</text:p>
      <text:p text:style-name="P28"/>
      <text:p text:style-name="P28"/>
      <text:p text:style-name="P56">AMENAGEMENT DU TERRITOIRE ET URBANISME</text:p>
      <text:p text:style-name="P29">FORMULAIRE D'ENVOI D'UN DOSSIER AU FONCTIONNAIRE DELEGUE</text:p>
      <text:p text:style-name="P27"><text:span text:style-name="T63"><text:s/></text:span><text:span text:style-name="T65">par le collège de la ville de </text:span><text:span text:style-name="Police_20_par_20_défaut"><text:span text:style-name="T29"><text:text-input text:description="">tool.getCityName()</text:text-input></text:span></text:span><text:span text:style-name="T65"><text:tab/><text:tab/></text:span><text:span text:style-name="T63">Références communales : </text:span><text:span text:style-name="T63"><text:text-input text:description="">licence_helper.reference</text:text-input></text:span></text:p>
      <text:p text:style-name="P30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52"/>
          </table:table-cell>
          <table:covered-table-cell/>
        </table:table-row>
        <table:table-row>
          <table:table-cell office:value-type="string" table:style-name="Tableau1.A2">
            <text:p text:style-name="P32"/>
          </table:table-cell>
          <table:table-cell office:value-type="string" table:style-name="Tableau1.B2">
            <text:p text:style-name="P32"/>
          </table:table-cell>
        </table:table-row>
        <table:table-row>
          <table:table-cell office:value-type="string" table:number-columns-spanned="2" table:style-name="Tableau1.A3">
            <text:p text:style-name="P41"/>
          </table:table-cell>
          <table:covered-table-cell/>
        </table:table-row>
      </table:table>
      <text:p text:style-name="P48"/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40"><office:annotation><dc:creator>Ngaha </dc:creator><dc:date>2015-06-08T13:37:51</dc:date><text:p text:style-name="P64"><text:span text:style-name="T68">do text if not self.folderCategory.count('UCO')</text:span></text:p></office:annotation><draw:control draw:control="control2" draw:style-name="gr1" draw:text-style-name="P65" draw:z-index="1" svg:height="0.399cm" svg:width="0.447cm" text:anchor-type="as-char"/><text:span text:style-name="T6">DUP :</text:span> déclaration Urbanistique Préalable</text:p>
            <text:p text:style-name="P40"><office:annotation><dc:creator>Ngaha </dc:creator><dc:date>2015-06-08T13:43:27</dc:date><text:p text:style-name="P64"><text:span text:style-name="T66">do text if not self.folderCategory.count('UCO')</text:span></text:p></office:annotation><draw:control draw:control="control17" draw:style-name="gr1" draw:text-style-name="P65" draw:z-index="16" svg:height="0.399cm" svg:width="0.447cm" text:anchor-type="as-char"/><text:span text:style-name="T6">DUP :</text:span> déclaration Urbanistique Préalable</text:p>
            <text:p text:style-name="P40"><office:annotation><dc:creator>Ngaha </dc:creator><dc:date>2015-06-08T14:03:02</dc:date><text:p text:style-name="P64"><text:span text:style-name="T66">do text if not self.folderCategory.startswith('CU1')</text:span></text:p></office:annotation><draw:control draw:control="control3" draw:style-name="gr1" draw:text-style-name="P65" draw:z-index="2" svg:height="0.399cm" svg:width="0.447cm" text:anchor-type="as-char"/><text:span text:style-name="T6">CU1 :</text:span> certificat d'urbanisme n°1</text:p>
            <text:p text:style-name="P40"><office:annotation><dc:creator>Ngaha </dc:creator><dc:date>2015-06-08T14:03:42</dc:date><text:p text:style-name="P64"><text:span text:style-name="T66">do text if self.folderCategory.startswith('CU1')</text:span></text:p></office:annotation><draw:control draw:control="control20" draw:style-name="gr1" draw:text-style-name="P65" draw:z-index="19" svg:height="0.399cm" svg:width="0.447cm" text:anchor-type="as-char"/><text:span text:style-name="T6">CU1 :</text:span> certificat d'urbanisme n°1</text:p>
            <text:p text:style-name="P40"><office:annotation><dc:creator>Ngaha </dc:creator><dc:date>2015-06-08T14:04:17</dc:date><text:p text:style-name="P64"><text:span text:style-name="T66">do text if not self.folderCategory.startswith('CU2')</text:span></text:p></office:annotation><draw:control draw:control="control4" draw:style-name="gr1" draw:text-style-name="P65" draw:z-index="3" svg:height="0.399cm" svg:width="0.447cm" text:anchor-type="as-char"/><text:span text:style-name="T6">CU2 :</text:span> certificat d'urbanisme n°2</text:p>
            <text:p text:style-name="P40"><office:annotation><dc:creator>Ngaha </dc:creator><dc:date>2015-06-08T14:04:46</dc:date><text:p text:style-name="P64"><text:span text:style-name="T66">do text if self.folderCategory.startswith('CU2')</text:span></text:p></office:annotation><draw:control draw:control="control21" draw:style-name="gr1" draw:text-style-name="P65" draw:z-index="20" svg:height="0.399cm" svg:width="0.447cm" text:anchor-type="as-char"/><text:span text:style-name="T6">CU2 :</text:span> certificat d'urbanisme n°2</text:p>
            <text:p text:style-name="P40"><office:annotation><dc:creator>Ngaha </dc:creator><dc:date>2015-06-08T14:05:06</dc:date><text:p text:style-name="P64"><text:span text:style-name="T66">do text if not self.folderCategory.startswith('PU')</text:span></text:p></office:annotation><draw:control draw:control="control5" draw:style-name="gr1" draw:text-style-name="P65" draw:z-index="4" svg:height="0.399cm" svg:width="0.447cm" text:anchor-type="as-char"/><text:span text:style-name="T6">PU :</text:span> demande de permis unique</text:p>
            <text:p text:style-name="P32"><text:span text:style-name="T10"><office:annotation><dc:creator>Ngaha </dc:creator><dc:date>2015-06-08T14:05:32</dc:date><text:p text:style-name="P64"><text:span text:style-name="T66">do text if self.folderCategory.startswith('PU')</text:span></text:p></office:annotation></text:span><text:span text:style-name="T10"><draw:control draw:control="control22" draw:style-name="gr1" draw:text-style-name="P65" draw:z-index="21" svg:height="0.399cm" svg:width="0.447cm" text:anchor-type="as-char"/></text:span>PU :<text:span text:style-name="T10"> demande de permis unique</text:span></text:p>
            <text:p text:style-name="P32"><office:annotation><dc:creator>Ngaha </dc:creator><dc:date>2015-06-08T14:05:50</dc:date><text:p text:style-name="P64"><text:span text:style-name="T66">do text if not self.folderCategory.startswith('DIV')</text:span></text:p></office:annotation><draw:control draw:control="control6" draw:style-name="gr1" draw:text-style-name="P65" draw:z-index="5" svg:height="0.399cm" svg:width="0.447cm" text:anchor-type="as-char"/>DIV : <text:span text:style-name="T10">autre demande</text:span></text:p>
            <text:p text:style-name="P32"><text:span text:style-name="T10"><office:annotation><dc:creator>Ngaha </dc:creator><dc:date>2015-06-08T14:06:20</dc:date><text:p text:style-name="P64"><text:span text:style-name="T66">do text if self.folderCategory.startswith('DIV')</text:span></text:p></office:annotation></text:span><text:span text:style-name="T10"><draw:control draw:control="control23" draw:style-name="gr1" draw:text-style-name="P65" draw:z-index="22" svg:height="0.399cm" svg:width="0.447cm" text:anchor-type="as-char"/></text:span>DIV <text:span text:style-name="T10">: autre demande</text:span></text:p>
            <text:p text:style-name="P32"><office:annotation><dc:creator>Ngaha </dc:creator><dc:date>2015-06-08T14:06:37</dc:date><text:p text:style-name="P64"><text:span text:style-name="T66">do text if not self.folderCategory.startswith('UCP')</text:span></text:p></office:annotation><draw:control draw:control="control7" draw:style-name="gr1" draw:text-style-name="P65" draw:z-index="6" svg:height="0.399cm" svg:width="0.447cm" text:anchor-type="as-char"/>UCP : <text:span text:style-name="T10">permis d'urbanisme à caractère public</text:span></text:p>
            <text:p text:style-name="P32"><text:span text:style-name="T10"><office:annotation><dc:creator>Ngaha </dc:creator><dc:date>2015-06-08T14:07:42</dc:date><text:p text:style-name="P64"><text:span text:style-name="T66">do text if self.folderCategory.startswith('UCP')</text:span></text:p></office:annotation></text:span><text:span text:style-name="T10"><draw:control draw:control="control24" draw:style-name="gr1" draw:text-style-name="P65" draw:z-index="23" svg:height="0.399cm" svg:width="0.447cm" text:anchor-type="as-char"/></text:span>UCP <text:span text:style-name="T10">: permis d'urbanisme à caractère public</text:span></text:p>
            <text:p text:style-name="P32"><office:annotation><dc:creator>Ngaha </dc:creator><dc:date>2015-06-08T14:08:42</dc:date><text:p text:style-name="P64"><text:span text:style-name="T66">do text if not self.folderCategory.startswith('LCP')</text:span></text:p></office:annotation><draw:control draw:control="control8" draw:style-name="gr1" draw:text-style-name="P65" draw:z-index="7" svg:height="0.399cm" svg:width="0.447cm" text:anchor-type="as-char"/>LCP : <text:span text:style-name="T10">permis d'urbanisation caractère public</text:span></text:p>
            <text:p text:style-name="P32"><text:span text:style-name="T10"><office:annotation><dc:creator>Ngaha </dc:creator><dc:date>2015-06-08T14:08:15</dc:date><text:p text:style-name="P64"><text:span text:style-name="T66">do text if self.folderCategory.startswith('LCP')</text:span></text:p></office:annotation></text:span><text:span text:style-name="T10"><draw:control draw:control="control25" draw:style-name="gr1" draw:text-style-name="P65" draw:z-index="24" svg:height="0.399cm" svg:width="0.447cm" text:anchor-type="as-char"/></text:span>LCP <text:span text:style-name="T10">: permis d'urbanisation caractère public</text:span></text:p>
            <text:p text:style-name="P42"><text:span text:style-name="T36">PERMIS INTEGRE COMMERCIAL :</text:span> <text:s/><draw:control draw:control="control49" draw:style-name="gr1" draw:text-style-name="P65" draw:z-index="48" svg:height="0.399cm" svg:width="0.447cm" text:anchor-type="as-char"/><text:s/>PIUR : </text:p>
          </table:table-cell>
          <table:table-cell office:value-type="string" table:style-name="Tableau2.B1">
            <text:p text:style-name="P32"><text:span text:style-name="T10"><office:annotation><dc:creator>Ngaha </dc:creator><dc:date>2015-06-08T13:56:55</dc:date><text:p text:style-name="P64"><text:span text:style-name="T66">do text if not self.folderCategory.startswith('UAP')</text:span></text:p></office:annotation></text:span><text:span text:style-name="T10"><draw:control draw:control="control18" draw:style-name="gr1" draw:text-style-name="P65" draw:z-index="17" svg:height="0.399cm" svg:width="0.447cm" text:anchor-type="as-char"/></text:span>UAP <text:span text:style-name="T10">: permis d'urbanisme </text:span><text:span text:style-name="T38">hors RCU, PCA, lot</text:span><text:span text:style-name="T33">,</text:span><text:span text:style-name="T10"> avec intervention du FD</text:span></text:p>
            <text:p text:style-name="P32"><text:span text:style-name="T10"><office:annotation><dc:creator>Ngaha </dc:creator><dc:date>2015-06-08T13:57:17</dc:date><text:p text:style-name="P64"><text:span text:style-name="T66">do text if self.folderCategory.startswith('UAP')</text:span></text:p></office:annotation></text:span><text:span text:style-name="T10"><draw:control draw:control="control19" draw:style-name="gr1" draw:text-style-name="P65" draw:z-index="18" svg:height="0.399cm" svg:width="0.447cm" text:anchor-type="as-char"/></text:span>UAP <text:span text:style-name="T10">: permis d'urbanisme </text:span><text:span text:style-name="T38">hors RCU, PCA, lot</text:span><text:span text:style-name="T33">,</text:span><text:span text:style-name="T10"> avec intervention du FD</text:span></text:p>
            <text:p text:style-name="P32"><office:annotation><dc:creator>Ngaha </dc:creator><dc:date>2015-06-08T14:10:16</dc:date><text:p text:style-name="P64"><text:span text:style-name="T66">do text if not self.folderCategory.startswith('UDC ')</text:span></text:p></office:annotation><draw:control draw:control="control9" draw:style-name="gr1" draw:text-style-name="P65" draw:z-index="8" svg:height="0.399cm" svg:width="0.447cm" text:anchor-type="as-char"/>UDC :<text:span text:style-name="T10"> permis direct du Collège (vu art 107 ou dans RCU, PCA, Lotissement)</text:span></text:p>
            <text:p text:style-name="P32"><text:span text:style-name="T10"><office:annotation><dc:creator>Ngaha </dc:creator><dc:date>2015-06-08T14:09:27</dc:date><text:p text:style-name="P64"><text:span text:style-name="T66">do text if self.folderCategory.startswith('UDC ')</text:span></text:p></office:annotation></text:span><text:span text:style-name="T10"><draw:control draw:control="control26" draw:style-name="gr1" draw:text-style-name="P65" draw:z-index="25" svg:height="0.399cm" svg:width="0.447cm" text:anchor-type="as-char"/></text:span>UDC <text:span text:style-name="T10">: permis direct du Collège (vu art 107 ou dans RCU, PCA, Lotissement)</text:span></text:p>
            <text:p text:style-name="P32"><office:annotation><dc:creator>Ngaha </dc:creator><dc:date>2015-06-08T14:11:43</dc:date><text:p text:style-name="P64"><text:span text:style-name="T66">do text if not self.folderCategory.startswith('UDC/D')</text:span></text:p></office:annotation><draw:control draw:control="control10" draw:style-name="gr1" draw:text-style-name="P65" draw:z-index="9" svg:height="0.399cm" svg:width="0.447cm" text:anchor-type="as-char"/>UDC/D : <text:span text:style-name="T10">permis </text:span><text:span text:style-name="T13">avec dérogation</text:span><text:span text:style-name="T10"> dans RCU, PCA, Lotissement,</text:span></text:p>
            <text:p text:style-name="P32"><text:span text:style-name="T13"><office:annotation><dc:creator>Ngaha </dc:creator><dc:date>2015-06-08T14:11:26</dc:date><text:p text:style-name="P64"><text:span text:style-name="T66">do text if self.folderCategory.startswith('UDC/D')</text:span></text:p></office:annotation></text:span><text:span text:style-name="T13"><draw:control draw:control="control27" draw:style-name="gr1" draw:text-style-name="P65" draw:z-index="26" svg:height="0.399cm" svg:width="0.447cm" text:anchor-type="as-char"/></text:span><text:span text:style-name="T12">UDC/D</text:span><text:span text:style-name="T13"> : permis avec dérogation dans RCU, PCA, Lotissement,</text:span></text:p>
            <text:p text:style-name="P32"><office:annotation><dc:creator>Ngaha </dc:creator><dc:date>2015-06-08T14:12:50</dc:date><text:p text:style-name="P64"><text:span text:style-name="T66">do text if not self.folderCategory.startswith('LAP')</text:span></text:p></office:annotation><draw:control draw:control="control11" draw:style-name="gr1" draw:text-style-name="P65" draw:z-index="10" svg:height="0.399cm" svg:width="0.447cm" text:anchor-type="as-char"/>LAP : <text:span text:style-name="T10">permis d'urbanisation avec avis préalable du FD</text:span></text:p>
            <text:p text:style-name="P32"><text:span text:style-name="T10"><office:annotation><dc:creator>Ngaha </dc:creator><dc:date>2015-06-08T14:12:19</dc:date><text:p text:style-name="P64"><text:span text:style-name="T66">do text if self.folderCategory.startswith('LAP')</text:span></text:p></office:annotation></text:span><text:span text:style-name="T10"><draw:control draw:control="control28" draw:style-name="gr1" draw:text-style-name="P65" draw:z-index="27" svg:height="0.399cm" svg:width="0.447cm" text:anchor-type="as-char"/></text:span>LAP <text:span text:style-name="T10">: permis d'urbanisation avec avis préalable du FD</text:span></text:p>
            <text:p text:style-name="P32"><office:annotation><dc:creator>Ngaha </dc:creator><dc:date>2015-06-08T14:13:36</dc:date><text:p text:style-name="P64"><text:span text:style-name="T66">do text if not self.folderCategory.startswith('LAP/M')</text:span></text:p></office:annotation><draw:control draw:control="control12" draw:style-name="gr1" draw:text-style-name="P65" draw:z-index="11" svg:height="0.399cm" svg:width="0.447cm" text:anchor-type="as-char"/>LAP /M :<text:span text:style-name="T10"> modification du permis de lotir (= d'urbanisation) avec avis du FD</text:span></text:p>
            <text:p text:style-name="P32"><text:span text:style-name="T10"><office:annotation><dc:creator>Ngaha </dc:creator><dc:date>2015-06-08T14:13:11</dc:date><text:p text:style-name="P64"><text:span text:style-name="T66">do text if self.folderCategory.startswith('LAP/M')</text:span></text:p></office:annotation></text:span><text:span text:style-name="T10"><draw:control draw:control="control29" draw:style-name="gr1" draw:text-style-name="P65" draw:z-index="28" svg:height="0.399cm" svg:width="0.447cm" text:anchor-type="as-char"/></text:span>LAP /M<text:span text:style-name="T10"> : modification du permis de lotir (= d'urbanisation) avec avis du FD</text:span></text:p>
            <text:p text:style-name="P32"><office:annotation><dc:creator>Ngaha </dc:creator><dc:date>2015-06-08T14:14:29</dc:date><text:p text:style-name="P64"><text:span text:style-name="T66">do text if not self.folderCategory.startswith('LLDC')</text:span></text:p></office:annotation><draw:control draw:control="control13" draw:style-name="gr1" draw:text-style-name="P65" draw:z-index="12" svg:height="0.399cm" svg:width="0.447cm" text:anchor-type="as-char"/>LDC : <text:span text:style-name="T10">permis d'urbanisation dans un RUC, PCA, lotissement</text:span></text:p>
            <text:p text:style-name="P32"><text:span text:style-name="T10"><office:annotation><dc:creator>Ngaha </dc:creator><dc:date>2015-06-08T14:14:02</dc:date><text:p><text:span text:style-name="T66">do text if self.folderCategory.startswith('LLDC')</text:span></text:p></office:annotation></text:span><text:span text:style-name="T10"><draw:control draw:control="control30" draw:style-name="gr1" draw:text-style-name="P65" draw:z-index="29" svg:height="0.399cm" svg:width="0.447cm" text:anchor-type="as-char"/></text:span>LDC <text:span text:style-name="T10">: permis d'urbanisation dans un RUC, PCA, lotissement</text:span></text:p>
            <text:p text:style-name="P32"><office:annotation><dc:creator>Ngaha </dc:creator><dc:date>2015-06-08T14:15:10</dc:date><text:p text:style-name="P64"><text:span text:style-name="T66">do text if not self.folderCategory.startswith('LLDC/M')</text:span></text:p></office:annotation><draw:control draw:control="control14" draw:style-name="gr1" draw:text-style-name="P65" draw:z-index="13" svg:height="0.399cm" svg:width="0.447cm" text:anchor-type="as-char"/>LDC/M : <text:span text:style-name="T10">modification de permis de lotir ( =d'urbanisme) dans un RCU, PCA</text:span></text:p>
            <text:p text:style-name="P32"><text:span text:style-name="T10"><office:annotation><dc:creator>Ngaha </dc:creator><dc:date>2015-06-08T14:14:49</dc:date><text:p text:style-name="P64"><text:span text:style-name="T66">do text if self.folderCategory.startswith('LLDC/M')</text:span></text:p></office:annotation></text:span><text:span text:style-name="T10"><draw:control draw:control="control31" draw:style-name="gr1" draw:text-style-name="P65" draw:z-index="30" svg:height="0.399cm" svg:width="0.447cm" text:anchor-type="as-char"/></text:span>LDC/M<text:span text:style-name="T10"> : modification de permis de lotir ( =d'urbanisme) dans un RCU, PCA</text:span></text:p>
            <text:p text:style-name="P32"><text:span text:style-name="T10">d'urbanisme <text:s/></text:span><text:span text:style-name="T10"><draw:control draw:control="control50" draw:style-name="gr1" draw:text-style-name="P65" draw:z-index="49" svg:height="0.399cm" svg:width="0.447cm" text:anchor-type="as-char"/></text:span>PIEN :<text:span text:style-name="T10"> d'environnement </text:span><text:span text:style-name="T10"><draw:control draw:control="control51" draw:style-name="gr1" draw:text-style-name="P65" draw:z-index="50" svg:height="0.399cm" svg:width="0.447cm" text:anchor-type="as-char"/></text:span><text:span text:style-name="T10"><text:s/></text:span>PIUN : <text:span text:style-name="T10">Unique (=Urba. + Envir)</text:span></text:p>
          </table:table-cell>
        </table:table-row>
      </table:table>
      <text:p text:style-name="P4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P32"><text:span text:style-name="T1">DEMANDEUR : </text:span><text:span text:style-name="T3">n</text:span><text:span text:style-name="T10">om, prénom</text:span></text:p>
            <text:p text:style-name="P40"><text:s text:c="28"/>Adresse</text:p>
            <text:p text:style-name="P40"><text:s text:c="28"/>Tél.</text:p>
          </table:table-cell>
          <table:table-cell office:value-type="string" table:number-columns-spanned="3" table:style-name="Tableau3.B1">
            <text:p text:style-name="P34"><text:text-input text:description="Situation des travaux">self.getApplicantsSignaletic()</text:text-input></text:p>
            <text:p text:style-name="P34"><text:text-input text:description="">self.getApplicants()[0].getAddress()</text:text-input></text:p>
            <text:p text:style-name="P37"><text:text-input text:description="">self.getApplicants()[0].getPhone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2"><text:span text:style-name="T1">BIEN concerné </text:span><text:span text:style-name="T3">: </text:span><text:span text:style-name="T10">Adresse</text:span></text:p>
            <text:p text:style-name="P32"><text:s text:c="24"/><text:span text:style-name="T10">Références cadastrales</text:span></text:p>
          </table:table-cell>
          <table:table-cell office:value-type="string" table:number-columns-spanned="3" table:style-name="Tableau3.B2">
            <text:p text:style-name="P34"><text:text-input text:description="Situation des travaux">self.getWorkLocationSignaletic()</text:text-input></text:p>
            <text:p text:style-name="P34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0"><text:span text:style-name="T2">NATURE</text:span><text:span text:style-name="T1"> de la demande </text:span>(objet) :</text:p>
          </table:table-cell>
          <table:table-cell office:value-type="string" table:number-columns-spanned="3" table:style-name="Tableau3.B2">
            <text:p text:style-name="P34"><text:text-input text:description="Objet des travaux">licence_helper.licenceSubject</text:text-input></text:p>
          </table:table-cell>
          <table:covered-table-cell/>
          <table:covered-table-cell/>
        </table:table-row>
        <table:table-row table:style-name="Tableau3.4">
          <table:table-cell office:value-type="string" table:style-name="Tableau3.A2">
            <text:p text:style-name="P40"><text:span text:style-name="T6">AUTEUR DE PROJET</text:span> : <text:span text:style-name="T6"><text:s text:c="20"/></text:span></text:p>
          </table:table-cell>
          <table:table-cell office:value-type="string" table:number-columns-spanned="3" table:style-name="Tableau3.B2">
            <text:p text:style-name="P34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3">Date de dépôt dossier <text:span text:style-name="T12">complet</text:span></text:p>
          </table:table-cell>
          <table:table-cell office:value-type="string" table:style-name="Tableau3.A2">
            <text:p text:style-name="P5"><text:span text:style-name="T37"><text:text-input text:description="">tool.formatDate(urbanEventObj.getLastDeposit().getEventDate())</text:text-input></text:span><text:span text:style-name="T37"><office:annotation><dc:creator>Auteur inconnu</dc:creator><dc:date>2017-09-08T16:45:10</dc:date><text:p text:style-name="P64"><text:span text:style-name="T70">do text if urbanEventObj.getLastDeposit()</text:span></text:p></office:annotation></text:span></text:p>
          </table:table-cell>
          <table:table-cell office:value-type="string" table:style-name="Tableau3.C5">
            <text:p text:style-name="P34"><text:span text:style-name="T6">Délai de réponse annoncé :</text:span> <text:s text:c="3"/></text:p>
          </table:table-cell>
          <table:table-cell office:value-type="string" table:style-name="Tableau3.D5">
            <text:p text:style-name="P34"><text:text-input text:description="Objet des travaux">licence_helper.annoncedDelay</text:text-input></text:p>
          </table:table-cell>
        </table:table-row>
        <table:table-row>
          <table:table-cell office:value-type="string" table:style-name="Tableau3.A2">
            <text:p text:style-name="P40">Autres dossiers connus sur le bien</text:p>
          </table:table-cell>
          <table:table-cell office:value-type="string" table:number-columns-spanned="3" table:style-name="Tableau3.B8">
            <text:p text:style-name="P34">Références :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0">La parcelle est dans:</text:p>
          </table:table-cell>
          <table:table-cell office:value-type="string" table:number-columns-spanned="3" table:style-name="Tableau3.B7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office:value-type="string" table:style-name="Tableau6.A1">
                  <text:p text:style-name="P35"><office:annotation><dc:creator>Ngaha </dc:creator><dc:date>2015-06-09T15:11:52</dc:date><text:p text:style-name="P64"><text:span text:style-name="T66">do text if not self.isInPCA</text:span></text:p></office:annotation><draw:control draw:control="control32" draw:style-name="gr1" draw:text-style-name="P65" draw:z-index="31" svg:height="0.399cm" svg:width="0.447cm" text:anchor-type="as-char"/>Un PCA de réf. : </text:p>
                  <text:p text:style-name="P35"><office:annotation><dc:creator>Ngaha </dc:creator><dc:date>2015-06-09T15:13:02</dc:date><text:p text:style-name="P64"><text:span text:style-name="T66">do text if self.isInPCA</text:span></text:p></office:annotation><draw:control draw:control="control33" draw:style-name="gr1" draw:text-style-name="P65" draw:z-index="32" svg:height="0.399cm" svg:width="0.447cm" text:anchor-type="as-char"/>Un PCA de réf. : </text:p>
                </table:table-cell>
                <table:table-cell office:value-type="string" table:style-name="Tableau6.A1">
                  <text:p text:style-name="P54"><office:annotation><dc:creator>Ngaha </dc:creator><dc:date>2015-06-09T16:08:21</dc:date><text:p text:style-name="P64"><text:span text:style-name="T66">do text</text:span></text:p><text:p text:style-name="P64"><text:span text:style-name="T66">from xhtml(self.portal_urban.decorateHTML('UrbanBody', self.pcaDetails))</text:span></text:p></office:annotation></text:p>
                </table:table-cell>
                <table:table-cell office:value-type="string" table:style-name="Tableau6.A1">
                  <text:p text:style-name="P35"><office:annotation><dc:creator>Ngaha </dc:creator><dc:date>2015-06-09T15:14:32</dc:date><text:p text:style-name="P64"><text:span text:style-name="T66">do text if not self.isInSubdivision</text:span></text:p></office:annotation><text:s/><draw:control draw:control="control34" draw:style-name="gr1" draw:text-style-name="P65" draw:z-index="33" svg:height="0.399cm" svg:width="0.447cm" text:anchor-type="as-char"/>un lotissement de réf. :</text:p>
                  <text:p text:style-name="P35"><office:annotation><dc:creator>Ngaha </dc:creator><dc:date>2015-06-09T15:15:29</dc:date><text:p text:style-name="P64"><text:span text:style-name="T66">do text if self.isInSubdivision</text:span></text:p></office:annotation><text:s/><draw:control draw:control="control35" draw:style-name="gr1" draw:text-style-name="P65" draw:z-index="34" svg:height="0.399cm" svg:width="0.447cm" text:anchor-type="as-char"/>un lotissement de réf. :</text:p>
                </table:table-cell>
                <table:table-cell office:value-type="string" table:style-name="Tableau6.A1">
                  <text:p text:style-name="P54"><office:annotation><dc:creator>Ngaha </dc:creator><dc:date>2015-06-09T16:12:51</dc:date><text:p text:style-name="P64"><text:span text:style-name="T66">do text</text:span></text:p><text:p text:style-name="P64"><text:span text:style-name="T66">from xhtml(self.portal_urban.decorateHTML('UrbanBody', self.subdivisionDetails))</text:span></text:p></office:annotation>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0">Demande de DEROGATION :</text:p>
          </table:table-cell>
          <table:table-cell office:value-type="string" table:number-columns-spanned="3" table:style-name="Tableau3.B8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office:value-type="string" table:style-name="Tableau5.A1">
                  <text:p text:style-name="P35"><office:annotation><dc:creator>Ngaha </dc:creator><dc:date>2015-06-16T10:23:07</dc:date><text:p text:style-name="P64"><text:span text:style-name="T66">do text if not self.derogation.count(u'au Plan de secteur')</text:span></text:p></office:annotation><draw:control draw:control="control40" draw:style-name="gr1" draw:text-style-name="P65" draw:z-index="39" svg:height="0.399cm" svg:width="0.447cm" text:anchor-type="as-char"/>au plan de secteur</text:p>
                  <text:p text:style-name="P35"><office:annotation><dc:creator>Ngaha </dc:creator><dc:date>2015-06-16T10:25:27</dc:date><text:p text:style-name="P64"><text:span text:style-name="T66">do text if self.derogation.count(u'au Plan de secteur')</text:span></text:p></office:annotation><draw:control draw:control="control41" draw:style-name="gr1" draw:text-style-name="P65" draw:z-index="40" svg:height="0.399cm" svg:width="0.447cm" text:anchor-type="as-char"/>au plan de secteur</text:p>
                </table:table-cell>
                <table:table-cell office:value-type="string" table:style-name="Tableau5.A1">
                  <text:p text:style-name="P35"><office:annotation><dc:creator>Ngaha </dc:creator><dc:date>2015-06-16T10:26:21</dc:date><text:p text:style-name="P64"><text:span text:style-name="T66">do text if not self.derogation.count(u"au Plan Communal d'Am\xe9nagement")</text:span></text:p></office:annotation><draw:control draw:control="control39" draw:style-name="gr1" draw:text-style-name="P65" draw:z-index="38" svg:height="0.399cm" svg:width="0.447cm" text:anchor-type="as-char"/>au PCA.</text:p>
                  <text:p text:style-name="P35"><office:annotation><dc:creator>Ngaha </dc:creator><dc:date>2015-06-16T10:30:51</dc:date><text:p text:style-name="P64"><text:span text:style-name="T66">do text if self.derogation.count(u"au Plan Communal d'Am\xe9nagement")</text:span></text:p></office:annotation><draw:control draw:control="control42" draw:style-name="gr1" draw:text-style-name="P65" draw:z-index="41" svg:height="0.399cm" svg:width="0.447cm" text:anchor-type="as-char"/>au PCA.</text:p>
                </table:table-cell>
                <table:table-cell office:value-type="string" table:style-name="Tableau5.A1">
                  <text:p text:style-name="P35"><office:annotation><dc:creator>Ngaha </dc:creator><dc:date>2015-06-16T10:34:32</dc:date><text:p text:style-name="P64"><text:span text:style-name="T66">do text if not self.derogation.count(u"au Lotissement")</text:span></text:p></office:annotation><draw:control draw:control="control38" draw:style-name="gr1" draw:text-style-name="P65" draw:z-index="37" svg:height="0.399cm" svg:width="0.447cm" text:anchor-type="as-char"/>au lotissement</text:p>
                  <text:p text:style-name="P35"><office:annotation><dc:creator>Ngaha </dc:creator><dc:date>2015-06-16T10:35:59</dc:date><text:p text:style-name="P64"><text:span text:style-name="T66">do text if self.derogation.count(u"au Lotissement")</text:span></text:p></office:annotation><draw:control draw:control="control43" draw:style-name="gr1" draw:text-style-name="P65" draw:z-index="42" svg:height="0.399cm" svg:width="0.447cm" text:anchor-type="as-char"/>au lotissement</text:p>
                </table:table-cell>
                <table:table-cell office:value-type="string" table:style-name="Tableau5.A1">
                  <text:p text:style-name="P35"><office:annotation><dc:creator>Ngaha </dc:creator><dc:date>2015-06-16T10:37:04</dc:date><text:p text:style-name="P64"><text:span text:style-name="T66">do text if not self.derogation.count(u"au R\xe8glement Communal d'Urbanisme")</text:span></text:p></office:annotation><draw:control draw:control="control37" draw:style-name="gr1" draw:text-style-name="P65" draw:z-index="36" svg:height="0.399cm" svg:width="0.447cm" text:anchor-type="as-char"/>au RCU</text:p>
                  <text:p text:style-name="P35"><office:annotation><dc:creator>Ngaha </dc:creator><dc:date>2015-06-16T10:37:48</dc:date><text:p text:style-name="P64"><text:span text:style-name="T66">do text if self.derogation.count(u"au R\xe8glement Communal d'Urbanisme")</text:span></text:p></office:annotation><draw:control draw:control="control44" draw:style-name="gr1" draw:text-style-name="P65" draw:z-index="43" svg:height="0.399cm" svg:width="0.447cm" text:anchor-type="as-char"/>au RCU </text:p>
                </table:table-cell>
                <table:table-cell office:value-type="string" table:style-name="Tableau5.A1">
                  <text:p text:style-name="P35"><office:annotation><dc:creator>Ngaha </dc:creator><dc:date>2015-06-16T10:33:04</dc:date><text:p text:style-name="P64"><text:span text:style-name="T66">do text if not self.derogation.count(u"au R\xe8glement R\xe9gional d'Urbanisme")</text:span></text:p></office:annotation><text:s/><draw:control draw:control="control36" draw:style-name="gr1" draw:text-style-name="P65" draw:z-index="35" svg:height="0.399cm" svg:width="0.447cm" text:anchor-type="as-char"/>au règl. rég. d'urb.</text:p>
                  <text:p text:style-name="P35"><office:annotation><dc:creator>Ngaha </dc:creator><dc:date>2015-06-16T10:33:44</dc:date><text:p text:style-name="P64"><text:span text:style-name="T66">do text if self.derogation.count(u"au R\xe8glement R\xe9gional d'Urbanisme")</text:span></text:p></office:annotation><text:s/><draw:control draw:control="control45" draw:style-name="gr1" draw:text-style-name="P65" draw:z-index="44" svg:height="0.399cm" svg:width="0.447cm" text:anchor-type="as-char"/>au règl. rég. d'urb.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0">Publicité - enquête</text:p>
          </table:table-cell>
          <table:table-cell office:value-type="string" table:number-columns-spanned="3" table:style-name="Tableau3.B2">
            <text:p text:style-name="P34"><office:annotation><dc:creator>Ngaha </dc:creator><dc:date>2015-06-08T15:34:10</dc:date><text:p text:style-name="P64"><text:span text:style-name="T66">do text if not licence_helper.context.getLastInquiry().investigationStart</text:span></text:p></office:annotation><text:s/><draw:control draw:control="control131" draw:style-name="gr1" draw:text-style-name="P65" draw:z-index="130" svg:height="0.399cm" svg:width="0.447cm" text:anchor-type="as-char"/>oui <text:s/><draw:control draw:control="control132" draw:style-name="gr1" draw:text-style-name="P65" draw:z-index="131" svg:height="0.399cm" svg:width="0.447cm" text:anchor-type="as-char"/>du <text:s text:c="14"/>au <text:s text:c="14"/>Réclamation ? <text:s/><draw:control draw:control="control133" draw:style-name="gr1" draw:text-style-name="P65" draw:z-index="132" svg:height="0.399cm" svg:width="0.447cm" text:anchor-type="as-char"/></text:p>
            <text:p text:style-name="P34"><office:annotation><dc:creator>Ngaha </dc:creator><dc:date>2015-06-08T15:32:55</dc:date><text:p text:style-name="P64"><text:span text:style-name="T66">do text if licence_helper.context.getLastInquiry().investigationStart </text:span></text:p></office:annotation><text:s/><draw:control draw:control="control134" draw:style-name="gr1" draw:text-style-name="P65" draw:z-index="133" svg:height="0.399cm" svg:width="0.447cm" text:anchor-type="as-char"/>oui <text:s/><draw:control draw:control="control135" draw:style-name="gr1" draw:text-style-name="P65" draw:z-index="134" svg:height="0.399cm" svg:width="0.447cm" text:anchor-type="as-char"/>du <text:text-input text:description="">tool.formatDate(licence_helper.context.getLastInquiry().investigationStart)</text:text-input><text:s/>au <text:text-input text:description="">tool.formatDate(licence_helper.context.getLastInquiry().investigationEnd)</text:text-input><text:s/>Réclamation ? <text:s/><draw:control draw:control="control136" draw:style-name="gr1" draw:text-style-name="P65" draw:z-index="135" svg:height="0.399cm" svg:width="0.447cm" text:anchor-type="as-char"/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0">Ouverture ou modification de voirie</text:p>
          </table:table-cell>
          <table:table-cell office:value-type="string" table:number-columns-spanned="3" table:style-name="Tableau3.B7">
            <table:table table:name="Tableau7" table:style-name="Tableau7">
              <table:table-column table:style-name="Tableau7.A"/>
              <table:table-row>
                <table:table-cell office:value-type="string" table:style-name="Tableau7.A1">
                  <text:p text:style-name="P35"><office:annotation><dc:creator>Ngaha </dc:creator><dc:date>2015-06-16T11:25:37</dc:date><text:p text:style-name="P64"><text:span text:style-name="T66">do text if self.roadAdaptation.count(u"Non")</text:span></text:p></office:annotation><draw:control draw:control="control46" draw:style-name="gr1" draw:text-style-name="P65" draw:z-index="45" svg:height="0.399cm" svg:width="0.447cm" text:anchor-type="as-char"/>oui</text:p>
                  <text:p text:style-name="P35"><office:annotation><dc:creator>Ngaha </dc:creator><dc:date>2015-06-16T11:28:48</dc:date><text:p text:style-name="P64"><text:span text:style-name="T66">do text if self.roadAdaptation.count(u"Oui")</text:span></text:p></office:annotation><draw:control draw:control="control47" draw:style-name="gr1" draw:text-style-name="P65" draw:z-index="46" svg:height="0.399cm" svg:width="0.447cm" text:anchor-type="as-char"/>oui</text:p>
                  <text:p text:style-name="P35"><text:span text:style-name="T6">Type de voirie </text:span>: <text:text-input text:description="">self.roadType</text:text-input><office:annotation><dc:creator>Ngaha </dc:creator><dc:date>2015-06-16T11:43:17</dc:date><text:p text:style-name="P64"><text:span text:style-name="T66">do text if not self.roadType.count(u"Provinciale")</text:span></text:p></office:annotation>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43">Équipement de la voirie</text:p>
            <text:p text:style-name="P43"><text:s text:c="39"/><text:span text:style-name="T32">Important :</text:span></text:p>
          </table:table-cell>
          <table:table-cell office:value-type="string" table:number-columns-spanned="3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office:value-type="string" table:style-name="Tableau8.A1">
                  <text:p text:style-name="P35"/>
                </table:table-cell>
                <table:table-cell office:value-type="string" table:style-name="Tableau8.A1">
                  <text:p text:style-name="P35"/>
                </table:table-cell>
                <table:table-cell office:value-type="string" table:style-name="Tableau8.A1">
                  <text:p text:style-name="P35"/>
                </table:table-cell>
              </table:table-row>
              <table:table-row>
                <table:table-cell office:value-type="string" table:number-columns-spanned="2" table:style-name="Tableau8.A1">
                  <text:p text:style-name="P35"/>
                </table:table-cell>
                <table:covered-table-cell/>
                <table:table-cell office:value-type="string" table:style-name="Tableau8.A1">
                  <text:p text:style-name="P35"/>
                </table:table-cell>
              </table:table-row>
              <table:table-row>
                <table:table-cell office:value-type="string" table:number-columns-spanned="3" table:style-name="Tableau8.A1">
                  <text:p text:style-name="P35"/>
                </table:table-cell>
                <table:covered-table-cell/>
                <table:covered-table-cell/>
              </table:table-row>
            </table:table>
            <text:p text:style-name="P34"/>
          </table:table-cell>
          <table:covered-table-cell/>
          <table:covered-table-cell/>
        </table:table-row>
        <table:table-row table:style-name="Tableau3.12">
          <table:table-cell office:value-type="string" table:style-name="Tableau3.A2">
            <text:p text:style-name="P40">Avis sollicités par la commune</text:p>
          </table:table-cell>
          <table:table-cell office:value-type="string" table:number-columns-spanned="3" table:style-name="Tableau3.B2">
            <table:table table:name="Tableau9" table:style-name="Tableau9">
              <table:table-column table:style-name="Tableau9.A"/>
              <table:table-row>
                <table:table-cell office:value-type="string" table:style-name="Tableau9.A1">
                  <text:p text:style-name="P50"><text:text-input text:description="Bien-Parcelles">self.solicitOpinionsTo</text:text-input>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 table:style-name="Tableau3.13">
          <table:table-cell office:value-type="string" table:style-name="Tableau3.A2">
            <text:p text:style-name="P43">Zonage au plan de secteur</text:p>
          </table:table-cell>
          <table:table-cell office:value-type="string" table:number-columns-spanned="3" table:style-name="Tableau3.B2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office:value-type="string" table:style-name="Tableau12.A1">
                  <text:p text:style-name="P34"><office:annotation><dc:creator>sde </dc:creator><dc:date>2011-08-04T13:57:24</dc:date><text:p text:style-name="P64"><text:span text:style-name="T69">do row for folderZoneValue in self.getValuesForTemplate('folderZone')</text:span></text:p></office:annotation><draw:control draw:control="control1" draw:style-name="gr1" draw:text-style-name="P65" draw:z-index="0" svg:height="0.399cm" svg:width="0.447cm" text:anchor-type="as-char"/></text:p>
                </table:table-cell>
                <table:table-cell office:value-type="string" table:style-name="Tableau12.A1">
                  <text:p text:style-name="P34"><text:text-input text:description="Bien-Parcelles">folderZoneValue</text:text-input>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ext:soft-page-break/>
        <table:table-row table:style-name="Tableau3.14">
          <table:table-cell office:value-type="string" table:style-name="Tableau3.A2">
            <text:p text:style-name="P40">Bien classé ou assimilé</text:p>
          </table:table-cell>
          <table:table-cell office:value-type="string" table:number-columns-spanned="3" table:style-name="Tableau3.B7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style-name="Tableau4.A1">
                  <text:p text:style-name="P35"/>
                </table:table-cell>
                <table:table-cell office:value-type="string" table:style-name="Tableau4.A1">
                  <text:p text:style-name="P54"/>
                </table:table-cell>
                <table:table-cell office:value-type="string" table:style-name="Tableau4.A1">
                  <text:p text:style-name="P54"/>
                </table:table-cell>
                <table:table-cell office:value-type="string" table:style-name="Tableau4.A1">
                  <text:p text:style-name="P54"/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40">Etude d'incidence ?</text:p>
          </table:table-cell>
          <table:table-cell office:value-type="string" table:number-columns-spanned="3" table:style-name="Tableau3.B2">
            <text:p text:style-name="P34"><office:annotation><dc:creator>Ngaha </dc:creator><dc:date>2015-06-16T16:27:23</dc:date><text:p text:style-name="P64"><text:span text:style-name="T68">do text if not self.impactStudy</text:span></text:p></office:annotation><draw:control draw:control="control15" draw:style-name="gr1" draw:text-style-name="P65" draw:z-index="14" svg:height="0.399cm" svg:width="0.447cm" text:anchor-type="as-char"/>oui (ne concerne PAS la notice dévaluation préalable des incidences, toujours nécessaire)</text:p>
            <text:p text:style-name="P34"><office:annotation><dc:creator>Ngaha </dc:creator><dc:date>2015-06-16T16:30:24</dc:date><text:p text:style-name="P64"><text:span text:style-name="T66">do text if self.impactStudy</text:span></text:p></office:annotation><draw:control draw:control="control48" draw:style-name="gr1" draw:text-style-name="P65" draw:z-index="47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office:value-type="string" table:style-name="Tableau3.A16">
            <text:p text:style-name="P32">Rapport du collège <text:span text:style-name="T10">avec motivation (ou éventuellement demande de dérogation motivée si dans un PCA, RCU , lotissement)</text:span></text:p>
          </table:table-cell>
          <table:table-cell office:value-type="string" table:number-columns-spanned="3" table:style-name="Tableau3.B16">
            <text:p text:style-name="P34"/>
            <text:p text:style-name="P34"/>
            <text:p text:style-name="P34"/>
            <text:p text:style-name="P36">(suite au verso : <draw:control draw:control="control52" draw:style-name="gr1" draw:text-style-name="P65" draw:z-index="51" svg:height="0.399cm" svg:width="0.447cm" text:anchor-type="as-char"/>oui)</text:p>
          </table:table-cell>
          <table:covered-table-cell/>
          <table:covered-table-cell/>
        </table:table-row>
        <table:table-row table:style-name="Tableau3.17">
          <table:table-cell office:value-type="string" table:style-name="Tableau3.A17">
            <text:p text:style-name="P40">Annexes jointes</text:p>
          </table:table-cell>
          <table:table-cell office:value-type="string" table:number-columns-spanned="3" table:style-name="Tableau3.B17">
            <text:p text:style-name="P35">Voir liste</text:p>
          </table:table-cell>
          <table:covered-table-cell/>
          <table:covered-table-cell/>
        </table:table-row>
        <table:table-row>
          <table:table-cell office:value-type="string" table:style-name="Tableau3.A18">
            <text:p text:style-name="P32">Décision finale du collège</text:p>
          </table:table-cell>
          <table:table-cell office:value-type="string" table:number-columns-spanned="3" table:style-name="Tableau3.B18">
            <text:p text:style-name="P51"><draw:control draw:control="control16" draw:style-name="gr1" draw:text-style-name="P65" draw:z-index="15" svg:height="0.399cm" svg:width="0.447cm" text:anchor-type="as-char"/>s'écartant de <text:span text:style-name="T10">l'</text:span><text:span text:style-name="T15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9"/>
      <text:p text:style-name="P31"><text:span text:style-name="Police_20_par_20_défaut"><text:span text:style-name="T30"><text:text-input text:description="">tool.getCityName()</text:text-input></text:span></text:span><text:span text:style-name="T63">, le</text:span></text:p>
      <text:p text:style-name="P39"><text:tab/><text:tab/><office:annotation><dc:creator>Gauthier Bastien</dc:creator><dc:date>2011-01-13T14:56:41</dc:date><text:p text:style-name="P64"><text:span text:style-name="T67">do text</text:span></text:p><text:p text:style-name="P64"><text:span text:style-name="T67">from document(at=signatures, format='odt')</text:span></text:p></office:annotation>Import depuis signatures.odt</text:p>
      <text:p text:style-name="P2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Ubuntu" svg:font-family="Ubuntu"/>
    <style:font-face style:font-family-generic="swiss" style:name="arial" svg:font-family="arial"/>
    <style:font-face style:font-family-generic="modern" style:font-pitch="fixed" style:name="Liberation Mono" svg:font-family="'Liberation Mono'"/>
    <style:font-face style:font-family-generic="modern" style:font-pitch="fixed" style:name="Nimbus Mono L" svg:font-family="'Nimbus Mono L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adornments="Gras" style:font-family-generic="swiss" style:font-pitch="variable" style:name="Calibri1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3">
      <style:table-properties fo:margin-left="-0.146cm" style:width="19.835cm" table:align="left"/>
    </style:style>
    <style:style style:family="table-column" style:name="Tableau13.A">
      <style:table-column-properties style:column-width="9.917cm"/>
    </style:style>
    <style:style style:family="table-column" style:name="Tableau13.B">
      <style:table-column-properties style:column-width="0.568cm"/>
    </style:style>
    <style:style style:family="table-column" style:name="Tableau13.C">
      <style:table-column-properties style:column-width="9.35cm"/>
    </style:style>
    <style:style style:family="table-row" style:name="Tableau13.1">
      <style:table-row-properties style:min-row-height="0.603cm"/>
    </style:style>
    <style:style style:family="table-cell" style:name="Tableau13.A1">
      <style:table-cell-properties fo:border-bottom="none" fo:border-left="2pt solid #000000" fo:border-right="2pt solid #000000" fo:border-top="2pt solid #000000" fo:padding="0.097cm"/>
    </style:style>
    <style:style style:family="table-cell" style:name="Tableau13.A2">
      <style:table-cell-properties fo:border-bottom="none" fo:border-left="2pt solid #000000" fo:border-right="none" fo:border-top="none" fo:padding="0.097cm"/>
    </style:style>
    <style:style style:family="table-cell" style:name="Tableau13.C2">
      <style:table-cell-properties fo:border-bottom="none" fo:border-left="none" fo:border-right="2pt solid #000000" fo:border-top="none" fo:padding="0.097cm"/>
    </style:style>
    <style:style style:family="table-cell" style:name="Tableau13.A3">
      <style:table-cell-properties fo:border-bottom="2pt solid #000000" fo:border-left="2pt solid #000000" fo:border-right="none" fo:border-top="none" fo:padding="0.097cm"/>
    </style:style>
    <style:style style:family="table-cell" style:name="Tableau13.B3">
      <style:table-cell-properties fo:border-bottom="2pt solid #000000" fo:border-left="none" fo:border-right="2pt solid #000000" fo:border-top="none" fo:padding="0.097cm"/>
    </style:style>
    <style:style style:family="table" style:name="Tableau10">
      <style:table-properties fo:margin-left="-0.125cm" style:width="19.807cm" style:writing-mode="lr-tb" table:align="left"/>
    </style:style>
    <style:style style:family="table-column" style:name="Tableau10.A">
      <style:table-column-properties style:column-width="7.863cm"/>
    </style:style>
    <style:style style:family="table-column" style:name="Tableau10.B">
      <style:table-column-properties style:column-width="11.943cm"/>
    </style:style>
    <style:style style:family="table-row" style:name="Tableau10.1">
      <style:table-row-properties fo:keep-together="auto" style:min-row-height="1.316cm"/>
    </style:style>
    <style:style style:family="table-cell" style:name="Tableau10.A1">
      <style:table-cell-properties fo:border-bottom="2pt solid #00000a" fo:border-left="2pt solid #00000a" fo:border-right="none" fo:border-top="2pt solid #00000a" fo:padding-bottom="0cm" fo:padding-left="0.125cm" fo:padding-right="0.125cm" fo:padding-top="0cm"/>
    </style:style>
    <style:style style:family="table-cell" style:name="Tableau10.B1">
      <style:table-cell-properties fo:border-bottom="2pt solid #00000a" fo:border-left="none" fo:border-right="2pt solid #00000a" fo:border-top="2pt solid #00000a" fo:padding-bottom="0cm" fo:padding-left="0.125cm" fo:padding-right="0.125cm" fo:padding-top="0cm"/>
    </style:style>
    <style:style style:family="table" style:name="Tableau11">
      <style:table-properties fo:margin-left="-0.125cm" style:width="19.796cm" style:writing-mode="lr-tb" table:align="left"/>
    </style:style>
    <style:style style:family="table-column" style:name="Tableau11.A">
      <style:table-column-properties style:column-width="5.373cm"/>
    </style:style>
    <style:style style:family="table-column" style:name="Tableau11.B">
      <style:table-column-properties style:column-width="2.589cm"/>
    </style:style>
    <style:style style:family="table-column" style:name="Tableau11.C">
      <style:table-column-properties style:column-width="0.263cm"/>
    </style:style>
    <style:style style:family="table-column" style:name="Tableau11.D">
      <style:table-column-properties style:column-width="1.192cm"/>
    </style:style>
    <style:style style:family="table-column" style:name="Tableau11.E">
      <style:table-column-properties style:column-width="3.401cm"/>
    </style:style>
    <style:style style:family="table-column" style:name="Tableau11.F">
      <style:table-column-properties style:column-width="0.452cm"/>
    </style:style>
    <style:style style:family="table-column" style:name="Tableau11.G">
      <style:table-column-properties style:column-width="6.526cm"/>
    </style:style>
    <style:style style:family="table-row" style:name="Tableau11.1">
      <style:table-row-properties fo:keep-together="auto"/>
    </style:style>
    <style:style style:family="table-cell" style:name="Tableau11.A1">
      <style:table-cell-properties fo:border-bottom="0.75pt solid #00000a" fo:border-left="2.25pt solid #00000a" fo:border-right="0.75pt solid #00000a" fo:border-top="2.25pt solid #00000a" fo:padding-bottom="0cm" fo:padding-left="0.125cm" fo:padding-right="0.125cm" fo:padding-top="0cm"/>
    </style:style>
    <style:style style:family="table-cell" style:name="Tableau11.B1">
      <style:table-cell-properties fo:border-bottom="0.75pt solid #00000a" fo:border-left="0.75pt solid #00000a" fo:border-right="2.25pt solid #00000a" fo:border-top="2.25pt solid #00000a" fo:padding-bottom="0cm" fo:padding-left="0.125cm" fo:padding-right="0.125cm" fo:padding-top="0cm"/>
    </style:style>
    <style:style style:family="table-cell" style:name="Tableau11.A2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/>
    </style:style>
    <style:style style:family="table-cell" style:name="Tableau11.B2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/>
    </style:style>
    <style:style style:family="table-cell" style:name="Tableau11.A5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5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middle"/>
    </style:style>
    <style:style style:family="table-cell" style:name="Tableau11.F5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"/>
    </style:style>
    <style:style style:family="table-cell" style:name="Tableau11.D6">
      <style:table-cell-properties fo:border-bottom="0.7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-row" style:name="Tableau11.7">
      <style:table-row-properties fo:keep-together="auto" style:min-row-height="0.494cm"/>
    </style:style>
    <style:style style:family="table-cell" style:name="Tableau11.B7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11">
      <style:table-row-properties fo:keep-together="auto" style:min-row-height="0.448cm"/>
    </style:style>
    <style:style style:family="table-cell" style:name="Tableau11.B11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"/>
    </style:style>
    <style:style style:family="table-row" style:name="Tableau11.13">
      <style:table-row-properties fo:keep-together="auto" style:min-row-height="3.833cm"/>
    </style:style>
    <style:style style:family="table-row" style:name="Tableau11.15">
      <style:table-row-properties fo:keep-together="auto" style:min-row-height="0.713cm"/>
    </style:style>
    <style:style style:family="table-cell" style:name="Tableau11.B16">
      <style:table-cell-properties fo:border-bottom="0.75pt solid #00000a" fo:border-left="0.75pt solid #00000a" fo:border-right="none" fo:border-top="none" fo:padding-bottom="0cm" fo:padding-left="0.125cm" fo:padding-right="0.125cm" fo:padding-top="0cm" style:vertical-align=""/>
    </style:style>
    <style:style style:family="table-cell" style:name="Tableau11.A19">
      <style:table-cell-properties fo:border-bottom="none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19">
      <style:table-cell-properties fo:border-bottom="none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20">
      <style:table-row-properties fo:keep-together="auto" style:min-row-height="0.102cm"/>
    </style:style>
    <style:style style:family="table-cell" style:name="Tableau11.A20">
      <style:table-cell-properties fo:border-bottom="0.75pt solid #00000a" fo:border-left="2.25pt solid #00000a" fo:border-right="0.75pt solid #00000a" fo:border-top="none" fo:padding-bottom="0cm" fo:padding-left="0.125cm" fo:padding-right="0.125cm" fo:padding-top="0cm"/>
    </style:style>
    <style:style style:family="table-cell" style:name="Tableau11.B20">
      <style:table-cell-properties fo:border-bottom="0.75pt solid #00000a" fo:border-left="0.75pt solid #00000a" fo:border-right="2.25pt solid #00000a" fo:border-top="none" fo:padding-bottom="0cm" fo:padding-left="0.125cm" fo:padding-right="0.125cm" fo:padding-top="0cm"/>
    </style:style>
    <style:style style:family="table-cell" style:name="Tableau11.A21">
      <style:table-cell-properties fo:border-bottom="2.25pt solid #00000a" fo:border-left="2.25pt solid #00000a" fo:border-right="0.75pt solid #00000a" fo:border-top="none" fo:padding-bottom="0cm" fo:padding-left="0.125cm" fo:padding-right="0.125cm" fo:padding-top="0cm" style:vertical-align="middle"/>
    </style:style>
    <style:style style:family="table-cell" style:name="Tableau11.B21">
      <style:table-cell-properties fo:border-bottom="2.2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" style:name="Tableau16">
      <style:table-properties fo:margin-left="-0.141cm" style:width="14.314cm" table:align="left"/>
    </style:style>
    <style:style style:family="table-column" style:name="Tableau16.A">
      <style:table-column-properties style:column-width="2.263cm"/>
    </style:style>
    <style:style style:family="table-column" style:name="Tableau16.B">
      <style:table-column-properties style:column-width="12.051cm"/>
    </style:style>
    <style:style style:family="table-cell" style:name="Tableau16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6.B1">
      <style:table-cell-properties fo:border="0.05pt solid #000000" fo:padding="0.097cm"/>
    </style:style>
    <style:style style:family="table" style:name="Tableau14">
      <style:table-properties style:width="14.173cm" table:align="margins"/>
    </style:style>
    <style:style style:family="table-column" style:name="Tableau14.A">
      <style:table-column-properties style:column-width="9.592cm" style:rel-column-width="44353*"/>
    </style:style>
    <style:style style:family="table-column" style:name="Tableau14.B">
      <style:table-column-properties style:column-width="2.14cm" style:rel-column-width="9893*"/>
    </style:style>
    <style:style style:family="table-column" style:name="Tableau14.C">
      <style:table-column-properties style:column-width="2.441cm" style:rel-column-width="11289*"/>
    </style:style>
    <style:style style:family="table-cell" style:name="Tableau14.A1">
      <style:table-cell-properties fo:border="none" fo:padding="0.097cm"/>
    </style:style>
    <style:style style:family="table" style:name="Tableau15">
      <style:table-properties style:width="14.173cm" table:align="margins"/>
    </style:style>
    <style:style style:family="table-column" style:name="Tableau15.A">
      <style:table-column-properties style:column-width="3.203cm" style:rel-column-width="14811*"/>
    </style:style>
    <style:style style:family="table-column" style:name="Tableau15.B">
      <style:table-column-properties style:column-width="3.882cm" style:rel-column-width="17951*"/>
    </style:style>
    <style:style style:family="table-column" style:name="Tableau15.C">
      <style:table-column-properties style:column-width="3.544cm" style:rel-column-width="16385*"/>
    </style:style>
    <style:style style:family="table-column" style:name="Tableau15.D">
      <style:table-column-properties style:column-width="3.544cm" style:rel-column-width="16388*"/>
    </style:style>
    <style:style style:family="table-cell" style:name="Tableau15.A1">
      <style:table-cell-properties fo:border="none" fo:padding="0.097cm"/>
    </style:style>
    <style:style style:family="table" style:name="Tableau1">
      <style:table-properties fo:margin-left="0.118cm" style:width="19.798cm" table:align="left"/>
    </style:style>
    <style:style style:family="table-column" style:name="Tableau1.A">
      <style:table-column-properties style:column-width="10.215cm"/>
    </style:style>
    <style:style style:family="table-column" style:name="Tableau1.B">
      <style:table-column-properties style:column-width="9.583cm"/>
    </style:style>
    <style:style style:family="table-cell" style:name="Tableau1.A1">
      <style:table-cell-properties fo:border-bottom="none" fo:border-left="0.8pt solid #000000" fo:border-right="0.8pt solid #000000" fo:border-top="0.8pt solid #000000" fo:padding="0.097cm"/>
    </style:style>
    <style:style style:family="table-cell" style:name="Tableau1.A2">
      <style:table-cell-properties fo:border-bottom="0.05pt solid #000000" fo:border-left="0.8pt solid #000000" fo:border-right="none" fo:border-top="none" fo:padding="0.097cm"/>
    </style:style>
    <style:style style:family="table-cell" style:name="Tableau1.B2">
      <style:table-cell-properties fo:border-bottom="0.05pt solid #000000" fo:border-left="none" fo:border-right="0.8pt solid #000000" fo:border-top="none" fo:padding="0.097cm"/>
    </style:style>
    <style:style style:family="table-cell" style:name="Tableau1.A3">
      <style:table-cell-properties fo:border-bottom="0.8pt solid #000000" fo:border-left="0.8pt solid #000000" fo:border-right="0.8pt solid #000000" fo:border-top="none" fo:padding="0.097cm"/>
    </style:style>
    <style:style style:family="table" style:name="Tableau2">
      <style:table-properties fo:margin-left="0.118cm" style:width="19.789cm" table:align="left"/>
    </style:style>
    <style:style style:family="table-column" style:name="Tableau2.A">
      <style:table-column-properties style:column-width="7.461cm"/>
    </style:style>
    <style:style style:family="table-column" style:name="Tableau2.B">
      <style:table-column-properties style:column-width="12.328cm"/>
    </style:style>
    <style:style style:family="table-cell" style:name="Tableau2.A1">
      <style:table-cell-properties fo:border-bottom="0.8pt solid #000000" fo:border-left="0.8pt solid #000000" fo:border-right="none" fo:border-top="0.8pt solid #000000" fo:padding="0.097cm"/>
    </style:style>
    <style:style style:family="table-cell" style:name="Tableau2.B1">
      <style:table-cell-properties fo:border-bottom="0.8pt solid #000000" fo:border-left="none" fo:border-right="0.8pt solid #000000" fo:border-top="0.8pt solid #000000" fo:padding="0.097cm"/>
    </style:style>
    <style:style style:family="table" style:name="Tableau3">
      <style:table-properties fo:margin-left="0.116cm" style:width="19.764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4.895cm"/>
    </style:style>
    <style:style style:family="table-column" style:name="Tableau3.C">
      <style:table-column-properties style:column-width="4.657cm"/>
    </style:style>
    <style:style style:family="table-column" style:name="Tableau3.D">
      <style:table-column-properties style:column-width="4.815cm"/>
    </style:style>
    <style:style style:family="table-row" style:name="Tableau3.1">
      <style:table-row-properties style:min-row-height="1.429cm"/>
    </style:style>
    <style:style style:family="table-cell" style:name="Tableau3.A1">
      <style:table-cell-properties fo:border-bottom="0.05pt solid #000000" fo:border-left="0.8pt solid #000000" fo:border-right="none" fo:border-top="0.8pt solid #000000" fo:padding-bottom="0.049cm" fo:padding-left="0.101cm" fo:padding-right="0.101cm" fo:padding-top="0.049cm"/>
    </style:style>
    <style:style style:family="table-cell" style:name="Tableau3.B1">
      <style:table-cell-properties fo:border-bottom="0.05pt solid #000000" fo:border-left="0.8pt solid #000000" fo:border-right="0.8pt solid #000000" fo:border-top="0.8pt solid #000000" fo:padding-bottom="0.049cm" fo:padding-left="0.101cm" fo:padding-right="0.101cm" fo:padding-top="0.049cm"/>
    </style:style>
    <style:style style:family="table-cell" style:name="Tableau3.A2">
      <style:table-cell-properties fo:border-bottom="0.05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2">
      <style:table-cell-properties fo:border-bottom="0.05pt solid #000000" fo:border-left="0.8pt solid #000000" fo:border-right="0.8pt solid #000000" fo:border-top="none" fo:padding-bottom="0.049cm" fo:padding-left="0.101cm" fo:padding-right="0.101cm" fo:padding-top="0.049cm"/>
    </style:style>
    <style:style style:family="table-row" style:name="Tableau3.4">
      <style:table-row-properties style:min-row-height="0.556cm"/>
    </style:style>
    <style:style style:family="table-cell" style:name="Tableau3.C5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 style:vertical-align="middle"/>
    </style:style>
    <style:style style:family="table-cell" style:name="Tableau3.D5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 style:vertical-align="middle"/>
    </style:style>
    <style:style style:family="table-cell" style:name="Tableau3.B6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B7">
      <style:table-cell-properties fo:border-bottom="0.05pt solid #000000" fo:border-left="0.8pt solid #000000" fo:border-right="0.8pt solid #000000" fo:border-top="none" fo:padding-bottom="0.049cm" fo:padding-left="0.101cm" fo:padding-right="0.101cm" fo:padding-top="0.049cm" style:vertical-align="middle"/>
    </style:style>
    <style:style style:family="table-cell" style:name="Tableau3.B8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1">
      <style:table-row-properties style:min-row-height="2cm"/>
    </style:style>
    <style:style style:family="table-row" style:name="Tableau3.12">
      <style:table-row-properties style:min-row-height="0.773cm"/>
    </style:style>
    <style:style style:family="table-row" style:name="Tableau3.13">
      <style:table-row-properties style:min-row-height="0.092cm"/>
    </style:style>
    <style:style style:family="table-row" style:name="Tableau3.14">
      <style:table-row-properties style:min-row-height="3.103cm"/>
    </style:style>
    <style:style style:family="table-row" style:name="Tableau3.15">
      <style:table-row-properties style:min-row-height="0.661cm"/>
    </style:style>
    <style:style style:family="table-row" style:name="Tableau3.16">
      <style:table-row-properties style:min-row-height="1.349cm"/>
    </style:style>
    <style:style style:family="table-cell" style:name="Tableau3.A16">
      <style:table-cell-properties fo:border-bottom="none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6">
      <style:table-cell-properties fo:border-bottom="none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7">
      <style:table-row-properties style:min-row-height="0.356cm"/>
    </style:style>
    <style:style style:family="table-cell" style:name="Tableau3.A17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7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A18">
      <style:table-cell-properties fo:border-bottom="0.8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18">
      <style:table-cell-properties fo:border-bottom="0.8pt solid #000000" fo:border-left="0.8pt solid #000000" fo:border-right="0.8pt solid #000000" fo:border-top="none" fo:padding-bottom="0.049cm" fo:padding-left="0.101cm" fo:padding-right="0.101cm" fo:padding-top="0.049cm"/>
    </style:style>
    <style:style style:family="table" style:name="Tableau6">
      <style:table-properties style:width="14.166cm" table:align="margins"/>
    </style:style>
    <style:style style:family="table-column" style:name="Tableau6.A">
      <style:table-column-properties style:column-width="3.54cm" style:rel-column-width="16377*"/>
    </style:style>
    <style:style style:family="table-column" style:name="Tableau6.B">
      <style:table-column-properties style:column-width="3.087cm" style:rel-column-width="14283*"/>
    </style:style>
    <style:style style:family="table-column" style:name="Tableau6.C">
      <style:table-column-properties style:column-width="4.436cm" style:rel-column-width="20524*"/>
    </style:style>
    <style:style style:family="table-column" style:name="Tableau6.D">
      <style:table-column-properties style:column-width="3.103cm" style:rel-column-width="14351*"/>
    </style:style>
    <style:style style:family="table-cell" style:name="Tableau6.A1">
      <style:table-cell-properties fo:border="none" fo:padding="0cm"/>
    </style:style>
    <style:style style:family="table" style:name="Tableau5">
      <style:table-properties style:width="14.166cm" table:align="margins"/>
    </style:style>
    <style:style style:family="table-column" style:name="Tableau5.A">
      <style:table-column-properties style:column-width="3.517cm" style:rel-column-width="16269*"/>
    </style:style>
    <style:style style:family="table-column" style:name="Tableau5.B">
      <style:table-column-properties style:column-width="1.947cm" style:rel-column-width="9010*"/>
    </style:style>
    <style:style style:family="table-column" style:name="Tableau5.C">
      <style:table-column-properties style:column-width="3.036cm" style:rel-column-width="14041*"/>
    </style:style>
    <style:style style:family="table-column" style:name="Tableau5.D">
      <style:table-column-properties style:column-width="1.887cm" style:rel-column-width="8735*"/>
    </style:style>
    <style:style style:family="table-column" style:name="Tableau5.E">
      <style:table-column-properties style:column-width="3.778cm" style:rel-column-width="17480*"/>
    </style:style>
    <style:style style:family="table-cell" style:name="Tableau5.A1">
      <style:table-cell-properties fo:border="none" fo:padding="0cm"/>
    </style:style>
    <style:style style:family="table" style:name="Tableau7">
      <style:table-properties style:width="14.166cm" table:align="margins"/>
    </style:style>
    <style:style style:family="table-column" style:name="Tableau7.A">
      <style:table-column-properties style:column-width="14.166cm" style:rel-column-width="65535*"/>
    </style:style>
    <style:style style:family="table-cell" style:name="Tableau7.A1">
      <style:table-cell-properties fo:border="none" fo:padding="0cm"/>
    </style:style>
    <style:style style:family="table" style:name="Tableau8">
      <style:table-properties style:width="14.166cm" table:align="margins"/>
    </style:style>
    <style:style style:family="table-column" style:name="Tableau8.A">
      <style:table-column-properties style:column-width="9.13cm" style:rel-column-width="42235*"/>
    </style:style>
    <style:style style:family="table-column" style:name="Tableau8.B">
      <style:table-column-properties style:column-width="2.055cm" style:rel-column-width="9509*"/>
    </style:style>
    <style:style style:family="table-column" style:name="Tableau8.C">
      <style:table-column-properties style:column-width="2.981cm" style:rel-column-width="13791*"/>
    </style:style>
    <style:style style:family="table-cell" style:name="Tableau8.A1">
      <style:table-cell-properties fo:border="none" fo:padding="0cm"/>
    </style:style>
    <style:style style:family="table" style:name="Tableau9">
      <style:table-properties style:width="14.166cm" table:align="margins"/>
    </style:style>
    <style:style style:family="table-column" style:name="Tableau9.A">
      <style:table-column-properties style:column-width="14.166cm" style:rel-column-width="65535*"/>
    </style:style>
    <style:style style:family="table-cell" style:name="Tableau9.A1">
      <style:table-cell-properties fo:border="none" fo:padding="0cm"/>
    </style:style>
    <style:style style:family="table" style:name="Tableau12">
      <style:table-properties style:width="14.136cm" table:align="left"/>
    </style:style>
    <style:style style:family="table-column" style:name="Tableau12.A">
      <style:table-column-properties style:column-width="0.609cm"/>
    </style:style>
    <style:style style:family="table-column" style:name="Tableau12.B">
      <style:table-column-properties style:column-width="13.527cm"/>
    </style:style>
    <style:style style:family="table-cell" style:name="Tableau12.A1">
      <style:table-cell-properties fo:border="none" fo:padding="0.097cm"/>
    </style:style>
    <style:style style:family="table" style:name="Tableau4">
      <style:table-properties fo:margin-left="0cm" style:width="14.169cm" table:align="left"/>
    </style:style>
    <style:style style:family="table-column" style:name="Tableau4.A">
      <style:table-column-properties style:column-width="3.353cm"/>
    </style:style>
    <style:style style:family="table-column" style:name="Tableau4.B">
      <style:table-column-properties style:column-width="3.327cm"/>
    </style:style>
    <style:style style:family="table-column" style:name="Tableau4.C">
      <style:table-column-properties style:column-width="3.463cm"/>
    </style:style>
    <style:style style:family="table-column" style:name="Tableau4.D">
      <style:table-column-properties style:column-width="4.027cm"/>
    </style:style>
    <style:style style:family="table-cell" style:name="Tableau4.A1">
      <style:table-cell-properties fo:border="none" fo:padding="0cm"/>
    </style:style>
    <style:style style:family="paragraph" style:name="P1" style:parent-style-name="Standard">
      <style:paragraph-properties fo:text-align="center" style:justify-single-word="false"/>
      <style:text-properties style:font-name="Calibri"/>
    </style:style>
    <style:style style:family="paragraph" style:name="P2" style:parent-style-name="Standard">
      <style:paragraph-properties fo:text-align="center" style:justify-single-word="false"/>
      <style:text-properties fo:font-size="14pt" fo:font-weight="bold" fo:text-transform="uppercase" style:font-name="arial" style:font-size-asian="14pt" style:font-size-complex="14pt" style:font-weight-asian="bold"/>
    </style:style>
    <style:style style:family="paragraph" style:name="P3" style:parent-style-name="Standard">
      <style:paragraph-properties fo:text-align="start" style:justify-single-word="false"/>
      <style:text-properties fo:font-size="10pt" fo:font-style="normal" fo:font-weight="normal" style:font-name="arial" style:font-size-asian="10pt" style:font-size-complex="12pt" style:font-style-asian="normal" style:font-style-complex="norm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0pt" fo:font-weight="normal" style:font-name="arial" style:font-size-asian="10pt" style:font-size-complex="12pt" style:font-weight-asian="normal" style:font-weight-complex="normal"/>
    </style:style>
    <style:style style:family="paragraph" style:name="P5" style:parent-style-name="Standard">
      <style:text-properties fo:font-size="10pt" style:font-name="arial" style:font-size-asian="10pt" style:font-size-complex="10pt"/>
    </style:style>
    <style:style style:family="paragraph" style:name="P6" style:parent-style-name="Standard">
      <style:paragraph-properties>
        <style:tab-stops>
          <style:tab-stop style:leader-style="dotted" style:leader-text="." style:position="9.001cm"/>
        </style:tab-stops>
      </style:paragraph-properties>
      <style:text-properties fo:font-size="2pt" style:font-name="arial" style:font-size-asian="1.75pt" style:font-size-complex="2pt"/>
    </style:style>
    <style:style style:family="paragraph" style:name="P7" style:parent-style-name="Standard">
      <style:text-properties fo:font-size="9pt" style:font-name="arial" style:font-size-asian="9pt" style:font-size-complex="9pt"/>
    </style:style>
    <style:style style:family="paragraph" style:name="P8" style:parent-style-name="Standard">
      <style:paragraph-properties fo:line-height="115%"/>
      <style:text-properties fo:font-size="9pt" style:font-name="arial" style:font-size-asian="9pt" style:font-size-complex="9pt"/>
    </style:style>
    <style:style style:family="paragraph" style:name="P9" style:parent-style-name="Standard">
      <style:paragraph-properties fo:line-height="150%"/>
      <style:text-properties fo:font-size="9pt" style:font-name="arial" style:font-size-asian="9pt" style:font-size-complex="9pt"/>
    </style:style>
    <style:style style:family="paragraph" style:name="P10" style:parent-style-name="Standard">
      <style:paragraph-properties fo:text-align="center" style:justify-single-word="false"/>
      <style:text-properties fo:font-size="9pt" style:font-name="arial" style:font-size-asian="9pt" style:font-size-complex="9pt"/>
    </style:style>
    <style:style style:family="paragraph" style:name="P11" style:parent-style-name="Standard">
      <style:paragraph-properties fo:text-align="end" style:justify-single-word="false"/>
      <style:text-properties fo:font-size="9pt" style:font-name="arial" style:font-size-asian="9pt" style:font-size-complex="9pt"/>
    </style:style>
    <style:style style:family="paragraph" style:name="P12" style:parent-style-name="Standard">
      <style:paragraph-properties fo:text-align="start" style:justify-single-word="false"/>
      <style:text-properties fo:font-size="9pt" style:font-name="arial" style:font-size-asian="9pt" style:font-size-complex="9pt"/>
    </style:style>
    <style:style style:family="paragraph" style:name="P13" style:parent-style-name="Standard">
      <style:paragraph-properties>
        <style:tab-stops>
          <style:tab-stop style:leader-style="dotted" style:leader-text="." style:position="10.001cm"/>
        </style:tab-stops>
      </style:paragraph-properties>
      <style:text-properties fo:font-size="9pt" style:font-name="arial" style:font-size-asian="9pt" style:font-size-complex="9pt"/>
    </style:style>
    <style:style style:family="paragraph" style:name="P14" style:parent-style-name="Standard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arial" style:font-size-asian="9pt" style:font-size-complex="9pt"/>
    </style:style>
    <style:style style:family="paragraph" style:name="P15" style:parent-style-name="Standard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6" style:parent-style-name="Standard">
      <style:paragraph-properties fo:text-align="start" style:justify-single-word="false"/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/>
    </style:style>
    <style:style style:family="paragraph" style:name="P18" style:parent-style-name="Standard">
      <style:paragraph-properties fo:text-align="start" style:justify-single-word="false"/>
      <style:text-properties fo:font-size="9pt" fo:font-style="normal" fo:font-weight="normal" style:font-name="arial" style:font-size-asian="9pt" style:font-size-complex="9pt" style:font-style-asian="normal" style:font-style-complex="normal" style:font-weight-asian="normal" style:font-weight-complex="normal"/>
    </style:style>
    <style:style style:family="paragraph" style:name="P19" style:parent-style-name="Standard">
      <style:text-properties fo:font-size="9pt" fo:font-weight="bold" style:font-name="arial" style:font-size-asian="9pt" style:font-size-complex="9pt" style:font-weight-asian="bold"/>
    </style:style>
    <style:style style:family="paragraph" style:name="P20" style:parent-style-name="Standard">
      <style:text-properties fo:font-size="9pt" fo:font-weight="bold" style:font-name="arial" style:font-size-asian="9pt" style:font-size-complex="9pt" style:font-weight-asian="bold" style:font-weight-complex="bold"/>
    </style:style>
    <style:style style:family="paragraph" style:name="P21" style:parent-style-name="Standard">
      <style:paragraph-properties fo:text-align="start" style:justify-single-word="false"/>
      <style:text-properties fo:font-size="9pt" fo:font-weight="bold" style:font-name="arial" style:font-size-asian="9pt" style:font-size-complex="9pt" style:font-weight-asian="bold" style:font-weight-complex="bold"/>
    </style:style>
    <style:style style:family="paragraph" style:name="P22" style:parent-style-name="Standard">
      <style:paragraph-properties fo:line-height="150%"/>
      <style:text-properties fo:font-size="9pt" fo:font-weight="bold" style:font-name="arial" style:font-size-asian="9pt" style:font-size-complex="9pt" style:font-weight-asian="bold"/>
    </style:style>
    <style:style style:family="paragraph" style:name="P23" style:parent-style-name="Standard">
      <style:paragraph-properties fo:text-align="center" style:justify-single-word="false"/>
      <style:text-properties fo:font-size="8pt" style:font-name="arial" style:font-size-asian="8pt"/>
    </style:style>
    <style:style style:family="paragraph" style:name="P24" style:parent-style-name="Standard">
      <style:paragraph-properties fo:text-align="start" style:justify-single-word="false"/>
      <style:text-properties fo:font-size="12pt" fo:font-style="normal" fo:font-weight="normal" style:font-name="arial" style:font-size-asian="12pt" style:font-size-complex="12pt" style:font-style-asian="normal" style:font-style-complex="normal" style:font-weight-asian="normal" style:font-weight-complex="normal"/>
    </style:style>
    <style:style style:family="paragraph" style:name="P25" style:parent-style-name="Standard">
      <style:text-properties fo:color="#0070c0" fo:font-size="9pt" style:font-name="arial" style:font-size-asian="9pt" style:font-size-complex="9pt"/>
    </style:style>
    <style:style style:family="paragraph" style:name="P26" style:parent-style-name="Standard">
      <style:paragraph-properties fo:text-align="start" style:justify-single-word="false"/>
      <style:text-properties fo:color="#00b050" fo:font-size="9pt" fo:font-style="normal" fo:font-weight="bold" style:font-name="arial" style:font-size-asian="9pt" style:font-size-complex="9pt" style:font-style-asian="normal" style:font-style-complex="normal" style:font-weight-asian="bold" style:font-weight-complex="normal"/>
    </style:style>
    <style:style style:family="paragraph" style:name="P27" style:parent-style-name="UrbanTitle">
      <style:text-properties fo:font-size="12pt" fo:font-weight="normal" style:font-name="Calibri" style:font-size-asian="12pt" style:font-size-complex="12pt" style:font-weight-asian="normal" style:font-weight-complex="normal" style:text-underline-style="none"/>
    </style:style>
    <style:style style:family="paragraph" style:name="P28" style:parent-style-name="UrbanTitle">
      <style:text-properties fo:font-size="12pt" style:font-name="arial" style:font-size-asian="12pt" style:font-size-complex="12pt" style:text-underline-style="none"/>
    </style:style>
    <style:style style:family="paragraph" style:name="P29" style:parent-style-name="UrbanTitle">
      <style:text-properties fo:font-size="12pt" fo:font-weight="normal" style:font-name="arial" style:font-size-asian="12pt" style:font-size-complex="12pt" style:font-weight-asian="normal" style:font-weight-complex="normal" style:text-underline-style="none"/>
    </style:style>
    <style:style style:family="paragraph" style:name="P30" style:parent-style-name="UrbanTitle">
      <style:paragraph-properties fo:text-align="start" style:justify-single-word="false"/>
      <style:text-properties fo:font-size="8pt" fo:font-weight="normal" style:font-name="arial" style:font-size-asian="7pt" style:font-size-complex="8pt" style:font-weight-asian="normal" style:font-weight-complex="normal" style:text-underline-style="none"/>
    </style:style>
    <style:style style:family="paragraph" style:name="P31" style:parent-style-name="UrbanBody_20_">
      <style:paragraph-properties fo:text-align="center" style:justify-single-word="false"/>
      <style:text-properties fo:font-size="10pt" fo:font-style="normal" fo:font-weight="normal" style:font-name="Calibri" style:font-size-asian="10pt" style:font-size-complex="10pt" style:font-style-asian="normal" style:font-style-complex="normal" style:font-weight-asian="normal" style:font-weight-complex="normal"/>
    </style:style>
    <style:style style:family="paragraph" style:name="P32" style:parent-style-name="UrbanBody_20_"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33" style:parent-style-name="UrbanBody_20_">
      <style:paragraph-properties fo:text-align="center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34" style:parent-style-name="UrbanBody_20_">
      <style:text-properties fo:font-size="10pt" style:font-name="arial" style:font-size-asian="10pt" style:font-size-complex="10pt"/>
    </style:style>
    <style:style style:family="paragraph" style:name="P35" style:parent-style-name="UrbanBody_20_">
      <style:paragraph-properties fo:text-align="start" style:justify-single-word="false"/>
      <style:text-properties fo:font-size="10pt" style:font-name="arial" style:font-size-asian="10pt" style:font-size-complex="10pt"/>
    </style:style>
    <style:style style:family="paragraph" style:name="P36" style:parent-style-name="UrbanBody_20_">
      <style:paragraph-properties fo:text-align="end" style:justify-single-word="false"/>
      <style:text-properties fo:font-size="10pt" style:font-name="arial" style:font-size-asian="10pt" style:font-size-complex="10pt"/>
    </style:style>
    <style:style style:family="paragraph" style:name="P37" style:parent-style-name="UrbanBody_20_">
      <style:text-properties fo:font-size="10pt" officeooo:paragraph-rsid="00100e3c" style:font-name="arial" style:font-size-asian="10pt" style:font-size-complex="10pt"/>
    </style:style>
    <style:style style:family="paragraph" style:name="P38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fo:font-size="10pt" fo:font-style="normal" fo:font-weight="normal" style:font-name="arial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paragraph" style:name="P39" style:parent-style-name="UrbanBody_20_">
      <style:paragraph-properties fo:text-align="start" style:justify-single-word="false"/>
      <style:text-properties fo:font-size="10pt" fo:font-style="normal" fo:font-weight="normal" style:font-name="arial" style:font-size-asian="10pt" style:font-size-complex="10pt" style:font-style-asian="normal" style:font-style-complex="normal" style:font-weight-asian="normal" style:font-weight-complex="normal"/>
    </style:style>
    <style:style style:family="paragraph" style:name="P40" style:parent-style-name="UrbanBody_20_">
      <style:text-properties fo:font-size="10pt" fo:font-weight="normal" style:font-name="arial" style:font-size-asian="10pt" style:font-size-complex="10pt" style:font-weight-asian="normal" style:font-weight-complex="normal"/>
    </style:style>
    <style:style style:family="paragraph" style:name="P41" style:parent-style-name="UrbanBody_20_">
      <style:paragraph-properties fo:text-align="center" style:justify-single-word="false"/>
      <style:text-properties fo:font-size="10pt" fo:font-weight="normal" style:font-name="arial" style:font-size-asian="10pt" style:font-size-complex="10pt" style:font-weight-asian="normal" style:font-weight-complex="normal"/>
    </style:style>
    <style:style style:family="paragraph" style:name="P42" style:parent-style-name="UrbanBody_20_">
      <style:text-properties fo:font-size="10pt" fo:font-weight="bold" style:font-name="arial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43" style:parent-style-name="UrbanBody_20_">
      <style:text-properties fo:font-size="10pt" fo:font-weight="bold" style:font-name="arial" style:font-size-asian="10pt" style:font-size-complex="10pt" style:font-weight-asian="bold" style:font-weight-complex="bold" style:text-underline-style="none"/>
    </style:style>
    <style:style style:family="paragraph" style:name="P44" style:parent-style-name="UrbanBody_20_">
      <style:text-properties fo:font-size="9pt" style:font-name="arial" style:font-size-asian="9pt" style:font-size-complex="9pt"/>
    </style:style>
    <style:style style:family="paragraph" style:name="P45" style:parent-style-name="UrbanBody_20_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arial" style:font-size-asian="9pt" style:font-size-complex="9pt"/>
    </style:style>
    <style:style style:family="paragraph" style:name="P46" style:parent-style-name="UrbanBody_20_">
      <style:paragraph-properties fo:text-align="start" style:justify-single-word="false"/>
      <style:text-properties fo:font-size="9pt" style:font-name="arial" style:font-size-asian="9pt" style:font-size-complex="9pt"/>
    </style:style>
    <style:style style:family="paragraph" style:name="P47" style:parent-style-name="UrbanBody_20_">
      <style:paragraph-properties fo:text-align="start" style:justify-single-word="false"/>
      <style:text-properties fo:font-size="9pt" fo:font-weight="normal" style:font-name="arial" style:font-size-asian="9pt" style:font-size-complex="9pt" style:font-weight-asian="normal" style:font-weight-complex="normal" style:text-underline-style="none"/>
    </style:style>
    <style:style style:family="paragraph" style:name="P48" style:parent-style-name="UrbanBody_20_">
      <style:text-properties fo:font-size="4pt" style:font-name="arial" style:font-size-asian="3.5pt" style:font-size-complex="4pt"/>
    </style:style>
    <style:style style:family="paragraph" style:name="P49" style:parent-style-name="UrbanBody_20_">
      <style:paragraph-properties fo:text-align="center" style:justify-single-word="false"/>
      <style:text-properties fo:font-size="4pt" fo:font-style="normal" fo:font-weight="normal" style:font-name="arial" style:font-size-asian="3.5pt" style:font-size-complex="4pt" style:font-style-asian="normal" style:font-style-complex="normal" style:font-weight-asian="normal" style:font-weight-complex="normal"/>
    </style:style>
    <style:style style:family="paragraph" style:name="P50" style:parent-style-name="UrbanBody_20_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51" style:parent-style-name="UrbanBody_20_">
      <style:text-properties fo:font-size="9.5pt" style:font-name="arial" style:font-size-asian="9.5pt" style:font-size-complex="9.5pt"/>
    </style:style>
    <style:style style:family="paragraph" style:name="P52" style:parent-style-name="UrbanBody_20_">
      <style:text-properties fo:font-size="10pt" fo:font-style="normal" fo:font-weight="bold" fo:letter-spacing="normal" fo:text-shadow="none" style:font-name="arial" style:font-name-asian="DejaVu Sans1" style:font-name-complex="DejaVu Sans1" style:font-size-asian="10pt" style:font-size-complex="10pt" style:font-style-asian="normal" style:font-style-complex="normal" style:font-weight-asian="bold" style:font-weight-complex="bold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53" style:parent-style-name="Table_20_Contents">
      <style:paragraph-properties fo:text-align="start" style:justify-single-word="false"/>
      <style:text-properties fo:font-size="9pt" style:font-name="arial" style:font-size-asian="9pt" style:font-size-complex="9pt"/>
    </style:style>
    <style:style style:family="paragraph" style:name="P54" style:parent-style-name="Table_20_Contents">
      <style:paragraph-properties fo:text-align="start" style:justify-single-word="false"/>
      <style:text-properties fo:font-size="10pt" style:font-name="arial" style:font-size-asian="10pt" style:font-size-complex="10pt"/>
    </style:style>
    <style:style style:family="paragraph" style:name="P55" style:parent-style-name="UrbanTitle">
      <style:paragraph-properties fo:margin-left="0cm" fo:margin-right="-0.199cm" fo:text-indent="0cm" style:auto-text-indent="false"/>
      <style:text-properties fo:font-size="2pt" style:font-name="arial" style:font-size-asian="1.75pt" style:font-size-complex="2pt" style:text-underline-style="none"/>
    </style:style>
    <style:style style:family="paragraph" style:name="P56" style:parent-style-name="UrbanTitle">
      <style:paragraph-properties fo:break-before="page"/>
      <style:text-properties fo:font-size="12pt" style:font-name="arial" style:font-size-asian="12pt" style:font-size-complex="12pt" style:text-underline-style="none"/>
    </style:style>
    <style:style style:family="paragraph" style:name="P57" style:parent-style-name="Standard">
      <style:paragraph-properties fo:margin-bottom="0cm" fo:margin-top="0.212cm" fo:text-align="center" loext:contextual-spacing="false" style:justify-single-word="false"/>
      <style:text-properties fo:font-size="12pt" style:font-name="arial" style:font-size-asian="12pt" style:font-size-complex="12pt"/>
    </style:style>
    <style:style style:family="paragraph" style:name="P58" style:parent-style-name="Standard">
      <style:paragraph-properties fo:line-height="150%" fo:margin-left="-0.125cm" fo:margin-right="0cm" fo:text-indent="0cm" style:auto-text-indent="false">
        <style:tab-stops>
          <style:tab-stop style:position="0.123cm"/>
        </style:tab-stops>
      </style:paragraph-properties>
      <style:text-properties fo:font-size="9pt" style:font-name="arial" style:font-size-asian="9pt" style:font-size-complex="9pt"/>
    </style:style>
    <style:style style:family="paragraph" style:name="P59" style:parent-style-name="Standard">
      <style:paragraph-properties fo:margin-bottom="0cm" fo:margin-left="0.501cm" fo:margin-right="0cm" fo:margin-top="0.212cm" fo:text-align="center" fo:text-indent="0cm" loext:contextual-spacing="false" style:auto-text-indent="false" style:justify-single-word="false"/>
      <style:text-properties fo:font-size="2pt" style:font-name="arial" style:font-size-asian="1.75pt" style:font-size-complex="2pt"/>
    </style:style>
    <style:style style:family="paragraph" style:name="P60" style:parent-style-name="Standard">
      <style:paragraph-properties fo:margin-left="-0.012cm" fo:margin-right="0.002cm" fo:text-indent="0cm" style:auto-text-indent="false"/>
      <style:text-properties fo:font-size="9pt" style:font-name="arial" style:font-size-asian="9pt" style:font-size-complex="9pt"/>
    </style:style>
    <style:style style:family="paragraph" style:name="P61" style:parent-style-name="Standard">
      <style:paragraph-properties fo:margin-left="-0.011cm" fo:margin-right="0.007cm" fo:text-indent="0cm" style:auto-text-indent="false"/>
      <style:text-properties fo:font-size="9pt" style:font-name="arial" style:font-size-asian="9pt" style:font-size-complex="9pt"/>
    </style:style>
    <style:style style:family="paragraph" style:name="P62" style:parent-style-name="Standard">
      <style:paragraph-properties fo:margin-bottom="0cm" fo:margin-top="0.423cm" fo:text-align="center" loext:contextual-spacing="false" style:justify-single-word="false"/>
      <style:text-properties style:font-name="arial"/>
    </style:style>
    <style:style style:family="paragraph" style:name="P63" style:parent-style-name="UrbanBody_20_">
      <style:paragraph-properties fo:margin-left="0.002cm" fo:margin-right="-0.335cm" fo:text-indent="0cm" style:auto-text-indent="false"/>
      <style:text-properties fo:font-size="9pt" officeooo:paragraph-rsid="00100e3c" style:font-name="arial" style:font-size-asian="9pt" style:font-size-complex="9pt"/>
    </style:style>
    <style:style style:family="paragraph" style:name="P6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65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background-color="transparent" fo:font-weight="normal" loext:char-shading-value="0" style:font-weight-asian="normal" style:font-weight-complex="normal" style:text-underline-style="none"/>
    </style:style>
    <style:style style:family="text" style:name="T5">
      <style:text-properties fo:font-weight="bold" style:font-weight-asian="bold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size-complex="10pt" style:font-weight-asian="bold" style:font-weight-complex="bold"/>
    </style:style>
    <style:style style:family="text" style:name="T8">
      <style:text-properties fo:background-color="transparent" fo:font-weight="bold" loext:char-shading-value="0" style:font-weight-asian="bold"/>
    </style:style>
    <style:style style:family="text" style:name="T9">
      <style:text-properties fo:background-color="transparent" fo:font-weight="bold" loext:char-shading-value="0" style:font-weight-asian="bold" style:font-weight-complex="bold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fo:background-color="transparent" fo:font-weight="normal" loext:char-shading-value="0" style:font-weight-asian="normal" style:font-weight-complex="normal"/>
    </style:style>
    <style:style style:family="text" style:name="T12">
      <style:text-properties style:text-underline-color="font-color" style:text-underline-style="solid" style:text-underline-width="auto"/>
    </style:style>
    <style:style style:family="text" style:name="T13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14">
      <style:text-properties fo:font-weight="bold" style:font-weight-asian="bold" style:text-underline-color="font-color" style:text-underline-style="solid" style:text-underline-width="auto"/>
    </style:style>
    <style:style style:family="text" style:name="T15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6">
      <style:text-properties fo:background-color="transparent" fo:font-weight="bold" loext:char-shading-value="0" style:font-weight-asian="bold" style:text-underline-color="font-color" style:text-underline-style="solid" style:text-underline-width="auto"/>
    </style:style>
    <style:style style:family="text" style:name="T17">
      <style:text-properties fo:background-color="transparent" fo:font-weight="bold" loext:char-shading-value="0" style:font-weight-asian="bold" style:font-weight-complex="bold" style:text-underline-color="font-color" style:text-underline-style="solid" style:text-underline-width="auto"/>
    </style:style>
    <style:style style:family="text" style:name="T18">
      <style:text-properties fo:background-color="transparent" fo:font-weight="bold" loext:char-shading-value="0" style:font-weight-asian="bold" style:font-weight-complex="normal" style:text-underline-color="font-color" style:text-underline-style="solid" style:text-underline-width="auto"/>
    </style:style>
    <style:style style:family="text" style:name="T19">
      <style:text-properties fo:background-color="transparent" loext:char-shading-value="0" style:text-underline-color="font-color" style:text-underline-style="solid" style:text-underline-width="auto"/>
    </style:style>
    <style:style style:family="text" style:name="T20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1">
      <style:text-properties fo:font-style="normal" fo:font-weight="normal" fo:letter-spacing="normal" fo:text-shadow="none" style:font-name-asian="DejaVu Sans1" style:font-name-complex="DejaVu Sans1" style:font-style-asian="normal" style:font-style-complex="normal" style:font-weight-asian="normal" style:font-weight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2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23">
      <style:text-properties fo:font-weight="bold" style:font-weight-asian="bold" style:use-window-font-color="true"/>
    </style:style>
    <style:style style:family="text" style:name="T24">
      <style:text-properties fo:font-weight="bold" style:font-weight-asian="bold" style:text-underline-color="font-color" style:text-underline-style="solid" style:text-underline-width="auto" style:use-window-font-color="true"/>
    </style:style>
    <style:style style:family="text" style:name="T25">
      <style:text-properties fo:font-style="normal" fo:font-weight="bold" style:font-style-asian="normal" style:font-style-complex="normal" style:font-weight-asian="bold" style:use-window-font-color="true"/>
    </style:style>
    <style:style style:family="text" style:name="T26">
      <style:text-properties fo:font-style="normal" fo:font-weight="bold" style:font-style-asian="normal" style:font-style-complex="normal" style:font-weight-asian="bold" style:text-underline-color="font-color" style:text-underline-style="solid" style:text-underline-width="auto" style:use-window-font-color="true"/>
    </style:style>
    <style:style style:family="text" style:name="T27">
      <style:text-properties fo:country="BE" fo:font-size="12pt" fo:font-style="normal" fo:font-weight="bold" fo:language="fr" fo:letter-spacing="normal" style:font-name="arial" style:font-name-complex="Calibri" style:font-size-asian="12pt" style:font-size-complex="12pt" style:font-style-asian="normal" style:font-style-complex="normal" style:font-weight-asian="bold" style:font-weight-complex="bold" style:text-underline-color="font-color" style:text-underline-style="solid" style:text-underline-width="auto" style:use-window-font-color="true"/>
    </style:style>
    <style:style style:family="text" style:name="T28">
      <style:text-properties fo:country="BE" fo:font-size="11pt" fo:font-style="normal" fo:font-weight="normal" fo:language="fr" fo:letter-spacing="normal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 style:use-window-font-color="true"/>
    </style:style>
    <style:style style:family="text" style:name="T29">
      <style:text-properties fo:country="BE" fo:font-style="normal" fo:font-weight="bold" fo:language="fr" fo:letter-spacing="normal" style:font-name="arial" style:font-name-complex="Calibri" style:font-style-asian="normal" style:font-style-complex="normal" style:font-weight-asian="bold" style:font-weight-complex="bold" style:text-underline-color="font-color" style:text-underline-style="solid" style:text-underline-width="auto" style:use-window-font-color="true"/>
    </style:style>
    <style:style style:family="text" style:name="T30">
      <style:text-properties fo:country="BE" fo:font-size="9.5pt" fo:language="fr" fo:letter-spacing="normal" style:font-name="arial" style:font-name-complex="Calibri" style:font-size-asian="9.5pt" style:font-size-complex="9.5pt" style:text-underline-style="none" style:use-window-font-color="true"/>
    </style:style>
    <style:style style:family="text" style:name="T31">
      <style:text-properties fo:font-style="italic" style:font-style-asian="italic" style:text-underline-color="font-color" style:text-underline-style="solid" style:text-underline-width="auto"/>
    </style:style>
    <style:style style:family="text" style:name="T32">
      <style:text-properties fo:font-style="italic" style:font-style-asian="italic" style:font-style-complex="italic" style:text-underline-color="font-color" style:text-underline-style="solid" style:text-underline-width="auto"/>
    </style:style>
    <style:style style:family="text" style:name="T33">
      <style:text-properties fo:font-style="italic" fo:font-weight="normal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34">
      <style:text-properties fo:background-color="transparent" fo:font-style="italic" fo:font-weight="bold" loext:char-shading-value="0" style:font-style-asian="italic" style:font-weight-asian="bold"/>
    </style:style>
    <style:style style:family="text" style:name="T35">
      <style:text-properties fo:font-style="italic" style:font-style-asian="italic"/>
    </style:style>
    <style:style style:family="text" style:name="T36">
      <style:text-properties fo:font-size="9pt" style:font-size-asian="9pt" style:font-size-complex="9pt"/>
    </style:style>
    <style:style style:family="text" style:name="T37">
      <style:text-properties fo:country="none" fo:font-size="9pt" fo:font-weight="normal" fo:language="zxx" style:country-asian="none" style:font-name-complex="Arial" style:font-size-asian="9pt" style:font-size-complex="9pt" style:font-weight-asian="normal" style:font-weight-complex="normal" style:language-asian="zxx"/>
    </style:style>
    <style:style style:family="text" style:name="T38">
      <style:text-properties fo:font-style="normal" style:font-style-asian="normal" style:font-style-complex="normal" style:text-underline-color="font-color" style:text-underline-style="solid" style:text-underline-width="auto"/>
    </style:style>
    <style:style style:family="text" style:name="T39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0">
      <style:text-properties fo:text-transform="uppercase"/>
    </style:style>
    <style:style style:family="text" style:name="T41">
      <style:text-properties fo:font-weight="bold" fo:text-transform="uppercase" style:font-weight-asian="bold"/>
    </style:style>
    <style:style style:family="text" style:name="T42">
      <style:text-properties fo:font-variant="small-caps" style:font-name="arial"/>
    </style:style>
    <style:style style:family="text" style:name="T43">
      <style:text-properties fo:font-size="10pt" fo:font-weight="normal" style:font-size-asian="10pt" style:font-size-complex="10pt" style:font-weight-asian="normal" style:font-weight-complex="normal"/>
    </style:style>
    <style:style style:family="text" style:name="T44">
      <style:text-properties fo:background-color="#ffff00" fo:font-size="10pt" fo:font-style="italic" loext:char-shading-value="0" style:font-size-asian="10pt" style:font-style-asian="italic" style:font-style-complex="italic"/>
    </style:style>
    <style:style style:family="text" style:name="T45">
      <style:text-properties fo:color="#00b050"/>
    </style:style>
    <style:style style:family="text" style:name="T46">
      <style:text-properties fo:color="#00b050" fo:font-weight="bold" style:font-weight-asian="bold"/>
    </style:style>
    <style:style style:family="text" style:name="T47">
      <style:text-properties fo:color="#00b050" style:text-underline-color="font-color" style:text-underline-style="solid" style:text-underline-width="auto"/>
    </style:style>
    <style:style style:family="text" style:name="T48">
      <style:text-properties fo:color="#00b050" fo:font-weight="bold" style:font-weight-asian="bold" style:text-underline-color="font-color" style:text-underline-style="solid" style:text-underline-width="auto"/>
    </style:style>
    <style:style style:family="text" style:name="T49">
      <style:text-properties fo:color="#00b050" fo:font-style="normal" fo:font-weight="bold" style:font-style-asian="normal" style:font-style-complex="normal" style:font-weight-asian="bold"/>
    </style:style>
    <style:style style:family="text" style:name="T50">
      <style:text-properties fo:color="#00b050" style:text-underline-style="none"/>
    </style:style>
    <style:style style:family="text" style:name="T51">
      <style:text-properties fo:color="#00b050" fo:font-weight="bold" style:font-weight-asian="bold" style:text-underline-style="none"/>
    </style:style>
    <style:style style:family="text" style:name="T52">
      <style:text-properties fo:color="#00b050" fo:font-style="italic" style:font-style-asian="italic"/>
    </style:style>
    <style:style style:family="text" style:name="T53">
      <style:text-properties fo:color="#0070c0"/>
    </style:style>
    <style:style style:family="text" style:name="T54">
      <style:text-properties fo:color="#0070c0" style:text-underline-color="font-color" style:text-underline-style="solid" style:text-underline-width="auto"/>
    </style:style>
    <style:style style:family="text" style:name="T55">
      <style:text-properties fo:color="#0070c0" fo:font-weight="bold" style:font-weight-asian="bold" style:text-underline-color="font-color" style:text-underline-style="solid" style:text-underline-width="auto"/>
    </style:style>
    <style:style style:family="text" style:name="T56">
      <style:text-properties fo:color="#0070c0" fo:font-weight="bold" style:font-weight-asian="bold"/>
    </style:style>
    <style:style style:family="text" style:name="T57">
      <style:text-properties fo:color="#0070c0" fo:font-style="italic" style:font-style-asian="italic"/>
    </style:style>
    <style:style style:family="text" style:name="T58">
      <style:text-properties fo:color="#0070c0" fo:font-weight="normal" style:font-weight-asian="normal" style:font-weight-complex="normal"/>
    </style:style>
    <style:style style:family="text" style:name="T59">
      <style:text-properties fo:color="#e36c0a"/>
    </style:style>
    <style:style style:family="text" style:name="T60">
      <style:text-properties fo:color="#e36c0a" fo:font-weight="bold" style:font-weight-asian="bold"/>
    </style:style>
    <style:style style:family="text" style:name="T61">
      <style:text-properties fo:color="#e36c0a" fo:font-weight="bold" style:font-weight-asian="bold" style:text-underline-color="font-color" style:text-underline-style="solid" style:text-underline-width="auto"/>
    </style:style>
    <style:style style:family="text" style:name="T62">
      <style:text-properties fo:background-color="transparent" loext:char-shading-value="0"/>
    </style:style>
    <style:style style:family="text" style:name="T63">
      <style:text-properties style:font-name="arial"/>
    </style:style>
    <style:style style:family="text" style:name="T64">
      <style:text-properties fo:font-weight="bold" style:font-name="arial" style:font-weight-asian="bold"/>
    </style:style>
    <style:style style:family="text" style:name="T65">
      <style:text-properties fo:font-weight="bold" style:font-name="arial" style:font-weight-asian="bold" style:font-weight-complex="bold"/>
    </style:style>
    <style:style style:family="text" style:name="T66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9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0">
      <style:text-properties fo:country="none" fo:font-size="10pt" fo:font-style="normal" fo:font-weight="normal" fo:language="zxx" fo:letter-spacing="normal" fo:text-shadow="none" style:country-asian="CN" style:country-complex="IN" style:font-name="Liberation Serif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71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middle" style:vertical-rel="line" style:wrap="run-through"/>
    </style:style>
    <style:style style:family="graphic" style:name="gr2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current-state="checked" form:id="control1" form:image-position="center" form:input-required="false" form:name="Case à cocher 3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name="Case à cocher 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name="Case à cocher 2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name="Case à cocher 2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input-required="false" form:name="Case à cocher 2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" form:image-position="center" form:input-required="false" form:name="Case à cocher 2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input-required="false" form:name="Case à cocher 2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2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" form:image-position="center" form:input-required="false" form:name="Case à cocher 2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input-required="false" form:name="Case à cocher 2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input-required="false" form:name="Case à cocher 2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input-required="false" form:name="Case à cocher 1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input-required="false" form:name="Case à cocher 2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input-required="false" form:name="Case à cocher 21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input-required="false" form:name="Case à cocher 23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7" form:image-position="center" form:input-required="false" form:name="Case à cocher 2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2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2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0" form:image-position="center" form:input-required="false" form:name="Case à cocher 2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2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2" form:image-position="center" form:input-required="false" form:name="Case à cocher 2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2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input-required="false" form:name="Case à cocher 2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input-required="false" form:name="Case à cocher 2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input-required="false" form:name="Case à cocher 2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7" form:image-position="center" form:input-required="false" form:name="Case à cocher 2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input-required="false" form:name="Case à cocher 2" xml:id="control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9" form:image-position="center" form:input-required="false" form:name="Case à cocher 2" xml:id="control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input-required="false" form:name="Case à cocher 1" xml:id="control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1" form:image-position="center" form:input-required="false" form:name="Case à cocher 2" xml:id="control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2" form:image-position="center" form:input-required="false" form:name="Case à cocher 9" xml:id="control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3" form:image-position="center" form:input-required="false" form:name="Case à cocher 9" xml:id="control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4" form:image-position="center" form:input-required="false" form:name="Case à cocher 9" xml:id="control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input-required="false" form:name="Case à cocher 9" xml:id="control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6" form:image-position="center" form:input-required="false" form:name="Case à cocher 10" xml:id="control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7" form:image-position="center" form:input-required="false" form:name="Case à cocher 8" xml:id="control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8" form:image-position="center" form:input-required="false" form:name="Case à cocher 7" xml:id="control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9" form:image-position="center" form:input-required="false" form:name="Case à cocher 9" xml:id="control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0" form:image-position="center" form:input-required="false" form:name="Case à cocher 9" xml:id="control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1" form:image-position="center" form:input-required="false" form:name="Case à cocher 9" xml:id="control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2" form:image-position="center" form:input-required="false" form:name="Case à cocher 9" xml:id="control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3" form:image-position="center" form:input-required="false" form:name="Case à cocher 7" xml:id="control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4" form:image-position="center" form:input-required="false" form:name="Case à cocher 8" xml:id="control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5" form:image-position="center" form:input-required="false" form:name="Case à cocher 10" xml:id="control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6" form:image-position="center" form:input-required="false" form:name="Case à cocher 11" xml:id="control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7" form:image-position="center" form:input-required="false" form:name="Case à cocher 11" xml:id="control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8" form:image-position="center" form:input-required="false" form:name="Case à cocher 22" xml:id="control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9" form:image-position="center" form:input-required="false" form:name="Case à cocher 2" xml:id="control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0" form:image-position="center" form:input-required="false" form:name="Case à cocher 2" xml:id="control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1" form:image-position="center" form:input-required="false" form:name="Case à cocher 2" xml:id="control5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2" form:image-position="center" form:input-required="false" form:name="Case à cocher 24" xml:id="control5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3" form:image-position="center" form:input-required="false" form:label="Case à cocher" form:name="Case à cocher 17" xml:id="control5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4" form:image-position="center" form:input-required="false" form:label="Case à cocher" form:name="Case à cocher 17" xml:id="control5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5" form:image-position="center" form:input-required="false" form:label="Case à cocher" form:name="Case à cocher 17" xml:id="control5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6" form:image-position="center" form:input-required="false" form:label="Case à cocher" form:name="Case à cocher 17" xml:id="control5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7" form:image-position="center" form:input-required="false" form:label="Case à cocher" form:name="Case à cocher 17" xml:id="control5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8" form:image-position="center" form:input-required="false" form:label="Case à cocher" form:name="Case à cocher 17" xml:id="control5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9" form:image-position="center" form:input-required="false" form:label="Case à cocher" form:name="Case à cocher 17" xml:id="control5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0" form:image-position="center" form:input-required="false" form:label="Case à cocher" form:name="Case à cocher 17" xml:id="control6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1" form:image-position="center" form:input-required="false" form:label="Case à cocher" form:name="Case à cocher 17" xml:id="control6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2" form:image-position="center" form:input-required="false" form:label="Case à cocher" form:name="Case à cocher 17" xml:id="control6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3" form:image-position="center" form:input-required="false" form:label="Case à cocher" form:name="Case à cocher 17" xml:id="control6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4" form:image-position="center" form:input-required="false" form:label="Case à cocher" form:name="Case à cocher 17" xml:id="control6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5" form:image-position="center" form:input-required="false" form:label="Case à cocher" form:name="Case à cocher 17" xml:id="control6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6" form:image-position="center" form:input-required="false" form:label="Case à cocher" form:name="Case à cocher 17" xml:id="control6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7" form:image-position="center" form:input-required="false" form:label="Case à cocher" form:name="Case à cocher 17" xml:id="control6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8" form:image-position="center" form:input-required="false" form:label="Case à cocher" form:name="Case à cocher 17" xml:id="control6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9" form:image-position="center" form:input-required="false" form:label="Case à cocher" form:name="Case à cocher 17" xml:id="control6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0" form:image-position="center" form:input-required="false" form:label="Case à cocher" form:name="Case à cocher 17" xml:id="control7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1" form:image-position="center" form:input-required="false" form:label="Case à cocher" form:name="Case à cocher 17" xml:id="control7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2" form:image-position="center" form:input-required="false" form:label="Case à cocher" form:name="Case à cocher 17" xml:id="control7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3" form:image-position="center" form:input-required="false" form:label="Case à cocher" form:name="Case à cocher 17" xml:id="control7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4" form:image-position="center" form:input-required="false" form:name="Case à cocher 6" xml:id="control7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5" form:image-position="center" form:input-required="false" form:name="Case à cocher 25" xml:id="control7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6" form:image-position="center" form:input-required="false" form:name="Case à cocher 25" xml:id="control7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7" form:image-position="center" form:input-required="false" form:name="Case à cocher 25" xml:id="control7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8" form:image-position="center" form:input-required="false" form:name="Case à cocher 25" xml:id="control7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9" form:image-position="center" form:input-required="false" form:name="Case à cocher 25" xml:id="control7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0" form:image-position="center" form:input-required="false" form:name="Case à cocher 25" xml:id="control8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1" form:image-position="center" form:input-required="false" form:label="Case à cocher" form:name="Case à cocher 17" xml:id="control8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2" form:image-position="center" form:input-required="false" form:label="Case à cocher" form:name="Case à cocher 17" xml:id="control8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3" form:image-position="center" form:input-required="false" form:label="Case à cocher" form:name="Case à cocher 17" xml:id="control8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4" form:image-position="center" form:input-required="false" form:label="Case à cocher" form:name="Case à cocher 17" xml:id="control8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5" form:image-position="center" form:input-required="false" form:label="Case à cocher" form:name="Case à cocher 17" xml:id="control8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6" form:image-position="center" form:input-required="false" form:label="Case à cocher" form:name="Case à cocher 17" xml:id="control8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7" form:image-position="center" form:input-required="false" form:name="Case à cocher 16" xml:id="control8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8" form:image-position="center" form:input-required="false" form:name="Case à cocher 16" xml:id="control8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9" form:image-position="center" form:input-required="false" form:name="Case à cocher 16" xml:id="control8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0" form:image-position="center" form:input-required="false" form:label="Case à cocher" form:name="Case à cocher 17" xml:id="control9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1" form:image-position="center" form:input-required="false" form:label="Case à cocher" form:name="Case à cocher 17" xml:id="control9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2" form:image-position="center" form:input-required="false" form:label="Case à cocher" form:name="Case à cocher 17" xml:id="control9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3" form:image-position="center" form:input-required="false" form:label="Case à cocher" form:name="Case à cocher 17" xml:id="control9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4" form:image-position="center" form:input-required="false" form:label="Case à cocher" form:name="Case à cocher 17" xml:id="control9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5" form:image-position="center" form:input-required="false" form:name="Case à cocher 16" xml:id="control9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6" form:image-position="center" form:input-required="false" form:name="Case à cocher 16" xml:id="control9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7" form:image-position="center" form:input-required="false" form:name="Case à cocher 16" xml:id="control9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8" form:image-position="center" form:input-required="false" form:label="Case à cocher" form:name="Case à cocher 17" xml:id="control9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9" form:image-position="center" form:input-required="false" form:name="Case à cocher 16" xml:id="control9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0" form:image-position="center" form:input-required="false" form:name="Case à cocher 16" xml:id="control10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1" form:image-position="center" form:input-required="false" form:name="Case à cocher 16" xml:id="control10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2" form:image-position="center" form:input-required="false" form:name="Case à cocher 16" xml:id="control10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3" form:image-position="center" form:input-required="false" form:name="Case à cocher 16" xml:id="control10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4" form:image-position="center" form:input-required="false" form:name="Case à cocher 16" xml:id="control10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5" form:image-position="center" form:input-required="false" form:name="Case à cocher 16" xml:id="control10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6" form:image-position="center" form:input-required="false" form:name="Case à cocher 31" xml:id="control10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7" form:image-position="center" form:input-required="false" form:name="Case à cocher 22" xml:id="control10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8" form:image-position="center" form:input-required="false" form:name="Case à cocher 21" xml:id="control10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9" form:image-position="center" form:input-required="false" form:name="Case à cocher 39" xml:id="control10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0" form:image-position="center" form:input-required="false" form:name="Case à cocher 38" xml:id="control1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1" form:image-position="center" form:input-required="false" form:name="Case à cocher 36" xml:id="control1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2" form:image-position="center" form:input-required="false" form:name="Case à cocher 37" xml:id="control1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3" form:image-position="center" form:input-required="false" form:name="Case à cocher 34" xml:id="control1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4" form:image-position="center" form:input-required="false" form:name="Case à cocher 35" xml:id="control1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5" form:image-position="center" form:input-required="false" form:name="Case à cocher 33" xml:id="control1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6" form:image-position="center" form:input-required="false" form:name="Case à cocher 32" xml:id="control1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7" form:image-position="center" form:input-required="false" form:name="Case à cocher 26" xml:id="control1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8" form:image-position="center" form:input-required="false" form:name="Case à cocher 30" xml:id="control1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9" form:image-position="center" form:input-required="false" form:name="Case à cocher 20" xml:id="control1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0" form:image-position="center" form:input-required="false" form:name="Case à cocher 19" xml:id="control1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1" form:image-position="center" form:input-required="false" form:name="Case à cocher 29" xml:id="control1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2" form:image-position="center" form:input-required="false" form:name="Case à cocher 28" xml:id="control1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3" form:image-position="center" form:input-required="false" form:name="Case à cocher 18" xml:id="control1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4" form:image-position="center" form:input-required="false" form:name="Case à cocher 27" xml:id="control1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5" form:image-position="center" form:input-required="false" form:name="Case à cocher 14" xml:id="control1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6" form:image-position="center" form:input-required="false" form:name="Case à cocher 15" xml:id="control1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7" form:image-position="center" form:input-required="false" form:name="Case à cocher 6" xml:id="control1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8" form:image-position="center" form:input-required="false" form:name="Case à cocher 6" xml:id="control1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9" form:image-position="center" form:input-required="false" form:name="Case à cocher 6" xml:id="control1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0" form:image-position="center" form:input-required="false" form:name="Case à cocher 6" xml:id="control1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1" form:image-position="center" form:input-required="false" form:name="Case à cocher 9" xml:id="control1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2" form:image-position="center" form:input-required="false" form:name="Case à cocher 9" xml:id="control1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3" form:image-position="center" form:input-required="false" form:name="Case à cocher 3" xml:id="control1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4" form:image-position="center" form:input-required="false" form:name="Case à cocher 9" xml:id="control1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5" form:image-position="center" form:input-required="false" form:name="Case à cocher 9" xml:id="control1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6" form:image-position="center" form:input-required="false" form:name="Case à cocher 9" xml:id="control1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2">Code du developpement territorial</text:p>
      <text:p text:style-name="P1"><text:span text:style-name="T64">Formulaire d’envoi d’un dossier au fonctionnaire délégué</text:span><text:span text:style-name="T42"> </text:span><text:span text:style-name="T63">par le collège de </text:span><text:span text:style-name="Police_20_par_20_défaut"><text:span text:style-name="T27"><text:text-input text:description="">tool.getCityName()</text:text-input></text:span></text:span><text:span text:style-name="Police_20_par_20_défaut"><text:span text:style-name="T28"><text:s/></text:span></text:span></text:p>
      <text:p text:style-name="P57"><text:span text:style-name="T5"><text:s/></text:span>Réf. communale :  <text:s/><text:span text:style-name="T3"><text:text-input text:description="">licence_helper.reference</text:text-input></text:span><text:span text:style-name="T3"><text:s/>/ </text:span><text:span text:style-name="T3"><text:text-input text:description="">tool.getCurrentFolderManagerInitials()</text:text-input></text:span><text:s text:c="2"/>Réf. DGO4  : <text:text-input text:description="">licence_helper.referenceDGATLP</text:text-input>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office:value-type="string" table:number-columns-spanned="3" table:style-name="Tableau13.A1">
            <text:p text:style-name="P32"><draw:control draw:control="control72" draw:style-name="gr2" draw:text-style-name="P65" draw:z-index="71" svg:height="0.32cm" svg:width="0.331cm" svg:y="-0.302cm" text:anchor-type="as-char"/>e<text:span text:style-name="T20">nvoi du </text:span><text:span text:style-name="T22">PRIMO DOSSIER</text:span><text:span text:style-name="T20"> (</text:span><text:span text:style-name="T21">sans demande, à ce stade, au fonctionnaire délégué et sans décision de collège</text:span><text:span text:style-name="T20">)</text:span></text:p>
          </table:table-cell>
          <table:covered-table-cell/>
          <table:covered-table-cell/>
        </table:table-row>
        <table:table-row>
          <table:table-cell office:value-type="string" table:number-columns-spanned="2" table:style-name="Tableau13.A2">
            <text:p text:style-name="P32"><draw:control draw:control="control71" draw:style-name="gr2" draw:text-style-name="P65" draw:z-index="70" svg:height="0.32cm" svg:width="0.331cm" svg:y="-0.302cm" text:anchor-type="as-char"/>envoi avec le <text:span text:style-name="T12">RAPPORT</text:span><text:span text:style-name="T1"> du</text:span> collège</text:p>
          </table:table-cell>
          <table:covered-table-cell/>
          <table:table-cell office:value-type="string" table:style-name="Tableau13.C2">
            <text:p text:style-name="P32"><draw:control draw:control="control73" draw:style-name="gr2" draw:text-style-name="P65" draw:z-index="72" svg:height="0.32cm" svg:width="0.331cm" svg:y="-0.302cm" text:anchor-type="as-char"/>Envoi avec la <text:span text:style-name="T1">DÉCISION du</text:span> collège</text:p>
          </table:table-cell>
        </table:table-row>
        <table:table-row>
          <table:table-cell office:value-type="string" table:style-name="Tableau13.A3">
            <text:p text:style-name="P3"><text:span text:style-name="T46"><office:annotation><dc:creator>Auteur inconnu</dc:creator><dc:date>2017-05-16T10:02:36</dc:date><text:p text:style-name="P64"><text:span text:style-name="T66">do text if not licence_helper.prorogation</text:span></text:p></office:annotation></text:span><text:span text:style-name="T46"><draw:control draw:control="control93" draw:style-name="gr2" draw:text-style-name="P65" draw:z-index="92" svg:height="0.32cm" svg:width="0.331cm" svg:y="-0.302cm" text:anchor-type="as-char"/></text:span><text:span text:style-name="T23"><text:s/></text:span><text:span text:style-name="T24">prolongation du délai de 30 jours ?</text:span></text:p>
            <text:p text:style-name="P4"><text:span text:style-name="T49"><office:annotation><dc:creator>Auteur inconnu</dc:creator><dc:date>2017-05-16T10:02:36</dc:date><text:p text:style-name="P64"><text:span text:style-name="T66">do text if licence_helper.prorogation</text:span></text:p></office:annotation></text:span><text:span text:style-name="T49"><draw:control draw:control="control92" draw:style-name="gr2" draw:text-style-name="P65" draw:z-index="91" svg:height="0.32cm" svg:width="0.331cm" svg:y="-0.302cm" text:anchor-type="as-char"/></text:span><text:span text:style-name="T25"><text:s/></text:span><text:span text:style-name="T26">PROROGATION DE DELAI : +30 JOURS</text:span><text:span text:style-name="T7"> <text:s text:c="63"/></text:span></text:p>
          </table:table-cell>
          <table:table-cell office:value-type="string" table:number-columns-spanned="2" table:style-name="Tableau13.B3">
            <text:p text:style-name="P33">N.B. : un « primo dossier » avait déjà été envoyé : <draw:control draw:control="control90" draw:style-name="gr2" draw:text-style-name="P65" draw:z-index="89" svg:height="0.32cm" svg:width="0.331cm" svg:y="-0.302cm" text:anchor-type="as-char"/><text:span text:style-name="T10">oui <text:s text:c="3"/></text:span><text:span text:style-name="T10"><draw:control draw:control="control91" draw:style-name="gr2" draw:text-style-name="P65" draw:z-index="90" svg:height="0.32cm" svg:width="0.331cm" svg:y="-0.302cm" text:anchor-type="as-char"/></text:span><text:span text:style-name="T10"><text:s/>non</text:span></text:p>
          </table:table-cell>
          <table:covered-table-cell/>
        </table:table-row>
      </table:table>
      <text:p text:style-name="P6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office:value-type="string" table:style-name="Tableau10.A1">
            <text:p text:style-name="P7"><text:span text:style-name="T46"><office:annotation><dc:creator>Auteur inconnu</dc:creator><dc:date>2017-05-16T10:02:36</dc:date><text:p text:style-name="P64"><text:span text:style-name="T66">do text if not licence_helper.folderCategory.count('UCP')</text:span></text:p></office:annotation></text:span><text:span text:style-name="T46"><draw:control draw:control="control54" draw:style-name="gr2" draw:text-style-name="P65" draw:z-index="53" svg:height="0.32cm" svg:width="0.331cm" svg:y="-0.302cm" text:anchor-type="as-char"/></text:span><text:span text:style-name="T46"><text:s/>UFD</text:span><text:span text:style-name="T45">: permis d'urbanisme </text:span><text:span text:style-name="T47">délivré par le FD</text:span></text:p>
            <text:p text:style-name="P7"><text:span text:style-name="T48"><office:annotation><dc:creator>Auteur inconnu</dc:creator><dc:date>2017-05-16T10:02:36</dc:date><text:p text:style-name="P64"><text:span text:style-name="T66">do text if licence_helper.folderCategory.count('UCP')</text:span></text:p></office:annotation></text:span><text:span text:style-name="T48"><draw:control draw:control="control86" draw:style-name="gr2" draw:text-style-name="P65" draw:z-index="85" svg:height="0.32cm" svg:width="0.331cm" svg:y="-0.302cm" text:anchor-type="as-char"/></text:span><text:span text:style-name="T51"><text:s/>UFD</text:span><text:span text:style-name="T50">: permis d'urbanisme </text:span><text:span text:style-name="T47">délivré par le FD</text:span></text:p>
            <text:p text:style-name="P7"><text:span text:style-name="T46"><draw:control draw:control="control53" draw:style-name="gr2" draw:text-style-name="P65" draw:z-index="52" svg:height="0.32cm" svg:width="0.331cm" svg:y="-0.302cm" text:anchor-type="as-char"/></text:span><text:span text:style-name="T46"><text:s/>LFD</text:span><text:span text:style-name="T45">: permis </text:span><text:span text:style-name="T52">d'urbanisation</text:span><text:span text:style-name="T45"> </text:span><text:span text:style-name="T47">délivré par le FD</text:span></text:p>
            <text:p text:style-name="P7"><text:span text:style-name="T46"><draw:control draw:control="control55" draw:style-name="gr2" draw:text-style-name="P65" draw:z-index="54" svg:height="0.32cm" svg:width="0.331cm" svg:y="-0.302cm" text:anchor-type="as-char"/></text:span><text:span text:style-name="T46"><text:s/>CFD</text:span><text:span text:style-name="T45">: certificat d’urbanisme </text:span><text:span text:style-name="T47">délivré par le FD</text:span></text:p>
            <text:p text:style-name="P7"><text:bookmark text:name="Unknown4"/><text:span text:style-name="T5"><draw:control draw:control="control56" draw:style-name="gr2" draw:text-style-name="P65" draw:z-index="55" svg:height="0.32cm" svg:width="0.331cm" svg:y="-0.302cm" text:anchor-type="as-char"/></text:span><text:span text:style-name="T5"><text:s/>DUP</text:span>: développements urbanistiques prioritaires (pour l’élaboration de <text:span text:style-name="T5">SDC/SOL/GCU/PRU/SAR)</text:span></text:p>
            <text:p text:style-name="P7"><text:bookmark text:name="Unknown5"/><text:span text:style-name="T5"><draw:control draw:control="control57" draw:style-name="gr2" draw:text-style-name="P65" draw:z-index="56" svg:height="0.32cm" svg:width="0.331cm" svg:y="-0.302cm" text:anchor-type="as-char"/></text:span><text:span text:style-name="T5"><text:s/>DIV</text:span> : autre demande <text:s text:c="19"/></text:p>
            <text:p text:style-name="P7"><text:bookmark text:name="Unknown6"/><text:span text:style-name="T5"><draw:control draw:control="control58" draw:style-name="gr2" draw:text-style-name="P65" draw:z-index="57" svg:height="0.32cm" svg:width="0.331cm" svg:y="-0.302cm" text:anchor-type="as-char"/></text:span><text:span text:style-name="T5"><text:s/>BCX :</text:span> dossiers contentieux</text:p>
            <text:p text:style-name="P8"><text:span text:style-name="T5"><draw:control draw:control="control59" draw:style-name="gr2" draw:text-style-name="P65" draw:z-index="58" svg:height="0.32cm" svg:width="0.331cm" svg:y="-0.302cm" text:anchor-type="as-char"/></text:span><text:span text:style-name="T5"><text:s/>PU</text:span> : permis <text:s/><text:span text:style-name="T12">UNIQUE</text:span> (= Urba.+ Envir.)</text:p>
            <text:p text:style-name="P8"><text:span text:style-name="T60">Permis Intégré </text:span><text:span text:style-name="T61">Commercial</text:span><text:span text:style-name="T60">:</text:span></text:p>
            <text:p text:style-name="P8"><text:span text:style-name="T60"><draw:control draw:control="control60" draw:style-name="gr2" draw:text-style-name="P65" draw:z-index="59" svg:height="0.32cm" svg:width="0.331cm" svg:y="-0.302cm" text:anchor-type="as-char"/></text:span><text:span text:style-name="T60"><text:s/>PIC/PIUR</text:span><text:span text:style-name="T59"> : avec Urbanisme se</text:span></text:p>
            <text:p text:style-name="P8"><text:span text:style-name="T60"><draw:control draw:control="control61" draw:style-name="gr2" draw:text-style-name="P65" draw:z-index="60" svg:height="0.32cm" svg:width="0.331cm" svg:y="-0.302cm" text:anchor-type="as-char"/></text:span><text:span text:style-name="T60"><text:s/>PIC/PIEN</text:span><text:span text:style-name="T59"> : avec Environnement seul </text:span></text:p>
            <text:p text:style-name="P8"><text:span text:style-name="T59"><draw:control draw:control="control62" draw:style-name="gr2" draw:text-style-name="P65" draw:z-index="61" svg:height="0.32cm" svg:width="0.331cm" svg:y="-0.302cm" text:anchor-type="as-char"/></text:span><text:span text:style-name="T59"><text:s/></text:span><text:span text:style-name="T60">PIC/PIUN </text:span><text:span text:style-name="T59">: Unique (= Urba.+ Envir.)</text:span></text:p>
          </table:table-cell>
          <table:table-cell office:value-type="string" table:style-name="Tableau10.B1">
            <text:p text:style-name="P7"><text:span text:style-name="T55">Si Hors</text:span><text:span text:style-name="T5"> SDC/SOL/GCU :</text:span></text:p>
            <text:p text:style-name="P7"/>
            <text:p text:style-name="P7"><office:annotation><dc:creator>Auteur inconnu</dc:creator><dc:date>2017-05-16T09:30:02</dc:date><text:p text:style-name="P64"><text:span text:style-name="T66">do text if not licence_helper.folderCategory.count('UCO:')</text:span></text:p></office:annotation><draw:control draw:control="control63" draw:style-name="gr2" draw:text-style-name="P65" draw:z-index="62" svg:height="0.32cm" svg:width="0.331cm" svg:y="-0.302cm" text:anchor-type="as-char"/><text:s/><text:span text:style-name="T56">UCO</text:span><text:span text:style-name="T53">: permis d’urbanisme du Collège </text:span><text:span text:style-name="T56">avec</text:span><text:span text:style-name="T55"> AVIS</text:span><text:span text:style-name="T56"> du FD</text:span><text:span text:style-name="T53"> (sans «écart»)</text:span></text:p>
            <text:p text:style-name="P7"><text:span text:style-name="T53"><office:annotation><dc:creator>Auteur inconnu</dc:creator><dc:date>2017-05-16T09:30:02</dc:date><text:p text:style-name="P64"><text:span text:style-name="T66">do text if licence_helper.folderCategory.count('UCO:')</text:span></text:p></office:annotation></text:span><text:span text:style-name="T53"><draw:control draw:control="control81" draw:style-name="gr2" draw:text-style-name="P65" draw:z-index="80" svg:height="0.32cm" svg:width="0.331cm" svg:y="-0.302cm" text:anchor-type="as-char"/></text:span><text:span text:style-name="T53"><text:s/></text:span><text:span text:style-name="T56">UCO</text:span><text:span text:style-name="T53">: permis d’urbanisme du Collège </text:span><text:span text:style-name="T56">avec</text:span><text:span text:style-name="T55"> AVIS</text:span><text:span text:style-name="T56"> du FD</text:span><text:span text:style-name="T53"> (sans «écart»)</text:span></text:p>
            <text:p text:style-name="P7"><office:annotation><dc:creator>Auteur inconnu</dc:creator><dc:date>2017-05-16T09:33:35</dc:date><text:p text:style-name="P64"><text:span text:style-name="T66">do text if not licence_helper.folderCategory.count('UCO/D')</text:span></text:p></office:annotation><draw:control draw:control="control64" draw:style-name="gr2" draw:text-style-name="P65" draw:z-index="63" svg:height="0.32cm" svg:width="0.331cm" svg:y="-0.302cm" text:anchor-type="as-char"/><text:s/><text:span text:style-name="T56">UCO/D</text:span><text:span text:style-name="T53">: permis avec </text:span><text:span text:style-name="T54">dérogation</text:span><text:span text:style-name="T57"> </text:span><text:span text:style-name="T53">du FD pour Plan Secteur / norme GRU</text:span></text:p>
            <text:p text:style-name="P7"><text:span text:style-name="T53"><office:annotation><dc:creator>Auteur inconnu</dc:creator><dc:date>2017-05-16T09:33:35</dc:date><text:p text:style-name="P64"><text:span text:style-name="T66">do text if licence_helper.folderCategory.count('UCO/D')</text:span></text:p></office:annotation></text:span><text:span text:style-name="T53"><draw:control draw:control="control82" draw:style-name="gr2" draw:text-style-name="P65" draw:z-index="81" svg:height="0.32cm" svg:width="0.331cm" svg:y="-0.302cm" text:anchor-type="as-char"/></text:span><text:span text:style-name="T53"><text:s/></text:span><text:span text:style-name="T56">UCO/D</text:span><text:span text:style-name="T53">: permis avec </text:span><text:span text:style-name="T54">dérogation</text:span><text:span text:style-name="T57"> </text:span><text:span text:style-name="T53">du FD pour Plan Secteur / norme GRU</text:span></text:p>
            <text:p text:style-name="P7"><draw:control draw:control="control65" draw:style-name="gr2" draw:text-style-name="P65" draw:z-index="64" svg:height="0.32cm" svg:width="0.331cm" svg:y="-0.302cm" text:anchor-type="as-char"/><text:s/><text:span text:style-name="T56">LCO</text:span><text:span text:style-name="T53">: permis </text:span><text:span text:style-name="T57">d'urbanisation</text:span><text:span text:style-name="T53"> avec avis du FD</text:span></text:p>
            <text:p text:style-name="P25"/>
            <text:p text:style-name="P58"><text:span text:style-name="T58"><text:s text:c="2"/></text:span><text:span text:style-name="T16">Si Dans</text:span><text:span text:style-name="T8"> SDC/SOL/GCU/permis d’urbanisation/ </text:span><text:span text:style-name="T62">+</text:span><text:span text:style-name="T8"> « d’impact limité »:</text:span></text:p>
            <text:p text:style-name="P8"><text:span text:style-name="T8"><office:annotation><dc:creator>Auteur inconnu</dc:creator><dc:date>2017-05-16T09:51:55</dc:date><text:p text:style-name="P64"><text:span text:style-name="T66">do text if not licence_helper.folderCategory.count('UCO/A')</text:span></text:p></office:annotation></text:span><text:span text:style-name="T8"><draw:control draw:control="control66" draw:style-name="gr2" draw:text-style-name="P65" draw:z-index="65" svg:height="0.32cm" svg:width="0.331cm" svg:y="-0.302cm" text:anchor-type="as-char"/></text:span><text:span text:style-name="T8"><text:s/>UCO/A</text:span><text:span text:style-name="T62">: permis d’urbanisme du Collège </text:span><text:span text:style-name="T8">avec</text:span><text:span text:style-name="T16"> avis FACULTATIF</text:span><text:span text:style-name="T8"> du FD</text:span></text:p>
            <text:p text:style-name="P8"><text:span text:style-name="T8"><office:annotation><dc:creator>Auteur inconnu</dc:creator><dc:date>2017-05-16T09:51:55</dc:date><text:p text:style-name="P64"><text:span text:style-name="T66">do text if licence_helper.folderCategory.count('UCO/A')</text:span></text:p></office:annotation></text:span><text:span text:style-name="T8"><draw:control draw:control="control83" draw:style-name="gr2" draw:text-style-name="P65" draw:z-index="82" svg:height="0.32cm" svg:width="0.331cm" svg:y="-0.302cm" text:anchor-type="as-char"/></text:span><text:span text:style-name="T8"><text:s/>UCO/A: </text:span><text:span text:style-name="T11">permis d’urbanisme du Collège </text:span><text:span text:style-name="T9">avec</text:span><text:span text:style-name="T17"> avis FACULTATIF</text:span><text:span text:style-name="T9"> du FD</text:span></text:p>
            <text:p text:style-name="P8"><text:span text:style-name="T8"><office:annotation><dc:creator>Auteur inconnu</dc:creator><dc:date>2017-05-16T09:53:14</dc:date><text:p text:style-name="P64"><text:span text:style-name="T66">do text if not licence_helper.folderCategory.count('UCO/PD')</text:span></text:p></office:annotation></text:span><text:span text:style-name="T8"><draw:control draw:control="control67" draw:style-name="gr2" draw:text-style-name="P65" draw:z-index="66" svg:height="0.32cm" svg:width="0.331cm" svg:y="-0.302cm" text:anchor-type="as-char"/></text:span><text:span text:style-name="T8"><text:s/>UCO/PD</text:span><text:span text:style-name="T62"> : permis d’urbanisme </text:span><text:span text:style-name="T19">direct</text:span><text:span text:style-name="T62"> du Collège</text:span></text:p>
            <text:p text:style-name="P8"><text:span text:style-name="T8"><office:annotation><dc:creator>Auteur inconnu</dc:creator><dc:date>2017-05-16T09:53:14</dc:date><text:p text:style-name="P64"><text:span text:style-name="T66">do </text:span><text:span text:style-name="T71">text</text:span><text:span text:style-name="T66"> if licence_helper.folderCategory.count('UCO/PD')</text:span></text:p></office:annotation></text:span><text:span text:style-name="T8"><draw:control draw:control="control84" draw:style-name="gr2" draw:text-style-name="P65" draw:z-index="83" svg:height="0.32cm" svg:width="0.331cm" svg:y="-0.302cm" text:anchor-type="as-char"/></text:span><text:span text:style-name="T8"><text:s/>UCO/PD</text:span><text:span text:style-name="T62"> : permis d’urbanisme </text:span><text:span text:style-name="T19">direct</text:span><text:span text:style-name="T62"> du Collège</text:span></text:p>
            <text:p text:style-name="P8"><text:span text:style-name="T8"><office:annotation><dc:creator>Auteur inconnu</dc:creator><dc:date>2017-05-16T09:55:02</dc:date><text:p text:style-name="P64"><text:span text:style-name="T66">do </text:span><text:span text:style-name="T71">text</text:span><text:span text:style-name="T66"> if not licence_helper.folderCategory.count('UCO/ED')</text:span></text:p></office:annotation></text:span><text:span text:style-name="T8"><draw:control draw:control="control68" draw:style-name="gr2" draw:text-style-name="P65" draw:z-index="67" svg:height="0.32cm" svg:width="0.331cm" svg:y="-0.302cm" text:anchor-type="as-char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8"><text:span text:style-name="T8"><office:annotation><dc:creator>Auteur inconnu</dc:creator><dc:date>2017-05-16T09:55:02</dc:date><text:p text:style-name="P64"><text:span text:style-name="T66">do </text:span><text:span text:style-name="T71">text</text:span><text:span text:style-name="T66"> if licence_helper.folderCategory.count('UCO/ED')</text:span></text:p></office:annotation></text:span><text:span text:style-name="T8"><draw:control draw:control="control85" draw:style-name="gr2" draw:text-style-name="P65" draw:z-index="84" svg:height="0.32cm" svg:width="0.331cm" svg:y="-0.302cm" text:anchor-type="as-char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9"><text:span text:style-name="T8"><draw:control draw:control="control69" draw:style-name="gr2" draw:text-style-name="P65" draw:z-index="68" svg:height="0.32cm" svg:width="0.331cm" svg:y="-0.302cm" text:anchor-type="as-char"/></text:span><text:span text:style-name="T8"><text:s/>LCO/PD: permis </text:span><text:span text:style-name="T34">d'urbanisation </text:span><text:span text:style-name="T16">direct</text:span></text:p>
            <text:p text:style-name="P9"><text:span text:style-name="T18"><draw:control draw:control="control70" draw:style-name="gr2" draw:text-style-name="P65" draw:z-index="69" svg:height="0.32cm" svg:width="0.331cm" svg:y="-0.302cm" text:anchor-type="as-char"/></text:span><text:span text:style-name="T4"><text:s/></text:span><text:span text:style-name="T16">CCO : certificat d’urbanisme par le Collège</text:span></text:p>
          </table:table-cell>
        </table:table-row>
      </table:table>
      <text:p text:style-name="P59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office:value-type="string" table:style-name="Tableau11.A1">
            <text:p text:style-name="P9"><text:span text:style-name="T41">Demandeur </text:span>: nom, prénom</text:p>
          </table:table-cell>
          <table:table-cell office:value-type="string" table:number-columns-spanned="6" table:style-name="Tableau11.B1">
            <text:p text:style-name="P44"><text:text-input text:description="Situation des travaux">self.getApplicantsSignaletic()</text:text-input></text:p>
            <text:p text:style-name="P44"><text:text-input text:description="">self.getApplicants()[0].getAddress()</text:text-input></text:p>
            <text:p text:style-name="P63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7"><text:span text:style-name="T41">Bien</text:span> concerné : <text:s text:c="16"/></text:p>
            <text:p text:style-name="P7">Adresse - Référence cadastrale</text:p>
          </table:table-cell>
          <table:table-cell office:value-type="string" table:number-columns-spanned="6" table:style-name="Tableau11.B2">
            <text:p text:style-name="P44"><text:text-input text:description="Situation des travaux">self.getWorkLocationSignaletic()</text:text-input></text:p>
            <text:p text:style-name="P44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9"><text:span text:style-name="T41">OBJET</text:span> de la demande : </text:p>
          </table:table-cell>
          <table:table-cell office:value-type="string" table:number-columns-spanned="6" table:style-name="Tableau11.B2">
            <text:p text:style-name="P45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9"><text:span text:style-name="T40">Auteur de projet</text:span> : nom</text:p>
          </table:table-cell>
          <table:table-cell office:value-type="string" table:number-columns-spanned="6" table:style-name="Tableau11.B2">
            <text:p text:style-name="P45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number-rows-spanned="2" table:style-name="Tableau11.A5">
            <text:p text:style-name="P7">Date de <text:span text:style-name="T12">l’accusé</text:span> de réception</text:p>
            <text:p text:style-name="P7"/>
            <text:p text:style-name="P10">.......................................</text:p>
            <text:p text:style-name="P10"/>
            <text:p text:style-name="P10">(Cachet DATEUR = date d'expédition de l'accusé de réception = date de début du délai)</text:p>
          </table:table-cell>
          <table:table-cell office:value-type="string" table:number-columns-spanned="2" table:number-rows-spanned="2" table:style-name="Tableau11.B5">
            <text:p text:style-name="P15"/>
            <text:p text:style-name="P15"/>
            <text:p text:style-name="P7"/>
          </table:table-cell>
          <table:covered-table-cell/>
          <table:table-cell office:value-type="string" table:number-columns-spanned="2" table:style-name="Tableau11.B5">
            <text:p text:style-name="P7"><text:span text:style-name="T5">Délai annoncé</text:span> :</text:p>
            <text:p text:style-name="P7">SUIVANT TYPE DE DOSSIER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30 jours' in licence_helper.annoncedDelay</text:span></text:p></office:annotation><text:span text:style-name="T6"><draw:control draw:control="control87" draw:style-name="gr1" draw:text-style-name="P65" draw:z-index="86" svg:height="0.399cm" svg:width="0.447cm" text:anchor-type="as-char"/></text:span><text:s/>30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75 jours' in licence_helper.annoncedDelay</text:span></text:p></office:annotation><text:span text:style-name="T6"><draw:control draw:control="control88" draw:style-name="gr1" draw:text-style-name="P65" draw:z-index="87" svg:height="0.399cm" svg:width="0.447cm" text:anchor-type="as-char"/></text:span><text:s/>75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115 jours' in licence_helper.annoncedDelay</text:span></text:p></office:annotation><text:span text:style-name="T6"><draw:control draw:control="control89" draw:style-name="gr1" draw:text-style-name="P65" draw:z-index="88" svg:height="0.399cm" svg:width="0.447cm" text:anchor-type="as-char"/></text:span><text:s/>115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60 jours' in licence_helper.annoncedDelay</text:span></text:p></office:annotation><text:span text:style-name="T6"><draw:control draw:control="control100" draw:style-name="gr1" draw:text-style-name="P65" draw:z-index="99" svg:height="0.399cm" svg:width="0.447cm" text:anchor-type="as-char"/></text:span><text:s/>30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105 jours' in licence_helper.annoncedDelay</text:span></text:p></office:annotation><text:span text:style-name="T6"><draw:control draw:control="control101" draw:style-name="gr1" draw:text-style-name="P65" draw:z-index="100" svg:height="0.399cm" svg:width="0.447cm" text:anchor-type="as-char"/></text:span><text:s/>75 jours</text:p>
            <text:p text:style-name="P17"><text:span text:style-name="T10"><office:annotation><dc:creator>Auteur inconnu</dc:creator><dc:date>2017-05-16T10:11:54</dc:date><text:p text:style-name="P64"><text:span text:style-name="T66">do </text:span><text:span text:style-name="T71">text</text:span><text:span text:style-name="T66"> if '145 jours' in licence_helper.annoncedDelay</text:span></text:p></office:annotation></text:span><text:span text:style-name="T10"><draw:control draw:control="control99" draw:style-name="gr1" draw:text-style-name="P65" draw:z-index="98" svg:height="0.399cm" svg:width="0.447cm" text:anchor-type="as-char"/></text:span><text:span text:style-name="T10"><text:s/>115 jours</text:span></text:p>
          </table:table-cell>
          <table:covered-table-cell/>
          <table:table-cell office:value-type="string" table:number-columns-spanned="2" table:style-name="Tableau11.F5">
            <text:p text:style-name="P26"/>
            <text:p text:style-name="P18"><text:span text:style-name="T46"><office:annotation><dc:creator>Auteur inconnu</dc:creator><dc:date>2017-05-16T10:02:36</dc:date><text:p text:style-name="P64"><text:span text:style-name="T66">do text if not licence_helper.prorogation</text:span></text:p></office:annotation></text:span><text:span text:style-name="T46"><draw:control draw:control="control98" draw:style-name="gr2" draw:text-style-name="P65" draw:z-index="97" svg:height="0.32cm" svg:width="0.331cm" svg:y="-0.302cm" text:anchor-type="as-char"/></text:span><text:span text:style-name="T23"><text:s/></text:span><text:span text:style-name="T24">prolongation du délai de 30 jours ?</text:span></text:p>
            <text:p text:style-name="P16"><text:span text:style-name="T49"><office:annotation><dc:creator>Auteur inconnu</dc:creator><dc:date>2017-05-16T10:02:36</dc:date><text:p text:style-name="P64"><text:span text:style-name="T66">do text if licence_helper.prorogation</text:span></text:p></office:annotation></text:span><text:span text:style-name="T49"><draw:control draw:control="control94" draw:style-name="gr2" draw:text-style-name="P65" draw:z-index="93" svg:height="0.32cm" svg:width="0.331cm" svg:y="-0.302cm" text:anchor-type="as-char"/></text:span><text:span text:style-name="T25"><text:s/></text:span><text:span text:style-name="T26">PROROGATION DE DELAI : +30 JOURS</text:span><text:span text:style-name="T6"> <text:s/></text:span></text:p>
            <text:p text:style-name="P20">Délai final :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60 jours' in licence_helper.annoncedDelay</text:span></text:p></office:annotation><text:span text:style-name="T6"><draw:control draw:control="control96" draw:style-name="gr1" draw:text-style-name="P65" draw:z-index="95" svg:height="0.399cm" svg:width="0.447cm" text:anchor-type="as-char"/></text:span><text:s/>60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105 jours' in licence_helper.annoncedDelay</text:span></text:p></office:annotation><text:span text:style-name="T6"><draw:control draw:control="control97" draw:style-name="gr1" draw:text-style-name="P65" draw:z-index="96" svg:height="0.399cm" svg:width="0.447cm" text:anchor-type="as-char"/></text:span><text:s/>105 jours</text:p>
            <text:p text:style-name="P17"><text:span text:style-name="T10"><office:annotation><dc:creator>Auteur inconnu</dc:creator><dc:date>2017-05-16T10:11:54</dc:date><text:p text:style-name="P64"><text:span text:style-name="T66">do </text:span><text:span text:style-name="T71">text</text:span><text:span text:style-name="T66"> if '145 jours' in licence_helper.annoncedDelay</text:span></text:p></office:annotation></text:span><text:span text:style-name="T10"><draw:control draw:control="control95" draw:style-name="gr1" draw:text-style-name="P65" draw:z-index="94" svg:height="0.399cm" svg:width="0.447cm" text:anchor-type="as-char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office:value-type="string" table:number-columns-spanned="4" table:style-name="Tableau11.D6">
            <text:p text:style-name="P21">SUSPENSION POUR ENQUETE :</text:p>
            <text:p text:style-name="P21"/>
            <text:p text:style-name="P7"/>
          </table:table-cell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5">
            <text:p text:style-name="P9">Autres dossiers connus sur le bien</text:p>
          </table:table-cell>
          <table:table-cell office:value-type="string" table:number-columns-spanned="6" table:style-name="Tableau11.B7">
            <text:p text:style-name="P7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22">Zonage au plan de secteur</text:p>
          </table:table-cell>
          <table:table-cell office:value-type="string" table:number-columns-spanned="6" table:style-name="Tableau11.B2">
            <text:p text:style-name="P44"><office:annotation><dc:creator>sde </dc:creator><dc:date>2011-08-04T13:57:24</dc:date><text:p text:style-name="P64"><text:span text:style-name="T69">do row for folderZoneValue in self.getValuesForTemplate('folderZone')</text:span></text:p></office:annotation><draw:control draw:control="control106" draw:style-name="gr1" draw:text-style-name="P65" draw:z-index="105" svg:height="0.399cm" svg:width="0.447cm" text:anchor-type="as-char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7">L’objet de la demande est dans  : </text:p>
          </table:table-cell>
          <table:table-cell office:value-type="string" table:number-columns-spanned="6" table:style-name="Tableau11.B2">
            <text:p text:style-name="P7">le SDC <text:s text:c="2"/><text:bookmark text:name="Unknown21"/><text:s/>en zone ............................................................................................................</text:p>
            <text:p text:style-name="P7">le GRU <text:s/><text:bookmark text:name="Unknown22"/><text:s/>Centre Ancien protégé <text:s text:c="2"/><text:bookmark text:name="Unknown23"/><text:s text:c="8"/>Bâtisses en Site rural <text:s/></text:p>
            <text:p text:style-name="P7">le GCU <text:s/><text:bookmark text:name="Unknown24"/><text:s/>aire ....................................</text:p>
            <text:p text:style-name="P7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7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1">Avec <text:span text:style-name="T40">?</text:span></text:p>
          </table:table-cell>
          <table:table-cell office:value-type="string" table:number-columns-spanned="6" table:style-name="Tableau11.B2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office:value-type="string" table:style-name="Tableau16.A1">
                  <text:p text:style-name="P60"><office:annotation><dc:creator>Auteur inconnu</dc:creator><dc:date>2017-05-16T15:03:23</dc:date><text:p text:style-name="P64"><text:span text:style-name="T66">do text if not licence_helper.divergence</text:span></text:p></office:annotation><draw:control draw:control="control127" draw:style-name="gr1" draw:text-style-name="P65" draw:z-index="126" svg:height="0.399cm" svg:width="0.447cm" text:anchor-type="as-char"/><text:bookmark text:name="__Fieldmark__7369_209460382212"/><text:bookmark text:name="Unknown1012"/>EC<text:bookmark text:name="Unknown141112"/>ART <text:s/></text:p>
                  <text:p text:style-name="P61"><office:annotation><dc:creator>Auteur inconnu</dc:creator><dc:date>2017-05-16T15:02:40</dc:date><text:p text:style-name="P64"><text:span text:style-name="T66">do text if licence_helper.divergence</text:span></text:p></office:annotation><draw:control draw:control="control128" draw:style-name="gr1" draw:text-style-name="P65" draw:z-index="127" svg:height="0.399cm" svg:width="0.447cm" text:anchor-type="as-char"/><text:bookmark text:name="__Fieldmark__7369_2094603822111"/><text:bookmark text:name="Unknown10111"/>EC<text:bookmark text:name="Unknown1411111"/>ART <text:s/></text:p>
                </table:table-cell>
                <table:table-cell office:value-type="string" table:style-name="Tableau16.B1">
                  <text:p text:style-name="P60"><office:annotation><dc:creator>Auteur inconnu</dc:creator><dc:date>2017-05-16T15:03:23</dc:date><text:p text:style-name="P64"><text:span text:style-name="T66">do text if not licence_helper.derogation</text:span></text:p></office:annotation><draw:control draw:control="control129" draw:style-name="gr1" draw:text-style-name="P65" draw:z-index="128" svg:height="0.399cm" svg:width="0.447cm" text:anchor-type="as-char"/>DEROGATION</text:p>
                  <text:p text:style-name="P60"><office:annotation><dc:creator>Auteur inconnu</dc:creator><dc:date>2017-05-16T15:03:23</dc:date><text:p text:style-name="P64"><text:span text:style-name="T66">do text if <text:s/>licence_helper.derogation</text:span></text:p></office:annotation><draw:control draw:control="control130" draw:style-name="gr1" draw:text-style-name="P65" draw:z-index="129" svg:height="0.399cm" svg:width="0.447cm" text:anchor-type="as-char"/>DEROGATION</text:p>
                </table:table-cell>
              </table:table-row>
            </table:table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office:value-type="string" table:style-name="Tableau11.A5">
            <text:p text:style-name="P9">Publicité ?</text:p>
          </table:table-cell>
          <table:table-cell office:value-type="string" table:number-columns-spanned="3" table:style-name="Tableau11.B11">
            <text:p text:style-name="P17"><text:span text:style-name="T10"><office:annotation><dc:creator>Auteur inconnu</dc:creator><dc:date>2017-05-16T10:11:54</dc:date><text:p text:style-name="P64"><text:span text:style-name="T66">do </text:span><text:span text:style-name="T71">text</text:span><text:span text:style-name="T66"> if not 'Ann' in licence_helper.inquiry_type</text:span></text:p></office:annotation></text:span><text:span text:style-name="T10"><draw:control draw:control="control105" draw:style-name="gr1" draw:text-style-name="P65" draw:z-index="104" svg:height="0.399cm" svg:width="0.447cm" text:anchor-type="as-char"/></text:span><text:span text:style-name="T10"><text:s/>ANNONCE DE PROJET</text:span></text:p>
            <text:p text:style-name="P12"><text:span text:style-name="T39"><office:annotation><dc:creator>Auteur inconnu</dc:creator><dc:date>2017-05-16T10:11:54</dc:date><text:p text:style-name="P64"><text:span text:style-name="T66">do </text:span><text:span text:style-name="T71">text</text:span><text:span text:style-name="T66"> if 'Ann' in licence_helper.inquiry_type</text:span></text:p></office:annotation></text:span><text:span text:style-name="T39"><draw:control draw:control="control104" draw:style-name="gr1" draw:text-style-name="P65" draw:z-index="103" svg:height="0.399cm" svg:width="0.447cm" text:anchor-type="as-char"/></text:span><text:span text:style-name="T39"><text:s/>ANNONCE DE PROJET</text:span></text:p>
          </table:table-cell>
          <table:covered-table-cell/>
          <table:covered-table-cell/>
          <table:table-cell office:value-type="string" table:number-columns-spanned="2" table:style-name="Tableau11.B11">
            <text:p text:style-name="P17"><text:span text:style-name="T10"><office:annotation><dc:creator>Auteur inconnu</dc:creator><dc:date>2017-05-16T10:11:54</dc:date><text:p text:style-name="P64"><text:span text:style-name="T66">do </text:span><text:span text:style-name="T71">text</text:span><text:span text:style-name="T66"> if not 'Enq' in licence_helper.inquiry_type</text:span></text:p></office:annotation></text:span><text:span text:style-name="T10"><draw:control draw:control="control103" draw:style-name="gr1" draw:text-style-name="P65" draw:z-index="102" svg:height="0.399cm" svg:width="0.447cm" text:anchor-type="as-char"/></text:span><text:span text:style-name="T10"><text:s/>ENQUETE PUBLIQUE</text:span></text:p>
            <text:p text:style-name="P12"><text:span text:style-name="T39"><office:annotation><dc:creator>Auteur inconnu</dc:creator><dc:date>2017-05-16T10:11:54</dc:date><text:p text:style-name="P64"><text:span text:style-name="T66">do </text:span><text:span text:style-name="T71">text</text:span><text:span text:style-name="T66"> if 'Enq' in licence_helper.inquiry_type</text:span></text:p></office:annotation></text:span><text:span text:style-name="T39"><draw:control draw:control="control102" draw:style-name="gr1" draw:text-style-name="P65" draw:z-index="101" svg:height="0.399cm" svg:width="0.447cm" text:anchor-type="as-char"/></text:span><text:span text:style-name="T39"><text:s/>ENQUETE PUBLIQUE</text:span></text:p>
          </table:table-cell>
          <table:covered-table-cell/>
          <table:table-cell office:value-type="string" table:style-name="Tableau11.B7">
            <text:p text:style-name="P7">du ..................... au .................... Réclamation? </text:p>
          </table:table-cell>
        </table:table-row>
        <table:table-row table:style-name="Tableau11.7">
          <table:table-cell office:value-type="string" table:style-name="Tableau11.A2">
            <text:p text:style-name="P7">Réunion de projet préalable ?</text:p>
          </table:table-cell>
          <table:table-cell office:value-type="string" table:number-columns-spanned="6" table:style-name="Tableau11.B2">
            <text:p text:style-name="P7"><draw:control draw:control="control74" draw:style-name="gr1" draw:text-style-name="P65" draw:z-index="73" svg:height="0.399cm" svg:width="0.447cm" text:anchor-type="as-char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3">
          <table:table-cell office:value-type="string" table:style-name="Tableau11.A2">
            <text:p text:style-name="P22">Equipement de la voirie</text:p>
            <text:p text:style-name="P22">Type de voirie : <text:span text:style-name="T43"><text:text-input text:description="">self.roadType</text:text-input></text:span></text:p>
          </table:table-cell>
          <table:table-cell office:value-type="string" table:number-columns-spanned="6" table:style-name="Tableau11.B2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office:value-type="string" table:style-name="Tableau14.A1">
                  <text:p text:style-name="P46"><office:annotation><dc:creator>Ngaha </dc:creator><dc:date>2015-06-16T14:05:28</dc:date><text:p text:style-name="P64"><text:span text:style-name="T66">do text if not licence_helper.roadCoating</text:span></text:p></office:annotation><draw:control draw:control="control110" draw:style-name="gr1" draw:text-style-name="P65" draw:z-index="109" svg:height="0.399cm" svg:width="0.447cm" text:anchor-type="as-char"/>revêtement en </text:p>
                  <text:p text:style-name="P46"><office:annotation><dc:creator>Ngaha </dc:creator><dc:date>2015-06-16T14:04:23</dc:date><text:p text:style-name="P64"><text:span text:style-name="T66">do text if licence_helper.roadCoating</text:span></text:p></office:annotation><draw:control draw:control="control109" draw:style-name="gr1" draw:text-style-name="P65" draw:z-index="108" svg:height="0.399cm" svg:width="0.447cm" text:anchor-type="as-char"/>revêtement en <text:text-input text:description="">self.roadCoating</text:text-input></text:p>
                </table:table-cell>
                <table:table-cell office:value-type="string" table:style-name="Tableau14.A1">
                  <text:p text:style-name="P46"><office:annotation><dc:creator>Ngaha </dc:creator><dc:date>2015-06-16T13:40:43</dc:date><text:p text:style-name="P64"><text:span text:style-name="T68">do text if not self.roadEquipments.__str__().count(u"'eau'")</text:span></text:p></office:annotation><draw:control draw:control="control111" draw:style-name="gr1" draw:text-style-name="P65" draw:z-index="110" svg:height="0.399cm" svg:width="0.447cm" text:anchor-type="as-char"/>eau</text:p>
                  <text:p text:style-name="P46"><office:annotation><dc:creator>Ngaha </dc:creator><dc:date>2015-06-16T13:41:59</dc:date><text:p text:style-name="P64"><text:span text:style-name="T66">do text if self.roadEquipments.__str__().count(u"'eau'")</text:span></text:p></office:annotation><draw:control draw:control="control112" draw:style-name="gr1" draw:text-style-name="P65" draw:z-index="111" svg:height="0.399cm" svg:width="0.447cm" text:anchor-type="as-char"/>eau</text:p>
                </table:table-cell>
                <table:table-cell office:value-type="string" table:style-name="Tableau14.A1">
                  <text:p text:style-name="P46"><office:annotation><dc:creator>Ngaha </dc:creator><dc:date>2015-06-16T14:04:05</dc:date><text:p text:style-name="P64"><text:span text:style-name="T66">do text if not self.roadEquipments.__str__().count(u"'electricite'")</text:span></text:p></office:annotation><draw:control draw:control="control113" draw:style-name="gr1" draw:text-style-name="P65" draw:z-index="112" svg:height="0.399cm" svg:width="0.447cm" text:anchor-type="as-char"/>électricité</text:p>
                  <text:p text:style-name="P46"><office:annotation><dc:creator>Ngaha </dc:creator><dc:date>2015-06-16T13:42:53</dc:date><text:p text:style-name="P64"><text:span text:style-name="T66">do text if self.roadEquipments.__str__().count(u"'electricite'")</text:span></text:p></office:annotation><draw:control draw:control="control114" draw:style-name="gr1" draw:text-style-name="P65" draw:z-index="113" svg:height="0.399cm" svg:width="0.447cm" text:anchor-type="as-char"/>électricité</text:p>
                </table:table-cell>
              </table:table-row>
              <table:table-row>
                <table:table-cell office:value-type="string" table:number-columns-spanned="2" table:style-name="Tableau14.A1">
                  <text:p text:style-name="P46"><office:annotation><dc:creator>Ngaha </dc:creator><dc:date>2015-06-16T14:07:58</dc:date><text:p text:style-name="P64"><text:span text:style-name="T66">do text if not self.roadEquipments.__str__().count(u"'epuration'")</text:span></text:p></office:annotation><draw:control draw:control="control116" draw:style-name="gr1" draw:text-style-name="P65" draw:z-index="115" svg:height="0.399cm" svg:width="0.447cm" text:anchor-type="as-char"/><text:span text:style-name="T6">égout</text:span> existant relié en aval <text:s/>à une <text:span text:style-name="T6">station d'épuration</text:span> publique</text:p>
                  <text:p text:style-name="P46"><office:annotation><dc:creator>Ngaha </dc:creator><dc:date>2015-06-16T14:06:11</dc:date><text:p text:style-name="P64"><text:span text:style-name="T66">do text if self.roadEquipments.__str__().count(u"'epuration'")</text:span></text:p></office:annotation><draw:control draw:control="control115" draw:style-name="gr1" draw:text-style-name="P65" draw:z-index="114" svg:height="0.399cm" svg:width="0.447cm" text:anchor-type="as-char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office:value-type="string" table:style-name="Tableau14.A1">
                  <text:p text:style-name="P46"><office:annotation><dc:creator>Ngaha </dc:creator><dc:date>2015-06-16T14:14:11</dc:date><text:p text:style-name="P64"><text:span text:style-name="T66">do text if not self.roadEquipments.__str__().count(u"'pascollecteeaux'")</text:span></text:p></office:annotation><draw:control draw:control="control117" draw:style-name="gr1" draw:text-style-name="P65" draw:z-index="116" svg:height="0.399cm" svg:width="0.447cm" text:anchor-type="as-char"/>pas d'égout</text:p>
                  <text:p text:style-name="P46"><office:annotation><dc:creator>Ngaha </dc:creator><dc:date>2015-06-16T14:13:36</dc:date><text:p text:style-name="P64"><text:span text:style-name="T66">do text if self.roadEquipments.__str__().count(u"'pascollecteeaux'")</text:span></text:p></office:annotation><draw:control draw:control="control118" draw:style-name="gr1" draw:text-style-name="P65" draw:z-index="117" svg:height="0.399cm" svg:width="0.447cm" text:anchor-type="as-char"/>pas d'égout</text:p>
                </table:table-cell>
              </table:table-row>
              <table:table-row>
                <table:table-cell office:value-type="string" table:number-columns-spanned="3" table:style-name="Tableau14.A1">
                  <text:p text:style-name="P46">Situation au PASH :</text:p>
                  <text:p text:style-name="P46"><office:annotation><dc:creator>Ngaha </dc:creator><dc:date>2016-04-14T13:45:55</dc:date><text:p text:style-name="P64"><text:span text:style-name="T66">do text if self.getPash().__str__().count('collective')</text:span></text:p></office:annotation>Assainissement collectif</text:p>
                  <text:p text:style-name="P46"><office:annotation><dc:creator>Ngaha </dc:creator><dc:date>2016-04-14T13:49:38</dc:date><text:p text:style-name="P64"><text:span text:style-name="T66">do text if self.getPash().__str__().count('transitoire')</text:span></text:p></office:annotation>Assainissement transitoire</text:p>
                  <text:p text:style-name="P46"><office:annotation><dc:creator>Ngaha </dc:creator><dc:date>2016-04-14T13:50:03</dc:date><text:p text:style-name="P64"><text:span text:style-name="T66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9">Application du décret « voirie » ?</text:p>
          </table:table-cell>
          <table:table-cell office:value-type="string" table:number-columns-spanned="6" table:style-name="Tableau11.B2">
            <text:p text:style-name="P7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office:value-type="string" table:number-rows-spanned="2" table:style-name="Tableau11.A5">
            <text:p text:style-name="P7">Avis</text:p>
            <text:p text:style-name="P7"/>
            <text:p text:style-name="P7"/>
          </table:table-cell>
          <table:table-cell office:value-type="string" table:style-name="Tableau11.B11">
            <text:p text:style-name="P7">OBLIGATOIRES :</text:p>
          </table:table-cell>
          <table:table-cell office:value-type="string" table:number-columns-spanned="5" table:style-name="Tableau11.F5">
            <text:p text:style-name="P47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office:value-type="string" table:style-name="Tableau11.B16">
            <text:p text:style-name="P7">FACULTATIFS :</text:p>
          </table:table-cell>
          <table:table-cell office:value-type="string" table:number-columns-spanned="5" table:style-name="Tableau11.F5">
            <text:p text:style-name="P47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7">Bien classé ou assimilé</text:p>
          </table:table-cell>
          <table:table-cell office:value-type="string" table:number-columns-spanned="6" table:style-name="Tableau11.B2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office:value-type="string" table:style-name="Tableau15.A1">
                  <text:p text:style-name="P46"><office:annotation><dc:creator>Ngaha </dc:creator><dc:date>2015-06-09T11:30:15</dc:date><text:p text:style-name="P64"><text:span text:style-name="T66">do text if not 'class' in licence_helper.protectedBuilding</text:span></text:p></office:annotation><draw:control draw:control="control120" draw:style-name="gr1" draw:text-style-name="P65" draw:z-index="119" svg:height="0.399cm" svg:width="0.447cm" text:anchor-type="as-char"/>classé ou assimilé</text:p>
                  <text:p text:style-name="P46"><office:annotation><dc:creator>Ngaha </dc:creator><dc:date>2015-06-09T11:30:31</dc:date><text:p text:style-name="P64"><text:span text:style-name="T66">do text if <text:s/>'class' in licence_helper.protectedBuilding</text:span></text:p></office:annotation><draw:control draw:control="control119" draw:style-name="gr1" draw:text-style-name="P65" draw:z-index="118" svg:height="0.399cm" svg:width="0.447cm" text:anchor-type="as-char"/>classé ou assimilé</text:p>
                </table:table-cell>
                <table:table-cell office:value-type="string" table:style-name="Tableau15.A1">
                  <text:p text:style-name="P53"><office:annotation><dc:creator>Ngaha </dc:creator><dc:date>2015-06-09T11:31:08</dc:date><text:p text:style-name="P64"><text:span text:style-name="T66">do text if not 'zone de protection' in licence_helper.protectedBuilding</text:span></text:p></office:annotation><draw:control draw:control="control122" draw:style-name="gr1" draw:text-style-name="P65" draw:z-index="121" svg:height="0.399cm" svg:width="0.447cm" text:anchor-type="as-char"/>zone de protection</text:p>
                  <text:p text:style-name="P53"><office:annotation><dc:creator>Ngaha </dc:creator><dc:date>2015-06-09T11:32:40</dc:date><text:p text:style-name="P64"><text:span text:style-name="T66">do text if 'zone de protection' in licence_helper.protectedBuilding</text:span></text:p></office:annotation><draw:control draw:control="control121" draw:style-name="gr1" draw:text-style-name="P65" draw:z-index="120" svg:height="0.399cm" svg:width="0.447cm" text:anchor-type="as-char"/>zone de protection</text:p>
                </table:table-cell>
                <table:table-cell office:value-type="string" table:style-name="Tableau15.A1">
                  <text:p text:style-name="P53"><office:annotation><dc:creator>Ngaha </dc:creator><dc:date>2015-06-09T11:33:01</dc:date><text:p text:style-name="P64"><text:span text:style-name="T66">do text if not <text:s/>u"repris \xe0 l'inventaire" in licence_helper.protectedBuilding</text:span></text:p></office:annotation><draw:control draw:control="control123" draw:style-name="gr1" draw:text-style-name="P65" draw:z-index="122" svg:height="0.399cm" svg:width="0.447cm" text:anchor-type="as-char"/>repris à l'inventaire</text:p>
                  <text:p text:style-name="P53"><office:annotation><dc:creator>Ngaha </dc:creator><dc:date>2015-06-09T11:34:20</dc:date><text:p text:style-name="P64"><text:span text:style-name="T66">do text if <text:s/>u"repris \xe0 l'inventaire" in licence_helper.protectedBuilding</text:span></text:p></office:annotation><draw:control draw:control="control124" draw:style-name="gr1" draw:text-style-name="P65" draw:z-index="123" svg:height="0.399cm" svg:width="0.447cm" text:anchor-type="as-char"/>repris à l'inventaire</text:p>
                </table:table-cell>
                <table:table-cell office:value-type="string" table:style-name="Tableau15.A1">
                  <text:p text:style-name="P53"><office:annotation><dc:creator>Ngaha </dc:creator><dc:date>2015-06-09T11:34:36</dc:date><text:p text:style-name="P64"><text:span text:style-name="T66">do text if not u"\xe0 l'Atlas arch\xe9ologique" in licence_helper.protectedBuilding</text:span></text:p></office:annotation><draw:control draw:control="control125" draw:style-name="gr1" draw:text-style-name="P65" draw:z-index="124" svg:height="0.399cm" svg:width="0.447cm" text:anchor-type="as-char"/>à l'atlas archéologique</text:p>
                  <text:p text:style-name="P53"><office:annotation><dc:creator>Ngaha </dc:creator><dc:date>2015-06-09T11:35:34</dc:date><text:p text:style-name="P64"><text:span text:style-name="T66">do text if u"\xe0 l'Atlas arch\xe9ologique" in licence_helper.protectedBuilding</text:span></text:p></office:annotation><draw:control draw:control="control126" draw:style-name="gr1" draw:text-style-name="P65" draw:z-index="125" svg:height="0.399cm" svg:width="0.447cm" text:anchor-type="as-char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7">Etude d’Incidence ?</text:p>
          </table:table-cell>
          <table:table-cell office:value-type="string" table:number-columns-spanned="6" table:style-name="Tableau11.B2">
            <text:p text:style-name="P34"><office:annotation><dc:creator>Ngaha </dc:creator><dc:date>2015-06-16T16:27:23</dc:date><text:p text:style-name="P64"><text:span text:style-name="T68">do text if not self.impactStudy</text:span></text:p></office:annotation><draw:control draw:control="control108" draw:style-name="gr1" draw:text-style-name="P65" draw:z-index="107" svg:height="0.399cm" svg:width="0.447cm" text:anchor-type="as-char"/>oui (ne concerne PAS la notice dévaluation préalable des incidences, toujours nécessaire)</text:p>
            <text:p text:style-name="P34"><office:annotation><dc:creator>Ngaha </dc:creator><dc:date>2015-06-16T16:30:24</dc:date><text:p text:style-name="P64"><text:span text:style-name="T66">do text if self.impactStudy</text:span></text:p></office:annotation><draw:control draw:control="control107" draw:style-name="gr1" draw:text-style-name="P65" draw:z-index="106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19">
            <text:p text:style-name="P19">Rapport du Collège,</text:p>
          </table:table-cell>
          <table:table-cell office:value-type="string" table:number-columns-spanned="6" table:style-name="Tableau11.B19">
            <text:p text:style-name="P9"><text:bookmark text:name="Unknown54"/><draw:control draw:control="control77" draw:style-name="gr1" draw:text-style-name="P65" draw:z-index="76" svg:height="0.399cm" svg:width="0.447cm" text:anchor-type="as-char"/>favorable <text:s text:c="3"/><text:bookmark text:name="Unknown55"/><draw:control draw:control="control76" draw:style-name="gr1" draw:text-style-name="P65" draw:z-index="75" svg:height="0.399cm" svg:width="0.447cm" text:anchor-type="as-char"/>favorable conditionnel <text:s text:c="4"/><text:bookmark text:name="Unknown56"/><draw:control draw:control="control75" draw:style-name="gr1" draw:text-style-name="P65" draw:z-index="74" svg:height="0.399cm" svg:width="0.447cm" text:anchor-type="as-char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office:value-type="string" table:style-name="Tableau11.A20">
            <text:p text:style-name="P7"/>
          </table:table-cell>
          <table:table-cell office:value-type="string" table:number-columns-spanned="6" table:style-name="Tableau11.B20">
            <text:p text:style-name="P13"><text:bookmark text:name="Unknown57"/><draw:control draw:control="control78" draw:style-name="gr1" draw:text-style-name="P65" draw:z-index="77" svg:height="0.399cm" svg:width="0.447cm" text:anchor-type="as-char"/>du <text:s/>…………………… <text:s text:c="5"/><text:bookmark text:name="Unknown58"/><draw:control draw:control="control80" draw:style-name="gr1" draw:text-style-name="P65" draw:z-index="79" svg:height="0.399cm" svg:width="0.447cm" text:anchor-type="as-char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1">
            <text:p text:style-name="P7"><text:span text:style-name="T5">Décision finale du Collège</text:span> </text:p>
          </table:table-cell>
          <table:table-cell office:value-type="string" table:number-columns-spanned="6" table:style-name="Tableau11.B21">
            <text:p text:style-name="P14"><draw:control draw:control="control79" draw:style-name="gr1" draw:text-style-name="P65" draw:z-index="78" svg:height="0.399cm" svg:width="0.447cm" text:anchor-type="as-char"/><text:s/>s’écartant de l’<text:span text:style-name="T14">avis</text:span> préalable du Fonctionnaire Délégué <text:span text:style-name="T35">(NB : interdit avec une </text:span><text:span text:style-name="T31">dérogation</text:span><text:span text:style-name="T35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2"><text:span text:style-name="T5">Envoyé le</text:span> ........................................ <text:span text:style-name="T44">(date réelle d’envoi)</text:span><text:span text:style-name="T5">, par le Collège :</text:span></text:p>
      <text:p text:style-name="P23"/>
      <text:p text:style-name="P38"><office:annotation><dc:creator>Gauthier Bastien</dc:creator><dc:date>2011-01-13T14:56:41</dc:date><text:p text:style-name="P64"><text:span text:style-name="T67">do text</text:span></text:p><text:p text:style-name="P64"><text:span text:style-name="T67">from document(at=signatures, format='odt')</text:span></text:p></office:annotation>Import depuis signatures.odt</text:p>
      <text:p text:style-name="P28"/>
      <text:p text:style-name="P28"/>
      <text:p text:style-name="P56">AMENAGEMENT DU TERRITOIRE ET URBANISME</text:p>
      <text:p text:style-name="P29">FORMULAIRE D'ENVOI D'UN DOSSIER AU FONCTIONNAIRE DELEGUE</text:p>
      <text:p text:style-name="P27"><text:span text:style-name="T63"><text:s/></text:span><text:span text:style-name="T65">par le collège de la ville de </text:span><text:span text:style-name="Police_20_par_20_défaut"><text:span text:style-name="T29"><text:text-input text:description="">tool.getCityName()</text:text-input></text:span></text:span><text:span text:style-name="T65"><text:tab/><text:tab/></text:span><text:span text:style-name="T63">Références communales : </text:span><text:span text:style-name="T63"><text:text-input text:description="">licence_helper.reference</text:text-input></text:span></text:p>
      <text:p text:style-name="P30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52"/>
          </table:table-cell>
          <table:covered-table-cell/>
        </table:table-row>
        <table:table-row>
          <table:table-cell office:value-type="string" table:style-name="Tableau1.A2">
            <text:p text:style-name="P32"/>
          </table:table-cell>
          <table:table-cell office:value-type="string" table:style-name="Tableau1.B2">
            <text:p text:style-name="P32"/>
          </table:table-cell>
        </table:table-row>
        <table:table-row>
          <table:table-cell office:value-type="string" table:number-columns-spanned="2" table:style-name="Tableau1.A3">
            <text:p text:style-name="P41"/>
          </table:table-cell>
          <table:covered-table-cell/>
        </table:table-row>
      </table:table>
      <text:p text:style-name="P48"/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40"><office:annotation><dc:creator>Ngaha </dc:creator><dc:date>2015-06-08T13:37:51</dc:date><text:p text:style-name="P64"><text:span text:style-name="T68">do text if not self.folderCategory.count('UCO')</text:span></text:p></office:annotation><draw:control draw:control="control2" draw:style-name="gr1" draw:text-style-name="P65" draw:z-index="1" svg:height="0.399cm" svg:width="0.447cm" text:anchor-type="as-char"/><text:span text:style-name="T6">DUP :</text:span> déclaration Urbanistique Préalable</text:p>
            <text:p text:style-name="P40"><office:annotation><dc:creator>Ngaha </dc:creator><dc:date>2015-06-08T13:43:27</dc:date><text:p text:style-name="P64"><text:span text:style-name="T66">do text if not self.folderCategory.count('UCO')</text:span></text:p></office:annotation><draw:control draw:control="control17" draw:style-name="gr1" draw:text-style-name="P65" draw:z-index="16" svg:height="0.399cm" svg:width="0.447cm" text:anchor-type="as-char"/><text:span text:style-name="T6">DUP :</text:span> déclaration Urbanistique Préalable</text:p>
            <text:p text:style-name="P40"><office:annotation><dc:creator>Ngaha </dc:creator><dc:date>2015-06-08T14:03:02</dc:date><text:p text:style-name="P64"><text:span text:style-name="T66">do text if not self.folderCategory.startswith('CU1')</text:span></text:p></office:annotation><draw:control draw:control="control3" draw:style-name="gr1" draw:text-style-name="P65" draw:z-index="2" svg:height="0.399cm" svg:width="0.447cm" text:anchor-type="as-char"/><text:span text:style-name="T6">CU1 :</text:span> certificat d'urbanisme n°1</text:p>
            <text:p text:style-name="P40"><office:annotation><dc:creator>Ngaha </dc:creator><dc:date>2015-06-08T14:03:42</dc:date><text:p text:style-name="P64"><text:span text:style-name="T66">do text if self.folderCategory.startswith('CU1')</text:span></text:p></office:annotation><draw:control draw:control="control20" draw:style-name="gr1" draw:text-style-name="P65" draw:z-index="19" svg:height="0.399cm" svg:width="0.447cm" text:anchor-type="as-char"/><text:span text:style-name="T6">CU1 :</text:span> certificat d'urbanisme n°1</text:p>
            <text:p text:style-name="P40"><office:annotation><dc:creator>Ngaha </dc:creator><dc:date>2015-06-08T14:04:17</dc:date><text:p text:style-name="P64"><text:span text:style-name="T66">do text if not self.folderCategory.startswith('CU2')</text:span></text:p></office:annotation><draw:control draw:control="control4" draw:style-name="gr1" draw:text-style-name="P65" draw:z-index="3" svg:height="0.399cm" svg:width="0.447cm" text:anchor-type="as-char"/><text:span text:style-name="T6">CU2 :</text:span> certificat d'urbanisme n°2</text:p>
            <text:p text:style-name="P40"><office:annotation><dc:creator>Ngaha </dc:creator><dc:date>2015-06-08T14:04:46</dc:date><text:p text:style-name="P64"><text:span text:style-name="T66">do text if self.folderCategory.startswith('CU2')</text:span></text:p></office:annotation><draw:control draw:control="control21" draw:style-name="gr1" draw:text-style-name="P65" draw:z-index="20" svg:height="0.399cm" svg:width="0.447cm" text:anchor-type="as-char"/><text:span text:style-name="T6">CU2 :</text:span> certificat d'urbanisme n°2</text:p>
            <text:p text:style-name="P40"><office:annotation><dc:creator>Ngaha </dc:creator><dc:date>2015-06-08T14:05:06</dc:date><text:p text:style-name="P64"><text:span text:style-name="T66">do text if not self.folderCategory.startswith('PU')</text:span></text:p></office:annotation><draw:control draw:control="control5" draw:style-name="gr1" draw:text-style-name="P65" draw:z-index="4" svg:height="0.399cm" svg:width="0.447cm" text:anchor-type="as-char"/><text:span text:style-name="T6">PU :</text:span> demande de permis unique</text:p>
            <text:p text:style-name="P32"><text:span text:style-name="T10"><office:annotation><dc:creator>Ngaha </dc:creator><dc:date>2015-06-08T14:05:32</dc:date><text:p text:style-name="P64"><text:span text:style-name="T66">do text if self.folderCategory.startswith('PU')</text:span></text:p></office:annotation></text:span><text:span text:style-name="T10"><draw:control draw:control="control22" draw:style-name="gr1" draw:text-style-name="P65" draw:z-index="21" svg:height="0.399cm" svg:width="0.447cm" text:anchor-type="as-char"/></text:span>PU :<text:span text:style-name="T10"> demande de permis unique</text:span></text:p>
            <text:p text:style-name="P32"><office:annotation><dc:creator>Ngaha </dc:creator><dc:date>2015-06-08T14:05:50</dc:date><text:p text:style-name="P64"><text:span text:style-name="T66">do text if not self.folderCategory.startswith('DIV')</text:span></text:p></office:annotation><draw:control draw:control="control6" draw:style-name="gr1" draw:text-style-name="P65" draw:z-index="5" svg:height="0.399cm" svg:width="0.447cm" text:anchor-type="as-char"/>DIV : <text:span text:style-name="T10">autre demande</text:span></text:p>
            <text:p text:style-name="P32"><text:span text:style-name="T10"><office:annotation><dc:creator>Ngaha </dc:creator><dc:date>2015-06-08T14:06:20</dc:date><text:p text:style-name="P64"><text:span text:style-name="T66">do text if self.folderCategory.startswith('DIV')</text:span></text:p></office:annotation></text:span><text:span text:style-name="T10"><draw:control draw:control="control23" draw:style-name="gr1" draw:text-style-name="P65" draw:z-index="22" svg:height="0.399cm" svg:width="0.447cm" text:anchor-type="as-char"/></text:span>DIV <text:span text:style-name="T10">: autre demande</text:span></text:p>
            <text:p text:style-name="P32"><office:annotation><dc:creator>Ngaha </dc:creator><dc:date>2015-06-08T14:06:37</dc:date><text:p text:style-name="P64"><text:span text:style-name="T66">do text if not self.folderCategory.startswith('UCP')</text:span></text:p></office:annotation><draw:control draw:control="control7" draw:style-name="gr1" draw:text-style-name="P65" draw:z-index="6" svg:height="0.399cm" svg:width="0.447cm" text:anchor-type="as-char"/>UCP : <text:span text:style-name="T10">permis d'urbanisme à caractère public</text:span></text:p>
            <text:p text:style-name="P32"><text:span text:style-name="T10"><office:annotation><dc:creator>Ngaha </dc:creator><dc:date>2015-06-08T14:07:42</dc:date><text:p text:style-name="P64"><text:span text:style-name="T66">do text if self.folderCategory.startswith('UCP')</text:span></text:p></office:annotation></text:span><text:span text:style-name="T10"><draw:control draw:control="control24" draw:style-name="gr1" draw:text-style-name="P65" draw:z-index="23" svg:height="0.399cm" svg:width="0.447cm" text:anchor-type="as-char"/></text:span>UCP <text:span text:style-name="T10">: permis d'urbanisme à caractère public</text:span></text:p>
            <text:p text:style-name="P32"><office:annotation><dc:creator>Ngaha </dc:creator><dc:date>2015-06-08T14:08:42</dc:date><text:p text:style-name="P64"><text:span text:style-name="T66">do text if not self.folderCategory.startswith('LCP')</text:span></text:p></office:annotation><draw:control draw:control="control8" draw:style-name="gr1" draw:text-style-name="P65" draw:z-index="7" svg:height="0.399cm" svg:width="0.447cm" text:anchor-type="as-char"/>LCP : <text:span text:style-name="T10">permis d'urbanisation caractère public</text:span></text:p>
            <text:p text:style-name="P32"><text:span text:style-name="T10"><office:annotation><dc:creator>Ngaha </dc:creator><dc:date>2015-06-08T14:08:15</dc:date><text:p text:style-name="P64"><text:span text:style-name="T66">do text if self.folderCategory.startswith('LCP')</text:span></text:p></office:annotation></text:span><text:span text:style-name="T10"><draw:control draw:control="control25" draw:style-name="gr1" draw:text-style-name="P65" draw:z-index="24" svg:height="0.399cm" svg:width="0.447cm" text:anchor-type="as-char"/></text:span>LCP <text:span text:style-name="T10">: permis d'urbanisation caractère public</text:span></text:p>
            <text:p text:style-name="P42"><text:span text:style-name="T36">PERMIS INTEGRE COMMERCIAL :</text:span> <text:s/><draw:control draw:control="control49" draw:style-name="gr1" draw:text-style-name="P65" draw:z-index="48" svg:height="0.399cm" svg:width="0.447cm" text:anchor-type="as-char"/><text:s/>PIUR : </text:p>
          </table:table-cell>
          <table:table-cell office:value-type="string" table:style-name="Tableau2.B1">
            <text:p text:style-name="P32"><text:span text:style-name="T10"><office:annotation><dc:creator>Ngaha </dc:creator><dc:date>2015-06-08T13:56:55</dc:date><text:p text:style-name="P64"><text:span text:style-name="T66">do text if not self.folderCategory.startswith('UAP')</text:span></text:p></office:annotation></text:span><text:span text:style-name="T10"><draw:control draw:control="control18" draw:style-name="gr1" draw:text-style-name="P65" draw:z-index="17" svg:height="0.399cm" svg:width="0.447cm" text:anchor-type="as-char"/></text:span>UAP <text:span text:style-name="T10">: permis d'urbanisme </text:span><text:span text:style-name="T38">hors RCU, PCA, lot</text:span><text:span text:style-name="T33">,</text:span><text:span text:style-name="T10"> avec intervention du FD</text:span></text:p>
            <text:p text:style-name="P32"><text:span text:style-name="T10"><office:annotation><dc:creator>Ngaha </dc:creator><dc:date>2015-06-08T13:57:17</dc:date><text:p text:style-name="P64"><text:span text:style-name="T66">do text if self.folderCategory.startswith('UAP')</text:span></text:p></office:annotation></text:span><text:span text:style-name="T10"><draw:control draw:control="control19" draw:style-name="gr1" draw:text-style-name="P65" draw:z-index="18" svg:height="0.399cm" svg:width="0.447cm" text:anchor-type="as-char"/></text:span>UAP <text:span text:style-name="T10">: permis d'urbanisme </text:span><text:span text:style-name="T38">hors RCU, PCA, lot</text:span><text:span text:style-name="T33">,</text:span><text:span text:style-name="T10"> avec intervention du FD</text:span></text:p>
            <text:p text:style-name="P32"><office:annotation><dc:creator>Ngaha </dc:creator><dc:date>2015-06-08T14:10:16</dc:date><text:p text:style-name="P64"><text:span text:style-name="T66">do text if not self.folderCategory.startswith('UDC ')</text:span></text:p></office:annotation><draw:control draw:control="control9" draw:style-name="gr1" draw:text-style-name="P65" draw:z-index="8" svg:height="0.399cm" svg:width="0.447cm" text:anchor-type="as-char"/>UDC :<text:span text:style-name="T10"> permis direct du Collège (vu art 107 ou dans RCU, PCA, Lotissement)</text:span></text:p>
            <text:p text:style-name="P32"><text:span text:style-name="T10"><office:annotation><dc:creator>Ngaha </dc:creator><dc:date>2015-06-08T14:09:27</dc:date><text:p text:style-name="P64"><text:span text:style-name="T66">do text if self.folderCategory.startswith('UDC ')</text:span></text:p></office:annotation></text:span><text:span text:style-name="T10"><draw:control draw:control="control26" draw:style-name="gr1" draw:text-style-name="P65" draw:z-index="25" svg:height="0.399cm" svg:width="0.447cm" text:anchor-type="as-char"/></text:span>UDC <text:span text:style-name="T10">: permis direct du Collège (vu art 107 ou dans RCU, PCA, Lotissement)</text:span></text:p>
            <text:p text:style-name="P32"><office:annotation><dc:creator>Ngaha </dc:creator><dc:date>2015-06-08T14:11:43</dc:date><text:p text:style-name="P64"><text:span text:style-name="T66">do text if not self.folderCategory.startswith('UDC/D')</text:span></text:p></office:annotation><draw:control draw:control="control10" draw:style-name="gr1" draw:text-style-name="P65" draw:z-index="9" svg:height="0.399cm" svg:width="0.447cm" text:anchor-type="as-char"/>UDC/D : <text:span text:style-name="T10">permis </text:span><text:span text:style-name="T13">avec dérogation</text:span><text:span text:style-name="T10"> dans RCU, PCA, Lotissement,</text:span></text:p>
            <text:p text:style-name="P32"><text:span text:style-name="T13"><office:annotation><dc:creator>Ngaha </dc:creator><dc:date>2015-06-08T14:11:26</dc:date><text:p text:style-name="P64"><text:span text:style-name="T66">do text if self.folderCategory.startswith('UDC/D')</text:span></text:p></office:annotation></text:span><text:span text:style-name="T13"><draw:control draw:control="control27" draw:style-name="gr1" draw:text-style-name="P65" draw:z-index="26" svg:height="0.399cm" svg:width="0.447cm" text:anchor-type="as-char"/></text:span><text:span text:style-name="T12">UDC/D</text:span><text:span text:style-name="T13"> : permis avec dérogation dans RCU, PCA, Lotissement,</text:span></text:p>
            <text:p text:style-name="P32"><office:annotation><dc:creator>Ngaha </dc:creator><dc:date>2015-06-08T14:12:50</dc:date><text:p text:style-name="P64"><text:span text:style-name="T66">do text if not self.folderCategory.startswith('LAP')</text:span></text:p></office:annotation><draw:control draw:control="control11" draw:style-name="gr1" draw:text-style-name="P65" draw:z-index="10" svg:height="0.399cm" svg:width="0.447cm" text:anchor-type="as-char"/>LAP : <text:span text:style-name="T10">permis d'urbanisation avec avis préalable du FD</text:span></text:p>
            <text:p text:style-name="P32"><text:span text:style-name="T10"><office:annotation><dc:creator>Ngaha </dc:creator><dc:date>2015-06-08T14:12:19</dc:date><text:p text:style-name="P64"><text:span text:style-name="T66">do text if self.folderCategory.startswith('LAP')</text:span></text:p></office:annotation></text:span><text:span text:style-name="T10"><draw:control draw:control="control28" draw:style-name="gr1" draw:text-style-name="P65" draw:z-index="27" svg:height="0.399cm" svg:width="0.447cm" text:anchor-type="as-char"/></text:span>LAP <text:span text:style-name="T10">: permis d'urbanisation avec avis préalable du FD</text:span></text:p>
            <text:p text:style-name="P32"><office:annotation><dc:creator>Ngaha </dc:creator><dc:date>2015-06-08T14:13:36</dc:date><text:p text:style-name="P64"><text:span text:style-name="T66">do text if not self.folderCategory.startswith('LAP/M')</text:span></text:p></office:annotation><draw:control draw:control="control12" draw:style-name="gr1" draw:text-style-name="P65" draw:z-index="11" svg:height="0.399cm" svg:width="0.447cm" text:anchor-type="as-char"/>LAP /M :<text:span text:style-name="T10"> modification du permis de lotir (= d'urbanisation) avec avis du FD</text:span></text:p>
            <text:p text:style-name="P32"><text:span text:style-name="T10"><office:annotation><dc:creator>Ngaha </dc:creator><dc:date>2015-06-08T14:13:11</dc:date><text:p text:style-name="P64"><text:span text:style-name="T66">do text if self.folderCategory.startswith('LAP/M')</text:span></text:p></office:annotation></text:span><text:span text:style-name="T10"><draw:control draw:control="control29" draw:style-name="gr1" draw:text-style-name="P65" draw:z-index="28" svg:height="0.399cm" svg:width="0.447cm" text:anchor-type="as-char"/></text:span>LAP /M<text:span text:style-name="T10"> : modification du permis de lotir (= d'urbanisation) avec avis du FD</text:span></text:p>
            <text:p text:style-name="P32"><office:annotation><dc:creator>Ngaha </dc:creator><dc:date>2015-06-08T14:14:29</dc:date><text:p text:style-name="P64"><text:span text:style-name="T66">do text if not self.folderCategory.startswith('LLDC')</text:span></text:p></office:annotation><draw:control draw:control="control13" draw:style-name="gr1" draw:text-style-name="P65" draw:z-index="12" svg:height="0.399cm" svg:width="0.447cm" text:anchor-type="as-char"/>LDC : <text:span text:style-name="T10">permis d'urbanisation dans un RUC, PCA, lotissement</text:span></text:p>
            <text:p text:style-name="P32"><text:span text:style-name="T10"><office:annotation><dc:creator>Ngaha </dc:creator><dc:date>2015-06-08T14:14:02</dc:date><text:p><text:span text:style-name="T66">do text if self.folderCategory.startswith('LLDC')</text:span></text:p></office:annotation></text:span><text:span text:style-name="T10"><draw:control draw:control="control30" draw:style-name="gr1" draw:text-style-name="P65" draw:z-index="29" svg:height="0.399cm" svg:width="0.447cm" text:anchor-type="as-char"/></text:span>LDC <text:span text:style-name="T10">: permis d'urbanisation dans un RUC, PCA, lotissement</text:span></text:p>
            <text:p text:style-name="P32"><office:annotation><dc:creator>Ngaha </dc:creator><dc:date>2015-06-08T14:15:10</dc:date><text:p text:style-name="P64"><text:span text:style-name="T66">do text if not self.folderCategory.startswith('LLDC/M')</text:span></text:p></office:annotation><draw:control draw:control="control14" draw:style-name="gr1" draw:text-style-name="P65" draw:z-index="13" svg:height="0.399cm" svg:width="0.447cm" text:anchor-type="as-char"/>LDC/M : <text:span text:style-name="T10">modification de permis de lotir ( =d'urbanisme) dans un RCU, PCA</text:span></text:p>
            <text:p text:style-name="P32"><text:span text:style-name="T10"><office:annotation><dc:creator>Ngaha </dc:creator><dc:date>2015-06-08T14:14:49</dc:date><text:p text:style-name="P64"><text:span text:style-name="T66">do text if self.folderCategory.startswith('LLDC/M')</text:span></text:p></office:annotation></text:span><text:span text:style-name="T10"><draw:control draw:control="control31" draw:style-name="gr1" draw:text-style-name="P65" draw:z-index="30" svg:height="0.399cm" svg:width="0.447cm" text:anchor-type="as-char"/></text:span>LDC/M<text:span text:style-name="T10"> : modification de permis de lotir ( =d'urbanisme) dans un RCU, PCA</text:span></text:p>
            <text:p text:style-name="P32"><text:span text:style-name="T10">d'urbanisme <text:s/></text:span><text:span text:style-name="T10"><draw:control draw:control="control50" draw:style-name="gr1" draw:text-style-name="P65" draw:z-index="49" svg:height="0.399cm" svg:width="0.447cm" text:anchor-type="as-char"/></text:span>PIEN :<text:span text:style-name="T10"> d'environnement </text:span><text:span text:style-name="T10"><draw:control draw:control="control51" draw:style-name="gr1" draw:text-style-name="P65" draw:z-index="50" svg:height="0.399cm" svg:width="0.447cm" text:anchor-type="as-char"/></text:span><text:span text:style-name="T10"><text:s/></text:span>PIUN : <text:span text:style-name="T10">Unique (=Urba. + Envir)</text:span></text:p>
          </table:table-cell>
        </table:table-row>
      </table:table>
      <text:p text:style-name="P4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P32"><text:span text:style-name="T1">DEMANDEUR : </text:span><text:span text:style-name="T3">n</text:span><text:span text:style-name="T10">om, prénom</text:span></text:p>
            <text:p text:style-name="P40"><text:s text:c="28"/>Adresse</text:p>
            <text:p text:style-name="P40"><text:s text:c="28"/>Tél.</text:p>
          </table:table-cell>
          <table:table-cell office:value-type="string" table:number-columns-spanned="3" table:style-name="Tableau3.B1">
            <text:p text:style-name="P34"><text:text-input text:description="Situation des travaux">self.getApplicantsSignaletic()</text:text-input></text:p>
            <text:p text:style-name="P34"><text:text-input text:description="">self.getApplicants()[0].getAddress()</text:text-input></text:p>
            <text:p text:style-name="P37"><text:text-input text:description="">self.getApplicants()[0].getPhone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2"><text:span text:style-name="T1">BIEN concerné </text:span><text:span text:style-name="T3">: </text:span><text:span text:style-name="T10">Adresse</text:span></text:p>
            <text:p text:style-name="P32"><text:s text:c="24"/><text:span text:style-name="T10">Références cadastrales</text:span></text:p>
          </table:table-cell>
          <table:table-cell office:value-type="string" table:number-columns-spanned="3" table:style-name="Tableau3.B2">
            <text:p text:style-name="P34"><text:text-input text:description="Situation des travaux">self.getWorkLocationSignaletic()</text:text-input></text:p>
            <text:p text:style-name="P34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0"><text:span text:style-name="T2">NATURE</text:span><text:span text:style-name="T1"> de la demande </text:span>(objet) :</text:p>
          </table:table-cell>
          <table:table-cell office:value-type="string" table:number-columns-spanned="3" table:style-name="Tableau3.B2">
            <text:p text:style-name="P34"><text:text-input text:description="Objet des travaux">licence_helper.licenceSubject</text:text-input></text:p>
          </table:table-cell>
          <table:covered-table-cell/>
          <table:covered-table-cell/>
        </table:table-row>
        <table:table-row table:style-name="Tableau3.4">
          <table:table-cell office:value-type="string" table:style-name="Tableau3.A2">
            <text:p text:style-name="P40"><text:span text:style-name="T6">AUTEUR DE PROJET</text:span> : <text:span text:style-name="T6"><text:s text:c="20"/></text:span></text:p>
          </table:table-cell>
          <table:table-cell office:value-type="string" table:number-columns-spanned="3" table:style-name="Tableau3.B2">
            <text:p text:style-name="P34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3">Date de dépôt dossier <text:span text:style-name="T12">complet</text:span></text:p>
          </table:table-cell>
          <table:table-cell office:value-type="string" table:style-name="Tableau3.A2">
            <text:p text:style-name="P5"><text:span text:style-name="T37"><text:text-input text:description="">tool.formatDate(urbanEventObj.getLastDeposit().getEventDate())</text:text-input></text:span><text:span text:style-name="T37"><office:annotation><dc:creator>Auteur inconnu</dc:creator><dc:date>2017-09-08T16:45:10</dc:date><text:p text:style-name="P64"><text:span text:style-name="T70">do text if urbanEventObj.getLastDeposit()</text:span></text:p></office:annotation></text:span></text:p>
          </table:table-cell>
          <table:table-cell office:value-type="string" table:style-name="Tableau3.C5">
            <text:p text:style-name="P34"><text:span text:style-name="T6">Délai de réponse annoncé :</text:span> <text:s text:c="3"/></text:p>
          </table:table-cell>
          <table:table-cell office:value-type="string" table:style-name="Tableau3.D5">
            <text:p text:style-name="P34"><text:text-input text:description="Objet des travaux">licence_helper.annoncedDelay</text:text-input></text:p>
          </table:table-cell>
        </table:table-row>
        <table:table-row>
          <table:table-cell office:value-type="string" table:style-name="Tableau3.A2">
            <text:p text:style-name="P40">Autres dossiers connus sur le bien</text:p>
          </table:table-cell>
          <table:table-cell office:value-type="string" table:number-columns-spanned="3" table:style-name="Tableau3.B8">
            <text:p text:style-name="P34">Références :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0">La parcelle est dans:</text:p>
          </table:table-cell>
          <table:table-cell office:value-type="string" table:number-columns-spanned="3" table:style-name="Tableau3.B7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office:value-type="string" table:style-name="Tableau6.A1">
                  <text:p text:style-name="P35"><office:annotation><dc:creator>Ngaha </dc:creator><dc:date>2015-06-09T15:11:52</dc:date><text:p text:style-name="P64"><text:span text:style-name="T66">do text if not self.isInPCA</text:span></text:p></office:annotation><draw:control draw:control="control32" draw:style-name="gr1" draw:text-style-name="P65" draw:z-index="31" svg:height="0.399cm" svg:width="0.447cm" text:anchor-type="as-char"/>Un PCA de réf. : </text:p>
                  <text:p text:style-name="P35"><office:annotation><dc:creator>Ngaha </dc:creator><dc:date>2015-06-09T15:13:02</dc:date><text:p text:style-name="P64"><text:span text:style-name="T66">do text if self.isInPCA</text:span></text:p></office:annotation><draw:control draw:control="control33" draw:style-name="gr1" draw:text-style-name="P65" draw:z-index="32" svg:height="0.399cm" svg:width="0.447cm" text:anchor-type="as-char"/>Un PCA de réf. : </text:p>
                </table:table-cell>
                <table:table-cell office:value-type="string" table:style-name="Tableau6.A1">
                  <text:p text:style-name="P54"><office:annotation><dc:creator>Ngaha </dc:creator><dc:date>2015-06-09T16:08:21</dc:date><text:p text:style-name="P64"><text:span text:style-name="T66">do text</text:span></text:p><text:p text:style-name="P64"><text:span text:style-name="T66">from xhtml(self.portal_urban.decorateHTML('UrbanBody', self.pcaDetails))</text:span></text:p></office:annotation></text:p>
                </table:table-cell>
                <table:table-cell office:value-type="string" table:style-name="Tableau6.A1">
                  <text:p text:style-name="P35"><office:annotation><dc:creator>Ngaha </dc:creator><dc:date>2015-06-09T15:14:32</dc:date><text:p text:style-name="P64"><text:span text:style-name="T66">do text if not self.isInSubdivision</text:span></text:p></office:annotation><text:s/><draw:control draw:control="control34" draw:style-name="gr1" draw:text-style-name="P65" draw:z-index="33" svg:height="0.399cm" svg:width="0.447cm" text:anchor-type="as-char"/>un lotissement de réf. :</text:p>
                  <text:p text:style-name="P35"><office:annotation><dc:creator>Ngaha </dc:creator><dc:date>2015-06-09T15:15:29</dc:date><text:p text:style-name="P64"><text:span text:style-name="T66">do text if self.isInSubdivision</text:span></text:p></office:annotation><text:s/><draw:control draw:control="control35" draw:style-name="gr1" draw:text-style-name="P65" draw:z-index="34" svg:height="0.399cm" svg:width="0.447cm" text:anchor-type="as-char"/>un lotissement de réf. :</text:p>
                </table:table-cell>
                <table:table-cell office:value-type="string" table:style-name="Tableau6.A1">
                  <text:p text:style-name="P54"><office:annotation><dc:creator>Ngaha </dc:creator><dc:date>2015-06-09T16:12:51</dc:date><text:p text:style-name="P64"><text:span text:style-name="T66">do text</text:span></text:p><text:p text:style-name="P64"><text:span text:style-name="T66">from xhtml(self.portal_urban.decorateHTML('UrbanBody', self.subdivisionDetails))</text:span></text:p></office:annotation>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0">Demande de DEROGATION :</text:p>
          </table:table-cell>
          <table:table-cell office:value-type="string" table:number-columns-spanned="3" table:style-name="Tableau3.B8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office:value-type="string" table:style-name="Tableau5.A1">
                  <text:p text:style-name="P35"><office:annotation><dc:creator>Ngaha </dc:creator><dc:date>2015-06-16T10:23:07</dc:date><text:p text:style-name="P64"><text:span text:style-name="T66">do text if not self.derogation.count(u'au Plan de secteur')</text:span></text:p></office:annotation><draw:control draw:control="control40" draw:style-name="gr1" draw:text-style-name="P65" draw:z-index="39" svg:height="0.399cm" svg:width="0.447cm" text:anchor-type="as-char"/>au plan de secteur</text:p>
                  <text:p text:style-name="P35"><office:annotation><dc:creator>Ngaha </dc:creator><dc:date>2015-06-16T10:25:27</dc:date><text:p text:style-name="P64"><text:span text:style-name="T66">do text if self.derogation.count(u'au Plan de secteur')</text:span></text:p></office:annotation><draw:control draw:control="control41" draw:style-name="gr1" draw:text-style-name="P65" draw:z-index="40" svg:height="0.399cm" svg:width="0.447cm" text:anchor-type="as-char"/>au plan de secteur</text:p>
                </table:table-cell>
                <table:table-cell office:value-type="string" table:style-name="Tableau5.A1">
                  <text:p text:style-name="P35"><office:annotation><dc:creator>Ngaha </dc:creator><dc:date>2015-06-16T10:26:21</dc:date><text:p text:style-name="P64"><text:span text:style-name="T66">do text if not self.derogation.count(u"au Plan Communal d'Am\xe9nagement")</text:span></text:p></office:annotation><draw:control draw:control="control39" draw:style-name="gr1" draw:text-style-name="P65" draw:z-index="38" svg:height="0.399cm" svg:width="0.447cm" text:anchor-type="as-char"/>au PCA.</text:p>
                  <text:p text:style-name="P35"><office:annotation><dc:creator>Ngaha </dc:creator><dc:date>2015-06-16T10:30:51</dc:date><text:p text:style-name="P64"><text:span text:style-name="T66">do text if self.derogation.count(u"au Plan Communal d'Am\xe9nagement")</text:span></text:p></office:annotation><draw:control draw:control="control42" draw:style-name="gr1" draw:text-style-name="P65" draw:z-index="41" svg:height="0.399cm" svg:width="0.447cm" text:anchor-type="as-char"/>au PCA.</text:p>
                </table:table-cell>
                <table:table-cell office:value-type="string" table:style-name="Tableau5.A1">
                  <text:p text:style-name="P35"><office:annotation><dc:creator>Ngaha </dc:creator><dc:date>2015-06-16T10:34:32</dc:date><text:p text:style-name="P64"><text:span text:style-name="T66">do text if not self.derogation.count(u"au Lotissement")</text:span></text:p></office:annotation><draw:control draw:control="control38" draw:style-name="gr1" draw:text-style-name="P65" draw:z-index="37" svg:height="0.399cm" svg:width="0.447cm" text:anchor-type="as-char"/>au lotissement</text:p>
                  <text:p text:style-name="P35"><office:annotation><dc:creator>Ngaha </dc:creator><dc:date>2015-06-16T10:35:59</dc:date><text:p text:style-name="P64"><text:span text:style-name="T66">do text if self.derogation.count(u"au Lotissement")</text:span></text:p></office:annotation><draw:control draw:control="control43" draw:style-name="gr1" draw:text-style-name="P65" draw:z-index="42" svg:height="0.399cm" svg:width="0.447cm" text:anchor-type="as-char"/>au lotissement</text:p>
                </table:table-cell>
                <table:table-cell office:value-type="string" table:style-name="Tableau5.A1">
                  <text:p text:style-name="P35"><office:annotation><dc:creator>Ngaha </dc:creator><dc:date>2015-06-16T10:37:04</dc:date><text:p text:style-name="P64"><text:span text:style-name="T66">do text if not self.derogation.count(u"au R\xe8glement Communal d'Urbanisme")</text:span></text:p></office:annotation><draw:control draw:control="control37" draw:style-name="gr1" draw:text-style-name="P65" draw:z-index="36" svg:height="0.399cm" svg:width="0.447cm" text:anchor-type="as-char"/>au RCU</text:p>
                  <text:p text:style-name="P35"><office:annotation><dc:creator>Ngaha </dc:creator><dc:date>2015-06-16T10:37:48</dc:date><text:p text:style-name="P64"><text:span text:style-name="T66">do text if self.derogation.count(u"au R\xe8glement Communal d'Urbanisme")</text:span></text:p></office:annotation><draw:control draw:control="control44" draw:style-name="gr1" draw:text-style-name="P65" draw:z-index="43" svg:height="0.399cm" svg:width="0.447cm" text:anchor-type="as-char"/>au RCU </text:p>
                </table:table-cell>
                <table:table-cell office:value-type="string" table:style-name="Tableau5.A1">
                  <text:p text:style-name="P35"><office:annotation><dc:creator>Ngaha </dc:creator><dc:date>2015-06-16T10:33:04</dc:date><text:p text:style-name="P64"><text:span text:style-name="T66">do text if not self.derogation.count(u"au R\xe8glement R\xe9gional d'Urbanisme")</text:span></text:p></office:annotation><text:s/><draw:control draw:control="control36" draw:style-name="gr1" draw:text-style-name="P65" draw:z-index="35" svg:height="0.399cm" svg:width="0.447cm" text:anchor-type="as-char"/>au règl. rég. d'urb.</text:p>
                  <text:p text:style-name="P35"><office:annotation><dc:creator>Ngaha </dc:creator><dc:date>2015-06-16T10:33:44</dc:date><text:p text:style-name="P64"><text:span text:style-name="T66">do text if self.derogation.count(u"au R\xe8glement R\xe9gional d'Urbanisme")</text:span></text:p></office:annotation><text:s/><draw:control draw:control="control45" draw:style-name="gr1" draw:text-style-name="P65" draw:z-index="44" svg:height="0.399cm" svg:width="0.447cm" text:anchor-type="as-char"/>au règl. rég. d'urb.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0">Publicité - enquête</text:p>
          </table:table-cell>
          <table:table-cell office:value-type="string" table:number-columns-spanned="3" table:style-name="Tableau3.B2">
            <text:p text:style-name="P34"><office:annotation><dc:creator>Ngaha </dc:creator><dc:date>2015-06-08T15:34:10</dc:date><text:p text:style-name="P64"><text:span text:style-name="T66">do text if not licence_helper.context.getLastInquiry().investigationStart</text:span></text:p></office:annotation><text:s/><draw:control draw:control="control131" draw:style-name="gr1" draw:text-style-name="P65" draw:z-index="130" svg:height="0.399cm" svg:width="0.447cm" text:anchor-type="as-char"/>oui <text:s/><draw:control draw:control="control132" draw:style-name="gr1" draw:text-style-name="P65" draw:z-index="131" svg:height="0.399cm" svg:width="0.447cm" text:anchor-type="as-char"/>du <text:s text:c="14"/>au <text:s text:c="14"/>Réclamation ? <text:s/><draw:control draw:control="control133" draw:style-name="gr1" draw:text-style-name="P65" draw:z-index="132" svg:height="0.399cm" svg:width="0.447cm" text:anchor-type="as-char"/></text:p>
            <text:p text:style-name="P34"><office:annotation><dc:creator>Ngaha </dc:creator><dc:date>2015-06-08T15:32:55</dc:date><text:p text:style-name="P64"><text:span text:style-name="T66">do text if licence_helper.context.getLastInquiry().investigationStart </text:span></text:p></office:annotation><text:s/><draw:control draw:control="control134" draw:style-name="gr1" draw:text-style-name="P65" draw:z-index="133" svg:height="0.399cm" svg:width="0.447cm" text:anchor-type="as-char"/>oui <text:s/><draw:control draw:control="control135" draw:style-name="gr1" draw:text-style-name="P65" draw:z-index="134" svg:height="0.399cm" svg:width="0.447cm" text:anchor-type="as-char"/>du <text:text-input text:description="">tool.formatDate(licence_helper.context.getLastInquiry().investigationStart)</text:text-input><text:s/>au <text:text-input text:description="">tool.formatDate(licence_helper.context.getLastInquiry().investigationEnd)</text:text-input><text:s/>Réclamation ? <text:s/><draw:control draw:control="control136" draw:style-name="gr1" draw:text-style-name="P65" draw:z-index="135" svg:height="0.399cm" svg:width="0.447cm" text:anchor-type="as-char"/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0">Ouverture ou modification de voirie</text:p>
          </table:table-cell>
          <table:table-cell office:value-type="string" table:number-columns-spanned="3" table:style-name="Tableau3.B7">
            <table:table table:name="Tableau7" table:style-name="Tableau7">
              <table:table-column table:style-name="Tableau7.A"/>
              <table:table-row>
                <table:table-cell office:value-type="string" table:style-name="Tableau7.A1">
                  <text:p text:style-name="P35"><office:annotation><dc:creator>Ngaha </dc:creator><dc:date>2015-06-16T11:25:37</dc:date><text:p text:style-name="P64"><text:span text:style-name="T66">do text if self.roadAdaptation.count(u"Non")</text:span></text:p></office:annotation><draw:control draw:control="control46" draw:style-name="gr1" draw:text-style-name="P65" draw:z-index="45" svg:height="0.399cm" svg:width="0.447cm" text:anchor-type="as-char"/>oui</text:p>
                  <text:p text:style-name="P35"><office:annotation><dc:creator>Ngaha </dc:creator><dc:date>2015-06-16T11:28:48</dc:date><text:p text:style-name="P64"><text:span text:style-name="T66">do text if self.roadAdaptation.count(u"Oui")</text:span></text:p></office:annotation><draw:control draw:control="control47" draw:style-name="gr1" draw:text-style-name="P65" draw:z-index="46" svg:height="0.399cm" svg:width="0.447cm" text:anchor-type="as-char"/>oui</text:p>
                  <text:p text:style-name="P35"><text:span text:style-name="T6">Type de voirie </text:span>: <text:text-input text:description="">self.roadType</text:text-input><office:annotation><dc:creator>Ngaha </dc:creator><dc:date>2015-06-16T11:43:17</dc:date><text:p text:style-name="P64"><text:span text:style-name="T66">do text if not self.roadType.count(u"Provinciale")</text:span></text:p></office:annotation>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43">Équipement de la voirie</text:p>
            <text:p text:style-name="P43"><text:s text:c="39"/><text:span text:style-name="T32">Important :</text:span></text:p>
          </table:table-cell>
          <table:table-cell office:value-type="string" table:number-columns-spanned="3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office:value-type="string" table:style-name="Tableau8.A1">
                  <text:p text:style-name="P35"/>
                </table:table-cell>
                <table:table-cell office:value-type="string" table:style-name="Tableau8.A1">
                  <text:p text:style-name="P35"/>
                </table:table-cell>
                <table:table-cell office:value-type="string" table:style-name="Tableau8.A1">
                  <text:p text:style-name="P35"/>
                </table:table-cell>
              </table:table-row>
              <table:table-row>
                <table:table-cell office:value-type="string" table:number-columns-spanned="2" table:style-name="Tableau8.A1">
                  <text:p text:style-name="P35"/>
                </table:table-cell>
                <table:covered-table-cell/>
                <table:table-cell office:value-type="string" table:style-name="Tableau8.A1">
                  <text:p text:style-name="P35"/>
                </table:table-cell>
              </table:table-row>
              <table:table-row>
                <table:table-cell office:value-type="string" table:number-columns-spanned="3" table:style-name="Tableau8.A1">
                  <text:p text:style-name="P35"/>
                </table:table-cell>
                <table:covered-table-cell/>
                <table:covered-table-cell/>
              </table:table-row>
            </table:table>
            <text:p text:style-name="P34"/>
          </table:table-cell>
          <table:covered-table-cell/>
          <table:covered-table-cell/>
        </table:table-row>
        <table:table-row table:style-name="Tableau3.12">
          <table:table-cell office:value-type="string" table:style-name="Tableau3.A2">
            <text:p text:style-name="P40">Avis sollicités par la commune</text:p>
          </table:table-cell>
          <table:table-cell office:value-type="string" table:number-columns-spanned="3" table:style-name="Tableau3.B2">
            <table:table table:name="Tableau9" table:style-name="Tableau9">
              <table:table-column table:style-name="Tableau9.A"/>
              <table:table-row>
                <table:table-cell office:value-type="string" table:style-name="Tableau9.A1">
                  <text:p text:style-name="P50"><text:text-input text:description="Bien-Parcelles">self.solicitOpinionsTo</text:text-input>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 table:style-name="Tableau3.13">
          <table:table-cell office:value-type="string" table:style-name="Tableau3.A2">
            <text:p text:style-name="P43">Zonage au plan de secteur</text:p>
          </table:table-cell>
          <table:table-cell office:value-type="string" table:number-columns-spanned="3" table:style-name="Tableau3.B2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office:value-type="string" table:style-name="Tableau12.A1">
                  <text:p text:style-name="P34"><office:annotation><dc:creator>sde </dc:creator><dc:date>2011-08-04T13:57:24</dc:date><text:p text:style-name="P64"><text:span text:style-name="T69">do row for folderZoneValue in self.getValuesForTemplate('folderZone')</text:span></text:p></office:annotation><draw:control draw:control="control1" draw:style-name="gr1" draw:text-style-name="P65" draw:z-index="0" svg:height="0.399cm" svg:width="0.447cm" text:anchor-type="as-char"/></text:p>
                </table:table-cell>
                <table:table-cell office:value-type="string" table:style-name="Tableau12.A1">
                  <text:p text:style-name="P34"><text:text-input text:description="Bien-Parcelles">folderZoneValue</text:text-input>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ext:soft-page-break/>
        <table:table-row table:style-name="Tableau3.14">
          <table:table-cell office:value-type="string" table:style-name="Tableau3.A2">
            <text:p text:style-name="P40">Bien classé ou assimilé</text:p>
          </table:table-cell>
          <table:table-cell office:value-type="string" table:number-columns-spanned="3" table:style-name="Tableau3.B7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style-name="Tableau4.A1">
                  <text:p text:style-name="P35"/>
                </table:table-cell>
                <table:table-cell office:value-type="string" table:style-name="Tableau4.A1">
                  <text:p text:style-name="P54"/>
                </table:table-cell>
                <table:table-cell office:value-type="string" table:style-name="Tableau4.A1">
                  <text:p text:style-name="P54"/>
                </table:table-cell>
                <table:table-cell office:value-type="string" table:style-name="Tableau4.A1">
                  <text:p text:style-name="P54"/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40">Etude d'incidence ?</text:p>
          </table:table-cell>
          <table:table-cell office:value-type="string" table:number-columns-spanned="3" table:style-name="Tableau3.B2">
            <text:p text:style-name="P34"><office:annotation><dc:creator>Ngaha </dc:creator><dc:date>2015-06-16T16:27:23</dc:date><text:p text:style-name="P64"><text:span text:style-name="T68">do text if not self.impactStudy</text:span></text:p></office:annotation><draw:control draw:control="control15" draw:style-name="gr1" draw:text-style-name="P65" draw:z-index="14" svg:height="0.399cm" svg:width="0.447cm" text:anchor-type="as-char"/>oui (ne concerne PAS la notice dévaluation préalable des incidences, toujours nécessaire)</text:p>
            <text:p text:style-name="P34"><office:annotation><dc:creator>Ngaha </dc:creator><dc:date>2015-06-16T16:30:24</dc:date><text:p text:style-name="P64"><text:span text:style-name="T66">do text if self.impactStudy</text:span></text:p></office:annotation><draw:control draw:control="control48" draw:style-name="gr1" draw:text-style-name="P65" draw:z-index="47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office:value-type="string" table:style-name="Tableau3.A16">
            <text:p text:style-name="P32">Rapport du collège <text:span text:style-name="T10">avec motivation (ou éventuellement demande de dérogation motivée si dans un PCA, RCU , lotissement)</text:span></text:p>
          </table:table-cell>
          <table:table-cell office:value-type="string" table:number-columns-spanned="3" table:style-name="Tableau3.B16">
            <text:p text:style-name="P34"/>
            <text:p text:style-name="P34"/>
            <text:p text:style-name="P34"/>
            <text:p text:style-name="P36">(suite au verso : <draw:control draw:control="control52" draw:style-name="gr1" draw:text-style-name="P65" draw:z-index="51" svg:height="0.399cm" svg:width="0.447cm" text:anchor-type="as-char"/>oui)</text:p>
          </table:table-cell>
          <table:covered-table-cell/>
          <table:covered-table-cell/>
        </table:table-row>
        <table:table-row table:style-name="Tableau3.17">
          <table:table-cell office:value-type="string" table:style-name="Tableau3.A17">
            <text:p text:style-name="P40">Annexes jointes</text:p>
          </table:table-cell>
          <table:table-cell office:value-type="string" table:number-columns-spanned="3" table:style-name="Tableau3.B17">
            <text:p text:style-name="P35">Voir liste</text:p>
          </table:table-cell>
          <table:covered-table-cell/>
          <table:covered-table-cell/>
        </table:table-row>
        <table:table-row>
          <table:table-cell office:value-type="string" table:style-name="Tableau3.A18">
            <text:p text:style-name="P32">Décision finale du collège</text:p>
          </table:table-cell>
          <table:table-cell office:value-type="string" table:number-columns-spanned="3" table:style-name="Tableau3.B18">
            <text:p text:style-name="P51"><draw:control draw:control="control16" draw:style-name="gr1" draw:text-style-name="P65" draw:z-index="15" svg:height="0.399cm" svg:width="0.447cm" text:anchor-type="as-char"/>s'écartant de <text:span text:style-name="T10">l'</text:span><text:span text:style-name="T15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9"/>
      <text:p text:style-name="P31"><text:span text:style-name="Police_20_par_20_défaut"><text:span text:style-name="T30"><text:text-input text:description="">tool.getCityName()</text:text-input></text:span></text:span><text:span text:style-name="T63">, le</text:span></text:p>
      <text:p text:style-name="P39"><text:tab/><text:tab/><office:annotation><dc:creator>Gauthier Bastien</dc:creator><dc:date>2011-01-13T14:56:41</dc:date><text:p text:style-name="P64"><text:span text:style-name="T67">do text</text:span></text:p><text:p text:style-name="P64"><text:span text:style-name="T67">from document(at=signatures, format='odt')</text:span></text:p></office:annotation>Import depuis signatures.odt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1-18T14:20:49.263823745</dc:date>
    <meta:editing-duration>P3DT16H31M21S</meta:editing-duration>
    <meta:editing-cycles>675</meta:editing-cycles>
    <meta:generator>LibreOffice/6.4.6.2$Linux_X86_64 LibreOffice_project/40$Build-2</meta:generator>
    <meta:document-statistic meta:table-count="16" meta:image-count="0" meta:object-count="0" meta:page-count="4" meta:paragraph-count="228" meta:word-count="1220" meta:character-count="8546" meta:non-whitespace-character-count="7191"/>
  </office:meta>
</office:document-meta>
</file>